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Para_20_05">
      <style:paragraph-properties fo:text-align="center" style:justify-single-word="false"/>
    </style:style>
    <style:style style:name="P3" style:family="paragraph" style:parent-style-name="Text_20_body">
      <style:text-properties style:use-window-font-color="true"/>
    </style:style>
    <style:style style:name="P4" style:family="paragraph" style:parent-style-name="Text_20_body">
      <style:text-properties style:use-window-font-color="true" fo:font-weight="bold" style:font-weight-asian="bold" style:font-weight-complex="bold"/>
    </style:style>
    <style:style style:name="P5" style:family="paragraph" style:parent-style-name="Text_20_body">
      <style:paragraph-properties fo:text-align="justify" style:justify-single-word="false"/>
      <style:text-properties style:use-window-font-color="true" fo:font-weight="bold" style:font-weight-asian="bold" style:font-weight-complex="bold"/>
    </style:style>
    <style:style style:name="P6" style:family="paragraph" style:parent-style-name="Text_20_body">
      <style:text-properties style:use-window-font-color="true" fo:font-weight="normal" style:font-weight-asian="normal" style:font-weight-complex="normal"/>
    </style:style>
    <style:style style:name="P7" style:family="paragraph" style:parent-style-name="Text_20_body">
      <style:text-properties style:use-window-font-color="true" fo:font-style="normal" style:font-style-asian="normal" style:font-style-complex="normal"/>
    </style:style>
    <style:style style:name="P8" style:family="paragraph" style:parent-style-name="Text_20_body">
      <style:paragraph-properties fo:text-align="justify" style:justify-single-word="false"/>
      <style:text-properties style:use-window-font-color="true" fo:font-style="normal" style:font-style-asian="normal" style:font-style-complex="normal"/>
    </style:style>
    <style:style style:name="P9" style:family="paragraph" style:parent-style-name="Text_20_body">
      <style:text-properties style:use-window-font-color="true" fo:font-style="normal" fo:font-weight="bold" style:font-style-asian="normal" style:font-weight-asian="bold" style:font-style-complex="normal" style:font-weight-complex="bold"/>
    </style:style>
    <style:style style:name="P10" style:family="paragraph" style:parent-style-name="Text_20_body">
      <style:text-properties style:use-window-font-color="true" fo:background-color="#ffffff"/>
    </style:style>
    <style:style style:name="P11" style:family="paragraph" style:parent-style-name="Text_20_body">
      <style:paragraph-properties fo:text-align="justify" style:justify-single-word="false"/>
      <style:text-properties style:use-window-font-color="true" fo:background-color="#ffffff"/>
    </style:style>
    <style:style style:name="P12" style:family="paragraph" style:parent-style-name="Text_20_body">
      <style:paragraph-properties fo:text-align="justify" style:justify-single-word="false"/>
      <style:text-properties style:use-window-font-color="true"/>
    </style:style>
    <style:style style:name="P13" style:family="paragraph" style:parent-style-name="Text_20_body">
      <style:text-properties style:use-window-font-color="true" fo:language="ru" fo:country="RU"/>
    </style:style>
    <style:style style:name="P14" style:family="paragraph" style:parent-style-name="Text_20_body">
      <style:text-properties style:use-window-font-color="true" fo:language="ru" fo:country="RU" style:text-underline-style="none"/>
    </style:style>
    <style:style style:name="P15"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6" style:family="paragraph" style:parent-style-name="Text_20_body">
      <style:text-properties style:use-window-font-color="true" style:text-underline-style="none"/>
    </style:style>
    <style:style style:name="P17" style:family="paragraph" style:parent-style-name="Text_20_body">
      <style:text-properties style:use-window-font-color="true" style:text-underline-style="solid" style:text-underline-width="auto" style:text-underline-color="font-color"/>
    </style:style>
    <style:style style:name="P18" style:family="paragraph" style:parent-style-name="Text_20_body">
      <style:text-properties style:use-window-font-color="true" fo:font-style="italic" fo:font-weight="bold" style:font-style-asian="italic" style:font-weight-asian="bold" style:font-style-complex="italic" style:font-weight-complex="bold"/>
    </style:style>
    <style:style style:name="P19"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0" style:family="paragraph" style:parent-style-name="Text_20_body">
      <style:paragraph-properties fo:hyphenation-ladder-count="no-limit"/>
      <style:text-properties style:use-window-font-color="true" fo:hyphenate="true" fo:hyphenation-remain-char-count="2" fo:hyphenation-push-char-count="4"/>
    </style:style>
    <style:style style:name="P21" style:family="paragraph" style:parent-style-name="Text_20_body">
      <style:text-properties fo:color="#ff3333"/>
    </style:style>
    <style:style style:name="P22" style:family="paragraph" style:parent-style-name="Text_20_body">
      <style:text-properties fo:color="#ff3333" fo:font-style="normal" style:font-style-asian="normal" style:font-style-complex="normal"/>
    </style:style>
    <style:style style:name="P23" style:family="paragraph" style:parent-style-name="Text_20_body">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24" style:family="paragraph" style:parent-style-name="Text_20_body">
      <style:paragraph-properties fo:text-align="justify" style:justify-single-word="false"/>
      <style:text-properties fo:color="#ff3333" fo:font-style="italic" fo:font-weight="normal" style:font-style-asian="italic" style:font-weight-asian="normal" style:font-style-complex="italic" style:font-weight-complex="normal"/>
    </style:style>
    <style:style style:name="P25" style:family="paragraph" style:parent-style-name="Text_20_body">
      <style:paragraph-properties fo:text-align="justify" style:justify-single-word="false"/>
    </style:style>
    <style:style style:name="P26" style:family="paragraph" style:parent-style-name="Text_20_body">
      <style:text-properties fo:language="ru" fo:country="RU"/>
    </style:style>
    <style:style style:name="P27" style:family="paragraph" style:parent-style-name="Text_20_body">
      <style:text-properties fo:language="ru" fo:country="RU" fo:font-weight="normal" style:font-weight-asian="normal" style:font-weight-complex="normal"/>
    </style:style>
    <style:style style:name="P28" style:family="paragraph" style:parent-style-name="Text_20_body">
      <style:text-properties fo:language="ru" fo:country="RU" fo:font-weight="bold" style:font-weight-asian="bold" style:font-weight-complex="bold"/>
    </style:style>
    <style:style style:name="P29" style:family="paragraph" style:parent-style-name="Text_20_body">
      <style:text-properties fo:language="ru" fo:country="RU" fo:font-style="normal" style:font-style-asian="normal" style:font-style-complex="normal"/>
    </style:style>
    <style:style style:name="P30"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1" style:family="paragraph" style:parent-style-name="Text_20_body">
      <style:text-properties fo:language="ru" fo:country="RU" fo:font-style="normal" fo:font-weight="bold" style:font-style-asian="normal" style:font-weight-asian="bold" style:font-style-complex="normal" style:font-weight-complex="bold"/>
    </style:style>
    <style:style style:name="P32" style:family="paragraph" style:parent-style-name="Text_20_body">
      <style:text-properties fo:font-weight="normal" style:font-weight-asian="normal" style:font-weight-complex="normal"/>
    </style:style>
    <style:style style:name="P33" style:family="paragraph" style:parent-style-name="Text_20_body">
      <style:text-properties fo:font-weight="bold" style:font-weight-asian="bold" style:font-weight-complex="bold"/>
    </style:style>
    <style:style style:name="P34"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Text_20_body">
      <style:text-properties style:text-underline-style="solid" style:text-underline-width="auto" style:text-underline-color="font-color"/>
    </style:style>
    <style:style style:name="P37" style:family="paragraph" style:parent-style-name="Text_20_body" style:master-page-name="">
      <style:paragraph-properties style:page-number="auto"/>
      <style:text-properties style:use-window-font-color="true"/>
    </style:style>
    <style:style style:name="P38"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39"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40"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1"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2"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3"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4"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5"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46" style:family="paragraph" style:parent-style-name="Цитата_20_-_20_автор">
      <style:text-properties style:use-window-font-color="true"/>
    </style:style>
    <style:style style:name="P47" style:family="paragraph" style:parent-style-name="Цитата_20_-_20_автор">
      <style:text-properties fo:language="ru" fo:country="RU"/>
    </style:style>
    <style:style style:name="P48" style:family="paragraph" style:parent-style-name="Эпиграф_20__2b__20_автор">
      <style:text-properties style:use-window-font-color="true"/>
    </style:style>
    <style:style style:name="P49" style:family="paragraph" style:parent-style-name="Subtitle">
      <style:text-properties style:use-window-font-color="true"/>
    </style:style>
    <style:style style:name="P50" style:family="paragraph" style:parent-style-name="Subtitle">
      <style:text-properties style:use-window-font-color="true" style:text-underline-style="none"/>
    </style:style>
    <style:style style:name="P51" style:family="paragraph" style:parent-style-name="Subtitle">
      <style:text-properties style:use-window-font-color="true" fo:font-style="normal" style:font-style-asian="normal" style:font-style-complex="normal"/>
    </style:style>
    <style:style style:name="P52" style:family="paragraph" style:parent-style-name="Subtitle">
      <style:paragraph-properties fo:margin-top="0.706cm" fo:margin-bottom="0.706cm"/>
      <style:text-properties style:use-window-font-color="true"/>
    </style:style>
    <style:style style:name="P53" style:family="paragraph" style:parent-style-name="Subtitle">
      <style:paragraph-properties fo:margin-top="0.706cm" fo:margin-bottom="0.706cm"/>
      <style:text-properties style:use-window-font-color="true" fo:font-weight="normal" style:font-weight-asian="normal" style:font-weight-complex="normal"/>
    </style:style>
    <style:style style:name="P54" style:family="paragraph" style:parent-style-name="Эпиграф_20_-_20_автор">
      <style:text-properties style:use-window-font-color="true"/>
    </style:style>
    <style:style style:name="P55" style:family="paragraph" style:parent-style-name="Quotations">
      <style:text-properties style:use-window-font-color="true"/>
    </style:style>
    <style:style style:name="P56" style:family="paragraph" style:parent-style-name="Quotations">
      <style:paragraph-properties fo:text-align="justify" style:justify-single-word="false"/>
      <style:text-properties style:use-window-font-color="true"/>
    </style:style>
    <style:style style:name="P57" style:family="paragraph" style:parent-style-name="Quotations">
      <style:paragraph-properties fo:text-align="justify" style:justify-single-word="false"/>
      <style:text-properties style:use-window-font-color="true" fo:background-color="#ffffff"/>
    </style:style>
    <style:style style:name="P58" style:family="paragraph" style:parent-style-name="Quotations">
      <style:paragraph-properties fo:text-align="justify" style:justify-single-word="false"/>
    </style:style>
    <style:style style:name="P59" style:family="paragraph" style:parent-style-name="Quotations">
      <style:paragraph-properties fo:text-align="justify" style:justify-single-word="false"/>
      <style:text-properties fo:color="#ff3333" fo:background-color="#ffffff"/>
    </style:style>
    <style:style style:name="P60" style:family="paragraph" style:parent-style-name="Цитата_20__2b__20_автор">
      <style:text-properties style:use-window-font-color="true"/>
    </style:style>
    <style:style style:name="P61" style:family="paragraph" style:parent-style-name="Цитата_20__2b__20_автор">
      <style:paragraph-properties fo:text-align="justify" style:justify-single-word="false"/>
      <style:text-properties style:use-window-font-color="true"/>
    </style:style>
    <style:style style:name="P62" style:family="paragraph" style:parent-style-name="Цитата_20__2b__20_автор">
      <style:text-properties fo:language="ru" fo:country="RU"/>
    </style:style>
    <style:style style:name="P63" style:family="paragraph" style:parent-style-name="Text_20_body">
      <style:paragraph-properties fo:break-before="page"/>
    </style:style>
    <style:style style:name="P64" style:family="paragraph" style:parent-style-name="Standard">
      <style:paragraph-properties fo:break-before="page"/>
      <style:text-properties fo:color="#ff3333" fo:font-style="normal" style:font-style-asian="normal" style:font-style-complex="normal"/>
    </style:style>
    <style:style style:name="P65"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6" style:family="paragraph" style:parent-style-name="Text_20_body">
      <style:paragraph-properties fo:margin-left="0cm" fo:margin-right="0cm" fo:text-indent="0cm" style:auto-text-indent="false"/>
      <style:text-properties style:use-window-font-color="true" style:text-underline-style="none"/>
    </style:style>
    <style:style style:name="P67"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8" style:family="paragraph" style:parent-style-name="Caption">
      <style:text-properties fo:font-weight="normal" style:font-weight-asian="normal" style:font-weight-complex="normal"/>
    </style:style>
    <style:style style:name="P69" style:family="paragraph" style:parent-style-name="Standard">
      <style:text-properties style:use-window-font-color="true" style:text-underline-style="none"/>
    </style:style>
    <style:style style:name="P70" style:family="paragraph" style:parent-style-name="Table_20_Contents">
      <style:paragraph-properties fo:text-align="justify" style:justify-single-word="false"/>
      <style:text-properties style:font-name="Verdana1"/>
    </style:style>
    <style:style style:name="P71"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2" style:family="paragraph" style:parent-style-name="Quotations">
      <style:paragraph-properties fo:margin-left="0.998cm" fo:margin-right="0.998cm" fo:text-indent="0cm" style:auto-text-indent="false"/>
      <style:text-properties fo:language="ru" fo:country="RU"/>
    </style:style>
    <style:style style:name="P73"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4"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5"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6" style:family="paragraph" style:parent-style-name="Footnote">
      <style:text-properties fo:font-weight="bold" style:font-weight-asian="bold" style:font-weight-complex="bold"/>
    </style:style>
    <style:style style:name="P77" style:family="paragraph" style:parent-style-name="Heading_20_2">
      <style:paragraph-properties fo:break-before="page"/>
    </style:style>
    <style:style style:name="P78"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79" style:family="paragraph" style:parent-style-name="Heading_20_3">
      <style:paragraph-properties fo:break-before="page"/>
    </style:style>
    <style:style style:name="P80" style:family="paragraph" style:parent-style-name="Heading_20_4">
      <style:paragraph-properties fo:break-before="page"/>
    </style:style>
    <style:style style:name="P81" style:family="paragraph" style:parent-style-name="Heading_20_1" style:master-page-name="Right_20_Page">
      <style:paragraph-properties style:page-number="3"/>
    </style:style>
    <style:style style:name="P82" style:family="paragraph" style:parent-style-name="Heading_20_1">
      <style:paragraph-properties fo:break-before="page"/>
    </style:style>
    <style:style style:name="P83" style:family="paragraph" style:parent-style-name="Para_20_05" style:master-page-name="MP0">
      <style:paragraph-properties fo:text-align="center" style:justify-single-word="false" style:page-number="auto" fo:break-before="page"/>
    </style:style>
    <style:style style:name="P84" style:family="paragraph" style:parent-style-name="Quotations" style:list-style-name="L3">
      <style:paragraph-properties fo:margin-left="0.998cm" fo:margin-right="0.998cm" fo:text-indent="0cm" style:auto-text-indent="false"/>
      <style:text-properties fo:language="ru" fo:country="RU"/>
    </style:style>
    <style:style style:name="P85" style:family="paragraph" style:parent-style-name="Text_20_body">
      <style:paragraph-properties fo:text-align="justify" style:justify-single-word="false"/>
      <style:text-properties style:use-window-font-color="true"/>
    </style:style>
    <style:style style:name="P86" style:family="paragraph" style:parent-style-name="Text_20_body" style:list-style-name="L1">
      <style:paragraph-properties fo:text-align="justify" style:justify-single-word="false"/>
      <style:text-properties style:use-window-font-color="true"/>
    </style:style>
    <style:style style:name="P87" style:family="paragraph" style:parent-style-name="Text_20_body" style:list-style-name="диалог">
      <style:paragraph-properties fo:text-align="justify" style:justify-single-word="false"/>
      <style:text-properties style:use-window-font-color="true"/>
    </style:style>
    <style:style style:name="P88" style:family="paragraph" style:parent-style-name="Text_20_body" style:list-style-name="список_20_перечисление">
      <style:paragraph-properties fo:text-align="justify" style:justify-single-word="false"/>
      <style:text-properties style:use-window-font-color="true"/>
    </style:style>
    <style:style style:name="P89" style:family="paragraph" style:parent-style-name="Text_20_body" style:list-style-name="List_20_1">
      <style:paragraph-properties fo:text-align="justify" style:justify-single-word="false"/>
      <style:text-properties style:use-window-font-color="true"/>
    </style:style>
    <style:style style:name="P90" style:family="paragraph" style:parent-style-name="Text_20_body" style:list-style-name="список_20_перечисление">
      <style:paragraph-properties fo:text-align="justify" style:justify-single-word="false"/>
      <style:text-properties style:use-window-font-color="true" fo:background-color="#ffffff"/>
    </style:style>
    <style:style style:name="P91" style:family="paragraph" style:parent-style-name="Text_20_body" style:list-style-name="диалог">
      <style:text-properties style:use-window-font-color="true"/>
    </style:style>
    <style:style style:name="P92" style:family="paragraph" style:parent-style-name="Text_20_body" style:list-style-name="List_20_1">
      <style:text-properties style:use-window-font-color="true"/>
    </style:style>
    <style:style style:name="P93" style:family="paragraph" style:parent-style-name="Text_20_body" style:list-style-name="список_20_перечисление">
      <style:text-properties style:use-window-font-color="true"/>
    </style:style>
    <style:style style:name="P94" style:family="paragraph" style:parent-style-name="Text_20_body" style:list-style-name="диалог">
      <style:text-properties style:use-window-font-color="true" fo:font-style="normal" style:font-style-asian="normal" style:font-style-complex="normal"/>
    </style:style>
    <style:style style:name="P95" style:family="paragraph" style:parent-style-name="Text_20_body" style:list-style-name="List_20_1">
      <style:text-properties style:use-window-font-color="true" fo:font-style="normal" style:text-underline-style="none" fo:font-weight="normal" style:font-style-asian="normal" style:font-weight-asian="normal" style:font-style-complex="normal" style:font-weight-complex="normal"/>
    </style:style>
    <style:style style:name="P96" style:family="paragraph" style:parent-style-name="Text_20_body" style:list-style-name="List_20_1">
      <style:text-properties style:use-window-font-color="true" fo:font-style="normal" style:text-underline-style="none" fo:font-weight="bold" style:font-style-asian="normal" style:font-weight-asian="bold" style:font-style-complex="normal" style:font-weight-complex="bold"/>
    </style:style>
    <style:style style:name="P97" style:family="paragraph" style:parent-style-name="Text_20_body" style:list-style-name="диалог">
      <style:text-properties style:use-window-font-color="true" style:text-underline-style="none"/>
    </style:style>
    <style:style style:name="P98" style:family="paragraph" style:parent-style-name="Text_20_body" style:list-style-name="L4">
      <style:text-properties style:use-window-font-color="true" style:text-underline-style="none"/>
    </style:style>
    <style:style style:name="P99" style:family="paragraph" style:parent-style-name="Text_20_body" style:list-style-name="List_20_1">
      <style:text-properties style:use-window-font-color="true" style:text-underline-style="none" fo:font-weight="normal" style:font-weight-asian="normal" style:font-weight-complex="normal"/>
    </style:style>
    <style:style style:name="P100" style:family="paragraph" style:parent-style-name="Text_20_body" style:list-style-name="List_20_1">
      <style:text-properties style:use-window-font-color="true" style:text-underline-style="none" fo:font-weight="bold" style:font-weight-asian="bold" style:font-weight-complex="bold"/>
    </style:style>
    <style:style style:name="P101" style:family="paragraph" style:parent-style-name="Text_20_body" style:list-style-name="диалог">
      <style:text-properties style:use-window-font-color="true" style:text-underline-style="solid" style:text-underline-width="auto" style:text-underline-color="font-color"/>
    </style:style>
    <style:style style:name="P102" style:family="paragraph" style:parent-style-name="Text_20_body" style:list-style-name="List_20_1">
      <style:text-properties style:use-window-font-color="true" style:text-underline-style="solid" style:text-underline-width="auto" style:text-underline-color="font-color" fo:font-weight="normal" style:font-weight-asian="normal" style:font-weight-complex="normal"/>
    </style:style>
    <style:style style:name="P103" style:family="paragraph" style:parent-style-name="Text_20_body" style:list-style-name="List_20_1">
      <style:text-properties style:use-window-font-color="true" style:text-underline-style="solid" style:text-underline-width="auto" style:text-underline-color="font-color"/>
    </style:style>
    <style:style style:name="P104" style:family="paragraph" style:parent-style-name="Text_20_body" style:list-style-name="List_20_1">
      <style:text-properties style:use-window-font-color="true" style:text-underline-style="solid" style:text-underline-width="auto" style:text-underline-color="font-color" fo:font-weight="bold" style:font-weight-asian="bold" style:font-weight-complex="bold"/>
    </style:style>
    <style:style style:name="P105" style:family="paragraph" style:parent-style-name="Text_20_body" style:list-style-name="L4">
      <style:text-properties style:use-window-font-color="true"/>
    </style:style>
    <style:style style:name="P106" style:family="paragraph" style:parent-style-name="Text_20_body" style:list-style-name="L5">
      <style:text-properties style:use-window-font-color="true"/>
    </style:style>
    <style:style style:name="P107" style:family="paragraph" style:parent-style-name="Text_20_body" style:list-style-name="диалог">
      <style:text-properties style:use-window-font-color="true" fo:font-weight="normal" style:font-weight-asian="normal" style:font-weight-complex="normal"/>
    </style:style>
    <style:style style:name="P108" style:family="paragraph" style:parent-style-name="Text_20_body" style:list-style-name="List_20_1">
      <style:text-properties style:use-window-font-color="true" fo:font-weight="normal" style:font-weight-asian="normal" style:font-weight-complex="normal"/>
    </style:style>
    <style:style style:name="P109" style:family="paragraph" style:parent-style-name="Text_20_body" style:list-style-name="List_20_1">
      <style:text-properties style:use-window-font-color="true" fo:font-weight="bold" style:font-weight-asian="bold" style:font-weight-complex="bold"/>
    </style:style>
    <style:style style:name="P110" style:family="paragraph" style:parent-style-name="Text_20_body" style:list-style-name="List_20_1">
      <style:text-properties style:use-window-font-color="true" fo:language="ru" fo:country="RU" style:text-underline-style="none" fo:font-weight="normal" style:font-weight-asian="normal" style:font-weight-complex="normal"/>
    </style:style>
    <style:style style:name="P111" style:family="paragraph" style:parent-style-name="Text_20_body" style:list-style-name="диалог"/>
    <style:style style:name="P112" style:family="paragraph" style:parent-style-name="Text_20_body" style:list-style-name="список_20_перечисление"/>
    <style:style style:name="P113" style:family="paragraph" style:parent-style-name="Text_20_body" style:list-style-name="L2">
      <style:paragraph-properties fo:text-align="justify" style:justify-single-word="false"/>
    </style:style>
    <style:style style:name="P114" style:family="paragraph" style:parent-style-name="Text_20_body" style:list-style-name="диалог">
      <style:paragraph-properties fo:text-align="justify" style:justify-single-word="false"/>
    </style:style>
    <style:style style:name="P115" style:family="paragraph" style:parent-style-name="Text_20_body" style:list-style-name="диалог">
      <style:text-properties fo:language="ru" fo:country="RU" fo:font-style="normal" style:font-style-asian="normal" style:font-style-complex="normal"/>
    </style:style>
    <style:style style:name="P116"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17"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18" style:family="paragraph" style:parent-style-name="Text_20_body" style:list-style-name="List_20_2">
      <style:text-properties fo:language="ru" fo:country="RU" fo:font-weight="normal" style:font-weight-asian="normal" style:font-weight-complex="normal"/>
    </style:style>
    <style:style style:name="P119" style:family="paragraph" style:parent-style-name="Text_20_body" style:list-style-name="список_20_перечисление">
      <style:text-properties fo:language="ru" fo:country="RU" fo:font-weight="normal" style:font-weight-asian="normal" style:font-weight-complex="normal"/>
    </style:style>
    <style:style style:name="P120" style:family="paragraph" style:parent-style-name="Text_20_body" style:list-style-name="List_20_4">
      <style:text-properties fo:language="ru" fo:country="RU" fo:font-weight="normal" style:font-weight-asian="normal" style:font-weight-complex="normal"/>
    </style:style>
    <style:style style:name="P121" style:family="paragraph" style:parent-style-name="Text_20_body" style:list-style-name="список_20_перечисление">
      <style:text-properties fo:language="ru" fo:country="RU"/>
    </style:style>
    <style:style style:name="P122" style:family="paragraph" style:parent-style-name="Text_20_body" style:list-style-name="List_20_4">
      <style:text-properties fo:language="ru" fo:country="RU" fo:font-weight="bold" style:font-weight-asian="bold" style:font-weight-complex="bold"/>
    </style:style>
    <style:style style:name="P123" style:family="paragraph" style:parent-style-name="Text_20_body" style:list-style-name="List_20_5">
      <style:text-properties fo:language="ru" fo:country="RU"/>
    </style:style>
    <style:style style:name="P124" style:family="paragraph" style:parent-style-name="Text_20_body" style:list-style-name="List_20_2"/>
    <style:style style:name="P125" style:family="paragraph" style:parent-style-name="Text_20_body" style:list-style-name="List_20_2">
      <style:text-properties fo:font-weight="bold" style:font-weight-asian="bold" style:font-weight-complex="bold"/>
    </style:style>
    <style:style style:name="P126" style:family="paragraph" style:parent-style-name="Text_20_body" style:list-style-name="List_20_1">
      <style:text-properties fo:font-weight="bold" style:font-weight-asian="bold" style:font-weight-complex="bold"/>
    </style:style>
    <style:style style:name="P127" style:family="paragraph" style:parent-style-name="Text_20_body" style:list-style-name="List_20_2">
      <style:text-properties fo:font-weight="normal" style:font-weight-asian="normal" style:font-weight-complex="normal"/>
    </style:style>
    <style:style style:name="P128" style:family="paragraph" style:parent-style-name="Text_20_body" style:list-style-name="List_20_3">
      <style:text-properties fo:font-weight="normal" style:font-weight-asian="normal" style:font-weight-complex="normal"/>
    </style:style>
    <style:style style:name="P129" style:family="paragraph" style:parent-style-name="Text_20_body" style:list-style-name="List_20_1">
      <style:text-properties fo:font-weight="normal" style:font-weight-asian="normal" style:font-weight-complex="normal"/>
    </style:style>
    <style:style style:name="P130" style:family="paragraph" style:parent-style-name="Text_20_body" style:list-style-name="List_20_4"/>
    <style:style style:name="P131" style:family="paragraph" style:parent-style-name="Text_20_body" style:list-style-name="List_20_5">
      <style:text-properties fo:font-style="italic" style:font-style-asian="italic" style:font-style-complex="italic"/>
    </style:style>
    <style:style style:name="P132" style:family="paragraph" style:parent-style-name="Text_20_body" style:list-style-name="L4"/>
    <style:style style:name="P133" style:family="paragraph" style:parent-style-name="Text_20_body" style:list-style-name="L5"/>
    <style:style style:name="P134" style:family="paragraph" style:parent-style-name="Text_20_body" style:list-style-name="List_20_1">
      <style:paragraph-properties fo:text-align="justify" style:justify-single-word="false"/>
      <style:text-properties fo:color="#ff3333" fo:font-style="normal" fo:font-weight="bold" style:font-style-asian="normal" style:font-weight-asian="bold" style:font-style-complex="normal" style:font-weight-complex="bold"/>
    </style:style>
    <style:style style:name="P135" style:family="paragraph" style:parent-style-name="Text_20_body" style:list-style-name="List_20_1">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136" style:family="paragraph" style:parent-style-name="Text_20_body" style:list-style-name="диалог">
      <style:paragraph-properties fo:margin-left="0cm" fo:margin-right="0cm" fo:text-indent="0cm" style:auto-text-indent="false"/>
      <style:text-properties style:use-window-font-color="true"/>
    </style:style>
    <style:style style:name="P137"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38"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39"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0"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1"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2"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underline-style="none"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fo:language="ru" fo:country="RU"/>
    </style:style>
    <style:style style:name="T14" style:family="text">
      <style:text-properties fo:language="ru" fo:country="RU" fo:font-style="italic" style:font-style-asian="italic" style:font-style-complex="italic"/>
    </style:style>
    <style:style style:name="T15" style:family="text">
      <style:text-properties fo:language="ru" fo:country="RU" fo:font-style="italic" fo:font-weight="normal" style:font-style-asian="italic" style:font-weight-asian="normal" style:font-style-complex="italic" style:font-weight-complex="normal"/>
    </style:style>
    <style:style style:name="T16" style:family="text">
      <style:text-properties fo:language="ru" fo:country="RU" fo:font-style="italic" style:text-underline-style="none" style:font-style-asian="italic" style:font-style-complex="italic"/>
    </style:style>
    <style:style style:name="T17" style:family="text">
      <style:text-properties fo:language="ru" fo:country="RU" fo:font-style="normal" fo:font-weight="normal" style:font-style-asian="normal" style:font-weight-asian="normal" style:font-style-complex="normal" style:font-weight-complex="normal"/>
    </style:style>
    <style:style style:name="T18" style:family="text">
      <style:text-properties fo:language="ru" fo:country="RU" fo:font-style="normal" style:font-style-asian="normal" style:font-style-complex="normal"/>
    </style:style>
    <style:style style:name="T19" style:family="text">
      <style:text-properties fo:language="ru" fo:country="RU" fo:font-style="normal" fo:font-weight="bold" style:font-style-asian="normal" style:font-weight-asian="bold" style:font-style-complex="normal" style:font-weight-complex="bold"/>
    </style:style>
    <style:style style:name="T20" style:family="text">
      <style:text-properties fo:language="ru" fo:country="RU" fo:font-style="normal" style:text-underline-style="none" style:font-style-asian="normal" style:font-style-complex="normal"/>
    </style:style>
    <style:style style:name="T21" style:family="text">
      <style:text-properties fo:language="ru" fo:country="RU" fo:font-weight="normal" style:font-weight-asian="normal" style:font-weight-complex="normal"/>
    </style:style>
    <style:style style:name="T22" style:family="text">
      <style:text-properties fo:language="ru" fo:country="RU" style:text-underline-style="none"/>
    </style:style>
    <style:style style:name="T23" style:family="text">
      <style:text-properties style:use-window-font-color="true"/>
    </style:style>
    <style:style style:name="T24" style:family="text">
      <style:text-properties style:use-window-font-color="true" style:font-name="Verdana5" fo:font-size="14pt" style:font-size-asian="14pt" style:font-size-complex="14pt" style:language-complex="ru" style:country-complex="RU"/>
    </style:style>
    <style:style style:name="T25" style:family="text">
      <style:text-properties style:use-window-font-color="true" style:font-name="Verdana5" style:language-complex="ru" style:country-complex="RU"/>
    </style:style>
    <style:style style:name="T26" style:family="text">
      <style:text-properties style:use-window-font-color="true" fo:font-weight="bold" style:font-weight-asian="bold" style:font-weight-complex="bold"/>
    </style:style>
    <style:style style:name="T27" style:family="text">
      <style:text-properties style:use-window-font-color="true" style:language-complex="ru" style:country-complex="RU"/>
    </style:style>
    <style:style style:name="T28" style:family="text">
      <style:text-properties style:use-window-font-color="true" fo:font-style="italic" style:font-style-asian="italic" style:font-style-complex="italic"/>
    </style:style>
    <style:style style:name="T29" style:family="text">
      <style:text-properties style:use-window-font-color="true" fo:font-style="italic" fo:background-color="#ffffff" style:font-style-asian="italic" style:font-style-complex="italic"/>
    </style:style>
    <style:style style:name="T30" style:family="text">
      <style:text-properties style:use-window-font-color="true" fo:font-style="normal" style:font-style-asian="normal" style:font-style-complex="normal"/>
    </style:style>
    <style:style style:name="T31" style:family="text">
      <style:text-properties style:use-window-font-color="true" style:text-line-through-style="none"/>
    </style:style>
    <style:style style:name="T32" style:family="text">
      <style:text-properties style:use-window-font-color="true" style:text-line-through-style="none" style:text-underline-style="none"/>
    </style:style>
    <style:style style:name="T33" style:family="text">
      <style:text-properties style:use-window-font-color="true" fo:font-weight="normal" style:font-weight-asian="normal" style:font-weight-complex="normal"/>
    </style:style>
    <style:style style:name="T34" style:family="text">
      <style:text-properties style:use-window-font-color="true" style:text-underline-style="none"/>
    </style:style>
    <style:style style:name="T35" style:family="text">
      <style:text-properties style:use-window-font-color="true" style:text-underline-style="none" fo:font-weight="bold" style:font-weight-asian="bold" style:font-weight-complex="bold"/>
    </style:style>
    <style:style style:name="T36" style:family="text">
      <style:text-properties style:use-window-font-color="true" fo:background-color="#ffffff"/>
    </style:style>
    <style:style style:name="T37" style:family="text">
      <style:text-properties style:use-window-font-color="true" fo:language="ru" fo:country="RU"/>
    </style:style>
    <style:style style:name="T38" style:family="text">
      <style:text-properties style:use-window-font-color="true" fo:language="ru" fo:country="RU" fo:background-color="#ffffff"/>
    </style:style>
    <style:style style:name="T39" style:family="text">
      <style:text-properties style:use-window-font-color="true" fo:language="ru" fo:country="RU" fo:font-style="normal" style:font-style-asian="normal" style:font-style-complex="normal"/>
    </style:style>
    <style:style style:name="T40" style:family="text">
      <style:text-properties style:use-window-font-color="true" fo:language="en" fo:country="US"/>
    </style:style>
    <style:style style:name="T41" style:family="text">
      <style:text-properties fo:language="en" fo:country="US"/>
    </style:style>
    <style:style style:name="T42" style:family="text">
      <style:text-properties fo:language="en" fo:country="US" fo:font-style="italic" style:font-style-asian="italic" style:font-style-complex="italic"/>
    </style:style>
    <style:style style:name="T43" style:family="text">
      <style:text-properties fo:language="en" fo:country="US" fo:font-style="italic" fo:font-weight="normal" style:font-style-asian="italic" style:font-weight-asian="normal" style:font-style-complex="italic" style:font-weight-complex="normal"/>
    </style:style>
    <style:style style:name="T44" style:family="text">
      <style:text-properties fo:language="en" fo:country="US" fo:font-style="normal" fo:font-weight="normal" style:font-style-asian="normal" style:font-weight-asian="normal" style:font-style-complex="normal" style:font-weight-complex="normal"/>
    </style:style>
    <style:style style:name="T45" style:family="text">
      <style:text-properties fo:language="en" fo:country="US" fo:font-weight="normal" style:font-weight-asian="normal" style:font-weight-complex="normal"/>
    </style:style>
    <style:style style:name="T46" style:family="text">
      <style:text-properties fo:language="en" fo:country="US" fo:font-weight="bold" style:font-weight-asian="bold" style:font-weight-complex="bold"/>
    </style:style>
    <style:style style:name="T47" style:family="text">
      <style:text-properties fo:font-variant="normal" fo:text-transform="none" style:use-window-font-color="true"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48"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49" style:family="text">
      <style:text-properties fo:font-variant="normal" fo:text-transform="none" style:use-window-font-color="true" style:font-name="Verdana6" fo:font-size="11pt" fo:letter-spacing="normal" fo:font-style="italic" fo:background-color="#ffffff" style:font-size-asian="11pt" style:font-style-asian="italic" style:font-size-complex="11pt" style:font-style-complex="italic"/>
    </style:style>
    <style:style style:name="T50"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51" style:family="text">
      <style:text-properties fo:color="#ff3333"/>
    </style:style>
    <style:style style:name="T52" style:family="text">
      <style:text-properties fo:color="#ff3333" fo:language="ru" fo:country="RU" fo:font-style="normal" fo:font-weight="normal" style:font-style-asian="normal" style:font-weight-asian="normal" style:font-style-complex="normal" style:font-weight-complex="normal"/>
    </style:style>
    <style:style style:name="T53" style:family="text">
      <style:text-properties fo:color="#ff3333" fo:font-style="normal" fo:font-weight="normal" style:font-style-asian="normal" style:font-weight-asian="normal" style:font-style-complex="normal" style:font-weight-complex="normal"/>
    </style:style>
    <style:style style:name="T54" style:family="text">
      <style:text-properties fo:color="#ff3333" fo:language="en" fo:country="US" fo:font-style="normal" fo:font-weight="normal" style:font-style-asian="normal" style:font-weight-asian="normal" style:font-style-complex="normal" style:font-weight-complex="normal"/>
    </style:style>
    <style:style style:name="T55" style:family="text">
      <style:text-properties fo:language="uk" fo:country="UA" fo:font-style="normal" style:font-style-asian="normal" style:font-style-complex="normal"/>
    </style:style>
    <style:style style:name="T56" style:family="text">
      <style:text-properties fo:language="uk" fo:country="UA" fo:font-style="normal" fo:font-weight="normal" style:font-style-asian="normal" style:font-weight-asian="normal" style:font-style-complex="normal" style:font-weight-complex="normal"/>
    </style:style>
    <style:style style:name="T57" style:family="text">
      <style:text-properties fo:background-color="#ffffff"/>
    </style:style>
    <style:style style:name="T58" style:family="text">
      <style:text-properties style:font-name="Verdana1" fo:language="ru" fo:country="RU"/>
    </style:style>
    <style:style style:name="T59" style:family="text">
      <style:text-properties fo:background-color="transparent"/>
    </style:style>
    <style:style style:name="T60" style:family="text">
      <style:text-properties style:font-name="Verdana5" fo:font-size="8pt" fo:font-style="italic" style:font-size-asian="8pt" style:font-style-asian="italic" style:font-size-complex="8pt" style:font-style-complex="italic"/>
    </style:style>
    <style:style style:name="T61"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62"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text:span text:style-name="Default_20_Paragraph_20_Font"><text:span text:style-name="T24">Янина Каминская</text:span></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5"><text:s/></text:span></text:span></text:p>
      <text:p text:style-name="Caption">Реквием по любви</text:p>
      <text:p text:style-name="P68">или</text:p>
      <text:p text:style-name="P68">мемуары о манипуляторе</text:p>
      <text:h text:style-name="P81" text:outline-level="1"><text:s/><text:bookmark-start text:name="Vviedieniie"/>П<text:bookmark-end text:name="Vviedieniie"/>ролог </text:h>
      <text:p text:style-name="P48">Опыт – дитя мысли, а мысль – дитя действия. Мы не можем изучать людей по книгам.</text:p>
      <text:p text:style-name="P54">Бенджамин Дизраэли</text:p>
      <text:p text:style-name="Text_20_body">Люди встречаются. Люди влюбляются. Люди расходятся, теряя друг-друга. С каждым было. Это неотъемлемая часть жизни. Но есть ситуации, которые отличаются от большинства. Их особенность в том, что о них сложно говорить.</text:p>
      <text:p text:style-name="P12">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text:soft-page-break/>плохие... Но каждый день с любимым делал меня несчастной и оставлял какой-то необъяснимый осадок.</text:p>
      <text:p text:style-name="P12">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2">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12">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2">Так вот, есть мужик хороший и мужик плохой. Каждый обитают в паре с хорошей бабой и плохой... А есть манипулятор, отдельный вид — паразит. Точнее, зверь-паразит. Как вы понимаете, речь пойдет о нем.</text:p>
      <text:p text:style-name="P12">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12">Согласны ли вы со следующими утверждениями?</text:p>
      <text:list xml:id="list4703904308779655699" text:style-name="L1">
        <text:list-item>
          <text:p text:style-name="P86">После разговора с вашим партнером вас переполняют смешанные чувства неопределенности, мутности и непонимания того, что с вами происходит, и остается неприятный осадок;</text:p>
        </text:list-item>
        <text:list-item>
          <text:p text:style-name="P86">Вы не понимаете, что нужно вашему партнеру. Вам кажется, что вы делаете все, но, как правило, этого <text:soft-page-break/>мало или недостаточно. У вас складывается ощущение, что вас принимают за ваши заслуги;</text:p>
        </text:list-item>
        <text:list-item>
          <text:p text:style-name="P86">Вам говорят, что вы совершаете ошибки. Вы всегда виноваты, но не понимаете, в чем ваша вина;</text:p>
        </text:list-item>
        <text:list-item>
          <text:p text:style-name="P86">Вам кажется, что вы в одиночку несете всю или большую часть ответственности за совершаемые действия вашей пары;</text:p>
        </text:list-item>
        <text:list-item>
          <text:p text:style-name="P86">До этих отношений вы были другим человеком. Теперь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86">Ваши чувства и настроение зависят от вашего партнера. Вы часто готовы промолчать, чтобы угодить ему;</text:p>
        </text:list-item>
        <text:list-item>
          <text:p text:style-name="P86">Ваш распорядок дня, отдых и свободное время зависит от вашего партнера. Вы чувствуете, что зависите от него больше, чем он в вас;</text:p>
        </text:list-item>
        <text:list-item>
          <text:p text:style-name="P86">Вам кажется, что ваш партнер не заинтересован вами, а мысли о том, что вас могут бросить приводят вас в ужас.</text:p>
        </text:list-item>
      </text:list>
      <text:p text:style-name="P12">Если вы согласны хотя бы с несколькими из этих утверждений, мне жаль — вы попали в клуб жертв манипулятора.</text:p>
      <text:p text:style-name="P49"><text:soft-page-break/>* * *</text:p>
      <text:p text:style-name="P12">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2">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Его поступки были не справедливыми по отношению ко мне, но, совершал он их с, не побоюсь этого слова — достоинством и присущей только ему, логикой.</text:p>
      <text:p text:style-name="P12">Мне никто не мог ответить, хоть я и стучалась во все двери и просила помощи. Меня не понимали, так как я даже не могла объяснить свои эмоции. Я не могла сформулировать саму проблему! Теперь могу. Сложно было понять. Очень. Но когда от такой любви появляется ранняя седина, закрывать глаза и продолжать верить в навязанную иллюзию становится невозможно. Я могу только догадываться, в каком вы сейчас отчаянном состоянии, но я вас понимаю.</text:p>
      <text:p text:style-name="P12">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6656746800518386898" text:style-name="диалог">
        <text:list-item>
          <text:p text:style-name="P87">Ты переживаешь напрасно!</text:p>
        </text:list-item>
      </text:list>
      <text:p text:style-name="P12"><text:soft-page-break/>Или:</text:p>
      <text:list xml:id="list42313124" text:continue-numbering="true" text:style-name="диалог">
        <text:list-item>
          <text:p text:style-name="P87">Тебе нужно просто успокоиться!</text:p>
        </text:list-item>
      </text:list>
      <text:p text:style-name="P12">А если ваши отношения уже закончились, то вы, скорее всего, в отчаянии, но слышите:</text:p>
      <text:list xml:id="list42315881" text:continue-numbering="true" text:style-name="диалог">
        <text:list-item>
          <text:p text:style-name="P87">Тебе нужно просто отпустить и забыть.</text:p>
        </text:list-item>
      </text:list>
      <text:p text:style-name="P12">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12">Я приняла все это, как акт самосовершенствования — я стала сильнее, умнее, бдительнее. Теперь все, что я могу сделать — поделиться этим опыто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5"><text:span text:style-name="T23">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23">психопатом</text:span></text:span><text:span text:style-name="T23">.</text:span></text:p>
      <text:p text:style-name="P49">* * *</text:p>
      <text:p text:style-name="P12">Расстройство личности — это вид психического расстройства в клинической психологии и психиатрии. <text:soft-page-break/>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7">Десоциализа́ция</text:span> или <text:span text:style-name="T7">социальная дезинтеграция</text:span> (<text:span text:style-name="T1">от лат. </text:span><text:span text:style-name="T42">de —</text:span><text:span text:style-name="T14"> отсутствие, от фр. </text:span><text:span text:style-name="T42">socialistion —</text:span><text:span text:style-name="T14">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2">В<text:span text:style-name="T57">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10">Сразу хочу сказать (и акцентирую на этом ваше внимание!), что психическое <text:span text:style-name="T1">заболевание</text:span> и психическое <text:span text:style-name="T1">расстройство</text:span> — это два разных по понятия. Болезнь — это <text:span text:style-name="T1">процесс</text:span> возникновения, течения и исхода, в то время, как личностное расстройство — это <text:span text:style-name="T1">особенность</text:span> сам<text:span text:style-name="T1">о</text:span>й структуры личности. Не стоит их путать!</text:p>
      <text:p text:style-name="P11">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 психа видно издалека.</text:p>
      <text:p text:style-name="P11">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1"><text:soft-page-break/>По сути, разница в поведении психа и психопата лежит в понятии <office:annotation office:name="__Annotation__11825_1188893767"><dc:creator>Яна </dc:creator><dc:date>2018-02-21T14:32:26.27</dc:date><text:p text:style-name="P142"><text:span text:style-name="T61">эмпатия</text:span></text:p><text:p text:style-name="P142"><text:span text:style-name="T61">эмпатии</text:span></text:p><text:p text:style-name="P142"><text:span text:style-name="T61">«эмпатия»</text:span></text:p></office:annotation>«Э<text:span text:style-name="T59">мпатия»</text:span><office:annotation-end office:name="__Annotation__11825_1188893767"/>. </text:p>
      <text:p text:style-name="P25"><text:span text:style-name="T36">Эмпатия (</text:span><text:span text:style-name="T29">от </text:span><text:a xlink:type="simple" xlink:href="https://ru.wikipedia.org/wiki/Греческий_язык" text:style-name="Internet_20_link" text:visited-style-name="Visited_20_Internet_20_Link"><text:span text:style-name="T47">греч.</text:span></text:a><text:span text:style-name="T48"> </text:span><text:span text:style-name="T47">empatheia</text:span><text:span text:style-name="T49"> </text:span><text:span text:style-name="T29">— страсть, сопереживание, чувство</text:span><text:span text:style-name="T36">) – </text:span><text:span text:style-name="T38">это способность осознанно </text:span><text:span text:style-name="T38">переживать эмоциональное состояние другого человека. Э</text:span><text:span text:style-name="T36">то, так сказать, социальный механизм, который помогает сопереживать.</text:span></text:p>
      <text:p text:style-name="P11">Существует несколько видов эмпатии:</text:p>
      <text:list xml:id="list5472932590145806075" text:style-name="список_20_перечисление">
        <text:list-item>
          <text:p text:style-name="P90">эмоциональная эмпатия— основана на механизмах проекции и подражания реакциям другого человека;</text:p>
        </text:list-item>
        <text:list-item>
          <text:p text:style-name="P90">когнитивная эмпатия — сравнение, аналогия;</text:p>
        </text:list-item>
        <text:list-item>
          <text:p text:style-name="P90">предикативная эмпатия — способность предсказывать реакции другого человека.</text:p>
        </text:list-item>
      </text:list>
      <text:p text:style-name="P11">Прародитель понятия <office:annotation office:name="__Annotation__11826_1188893767"><dc:creator>Яна </dc:creator><dc:date>2018-02-21T14:33:04.28</dc:date><text:p text:style-name="P142"><text:span text:style-name="T61">«психоанализ»</text:span></text:p><text:p text:style-name="P142"><text:span text:style-name="T61">психоанализ</text:span></text:p></office:annotation>«Психоанализ»<office:annotation-end office:name="__Annotation__11826_1188893767"/> Зигмунд Фрейд в 1905 году одним из первых дал определение термину «эмпатия»:</text:p>
      <text:p text:style-name="P11"/>
      <text:p text:style-name="P57">«Мы учитываем психическое состояние пациента, ставим себя в это состояние и стараемся понять его, сравнивая со своим собственным.»</text:p>
      <text:p text:style-name="P59"/>
      <text:p text:style-name="P11">С точки зрения психологии способность к эмпатии считается нормой.</text:p>
      <text:p text:style-name="P11">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text:soft-page-break/>существо хладнокровное. Как вы понимаете, с ним дела обстоят с точностью наоборот.</text:p>
      <text:p text:style-name="P11">Для того, чтобы в полной мере понять различие между психом и психопатом, я приведу пару чисто гипотетических примеров:</text:p>
      <text:p text:style-name="P11">Псих: Я совершил этот поступок потому, что Дарт Вейдер так сказал мне!</text:p>
      <text:p text:style-name="P11">Психопат: Я совершил этот поступок потому, что мне нужны были деньги! Что мне было еще делать?!</text:p>
      <text:p text:style-name="P11">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чем человек себя оправдывает — винит себя или других людей и обстоятельства.</text:p>
      <text:p text:style-name="P11">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9">* * *</text:p>
      <text:p text:style-name="P12">В данной книге, как и в материалах, в которых вы, возможно, будете искать для себя ответы, вы будете сталкиваться с такими понятиями, как: абьюзер<text:note text:id="ftn2" text:note-class="footnote"><text:note-citation text:label="*">*</text:note-citation><text:note-body><text:p text:style-name="Footnote"><text:span text:style-name="T7">Абьюз</text:span> <text:span text:style-name="T1">(от англ. </text:span><text:span text:style-name="T42">abuse – </text:span><text:span text:style-name="T14">злоупотреблять, оскорблять</text:span><text:span text:style-name="T1">)</text:span> — термин, обозначающий насилие над близким человеком (обычно психологическое). <text:span text:style-name="T7">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text:soft-page-break/>Все эти понятия достаточно токсичны, неизлечимы и следуют шаблонному циклу: <text:span text:style-name="T6">«идеализация — обесценивание — утилизация».</text:span></text:p>
      <text:p text:style-name="P25"><text:span text:style-name="T33">Итак, расстройство</text:span><text:span text:style-name="_31__20_Text"><text:span text:style-name="T33"> личности</text:span></text:span><text:span text:style-name="T33"> </text:span><text:span text:style-name="T23">— это не до конца сформированная психика человека. Это патология нервной системы, по разным причинам возникшая </text:span><text:span text:style-name="T23">при не</text:span><text:span text:style-name="T23">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2">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42311920" text:continue-numbering="true" text:style-name="список_20_перечисление">
        <text:list-item>
          <text:p text:style-name="P88">Равнодушие. Пассивное отношение к чувствам других. Отсутствие сострадания. Неумение и неспособность оказывать поддержку.</text:p>
        </text:list-item>
        <text:list-item>
          <text:p text:style-name="P88">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88">Отсутствие чувства вины и сожаления. Неспособность анализировать полученный опыт. Отрицание наказания. Отсутствие стыда.</text:p>
        </text:list-item>
        <text:list-item>
          <text:p text:style-name="P88">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88"><text:soft-page-break/>Самоутверждение и жажда подкрепления собственной самооценки за счет унижения окружающих. Деструктивизация отношений. Стиль общения, основанный на беспрекословном подчинении, стремление утвердить собственный авторитет.</text:p>
        </text:list-item>
        <text:list-item>
          <text:p text:style-name="P88">Неспособность выдерживать критику. Завышение собственных способностей и значимости. Самолюбие. Нарциссизм.</text:p>
        </text:list-item>
        <text:list-item>
          <text:p text:style-name="P88">Лень. Безынициативность. Однообразность. Отсутствие стремления из-за страха собственной неудачи.</text:p>
        </text:list-item>
        <text:list-item>
          <text:p text:style-name="P88">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3954479409525938270" text:style-name="L2">
        <text:list-header>
          <text:p text:style-name="P113"><text:span text:style-name="Default_20_Paragraph_20_Font"><text:span text:style-name="T27"/></text:span></text:p>
        </text:list-header>
      </text:list>
      <text:p text:style-name="P61">«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7">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61">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text:soft-page-break/>нарушая при этом общественные нормы и правила без малейшего чувства вины или сожаления.</text:p>
      <text:p text:style-name="P61">…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6">Американский психиатр-криминолог Харви Клекли, «Маска нормальности»</text:p>
      <text:p text:style-name="Subtitle"><text:span text:style-name="Default_20_Paragraph_20_Font"><text:span text:style-name="T27">* * *</text:span></text:span></text:p>
      <text:p text:style-name="P12">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12">Один компетентный в этом вопросе человек, который знаком с главным персонажем, разъяснил мне его поведение понятием <office:annotation office:name="__Annotation__11827_1188893767"><dc:creator>Яна </dc:creator><dc:date>2018-02-21T14:33:58.29</dc:date><text:p><text:span text:style-name="T61">«расстройство личности»</text:span></text:p><text:p><text:span text:style-name="T61">расстройство личности</text:span></text:p></office:annotation>«Расстройство личности»<office:annotation-end office:name="__Annotation__11827_1188893767"/>,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2"><text:soft-page-break/>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 шаблонна. К сожалению, я долго не понимала, что происходит, и у меня не было возможности вовремя выбр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2">Это моя история.</text:p>
      <text:p text:style-name="P12">Я буду <text:span text:style-name="T13">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вам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9">* * *</text:p>
      <text:p text:style-name="P12">Для начала я попробую описать себя.</text:p>
      <text:p text:style-name="P12">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подлому поступку. Мои эмоции — это всегда следствие, а не причина. Мама находит мой находит мой волевой харак<text:soft-page-break/>тер похожим на характер моего отца, морского офицера, капитана второго ранга. Пусть земля ему будет пухом.</text:p>
      <text:p text:style-name="P12">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2">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2">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2">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скрывать свои эмоции — это моя, пожалуй, самая важная проблема.</text:p>
      <text:p text:style-name="P12"><text:soft-page-break/>Но мои эмоции это всегда следствие, а не причина. А причины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свою выгоду.</text:p>
      <text:p text:style-name="P12">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2">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41">c </text:span><text:span text:style-name="T13">ним общий язык</text:span>. Теперь есть кому обо мне заботиться и любить — я сама. Странно, что «он» был всегда рядом, но я его отталкивала.</text:p>
      <text:p text:style-name="P12">Верю в людей. Раньше это еще было доверие людям, но я и это переросла...</text:p>
      <text:p text:style-name="P12">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2">Я убеждена, что человек всегда, что бы ни случилось, должен оставаться человеком!</text:p>
      <text:p text:style-name="P12"><text:soft-page-break/>Коротко, но далеко не все.</text:p>
      <text:p text:style-name="P49">* * *</text:p>
      <text:p text:style-name="P12">А теперь давайте разберем «портрет» жертвы.</text:p>
      <text:p text:style-name="P12">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2">Абьюзер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2">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2">После первых действий манипулятора в качестве «обработки», жертва влюбляется в него. Именно <text:span text:style-name="T1">это</text:span> является рычагом эксплуатирования. Жертва будет стараться сохранить отношения и терпеть то, чего не заслуживает.</text:p>
      <text:p text:style-name="P49"><text:soft-page-break/>* * *</text:p>
      <text:p text:style-name="P12">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2">Приведу пример психопатии из истории, дабы у скептиков было меньше комментариев вроде:</text:p>
      <text:list xml:id="list42319966" text:continue-list="list42315881" text:style-name="диалог">
        <text:list-item>
          <text:p text:style-name="P87">Еще одна сопливая история сопливой девочки, которая сама все испортила и сама во всем виновата. Кто ей лекарь?!</text:p>
        </text:list-item>
      </text:list>
      <text:p text:style-name="P12">Вот отрывок из книги о лагерях смерти А. Чернявской «Психология господства и подчинения: Хрестоматия»:</text:p>
      <text:p text:style-name="P12"/>
      <text:p text:style-name="P56">«...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6">Обычный, не психологический анализ не может удовлетворительно объяснить такое послушание...»</text:p>
      <text:p text:style-name="P58"><text:span text:style-name="Default_20_Paragraph_20_Font"><text:span text:style-name="T27"/></text:span></text:p>
      <text:p text:style-name="P25"><text:span text:style-name="T23">Все, что нужно было нацистам —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28">специально разра</text:span><text:span text:style-name="T28">ботанным </text:span><text:span text:style-name="_30__20_Text"><text:span text:style-name="T28">методом</text:span></text:span><text:span text:style-name="T23">, с целью уничтожить человеческое досто</text:span><text:soft-page-break/><text:span text:style-name="T23">инство и получить абсолютное повиновение путем «воспитания» рабской силы.</text:span></text:p>
      <text:p text:style-name="P12">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2">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2">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1">«окончательное решение еврейского вопроса»</text:span>.</text:p>
      <text:p text:style-name="P12">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2"/>
      <text:p text:style-name="P61">«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6">Х. Арендт, «Банальность зла: Эйхман в Иерусалиме»</text:p>
      <text:p text:style-name="P46"/>
      <text:p text:style-name="P12"><text:soft-page-break/>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2">К слову, сидя в суде и слушая обвинительный приговор за преступления против человечества, Эйхман улыбался.</text:p>
      <text:p text:style-name="P12">И нет, я не говорю, что меня хотели убить, или лишить меня воли.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2">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text:p>
      <text:p text:style-name="P49">* * *</text:p>
      <text:p text:style-name="P12">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2">Ими был проведен «Эксперимент пошаговых действий», который доказал, что если человек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2"><text:soft-page-break/>Позже эта техника получила название «Нога в дверях» и до сих пор используется в бизнесе.</text:p>
      <text:p text:style-name="P12">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2">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12">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2">Попробую привести пример.</text:p>
      <text:p text:style-name="P25"><text:span text:style-name="T23">Вы пришли в супермаркет за колбасой. Вас встречает милая девушка и приглашает вас проде</text:span><text:span text:style-name="T23">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3">купить</text:span></text:span><text:span text:style-name="T23"> кусочек этого сыра...</text:span></text:p>
      <text:p text:style-name="P12">Она очень приветлива, сама по себе приятная, она потратила на вас свое время и угостила вас сыром. Вам неу<text:soft-page-break/>добно ей отказать, к тому же — это просто сыр, и вы его покупаете.</text:p>
      <text:p text:style-name="P12">Объяснение этому лежит в теории когнитивной психологии. Когниция (<text:span text:style-name="T1">от лат.</text:span> <text:span text:style-name="T1">cognitio</text:span> — познание, <text:span text:style-name="T1">cogitatio</text:span> — мышление) — это процесс, с помощью которого наше сознание <text:span text:style-name="T1">получает, обрабатывает и хранит</text:span> всю поступающую нами информацию, и трансформирует все эти данные в наше поведение.</text:p>
      <text:p text:style-name="P12">Существует два типа когнитивной структуры, каждый из которых описывает состояние человека:</text:p>
      <text:list xml:id="list42296544" text:continue-list="list42311920" text:style-name="список_20_перечисление">
        <text:list-item>
          <text:p text:style-name="P88">когнитивный консонанс — согласованность знаний и поведения;</text:p>
        </text:list-item>
        <text:list-item>
          <text:p text:style-name="P88">когнитивный диссонанс — противоречивость знаний и поведения.</text:p>
        </text:list-item>
      </text:list>
      <text:p text:style-name="P12">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2">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12">Итак, подошло время заканчивать это затянувшееся вступление и переходить к делу. Поехали.</text:p>
      <text:p text:style-name="P12">Давным давно жили были...</text:p>
      <text:h text:style-name="P82" text:outline-level="1"><text:s/>Часть 1. <text:line-break/>Воспоминания</text:h>
      <text:p text:style-name="P65"/>
      <text:h text:style-name="P77" text:outline-level="2"><text:s/><text:bookmark-start text:name="Glava_1__Eto_ieshchie_nie_koniets"/>Глава 1. <text:line-break/>Это еще не конец</text:h>
      <text:p text:style-name="P12"><text:bookmark-end text:name="Glava_1__Eto_ieshchie_nie_koniets"/>Возвращаюсь на много-много лет назад. Туда, где я — девчонка-пацанка, смелая, с армией друзей, сижу на подоконнике, свесив ноги с четвертого этажа общежития. Во время, где я живая, простая, жила сегодняшним днем и ни о чем не парилась...</text:p>
      <text:p text:style-name="P12">К слову, на тот момент я уже пережила первую любовь. Такую прекрасную и будоражащую, со слезами и бессонными ночами, когда все песни по радио, кажется — о тебе! Чувство, которое я испытывала впервые было поистине прекрасным! Так ярко его запоминаешь, на всю жизнь...</text:p>
      <text:p text:style-name="P12">Я повзрослела. Поняла, как оно бывает.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2">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ась эмоция. Первый взгляд. Мысли. Время. Место. Обстоятельства. Погода. Настроение...</text:p>
      <text:p text:style-name="P12"><text:soft-page-break/>Определенно этот день, как в фильмах, стал роковой завязкой в сюжете. Но тогда я, естественно, об этом не догадывалась, хотя эмоция была — «Это еще не конец». Именно это эхом прошлось по моей голове, когда я впервые сказала «пока» новому знакомому.</text:p>
      <text:p text:style-name="P12">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2">Я помню эту эмоцию. Она и сейчас необъяснима. Это ни с чем не сравнимо. Это было впервые и единожды. Но я подозреваю, как можно это назвать. Не побоюсь предположить — это была любовь с первого взгляда.</text:p>
      <text:p text:style-name="P12">Именно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Subtitle">* * *</text:p>
      <text:p text:style-name="P12">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2">Сейчас я пытаюсь вспомнить, о чем мне тогда «сказал» этот взгляд. Что в нем такого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2"><text:soft-page-break/>Он улыбается или корчит «рожи», позирует или снимок спонтанный — везде один взгляд, и я не могу сказать, о чем он говорит. Видимо, именно это и привлекло меня в нем — неизвестность. Мне, наверное, стало интересно, что же там кроется за таким загадочным взглядом, и, подсознательно, я хотела получить ответ на свой вопрос.</text:p>
      <text:p text:style-name="P12">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 Вот так.</text:p>
      <text:p text:style-name="P12">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12">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2">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2"><text:soft-page-break/>Оно здесь, со мной, внутри меня, никуда не уходит и дарит спокойствие. Это было волшебно.</text:p>
      <text:p text:style-name="P12">Так я влюбилась.</text:p>
      <text:h text:style-name="P77"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2">Прошло несколько лет. Я взрослела.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2">К этому возрасту все становятся личностями, и я была одной из них — личность. Тяжелая. Убежденная своими правилами, кодексами, понятием справедливости, стремлением помочь, искренностью и простотой. Честность, граничащая с тактичностью и девиз — «Хочешь — делай!».</text:p>
      <text:p text:style-name="P12">Так я и жила. Веселилась никому не в ущерб. И была счастлива.</text:p>
      <text:list xml:id="list42315271" text:continue-list="list42319966" text:style-name="диалог">
        <text:list-item>
          <text:p text:style-name="P87">У меня депресс!!!! Помоги! — пишу однажды мартовским днем другу, тому самому — общему.</text:p>
        </text:list-item>
        <text:list-item>
          <text:p text:style-name="P87">Да. Я тут. Излагай. Жалуйся.</text:p>
        </text:list-item>
        <text:list-item>
          <text:p text:style-name="P87"><text:soft-page-break/>Не жалей — подбодри, ты умеешь.</text:p>
        </text:list-item>
        <text:list-item>
          <text:p text:style-name="P87">Хорошо сделаю. Только в каком, собственно, воп­росе?</text:p>
        </text:list-item>
        <text:list-item>
          <text:p text:style-name="P87">Весна. Я выходная. Сижу дома. Одна и ничего не делаю...</text:p>
        </text:list-item>
        <text:list-item>
          <text:p text:style-name="P87">А не хочешь N. вызвонить? Он парень шабутной и весёлый...</text:p>
        </text:list-item>
        <text:list-item>
          <text:p text:style-name="P87">Хочу...</text:p>
        </text:list-item>
        <text:list-item>
          <text:p text:style-name="P87">Ну я его-таки набрал и дозвонился. Он с удовольствием с тобой затусить рад бы. Набери его. Договоритесь...</text:p>
        </text:list-item>
      </text:list>
      <text:p text:style-name="P12">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2">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42316242" text:continue-numbering="true" text:style-name="диалог">
        <text:list-item>
          <text:p text:style-name="P87">Будешь много думать — сойдешь с ума...</text:p>
        </text:list-item>
      </text:list>
      <text:p text:style-name="P12">Но я постоянно думала. И сходила с ума. Блин, как она была права!</text:p>
      <text:p text:style-name="P12">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text:soft-page-break/>наоборот — просто принять. Но нет. В моем случае это почему-то не работало.</text:p>
      <text:p text:style-name="P12">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2">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и уезжал. Как лекарство от душевных неурядиц. Таблетка. Так я и стала его называть за глаза. А потом, незаметно для себя — подсела.</text:p>
      <text:p text:style-name="P12">Когда он приезжал, то оказывал поддержку. Это редкость, когда кто-то говорит слова, которые способны утешить. Наверное, именно в это качество я влюбилась — в способность поддерживать и раскладывать все по полочкам в моей голове.</text:p>
      <text:p text:style-name="P12">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2">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12">Он вел себя довольно просто, что дарило ощущение комфорта. Он был идеальным. Ни к его поведению, ни к его <text:soft-page-break/>разговорам нельзя было придраться. Его логика и рациональность сводили меня, как творческую взбалмошную личность — с ума.</text:p>
      <text:p text:style-name="P12">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text:p>
      <text:p text:style-name="P12">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9">* * *</text:p>
      <text:p text:style-name="P12">Давайте попробуем разобраться, как завязываются отношения с абьюзером. Как вы понимаете, манипуляции мужчиной над женщиной и наоборот отличаются. Давайте коротко рассмотрим оба варианта, так как они между собой похожи.</text:p>
      <text:p text:style-name="P12">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2">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 просто скованность, когда человек, попадает, например, в новую компанию, где ведет себя слегка зажато, стесняется — нет.</text:p>
      <text:p text:style-name="P12"><text:soft-page-break/>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2">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2">Если же он попал в незнакомое ему окружение, например в ваше, то тут используется весьма приятный, на первый взгляд, тандем: скромность — ум. Он внимателен к остальным и охотно поддерживает диалог, соблюдая все правила приличия. Так он входит в доверие к окружению жертвы.</text:p>
      <text:p text:style-name="P12">Уже после первых таких посиделок, вы услышите от своих друзей, что он классный парень/она очень милая девушка. И, поверьте мне, вы тоже так будете думать. Мнение друзей будет очередным подтверждением того, что вы не ошиблись в своих наблюдениях. Так абьюзер цепляет.</text:p>
      <text:p text:style-name="P12">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text:soft-page-break/>а не оттолкнуть. Вы обязательно заметите эту надменность, только чуть позже.</text:p>
      <text:p text:style-name="P12">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2">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 встречу, и — всегда соглашается на ваше предложение провести время вместе и приятно пообщаться.</text:p>
      <text:p text:style-name="P12">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2">Почему так происходит? Это страх отказа, не более. Любые действия, подразумевающие опасность или риск (что касается эмоционального состояния), как правило не применяются. Прежде чем начать действовать, манипулятор должен знать наверняка, что его эго ни коем образом не пострадает.</text:p>
      <text:p text:style-name="P12">В этом вопросе мужчинам-жертвам сложнее, так как по всем правилам ухаживаний, мужчина должен проявлять инициативу. К счастью, женщин-манипуляторов по стати<text:soft-page-break/>стике гораздо меньше, чем мужчин, но тяжесть психологических травм, нанесенных жертве, одинакова.</text:p>
      <text:p text:style-name="P12">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неоднократно — вас проверяют насколько вы настойчивы, насколько быстро вы готовы бежать за ним.</text:p>
      <text:p text:style-name="P12">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2">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Жертва вспоминает и поражается, насколько легко они сошлись с агрессором, какой он приятный собеседник и как они похожи.</text:p>
      <text:p text:style-name="P12">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2">В это время деструктив внимательно изучает вас. Он понимает, что вы открыты и доверчивы, заботливы, нуждае<text:soft-page-break/>тесь в общении с ним, что вы разговорчивы, ведь именно ваша разговорчивость и открывает вас ему, как книгу...</text:p>
      <text:p text:style-name="P12">Если вы дочитали до этих строк, то вы, стало быть,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text:p>
      <text:p text:style-name="P12">Но если ваши отношения уже закончились или на завершающей стадии, то вы, скорее всего, никак не можете понять, как такой близкий по духу вам человек может причинять вам столько боли.</text:p>
      <text:p text:style-name="P49">* * *</text:p>
      <text:p text:style-name="P12">Мне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примерно это я ответила своей подруге на ее предложение:</text:p>
      <text:list xml:id="list42319667" text:continue-numbering="true" text:style-name="диалог">
        <text:list-item>
          <text:p text:style-name="P87">А почему бы тебе с ним не попробовать? Хороший парень...</text:p>
        </text:list-item>
      </text:list>
      <text:p text:style-name="P12">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42297733" text:continue-numbering="true" text:style-name="диалог">
        <text:list-item>
          <text:p text:style-name="P87">Любви не существует — повторяла я, — есть отношения, которые всегда заканчиваются.</text:p>
        </text:list-item>
      </text:list>
      <text:p text:style-name="P12"><text:soft-page-break/>Люди расходятся. Теряются и забываются в осадке. А я боялась. Боялась его потерять. Человека. Друга. Я верила, что дружба, такая ненавязчивая, как у нас была — вечна. Очень долго верила.</text:p>
      <text:p text:style-name="P12">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2">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2">Я думала: «Как так? Такой парень — просто сказка! За что же его пилить-то?!»</text:p>
      <text:p text:style-name="P12">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2">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4"> они в очередной раз</text:span> поругались.</text:p>
      <text:p text:style-name="P12">Я только сейчас понимаю, что она чувствовала. Я расскажу об этом позже, уже со своей стороны. По всей видимости, это был этап, когда он ее «добивал».</text:p>
      <text:p text:style-name="P12"><text:soft-page-break/>В тот вечер она держалась молодцом — была общительная, сразу же влилась нашу уже поддатую компанию, была естественной и вела себя просто...</text:p>
      <text:p text:style-name="P12">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5"><text:span text:style-name="_30__20_Text"><text:span text:style-name="T30">Это еще один пунктик, на который нужно обратить особое внимание — е</text:span></text:span><text:span text:style-name="T30">сли манипулятор проявляет к вам внимание, но при этом находится в паре, будьте уверены и даже не сомневайтесь — с вами будет тоже самое.</text:span><text:span text:style-name="_30__20_Text"><text:span text:style-name="T30"> Я еще вернусь к этой теме. Обязательно запомните этот момент.</text:span></text:span></text:p>
      <text:p text:style-name="P12">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с ней, а я об этом даже не догадывалась.</text:p>
      <text:p text:style-name="P12">Через месяц-два где-то, мы снова встретились. Я спросила, как там его девушка. С трагической интонацией в голосе, смотря в даль и выдыхая сигаретный дым, он ответил, что «ее больше нет»...</text:p>
      <text:p text:style-name="P12">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2">Это уже была осень. Я не просто так уточняю временные промежутки. Это важно. Итак, они расстались.</text:p>
      <text:p text:style-name="P49"><text:soft-page-break/>* * *</text:p>
      <text:p text:style-name="P12">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Всегда эти встречи были облегчением. Пока однажды на очередное приглашение он не ответил:</text:p>
      <text:list xml:id="list42294572" text:continue-numbering="true" text:style-name="диалог">
        <text:list-item>
          <text:p text:style-name="P87">Если я приеду, то буду приставать...</text:p>
        </text:list-item>
        <text:list-item>
          <text:p text:style-name="P87">Приезжай. — ответила я.</text:p>
        </text:list-item>
      </text:list>
      <text:p text:style-name="P12">Довольно романтично, на первый взгляд, не так ли?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такое внимание.</text:p>
      <text:p text:style-name="P12">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5"><text:span text:style-name="T23">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3">Если</text:span></text:span><text:span text:style-name="T23"> я приеду — </text:span><text:span text:style-name="_30__20_Text"><text:span text:style-name="T23">то</text:span></text:span><text:span text:style-name="T23"> буду приставать», прекрасно понимая, что мне и в голову не придет </text:span><text:span text:style-name="T23">ему ответить что-то вроде: «А, да? Ну тогда не приезжай!»</text:span></text:p>
      <text:p text:style-name="P25"><text:span text:style-name="T23">Либо так — либо так. А теперь смотрим чего он этим добился — </text:span><text:span text:style-name="_30__20_Text"><text:span text:style-name="T23">я приняла решение</text:span></text:span><text:span text:style-name="T23">. Меня не спрашивали и не ста</text:span><text:soft-page-break/><text:span text:style-name="T23">вили перед выбором — меня поставили перед фактом. Я бы сказала, что тот день положил начало его игре, но, на самом деле, его игра началась задолго до этого дня.</text:span></text:p>
      <text:p text:style-name="P12">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2">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2">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2">— Хорошо, что между нами ничего не было...</text:p>
      <text:p text:style-name="P25"><text:span text:style-name="T30">Оказалось, что он сошелся со своей девушкой. Да, е</text:span><text:span text:style-name="_30__20_Text"><text:span text:style-name="T30">го отношения на тот момент еще были</text:span></text:span><text:span text:style-name="T30">. Бесповоротно заканчивались, но еще были. И он уехал. На полгода.</text:span></text:p>
      <text:h text:style-name="P77" text:outline-level="2"><text:s/><text:bookmark-start text:name="Glava_3__Ostaniesh_sia_"/>Глава 3. <text:line-break/>Останешься?<text:bookmark-end text:name="Glava_3__Ostaniesh_sia_"/></text:h>
      <text:p text:style-name="P12">Поздним весенним вечером зазвенел телефон. Новое сообщение:</text:p>
      <text:list xml:id="list42314906" text:continue-numbering="true" text:style-name="диалог">
        <text:list-item>
          <text:p text:style-name="P87">Брожу по ночному городу. Думаю о тебе, вспоминаю...</text:p>
        </text:list-item>
        <text:list-item>
          <text:p text:style-name="P87">Привет. — отвечаю я — Как жизнь?</text:p>
        </text:list-item>
        <text:list-item>
          <text:p text:style-name="P87">Мы на маёвку собираемся. Приезжай.</text:p>
        </text:list-item>
        <text:list-item>
          <text:p text:style-name="P87">Время? Место?</text:p>
        </text:list-item>
      </text:list>
      <text:p text:style-name="P12">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Потом он будет вспоминать:</text:p>
      <text:list xml:id="list42301606" text:continue-numbering="true" text:style-name="диалог">
        <text:list-item>
          <text:p text:style-name="P87">Я увидел ее с цветком и сказал себе: «Все, чувак, ты попал. Сопротивляться больше нет смысла!..»</text:p>
        </text:list-item>
      </text:list>
      <text:p text:style-name="P12">Как романтично!</text:p>
      <text:p text:style-name="P12">Вспоминая тот день, я в замешательстве. Это была странная компания странных людей. К вечеру пошел мел<text:soft-page-break/>кий дождь. Было неуютно и уютно одновременно. Потому, что он.</text:p>
      <text:p text:style-name="P12">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2">Я выпила очень мало. Помню, как сейчас — это была банка слабоалкогольного напитка. <office:annotation office:name="__Annotation__12797_37434062"><dc:creator>Яна </dc:creator><dc:date>2018-02-22T16:00:06.35</dc:date><text:p text:style-name="P142"><text:span text:style-name="T62">запятая</text:span></text:p></office:annotation>После ночной смены уже поздним вечером я была в состоянии сонной расслабленности.<office:annotation-end office:name="__Annotation__12797_37434062"/> Зашел разговор о такси. Нашлись попутчики — странные люди оказались моими соседями и машину уже вызывали на два адреса. Мы встретились взглядами...</text:p>
      <text:p text:style-name="P12">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12">Тяжело сейчас говорить о том трепетном счастье, которое зарождалось во мне. Потому, что именно тот момент стал точкой невозврата, которая растянулась в линию в три года. Момент, когда он вышел на перекур, позвав меня на балкон и, закурив сигарету, спросил:</text:p>
      <text:list xml:id="list42301758" text:continue-numbering="true" text:style-name="диалог">
        <text:list-item>
          <text:p text:style-name="P87">Останешься?</text:p>
        </text:list-item>
        <text:list-item>
          <text:p text:style-name="P87">Останусь. — ответила я.</text:p>
        </text:list-item>
      </text:list>
      <text:p text:style-name="P12">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5"><text:soft-page-break/><text:span text:style-name="T23">Он спросил меня, останусь ли я... Он просто поинтересовался. Своим «останусь» — я </text:span><text:span text:style-name="_30__20_Text"><text:span text:style-name="T23">опять приняла </text:span></text:span><text:span text:style-name="_30__20_Text"><text:span text:style-name="T30">решение. О</text:span></text:span><text:span text:style-name="T30">н</text:span><text:span text:style-name="T23"> снова, по сути, ничего не предпринял.</text:span></text:p>
      <text:p text:style-name="P12">Я сама пришла к нему в руки. Он не завоевывал меня и не добивался. Это был вопрос, в котором он ни проявил настойчивости, ни выявил желания, чтоб я действительно осталась. Ему даже не пришлось напрягаться — завоевывать, делать жесты, дарить подарки.</text:p>
      <text:p text:style-name="P12">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2">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 он интересуется. Он создает иллюзию как раз в тот момент, когда точно знает, что это сработает!</text:p>
      <text:p text:style-name="P25"><text:span text:style-name="T23">Это завуалированное странное внимание воспринимается жертвой, как «да». Жертва начинает </text:span><text:span text:style-name="T23">строить отношения, еще не понимая, что делает это </text:span><text:span text:style-name="_30__20_Text"><text:span text:style-name="T23">одна</text:span></text:span><text:span text:style-name="T23"> и </text:span><text:span text:style-name="_30__20_Text"><text:span text:style-name="T23">для него</text:span></text:span><text:span text:style-name="T23">.</text:span></text:p>
      <text:p text:style-name="P25"><text:span text:style-name="T23">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28">подходящий</text:span><text:span text:style-name="T23"> экземпляр.</text:span></text:p>
      <text:p text:style-name="P12"><text:soft-page-break/>Меня никто не звал — я сама. То, что он мне задал вопрос именно в такой формулировке свидетельствует о том, что он просто «умыл руки».</text:p>
      <text:p text:style-name="P12">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2">И да, оргазма не было.</text:p>
      <text:h text:style-name="P77" text:outline-level="2"><text:s/><text:bookmark-start text:name="Glava_4__Zachiem_platit__bol_shie_"/>Глава 4. <text:line-break/>Зачем платить больше?<text:bookmark-end text:name="Glava_4__Zachiem_platit__bol_shie_"/></text:h>
      <text:p text:style-name="P12">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7">Фрилансер</text:span> (от англ. <text:span text:style-name="T41">freelance - </text:span><text:span text:style-name="T13">внештатно</text:span>)— временно нанятый внештатный сотрудник фирмы, выполняющий свою работу удаленно (дистанционно).</text:p></text:note-body></text:note> вечерами. Я жила в городе, работала по ночам и снимала комнату в трёшке. Я ездила к нему на такси после работы. В мои выходные приезжал он ко мне с ночевкой, ведь так удобнее добираться на работу.</text:p>
      <text:p text:style-name="P12">Казалось, мы были счастливы. Хотя нет. Буду говорить за себя — я была счастлива! Для меня все было волшебно. Но могу сказать, что, скорее всего, это было, как в романе «Про любоff/on<text:note text:id="ftn4" text:note-class="footnote"><text:note-citation text:label="**">**</text:note-citation><text:note-body><text:p text:style-name="Footnote"><text:span text:style-name="T7">«Про люб</text:span><text:span text:style-name="T46">off/on</text:span><text:span text:style-name="T7">»</text:span>, О. Робски, описывающая мир глазами влюбленной женщины и глазами циничного мужчины.</text:p></text:note-body></text:note>».</text:p>
      <text:p text:style-name="P25"><text:span text:style-name="T23">Мне его не хватало. Я хотела его больше. Сейчас я не уверена, что он вообще об этом думал. Странно — мне всегда было все равно, что он приходил ко мне с пустыми руками или просто приносил с собой то, что </text:span><text:span text:style-name="_30__20_Text"><text:span text:style-name="T23">себе</text:span></text:span><text:span text:style-name="_30__20_Text"><text:span text:style-name="T30"> же</text:span></text:span><text:span text:style-name="T23"> купил по пути ко мне, но всегда угощался. Мама как-то спросила меня:</text:span></text:p>
      <text:list xml:id="list42323510" text:continue-numbering="true" text:style-name="диалог">
        <text:list-item>
          <text:p text:style-name="P87">А что он приносит? Конфеты, вино?...</text:p>
        </text:list-item>
        <text:list-item>
          <text:p text:style-name="P87">Ничего, — ответила я.</text:p>
        </text:list-item>
        <text:list-item>
          <text:p text:style-name="P87"><text:soft-page-break/>Как? Что, приходит с пустыми руками?!</text:p>
        </text:list-item>
        <text:list-item>
          <text:p text:style-name="P87">Мам, ну мы же взрослые люди, все всё понимают. К чему эта показуха?!...</text:p>
        </text:list-item>
      </text:list>
      <text:p text:style-name="P12">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office:annotation office:name="__Annotation__12875_37434062"><dc:creator>Яна </dc:creator><dc:date>2018-02-22T16:27:51.36</dc:date><text:p text:style-name="P142"><text:span text:style-name="T62">Что тут скажешь? Холостяк!</text:span></text:p></office:annotation>Что тут скажешь — холостяк.<office:annotation-end office:name="__Annotation__12875_37434062"/></text:p>
      <text:p text:style-name="P12">На не застекленном балконе была криво натянутая веревка, на которой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2">В комнате, если было видно (по разводам), что пытались прибраться, то по углам уже «жили демоны» — там же не видно, если не заглядывать! Кухня была засрана от А до Я. Кухонные поверхности, пол, подоконник — все засаленное, и холодильник, с уже грибами вместо продуктов...</text:p>
      <text:p text:style-name="P12">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всей видимости долго <office:annotation office:name="__Annotation__12917_37434062"><dc:creator>Яна </dc:creator><dc:date>2018-02-22T16:32:06.36</dc:date><text:p><text:span text:style-name="T62"><text:s/></text:span><text:span text:style-name="T62">,потому что</text:span></text:p></office:annotation>потому, что<office:annotation-end office:name="__Annotation__12917_37434062"/> простынь-то была единственная.</text:p>
      <text:p text:style-name="P12">Укрывались пледиком, тем самым — с пикника. Подушка, по ее виду, была наглым образом украдена у бомжей — без наволочки и вся в пятнах. Но ведь с милым рай и в шалаше!..</text:p>
      <text:p text:style-name="P12"><text:soft-page-break/>Помню, когда я постирала это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это оказалась правда...</text:p>
      <text:p text:style-name="P12">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41">Domestos'</text:span><text:span text:style-name="T13">а</text:span><text:span text:style-name="T41">.</text:span></text:p>
      <text:p text:style-name="P12">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7">Шпилить</text:span> <text:span text:style-name="T1">(от нем. </text:span><text:span text:style-name="T42">s</text:span><text:span text:style-name="T1">pielen или комп. жарг.)</text:span><text:span text:style-name="T4">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2">В общем, вся эта картина –<text:span text:style-name="T41"> </text:span>показатель того, что человек засранец и редкостный неряха. Он жил один, а одному, порой, много не надо, и его все устраивало. Но ведь теперь он не один. Мы пара. Все изменится...</text:p>
      <text:p text:style-name="P49"><text:soft-page-break/>* * *</text:p>
      <text:p text:style-name="P12">Первое время все было хорошо. Обнимая меня он часто говорил:</text:p>
      <text:list xml:id="list42302546" text:continue-numbering="true" text:style-name="диалог">
        <text:list-item>
          <text:p text:style-name="P87">Блин, Каминская, я не могу поверить, что это ты!</text:p>
        </text:list-item>
      </text:list>
      <text:p text:style-name="P12">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 малые.</text:p>
      <text:p text:style-name="P12">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2">Я продолжала <text:span text:style-name="T1">принимать решения</text:span> и строила отношения, не подозревая, какая будет «благодарность».</text:p>
      <text:p text:style-name="P12">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2">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качества, <text:soft-page-break/>за которые, по его словам — он меня полюбил. Теперь они вызывали у него отвращение и стыд.</text:p>
      <text:p text:style-name="P12">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2">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1">принимать все новые решения</text:span>, и, как следствие — ответственность за эти решения ложились на мои плечи.</text:p>
      <text:h text:style-name="P77" text:outline-level="2"><text:s/><text:bookmark-start text:name="Glava_5__Introviert"/>Глава 5. <text:line-break/>Интроверт<text:bookmark-end text:name="Glava_5__Introviert"/></text:h>
      <text:p text:style-name="P48">Но одна лишь склонность к интроверсии не сделает из вас мыслителя.</text:p>
      <text:p text:style-name="P54">Автор неизвестен</text:p>
      <text:p text:style-name="P12">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росидеть в обнимку наедине в «ничегонеделании», как, например, пару недель назад, когда, обнимая меня, все еще не мог в это поверить.</text:p>
      <text:p text:style-name="P12">Да, я заскучала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42309491" text:continue-numbering="true" text:style-name="диалог">
        <text:list-item>
          <text:p text:style-name="P87">Мы же живем вместе, что тебе еще надо?!</text:p>
        </text:list-item>
      </text:list>
      <text:p text:style-name="P12">Он очень поглощен идеей о собственной свободе. Называя себя «интровертом», он лишь пытался оправдать свою <text:soft-page-break/>черствость, которую раньше хоть как-то скрывал, <text:span text:style-name="T1">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2">Он ищет объяснение, почему, например, его иногда бесят окружающие люди, и находит их в дешевых статьях о <text:span text:style-name="T1">полюсах личности</text:span>. Он узнает себя в описании понятия «интроверт», и этот ответ его удовлетворяет.</text:p>
      <text:p text:style-name="P12">Он хочет побыть один потому, что он — Н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office:annotation office:name="__Annotation__13044_37434062"><dc:creator>Яна </dc:creator><dc:date>2018-02-22T16:56:31.37</dc:date><text:p text:style-name="P142"><text:span text:style-name="T62">запятая</text:span></text:p></office:annotation>, и, при этом<office:annotation-end office:name="__Annotation__13044_37434062"/> веселиться без ущерба своей «отшельнической» натуре.</text:p>
      <text:p text:style-name="P12">На свой вопрос «почему?» он искал ответы не в той области.</text:p>
      <text:p text:style-name="P12">Интроверт! Он очень часто повторял это слово, и всегда — когда был мне нужен. При этом, он не сторонился больших компаний, вопреки характеристике этого понятия, к которому он себя привязывал.</text:p>
      <text:p text:style-name="P12">Он не был замкнутым в общении. Он повторял, что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2">Зато, если ему что-нибудь от меня нужно — мы будем говорить до трех ночи, и ему наплевать, что я зеваю 20 раз в минуту и мне рано вставать на работу! Для него <text:span text:style-name="T1">это</text:span> важно. Я не могла просто встать и уйти, как он обычно делал. <text:soft-page-break/>Обидеть его, означало сделать себе же хуже, но об этом позже.</text:p>
      <text:p text:style-name="P12">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42307708" text:continue-numbering="true" text:style-name="диалог">
        <text:list-item>
          <text:p text:style-name="P87">Ты же знаешь — я интроверт. Давай потом.</text:p>
        </text:list-item>
      </text:list>
      <text:p text:style-name="P49">* * *</text:p>
      <text:p text:style-name="P12">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2">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12">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12">Все это говорит о том, что никто не может быть исключительным интровертом, или экстравертом — это неточное <text:soft-page-break/>преувеличение. Скорее социопатом или социофилом. Или, как минимум, <text:span text:style-name="T1">склонностью</text:span> к интроверсии или экстраверсии.</text:p>
      <text:p text:style-name="P12">К черту полумеры, ведь так? Мы либо любим, либо нет. Либо верим, либо нет. Знаем или не знаем. Тут только черное или белое, но тем не менее в мире очень много красок. Вот так все запутано. Но вернемся к сути.</text:p>
      <text:p text:style-name="P12">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12">Вот и тут такая же ситуация. Еще неделю назад он не мог мной налюбоваться, а сегодня предпочтет мне компьютерную игру.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9">* * *</text:p>
      <text:p text:style-name="P12">Не прошло и пару месяцев нашего сожительства, как однажды, придя домой с ночной смены, я увидела на его мониторе его включенного компьютера фотографию во весь экран. Он спал, и, по всей видимости, забыл ее закрыть.</text:p>
      <text:p text:style-name="P12">На фото крупным планом был изображен минет. Все что было видно — это спрятанное от камеры мужское достоинство в устах девушки и ее русый локон, который скрывал часть ее лица.</text:p>
      <text:p text:style-name="P12"><text:soft-page-break/>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5"><text:span text:style-name="T23">На мой вопрос: «Как это понимать?», он ответил, что это ничего не значит, и, как и всегда, замял эту тему. Я</text:span><text:span text:style-name="_30__20_Text"><text:span text:style-name="T30"> даже не поняла, как он так просто ушел от объяснений</text:span></text:span><text:span text:style-name="T30">!</text:span></text:p>
      <text:p text:style-name="P8">Интересно, это можно считать изменой?</text:p>
      <text:p text:style-name="P12">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2">К слову, впоследствии я еще пару раз ловила его за этим увлекательным делом...</text:p>
      <text:p text:style-name="P25"><text:span text:style-name="T23">Так или иначе, его отношение и поведение тогда говорило мне о том, что </text:span><text:span text:style-name="_30__20_Text"><text:span text:style-name="T23">со мной что-то не так.</text:span></text:span><text:span text:style-name="T23">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12">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text:p>
      <text:p text:style-name="P25"><text:span text:style-name="T23">Замешательство! Еще вчера все было хорошо, но уже сегодня что-то не так. Что не так? Что-то во мне? Ну да, раз </text:span><text:span text:style-name="_30__20_Text"><text:span text:style-name="T30">он</text:span></text:span><text:span text:style-name="T23"> отстранился. А что во мне не так? Я не подхожу ему в постели? Может я что-то сказала глупое, или обидела </text:span><text:soft-page-break/><text:span text:style-name="T23">чем? А может ему понравилась другая девочка? Или он понял, что не готов к серьезным отношениям?..</text:span></text:p>
      <text:p text:style-name="P25"><text:span text:style-name="T23">И я задавала и задавала себе вопросы, даже не представляя, где искать на них ответы. Нашла — я недостаточно хороша для него</text:span><text:span text:style-name="_30__20_Text"><text:span text:style-name="T23">, надо стараться стать лучше!</text:span></text:span></text:p>
      <text:p text:style-name="P12">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хожу к нему, целую, и слышу:</text:p>
      <text:list xml:id="list42325547" text:continue-numbering="true" text:style-name="диалог">
        <text:list-item>
          <text:p text:style-name="P87">У меня создается впечатление, будто тебе кроме секса и обнимашек больше ничего не нужно!</text:p>
        </text:list-item>
      </text:list>
      <text:p text:style-name="P12">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1">этом </text:span><text:span text:style-name="T4">плане.</text:span></text:p>
      <text:p text:style-name="P25"><text:span text:style-name="T23">Конечно меня это обижало. Конечно, я обижалась, но — </text:span><text:span text:style-name="T28">старалась</text:span><text:span text:style-name="T23">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30"> </text:span><text:span text:style-name="_30__20_Text"><text:span text:style-name="T30">мне ничего не нужно — я</text:span></text:span><text:span text:style-name="T23"> же молчу!</text:span></text:p>
      <text:p text:style-name="P12">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5"><text:soft-page-break/><text:span text:style-name="T23">Получается, что кто-то </text:span><text:span text:style-name="_30__20_Text"><text:span text:style-name="T23">одна</text:span></text:span><text:span text:style-name="T23"> из нас хочет близости, стремясь к нормальным отношениям, прояв</text:span><text:span text:style-name="T23">ляет инициативу, ничего не получает, остается </text:span><text:span text:style-name="T23">каждый раз отвергнутая, и еще получает сверху поток упреков за то, что надоедает.</text:span></text:p>
      <text:p text:style-name="P12">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3">Существует множество факторов, в связи с которыми п</text:span>оловая жизнь не вызывает уже былого трепета, как, например, в <text:span text:style-name="T1">конфетно-цветочный</text:span> период...</text:p>
      <text:p text:style-name="P12">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2">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2">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мужчина чувствует себя Мужчиной в прямом смысле этого слова.</text:p>
      <text:p text:style-name="P12"><text:soft-page-break/>Защитник, воин и — самец! Удовлетворяя свою женщину, мужчина чувствует свою силу, свое мужское начало, что удовлетворяет и его самого.</text:p>
      <text:p text:style-name="P12">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1">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2">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12">Так мы и жили. Я хотела его, потому, что любила и мне его было слишком мало. А он хотел побыть один, потому что:</text:p>
      <text:list xml:id="list42304255" text:continue-numbering="true" text:style-name="диалог">
        <text:list-item>
          <text:p text:style-name="P87">Мы же живем вместе, что тебе еще надо?!</text:p>
        </text:list-item>
      </text:list>
      <text:p text:style-name="P12">Или:</text:p>
      <text:list xml:id="list42308192" text:continue-numbering="true" text:style-name="диалог">
        <text:list-item>
          <text:p text:style-name="P87">Ты же знаешь - я интроверт.</text:p>
        </text:list-item>
      </text:list>
      <text:p text:style-name="P12">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2">Он «стирал» все прекрасные ощущения, что были в начале. Но я-то знаю, что я ничего такого не сделала! Он просто что-то не так понял, наверное... Надо его как-то по<text:soft-page-break/>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49">* * *</text:p>
      <text:p text:style-name="P12">У меня в руках был меч, но сражалась я с ветром<office:annotation office:name="__Annotation__13257_37434062"><dc:creator>Яна </dc:creator><dc:date>2018-02-22T17:22:39.39</dc:date><text:p text:style-name="P142"><text:span text:style-name="T62">запятая</text:span></text:p></office:annotation>, в то время, как<office:annotation-end office:name="__Annotation__13257_37434062"/>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12">И да, я остыла. Я прекратила вешаться ему на шею<office:annotation office:name="__Annotation__13302_37434062"><dc:creator>Яна </dc:creator><dc:date>2018-02-22T17:23:34.39</dc:date><text:p text:style-name="P142"><text:span text:style-name="T62">запятая</text:span></text:p></office:annotation>, потому что<office:annotation-end office:name="__Annotation__13302_37434062"/> знала — при каждой попытке заняться любовью я буду отвергнута и осыпана обвинениями и упреками в том, что надоедаю. И я перестала пытаться.</text:p>
      <text:p text:style-name="P12">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1">не</text:span> хотела, ведь он меня постоянно отвергал, совершенно не понимая, как к этому всему относиться!</text:p>
      <text:p text:style-name="P12">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не мешало мне кувыркаться с ним в постели, а, наоборот, было «лекарством».</text:p>
      <text:p text:style-name="P12"><text:soft-page-break/>Мысли о близости с ним ассоциировались у меня с негативом. Он перестал меня возбуждать. Каждый раз, когда дело к <text:span text:style-name="T1">тому</text:span> шло, я просто находила себе другое занятие, объясняя это тем, что сначала нужно сделать все дела, а потом уже развлекаться.</text:p>
      <text:p text:style-name="P49">* * *</text:p>
      <text:p text:style-name="P12">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12">А ведь я все еще не понимала, что происходит!</text:p>
      <text:p text:style-name="P25"><text:span text:style-name="T23">Интроверт, так интроверт. Так забейся ты в чулан и сиди размышляй о жизни! Но нет! Друзья - </text:span><text:span text:style-name="T23">да! Кому-то помочь? Да! Помочь мне — занят! Шпилить — да, потрахаться — занят!..</text:span></text:p>
      <text:p text:style-name="P25"><text:span text:style-name="T23">Я погрузилась в долгие раздумья на тему</text:span><text:span text:style-name="T30"> «Ч</text:span><text:span text:style-name="_30__20_Text"><text:span text:style-name="T30">то со мной не так?»</text:span></text:span><text:span text:style-name="T30">.</text:span><text:span text:style-name="T23"> Что-то выпало из моего внимания и я не понимала, что именно.</text:span></text:p>
      <text:p text:style-name="P12">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12">Мы стали критически мало времени проводить вместе. Он начал сторониться меня и всегда находил объяснение — <text:soft-page-break/>я интроверт. Как будто это слово — магическое заклинание, которое волшебным образом освобождает его от моего общества. Благо, что не дело дошло до «волшебной палочки» по голове.</text:p>
      <text:p text:style-name="P12">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2">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12">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2">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12">Компьютерная игра, как бы банально это не звучало, была для него любимым времяпровождением. В самый неожиданный момент он мог «подвинуть» запланированный вечер со мной из-за его неутолимого желания сыграть «боёчек».</text:p>
      <text:p text:style-name="P49"><text:soft-page-break/>* * *</text:p>
      <text:p text:style-name="P12">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5"><text:span text:style-name="T23">Это нормально, но! Когда это занятие отбирает </text:span><text:span text:style-name="_30__20_Text"><text:span text:style-name="T23">все</text:span></text:span><text:span text:style-name="T23"> свободное время, отношения перестают быть здоровыми и начинают приносить боль.</text:span></text:p>
      <text:p text:style-name="P25"><text:span text:style-name="T23">Когда один из партнеров </text:span><text:span text:style-name="_30__20_Text"><text:span text:style-name="T23">слишком часто</text:span></text:span><text:span text:style-name="T23">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2">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2">Я даже пыталась экспериментировать и шла очень быстро, чтобы идти с ним наравне. Но если я ускоряла шаг, то и он ускорялся и всегда был впереди, а мне приходилось почти бежать за ним, как хвостик.</text:p>
      <text:p text:style-name="P12">Психология говорит, что манера широко шагать свойственна экстравертам.</text:p>
      <text:p text:style-name="P12"><text:soft-page-break/>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 скучно.</text:p>
      <text:p text:style-name="P12">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2">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5"><text:span text:style-name="T23">Мои просьбы стали восприниматься в «штыки». Уже тогда он мог пообещать мне что-то сделать, но</text:span><text:span text:style-name="T30"> </text:span><text:span text:style-name="_30__20_Text"><text:span text:style-name="T30">не сдерживал свое слово в самый последний момент</text:span></text:span><text:span text:style-name="T30">.</text:span><text:span text:style-name="T23"> Это порождало во мне ощущение, что меня обманули и вызывало чувство обиды, хоть он и красноречиво описывал причины.</text:span></text:p>
      <text:p text:style-name="P25"><text:span text:style-name="T23">Я жду его дома, потому что он заставляет меня его ждать своими обещаниями, но к назначенному времени оказывается, что появилось «срочное дело», как раз в тот момент, когда его обещание должно быть выполнено! Это не единичный слу</text:span><text:span text:style-name="T23">чай. Так было практически каждый раз, когда у</text:span><text:span text:style-name="T30"> </text:span><text:span text:style-name="_30__20_Text"><text:span text:style-name="T30">нас</text:span></text:span><text:span text:style-name="T30"> </text:span><text:span text:style-name="T23">были договоренности.</text:span></text:p>
      <text:p text:style-name="P12"><text:soft-page-break/>О изменениях в планах он всегда говорил с сожалением, <text:span text:style-name="T4">показывая</text:span>, что и сам расстроен, получал мое понимание и занимался своими делами. «Всегда» — единственное слово, которое описывает частоту таких таких случаев.</text:p>
      <text:p text:style-name="P12">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2">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9">* * *</text:p>
      <text:p text:style-name="P12">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1">выбирать</text:span> свою эмоцию по отношению к чему либо.</text:p>
      <text:p text:style-name="P12">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5"><text:span text:style-name="T23">Мы выбираем жанры, характер развлечений и </text:span><text:span text:style-name="_30__20_Text"><text:span text:style-name="T23">людей</text:span></text:span><text:span text:style-name="T23">, сущность которых нам, так или иначе, близка и подходит по ряду качеств. Руководствуясь своим отношением к этим </text:span><text:soft-page-break/><text:span text:style-name="T23">качествам, мы, соответственно, выбираем людей, суждения которых похожи на наши.</text:span></text:p>
      <text:p text:style-name="P12">Мы выбираем сами, как нам реагировать, и эта реакция основывается как раз на ряде убеждений и принципов, которые формируют наши характеры.</text:p>
      <text:p text:style-name="P12">Мы выбираем людей по схожести их мировоззрения со собственным внутренним миром, потому что хотим, чтоб нас понимали, и держимся рядом с ними, благодаря совпадениям наших черт. Похожего <office:annotation office:name="__Annotation__13727_37434062"><dc:creator>Яна </dc:creator><dc:date>2018-02-22T18:26:39.41</dc:date><text:p text:style-name="P142"><text:span text:style-name="T62">запятая</text:span></text:p></office:annotation>человека, ведь <office:annotation-end office:name="__Annotation__13727_37434062"/>легче понять!</text:p>
      <text:p text:style-name="P25"><text:span text:style-name="T23">И вот тут стоит напомнить об эмпатии. Ведь, говоря простыми словами, эмпатия — это, своего рода, </text:span><text:span text:style-name="_30__20_Text"><text:span text:style-name="T23">способность поставить себя на место другого.</text:span></text:span><text:span text:style-name="T23">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2">В этих отношениях сначала было также. Я выбрала человека, который продемонстрировал мне невероятную схожесть между нами. Ключевое слово — продемонстрировал.</text:p>
      <text:p text:style-name="P12">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2">Меня призывали понять, что обстоятельства изменились, и я ставила себя на его место. При этом во мне вызывали чувство вины, если я протестовала, что отбирало у меня возможность выбирать как к этому относиться.</text:p>
      <text:p text:style-name="P12"><text:soft-page-break/>Я прогибалась от его обвинений и хоронила свои эмоции недовольства в себе. Чувство вины оказалось слишком сильным оружием и всегда способствовало моему выбору в пользу обвинителя.</text:p>
      <text:p text:style-name="P12">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2">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2">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 ведь мы же пара. Ведь близкие люди всегда должны относиться с пониманием друг к другу...</text:p>
      <text:p text:style-name="P12">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2">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так опа... и замотал. И сказал: «Пустяки. Там ничего нет. Не выдумывай.»</text:p>
      <text:p text:style-name="P12"><text:soft-page-break/>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эту боль и срываешь этот бинт.</text:p>
      <text:p text:style-name="P12">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2">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2">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2">В ходе разговора я получала свое «заслуженное»:</text:p>
      <text:list xml:id="list42316903" text:continue-numbering="true" text:style-name="диалог">
        <text:list-item>
          <text:p text:style-name="P87">Что ты выдумываешь?</text:p>
        </text:list-item>
      </text:list>
      <text:p text:style-name="P12">Или:</text:p>
      <text:list xml:id="list42297568" text:continue-numbering="true" text:style-name="диалог">
        <text:list-item>
          <text:p text:style-name="P87"><text:soft-page-break/>Ты поражаешь меня своей иррациональностью!</text:p>
        </text:list-item>
      </text:list>
      <text:p text:style-name="P12">И шла в угол зализывать свои ранки и думать, как сделать так, чтоб теперь за эту иррациональность простили.</text:p>
      <text:p text:style-name="P12">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2">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2">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2">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9"><text:soft-page-break/>* * *</text:p>
      <text:p text:style-name="P12">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2">Проведем параллель.</text:p>
      <text:p text:style-name="P5">Немногословность.</text:p>
      <text:p text:style-name="P12">Сложно описать его манеру ведения диалога. Точнее — монолога. Именно такими были обычно наши, так называемые, разговоры. Сказать, что что он немногословен, все равно, что утверждать, что у собаки пять лап.</text:p>
      <text:p text:style-name="P5">Пунктуальность.</text:p>
      <text:p text:style-name="P12">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5">Педантичность.</text:p>
      <text:p text:style-name="P12">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2">Противоположность, тут уж ничего не скажешь. Ведь все качества, описывающие эту черту характера, моему парню совершенно не свойственны. Для него не существует <office:annotation office:name="__Annotation__14355_37434062"><dc:creator>Яна </dc:creator><dc:date>2018-02-23T10:04:17.42</dc:date><text:p text:style-name="P142"><text:span text:style-name="T62">запятая</text:span></text:p></office:annotation>правил кроме<office:annotation-end office:name="__Annotation__14355_37434062"/> тех, которые он сам устанавливает и меняет, когда ему это выгодно.</text:p>
      <text:p text:style-name="P12">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2">К тому же педантизм подразумевает склонность к планированию. Так что, нет — педантизм ему не свойственен.</text:p>
      <text:p text:style-name="P5">Независимость в суждениях.</text:p>
      <text:p text:style-name="P12">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2">Было даже немного обидно наблюдать, как он выдает мои идеи за свои в моем же присутствии. Еще какое-то время он их критиковал за ту самую иррациональность, а сейчас, благодаря им, собирает аплодисменты за находчивость и креативность.</text:p>
      <text:p text:style-name="P5">Сила воли.</text:p>
      <text:p text:style-name="P12"><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2">Цель: стать качком.</text:p>
      <text:p text:style-name="P12">Действия: покупка абонемента и дорогой брендовой спортивной сумки (стоимостью, как годовой абонемент).</text:p>
      <text:p text:style-name="P12">Достижение: спортивная сумка превратилась в дорожную, абонемент использовался лишь в течении месяца.</text:p>
      <text:p text:style-name="P12">Цель: стать водителем байка.</text:p>
      <text:p text:style-name="P12">Действия: ходил на курсы по вождению.</text:p>
      <text:p text:style-name="P12">Достижение: курсы не закончил.</text:p>
      <text:p text:style-name="P12">Этот список можно продолжить, но зачем, когда итак все ясно?</text:p>
      <text:p text:style-name="P5">Самоанализ.</text:p>
      <text:p text:style-name="P12">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 инструментом.</text:p>
      <text:p text:style-name="P12">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9"><text:soft-page-break/>* * *</text:p>
      <text:p text:style-name="P12">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office:annotation office:name="__Annotation__14609_37434062"><dc:creator>Яна </dc:creator><dc:date>2018-02-23T10:16:30.42</dc:date><text:p text:style-name="P142"><text:span text:style-name="T62">запятая</text:span></text:p></office:annotation>целей, люди<office:annotation-end office:name="__Annotation__14609_37434062"/> для него — лишь инструменты для поставки ресурсов, не более. Использовав одних, он избавлялся от них, и переключался на поиски новых ресурсов.</text:p>
      <text:p text:style-name="P12">Он уходит оттуда, где его не ценят. Он не способен смириться с непризнанностью. Любое малейшее замечание может демотивировать его, не смотря на то, что оно обоснованное и не несет в себе цели обидеть или унизить. Цель, которую он себе поставил, как правило, не была достигнута. В его интерпретации виноваты другие — помешали. Зачастую, мешают тот, кто не оценил или занизил его способности.</text:p>
      <text:p text:style-name="P12">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2">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2">Только сейчас оглядываясь <office:annotation office:name="__Annotation__14662_37434062"><dc:creator>Яна </dc:creator><dc:date>2018-02-23T10:27:27.43</dc:date><text:p text:style-name="P142"><text:span text:style-name="T62">запятая</text:span></text:p></office:annotation>назад я<office:annotation-end office:name="__Annotation__14662_37434062"/> понимаю, что моя влюбленность уже тогда превратилась в зависимость. Толь<text:soft-page-break/>ко сейчас я задаю себе вопрос: «Я влюбилась в его отношение ко мне или в красивую демонстрацию?»</text:p>
      <text:p text:style-name="P12">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2"/>
      <text:p text:style-name="P56">«Большинство людей не видят ловушки, в которой находятся.»</text:p>
      <text:p text:style-name="P46">Роберт Кийосаки</text:p>
      <text:p text:style-name="P46"/>
      <text:p text:style-name="P12">Мои попытки договориться ни к чему не приводили. Поворачивалось все так, как не просто выгодно ему, а не выгодно мне. Этот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42310445" text:continue-numbering="true" text:style-name="диалог">
        <text:list-item>
          <text:p text:style-name="P87">Не мешай мне жить, женщина! — якобы в шутку, часто говорил он.</text:p>
        </text:list-item>
      </text:list>
      <text:p text:style-name="P12">Как мы знаем, в каждой шутке есть доля шутки, а остальное — правда.</text:p>
      <text:p text:style-name="P49">* * *</text:p>
      <text:p text:style-name="P3">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2"><text:soft-page-break/>И вот однажды нас пригласили в гости. Это была прекрасная возможность развеяться и поговорить с живыми людьми! Конечно я согласилась, но он сказал, что никуда не пойдет — нет настроения.</text:p>
      <text:p text:style-name="P12">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2">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42301342" text:continue-numbering="true" text:style-name="диалог">
        <text:list-item>
          <text:p text:style-name="P87">Погуляй без меня. — говорил он.</text:p>
        </text:list-item>
      </text:list>
      <text:p text:style-name="P12">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9">* * *</text:p>
      <text:p text:style-name="P12">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text:soft-page-break/>«личное <office:annotation office:name="__Annotation__14825_37434062"><dc:creator>Яна </dc:creator><dc:date>2018-02-23T10:32:58.43</dc:date><text:p text:style-name="P142"><text:span text:style-name="T62">запятая</text:span></text:p></office:annotation>пространство» будет<office:annotation-end office:name="__Annotation__14825_37434062"/> караться упреками и обвинениями.</text:p>
      <text:p text:style-name="P12">Он подкармливал меня надеждой и обещаниями, введя в еще большую зависимость — <text:span text:style-name="T1">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2">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2">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2">И что мы видим? Снова противоречие: «Почему ты не можешь провести время без меня!?» / «Как ты могла оставить меня одного!?»</text:p>
      <text:p text:style-name="P12">Но, на самом, деле ему нужно было:</text:p>
      <text:list xml:id="list42311952" text:continue-list="list42296544" text:style-name="список_20_перечисление">
        <text:list-item>
          <text:p text:style-name="P88">оградить меня от какого-либо общения, дабы лишить меня любой попытки получить поддержку со стороны;</text:p>
        </text:list-item>
        <text:list-item>
          <text:p text:style-name="P88">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88">исключить любую возможную «попытку бегства» от этого безумия, в которое он меня погружал с каждым <text:soft-page-break/>днем все глубже и глубже, что закрепляло его позиции хозяина и увеличивало его власть надо мной.</text:p>
        </text:list-item>
      </text:list>
      <text:p text:style-name="P49">* * *</text:p>
      <text:p text:style-name="P12">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2">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2">Вы также можете предположить, что он меня не любил, и будете правы — он лишен этой способности. Ее хорошо компенсирует другая — <text:span text:style-name="T1">изображение</text:span> великого чувства. И поверьте мне, изображал он так, что я бы и сейчас, наверное, поверила.</text:p>
      <text:p text:style-name="P12">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2">Однажды после ссоры я в очередной раз попыталась уйти и поставить точку в таком незаслуженном отношении ко мне. Он догнал меня и, сидя на ледяном асфальте и обнимая мои колени, он рыдал, описывая как сильно меня <text:soft-page-break/>любит!.. Картина была внушительная...<text:span text:style-name="T51"> </text:span>Так что нет. Я склонна полагать, что ему это было нужно.</text:p>
      <text:p text:style-name="P12">Он утверждался за счет таких вот действий, за счет меня и моей любви. А мне в свою очередь уходить с каждым разом было все сложнее и сложнее.</text:p>
      <text:p text:style-name="P12">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2">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1">это ненормально</text:span>, он устраивал демонстрацию своей большой любви ко мне (сбрасывал до заводских настроек), и я его прощала.</text:p>
      <text:p text:style-name="P12">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и вспомнить, что такое любовь к себе, мне подсовывали все новую и новую «правду», внушая неуверенность и обесценивая мою значимость.</text:p>
      <text:p text:style-name="P12">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2"><text:soft-page-break/>Такие прекрасные здоровые отношения!</text:p>
      <text:h text:style-name="P77" text:outline-level="2"><text:s/><text:bookmark-start text:name="Glava_6__Straziki"/>Глава 6. <text:line-break/>Стразики<text:bookmark-end text:name="Glava_6__Straziki"/></text:h>
      <text:p text:style-name="P12">Первое, что во мне начали менять — маникюр — не понравилась расцветка и длин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накраситься, как он говорил: «Фу», глядя мне в лицо и скривив физиономию так, будто на моем лице не косметика, а дерьмо.</text:p>
      <text:p text:style-name="P12">Меня начали менять. Менять под себя.</text:p>
      <text:p text:style-name="P12">Не нравится? А никто не спрашивает! Вещь на то и вещь, чтоб ею пользовались и настраивали под себя. А ведь он любит копаться в настройках.</text:p>
      <text:p text:style-name="P12">Все, что у него есть — настроено под него. Он меняет хоткеи<text:note text:id="ftn6" text:note-class="footnote"><text:note-citation text:label="*">*</text:note-citation><text:note-body><text:p text:style-name="Footnote"><text:span text:style-name="T7">Хоткей</text:span> <text:span text:style-name="T1">(от англ. hot key)</text:span><text:span text:style-name="T4"> </text:span><text:span text:style-name="T1">— горячая клавиша</text:span><text:span text:style-name="T4">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office:annotation office:name="__Annotation__11874_1175146742"><dc:creator>Яна </dc:creator><dc:date>2018-02-23T11:37:57.45</dc:date><text:p text:style-name="P142"><text:span text:style-name="T62">запятые</text:span></text:p></office:annotation>, словом,<office:annotation-end office:name="__Annotation__11874_1175146742"/>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7">Девайс</text:span> <text:span text:style-name="T1">(от англ. «device»)</text:span> — это устройство, приспособление, то или иное техническое средство, которые используется в различных областях науки и повседневной жизни.</text:p></text:note-body></text:note>.</text:p>
      <text:p text:style-name="P12"><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2">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2">«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2">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 я ждала его одобрения. Я боялась упреков, совершенно позабыв о значимости собственного мнения.</text:p>
      <text:p text:style-name="P12"><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2">Таким образом он обеспечил себе мою зависимость от его мнения, и, как следствие — подготовил почву для новых манипуляций.</text:p>
      <text:p text:style-name="P12">Как обычно бывает в любых отношениях — вот говорит тебе человек, что ты что-то делаешь не так, а ты отвечаешь — «спасибо»! Ты знаешь, что он желает тебе только добра, хочет сделать как лучше. Ты доверяешь ему <office:annotation office:name="__Annotation__12050_1175146742"><dc:creator>Яна </dc:creator><dc:date>2018-02-23T12:00:13.45</dc:date><text:p text:style-name="P142"><text:span text:style-name="T62">, потому что</text:span></text:p></office:annotation>потому, что<office:annotation-end office:name="__Annotation__12050_1175146742"/> это близкий тебе человек, который любит тебя...</text:p>
      <text:p text:style-name="P12">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2">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text:s/>людей, «которые сочли себя его близкими».</text:p>
      <text:p text:style-name="P12">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9"><text:soft-page-break/>* * *</text:p>
      <text:p text:style-name="P12">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2">Вот и я <text:span text:style-name="T1">была</text:span> такой же, как всегда, <text:span text:style-name="T1">носила</text:span> то же что и всегда, но постепенно бо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42294880" text:continue-list="list42301342" text:style-name="диалог">
        <text:list-item>
          <text:p text:style-name="P87">О боже! Что это?!</text:p>
        </text:list-item>
      </text:list>
      <text:p text:style-name="P12">Что моментально влекло за собой чувство неуверенности. Естественно, я уже сама хотела, как можно быстрее переодеться, но это уже не меняло ощущения неуверенности. Переодевшись, я уже сама шла и «показывалась» ему. Ожидая одобрения, я получала что-то вроде:</text:p>
      <text:list xml:id="list42293188" text:continue-numbering="true" text:style-name="диалог">
        <text:list-item>
          <text:p text:style-name="P87">Уже лучше.</text:p>
        </text:list-item>
        <text:list-item>
          <text:p text:style-name="P87">Ну это уже куда не шло!..</text:p>
        </text:list-item>
      </text:list>
      <text:p text:style-name="P12">Или:</text:p>
      <text:list xml:id="list42302763" text:continue-numbering="true" text:style-name="диалог">
        <text:list-item>
          <text:p text:style-name="P87">Нормально.</text:p>
        </text:list-item>
      </text:list>
      <text:p text:style-name="P12">Соответственно, я чувствовала себя неуютно на протяжении всего вечера и не могла в полной мере расслабиться.</text:p>
      <text:p text:style-name="P12"><text:soft-page-break/>Помните, я выше писала про «Эксперимент пошаговых действий»? Вот он во всей своей красе и неоспоримости! И продолжение следует.</text:p>
      <text:p text:style-name="P12">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1">уже</text:span> находится в психологической зависимости.</text:p>
      <text:p text:style-name="P49">* * *</text:p>
      <text:p text:style-name="P12">Одновременно с попытками изменить манеру моего поведения, мой стиль и ход мыслей, в ход пошел круг друзей. Моих друзей.</text:p>
      <text:p text:style-name="P12">Постепенно он стал намекать, что мои друзья неинтересные и с ними не о чем поговорить. Начали проскакивать вопросы типа:</text:p>
      <text:list xml:id="list42313716" text:continue-numbering="true" text:style-name="диалог">
        <text:list-item>
          <text:p text:style-name="P87">Почему ты с ними общаешься?</text:p>
        </text:list-item>
      </text:list>
      <text:p text:style-name="P12">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2">Планируя выходные, оказывалось, что на сегодня мы идем в гости к его друзьям, а завтра его друзья придут к нам, так что «с твоими друзьями встретимся в другой раз»...</text:p>
      <text:p text:style-name="P25"><text:soft-page-break/><text:span text:style-name="T23">Следующим этапом, как вы поняли, является </text:span><text:span text:style-name="_30__20_Text"><text:span text:style-name="T30">изоляция жертвы от ее привычного окружения</text:span></text:span><text:span text:style-name="T30">.</text:span><text:span text:style-name="T23">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2">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2">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42313611" text:continue-numbering="true" text:style-name="диалог">
        <text:list-item>
          <text:p text:style-name="P87">Либо тех, либо тех!</text:p>
        </text:list-item>
        <text:list-item>
          <text:p text:style-name="P87">Но я хочу видеть всех в этот день! Это мой день. Это мои друзья...</text:p>
        </text:list-item>
        <text:list-item>
          <text:p text:style-name="P87">Это плохая идея. Как ты себе это представляешь твоих и моих друзей вместе? Тебе надо выбрать!</text:p>
        </text:list-item>
      </text:list>
      <text:p text:style-name="P12">Хочу отметить, что речь не шла о том, чтобы пригласить моих друзей.</text:p>
      <text:p text:style-name="P12"/>
      <text:p text:style-name="P61">«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1">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6">В. Адамчик, «Манипулятор. Секреты успешной манипуляции человеком»</text:p>
      <text:p text:style-name="P46"/>
      <text:p text:style-name="P12">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2">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9"><text:soft-page-break/>* * *</text:p>
      <text:p text:style-name="P12">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5"><text:span text:style-name="_30__20_Text"><text:span text:style-name="T23">Если</text:span></text:span><text:span text:style-name="T23"> я приглашу всех, </text:span><text:span text:style-name="_30__20_Text"><text:span text:style-name="T23">то</text:span></text:span><text:span text:style-name="T23">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2">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2">«Я хочу, чтобы всем было хорошо».</text:p>
      <text:p text:style-name="P12">«Ты хочешь сделать всем плохо».</text:p>
      <text:p text:style-name="P12">«Не приглашай своих друзей».</text:p>
      <text:p text:style-name="P12">Эта тактика свидетельствует о том, что партнер не испытывает положительных чувств,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2"><text:soft-page-break/>Подтекстом также может являться мимика, жесты, поза или интонация.</text:p>
      <text:p text:style-name="P12">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9">* * *</text:p>
      <text:p text:style-name="P12">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2">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2">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2">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text:soft-page-break/>единственный в году мой личный праздник, а потому, что он наверняка хотел меня поздравить.</text:p>
      <text:p text:style-name="P12">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2">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2">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2">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2">Харриет Брейкер идентифицировала этот способ манипулирования, как «положительное подкрепление». К нему относится:</text:p>
      <text:list xml:id="list42300967" text:continue-list="list42311952" text:style-name="список_20_перечисление">
        <text:list-item>
          <text:p text:style-name="P88"><text:soft-page-break/>похвала, поверхностное очарование, поверхностное сочувствие, чрезмерные извинения;</text:p>
        </text:list-item>
        <text:list-item>
          <text:p text:style-name="P88">деньги, одобрение, подарки;</text:p>
        </text:list-item>
        <text:list-item>
          <text:p text:style-name="P88">внимание, выражения лица, такое как притворный смех или улыбка;</text:p>
        </text:list-item>
        <text:list-item>
          <text:p text:style-name="P88">общественное признание.</text:p>
        </text:list-item>
      </text:list>
      <text:p text:style-name="P12">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2">Несомненно, этот способ является самым быстрым для достижения желаемого результата.</text:p>
      <text:p text:style-name="P49">* * *</text:p>
      <text:p text:style-name="P12">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2">Но что он сделал потом? Он организовал поход на картинг, якобы в честь моего дня рождения. Он пригласил <text:span text:style-name="T1">своих</text:span> друзей. Моих в списке приглашенных, конечно же, не было.</text:p>
      <text:p text:style-name="P12">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text:soft-page-break/>покататься на машинках, а тут еще и, типа, повод есть... Хотя нет. Было еще кое что.</text:p>
      <text:p text:style-name="P12">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рождения. Он был 10-м в списке. Вот такая привилегия от друзей любимого — подачка имениннице...</text:p>
      <text:p text:style-name="P12">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2">Стабильно, раз в месяц, моя некогда сильная личность лезла наружу. Как будто вырывалось изнутри все, с чем я несогласна и получался грандиозный скандал.</text:p>
      <text:h text:style-name="P77" text:outline-level="2"><text:s/><text:bookmark-start text:name="Glava_7__Z____Zabota"/>Глава 7. <text:line-break/>З — Забота<text:bookmark-end text:name="Glava_7__Z____Zabota"/></text:h>
      <text:p text:style-name="P48">В пустой душе и в сердце эгоиста</text:p>
      <text:p text:style-name="P48">Не может быть божественной любви.</text:p>
      <text:p text:style-name="P54">Автор неизвестен</text:p>
      <text:p text:style-name="P12">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2">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42302133" text:continue-list="list42313611" text:style-name="диалог">
        <text:list-item>
          <text:p text:style-name="P87">Что-то ты бледненькая, тебе плохо? — спросила она.</text:p>
        </text:list-item>
        <text:list-item>
          <text:p text:style-name="P87">Да, — ответила я, — иначе бы меня здесь не было.</text:p>
        </text:list-item>
      </text:list>
      <text:p text:style-name="P12">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2">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2">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2">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2">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2">Это был кошмар! Мой образ жизни из подвижного и насыщенного в раз превратился в сидение дома и «ничегонеделание». Потому, что нельзя. Через три месяца я уже выла по волчьи от скуки и однообразия.</text:p>
      <text:p text:style-name="P12"><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2">В общем дело было дрянь. Я сидела дома, готовила, убирала и не приносила никакой материальной пользы, что безумно меня напрягало. Чтоб не сидеть без дела, я брала на дом девочек на маникюр.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2">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Я привыкла к большим коллективам и подвижности, а тут даже в магазин боюсь одна выйти...</text:p>
      <text:p text:style-name="P12">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2">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2">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2">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2">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2">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2">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2">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2">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он проведет это время с пользой.</text:p>
      <text:p text:style-name="P12">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2">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52">* * *</text:p>
      <text:p text:style-name="P12">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1">Обязанности</text:span> были те же, и к ним прибавился еще и нормированный офисный график.</text:p>
      <text:p text:style-name="P12">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42324644" text:continue-numbering="true" text:style-name="диалог">
        <text:list-item>
          <text:p text:style-name="P87">Мне так было бы приятно, если бы ты сегодня встретил меня с работы с ужином...</text:p>
        </text:list-item>
      </text:list>
      <text:p text:style-name="P12"><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как бы не одной руки... можно пересчитать. За три-то года!</text:p>
      <text:p text:style-name="P12">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2">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52">* * *</text:p>
      <text:p text:style-name="P12">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2">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2">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2">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2">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2">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42317322" text:continue-numbering="true" text:style-name="диалог">
        <text:list-item>
          <text:p text:style-name="P87">Хорошо, что в то время он работал тоже удаленно и был всегда дома, — думала я!</text:p>
        </text:list-item>
      </text:list>
      <text:p text:style-name="P12">И вот лежу я в постели и страдаю. А мой парень, внимание — просто прекращает со мной разговаривать!</text:p>
      <text:p text:style-name="P12">Он не был злым, или обиженным. Он не был растерян или сильно занят. Он. Просто. Перестал. Со мной. Разговаривать.</text:p>
      <text:p text:style-name="P12">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2"><text:soft-page-break/>Я испытывала страх, что это безразличие ко мне — свидетельство того, что он принял решение <text:s/>расстаться. Я была беспомощнее некуда. Физически и психологически.</text:p>
      <text:p text:style-name="P12">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просто так переживает за меня, и не может найти нужных слов, чтобы как-то подбодрить...</text:p>
      <text:p text:style-name="P12">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2">Он игнорировал меня со всей присущей ему демонстративностью. Меня грыз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office:annotation office:name="__Annotation__12962_1175146742"><dc:creator>Яна </dc:creator><dc:date>2018-02-23T14:20:46.49</dc:date><text:p text:style-name="P142"><text:span text:style-name="T62">запятая</text:span></text:p></office:annotation> потому, что <office:annotation-end office:name="__Annotation__12962_1175146742"/>самой это сделать было практически нереально.</text:p>
      <text:p text:style-name="P12">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5"><text:span text:style-name="T23">Не знаю как, но думаю, что в своей голове он как-то оправдывал свои действия.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3">ступок. Может он ду</text:span><text:span text:style-name="T23">мал, что я симулирую металлическую пластину в кости, чтоб </text:span>поднапрячь<text:span text:style-name="T23"> его?..</text:span></text:p>
      <text:p text:style-name="P12">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а на действия, которые в свою очередь делают несчастными их близких людей.</text:p>
      <text:p text:style-name="P12">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2">Он знал. Конечно он знал, на то он и манипулятор, что я буду верна ему. Что я<text:span text:style-name="T51">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2">Не могу до сих пор в полной мере понять, что <text:span text:style-name="T4">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2">Факт остается фактом. Он в прямом смысле слова переступал через меня на протяжении двух недель, и ни о какой заботе там речи не было! А я и не требовала. Я и без того напрягала его своим присутствием. Просить помощи было вообще неприемлемо, тем более, что мне явно дали понять — не дождешься.</text:p>
      <text:p text:style-name="P12"><text:soft-page-break/>Постепенно моя неуверенность в себе переросла в самогнобление — со мной одни проблемы и он просто устал возиться с моими травмами. Спустя еже неделю я извела себя до того, что я ущербная, инвалид, на кой черт я ему такая сдалась, от меня никакой <text:span text:style-name="T1">пользы</text:span>, только проблемы.</text:p>
      <text:p text:style-name="P12">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2">Моя личная проблема в том, что я пыталась соответствовать тому ярлыку «супер-бабы», и стало быть ценником,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2">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2">Я забыла, что я не сверх-человек. И гнобила себя за то, что им не являюсь.</text:p>
      <text:p text:style-name="P12">В целом я уверена — именно это и было его целью. Моя неуверенность закрепляла его власть надо мной. Моя травма лишь закрепляла его позиции <office:annotation office:name="__Annotation__13216_1175146742"><dc:creator>Яна </dc:creator><dc:date>2018-02-23T15:44:05.49</dc:date><text:p text:style-name="P142"><text:span text:style-name="T62">Запятая</text:span></text:p><text:p text:style-name="P142"><text:span text:style-name="T62"/></text:p></office:annotation>потому, что<office:annotation-end office:name="__Annotation__13216_1175146742"/> он знал — он будет безнаказанным, пока я ищу проблему в себе.</text:p>
      <text:p text:style-name="P12"><text:soft-page-break/>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5"><text:span text:style-name="T23">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3">только себе</text:span></text:span><text:span text:style-name="T23"> и доедал последнее, что было в холодильнике.</text:span></text:p>
      <text:p text:style-name="P12">Чувство ущербности, которое переполняло меня, настолько обострилось, что я просто начала себя ненавидеть. Сейчас я была беспомощнее некуда.</text:p>
      <text:p text:style-name="P12">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2">На деле же это пустая бесстрастная оболочка, не знающая, что такое настоящее живое чувство или эмоция. Ведь равнодушие и страсть два совершенно несовместимых понятия.</text:p>
      <text:p text:style-name="P12">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2"><text:soft-page-break/>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1">это</text:span> лишь инструмент для обеспечения собственного эмоционального и бытового комфорта, не более.</text:p>
      <text:p text:style-name="P12">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52">* * *</text:p>
      <text:p text:style-name="P12">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1">почему</text:span><text:span text:style-name="T4">.</text:span></text:p>
      <text:p text:style-name="P12">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меня не было. В то время еще нет. Это потом уже я поседею, похудею до 44 кг. и буду похожа на тень.</text:p>
      <text:p text:style-name="P12">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2"><text:soft-page-break/>Я плакала по ночам и изводила себя. <office:annotation office:name="__Annotation__13282_1175146742"><dc:creator>Яна </dc:creator><dc:date>2018-02-23T15:58:37.50</dc:date><text:p text:style-name="P142"><text:span text:style-name="T62">запятая</text:span></text:p></office:annotation>Ну конечно<office:annotation-end office:name="__Annotation__13282_1175146742"/>,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2"/>
      <text:p text:style-name="P61">«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6">Личко А.Е., «Синдром неустойчивого поведения»</text:p>
      <text:p text:style-name="P46"/>
      <text:p text:style-name="P12">Итак, я с рюкзачком каждый вечер ковыляла до магазина, брала себе каких-то сосисок, потому что голодная, пива, чтоб уснуть, и сигарет.</text:p>
      <text:p text:style-name="P12">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подумал:</text:p>
      <text:list xml:id="list42317446" text:continue-numbering="true" text:style-name="диалог">
        <text:list-item>
          <text:p text:style-name="P87">Хм... Как бы так сделать, чтоб ей стало еще хуже?..</text:p>
        </text:list-item>
      </text:list>
      <text:p text:style-name="P12">Если бы так было, то тогда, по всем правилам, он был бы за это ответственен, правильно? А так <text:span text:style-name="T1">я сама</text:span><text:span text:style-name="T4"> делала себе хуже — сама ходила за едой. Тот факт, что он обо мне не позаботился во внимание, как вы понимаете, не принима</text:span><text:soft-page-break/><text:span text:style-name="T4">ется. Он же ничего не сделал — ни хорошего, ни плохого! Ни-че-го!</text:span></text:p>
      <text:p text:style-name="P12">Он спокойно смотрел, как я одеваюсь и ковыляю в магазин, изображая полное безразличие. Хотя нет — безразличие ему изображать не приходится.</text:p>
      <text:p text:style-name="P12">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2">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2">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42315923" text:continue-numbering="true" text:style-name="диалог">
        <text:list-item>
          <text:p text:style-name="P87">Я еду! — сказала она и приехала.</text:p>
        </text:list-item>
      </text:list>
      <text:p text:style-name="P12">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2">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text:soft-page-break/>когда моя девочка на коленках мыла пол у него под ногами!</text:p>
      <text:p text:style-name="P12">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52">* * *</text:p>
      <text:p text:style-name="P12">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 когда вернется. Это был пик моей боли.</text:p>
      <text:p text:style-name="P12">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2">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2">Это сложно описать, но ощущение было очень болезненным. Помимо того, что я совершенно не понимала, что <text:soft-page-break/>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1">любое</text:span> объяснение его действиям!</text:p>
      <text:p text:style-name="P12">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2">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2">Я раздавлена, <office:annotation office:name="__Annotation__13756_1175146742"><dc:creator>Яна </dc:creator><dc:date>2018-02-23T17:07:37.51</dc:date><text:p text:style-name="P142"><text:span text:style-name="T62">запятая</text:span></text:p></office:annotation>унижена и<office:annotation-end office:name="__Annotation__13756_1175146742"/> нет пути назад. Это <office:annotation office:name="__Annotation__13817_1175146742"><dc:creator>Яна </dc:creator><dc:date>2018-02-23T17:07:48.51</dc:date><text:p text:style-name="P142"><text:span text:style-name="T62">запятая</text:span></text:p></office:annotation>пропасть и<office:annotation-end office:name="__Annotation__13817_1175146742"/> я на дне. Но, как оказалось, до дна было еще очень далеко. Я была уверена, что хуже уже некуда, но я ошибалась.</text:p>
      <text:p text:style-name="P12">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2">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2">Я решила выйти, купить сигарет и пива и потом, если не передумаю, то просто сделаю это и дело с концом. Это <text:soft-page-break/>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2">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2">Было холодно, но я так и не заставила себя вернуться домой потому, что там таблетки. И если я войду в квартиру, то уже не выйду. Мне было очень страшно. И я, в отчаянии, позвонила сестре.</text:p>
      <text:p text:style-name="P12">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икто не знал.</text:p>
      <text:p text:style-name="P12">До этого я никому ничего не рассказывала, и единственное, что я почувствовала — это облегчение. Я напилась и расслабилась, выговорилась и выплакалась. Я выключила телефон и до утра сладенько уснула. Конечно, сестра была в шоке, ведь с виду наши отношения казались чуть ли не идеальными, а тут такое...</text:p>
      <text:p text:style-name="P12">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42311097" text:continue-numbering="true" text:style-name="диалог">
        <text:list-item>
          <text:p text:style-name="P87"><text:soft-page-break/>Где ты? Вернись! Почему ты ушла? Что случилось???</text:p>
        </text:list-item>
      </text:list>
      <text:p text:style-name="P12">Заботливый хозяин кинул очередную кость, и я вернулась. Дура.</text:p>
      <text:p text:style-name="P12">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1">сказал</text:span>, что любит меня.</text:p>
      <text:list xml:id="list42310494" text:continue-numbering="true" text:style-name="диалог">
        <text:list-item>
          <text:p text:style-name="P87">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2">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5"><text:span text:style-name="T23">Тогда я подумала, что признание для него — серьезный шаг, а не легкомысленное решение, но </text:span><text:span text:style-name="T23">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2">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9"><text:soft-page-break/>* * *</text:p>
      <text:p text:style-name="P12">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2">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5"><text:span text:style-name="T23">Это была моя ошибка, пожалуй самая горькая для меня, ведь в то время, как я </text:span><text:span text:style-name="T30">и</text:span><text:span text:style-name="_30__20_Text"><text:span text:style-name="T30">скала в себе причины</text:span></text:span><text:span text:style-name="T30"> наших разногласий, </text:span><text:span text:style-name="_30__20_Text"><text:span text:style-name="T30">он продолжал паразитировать</text:span></text:span><text:span text:style-name="T30"> на</text:span><text:span text:style-name="T23"> моей к нему привязанности. Я строила отношения, в то время, как он ими просто пользовался.</text:span></text:p>
      <text:h text:style-name="P77" text:outline-level="2"><text:s/><text:bookmark-start text:name="Glava_8__Sama__kotik"/>Глава 8. <text:line-break/>Сама, котик<text:bookmark-end text:name="Glava_8__Sama__kotik"/></text:h>
      <text:p text:style-name="P12">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2">Уже тогда я <text:span text:style-name="T1">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2">Игнорирование или пассивная агрессия в психологической трактовке означает психологическую <text:span text:style-name="T1">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2">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2">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2">«Я желаю тебе добра»,</text:p>
      <text:p text:style-name="P12">«Для тебя так будет лучше».</text:p>
      <text:p text:style-name="P12">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 сделать это так, чтоб самому остаться «чистеньким». Мое поведение, мысли, чувства — все было результатом его игры.</text:p>
      <text:p text:style-name="P49">* * *</text:p>
      <text:p text:style-name="P12">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его обсуждать полночи, но уже на утро по телефону, разговаривая с другом он скажет:</text:p>
      <text:list xml:id="list42307169" text:continue-numbering="true" text:style-name="диалог">
        <text:list-item>
          <text:p text:style-name="P87">Я вчера ходил в кино.</text:p>
        </text:list-item>
      </text:list>
      <text:p text:style-name="P12">Мы едем в за город отдыхать, он скажет:</text:p>
      <text:list xml:id="list42303482" text:continue-numbering="true" text:style-name="диалог">
        <text:list-item>
          <text:p text:style-name="P87">Я еду...</text:p>
        </text:list-item>
      </text:list>
      <text:p text:style-name="P25"><text:soft-page-break/><text:span text:style-name="T23">Он скажет, что в гостях был — он, хотя мы были <text:s/>вместе. Меня в этих обсуждениях на тему «Как прошли мои выходные» не было, разговаривай он </text:span><text:span text:style-name="T23">с мамой, боссом или друзьями. Был </text:span><text:span text:style-name="_30__20_Text"><text:span text:style-name="T23">он</text:span></text:span><text:span text:style-name="T23"> и он красноречиво об этом расскажет, не упоминая обо мне.</text:span></text:p>
      <text:p text:style-name="P12">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5"><text:span text:style-name="T23">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3">нас</text:span></text:span><text:span text:style-name="T23">, где я стояла на втором месте, а не в одной иерархии с ним. Я — халявное дополнение.</text:span></text:p>
      <text:p text:style-name="P25"><text:span text:style-name="T23">Еще раз повторю это противное </text:span><text:span text:style-name="T30">«</text:span><text:span text:style-name="_30__20_Text"><text:span text:style-name="T30">я до сих пор не понимаю</text:span></text:span><text:span text:style-name="T30">»</text:span><text:span text:style-name="T23">,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3">и за мытьем посуды его никто никогда не видел... Он был в «шоколаде»!</text:span></text:p>
      <text:p text:style-name="P12">Я замечала эти перепады, но не могла их объяснить потому, что со своей колокольни я причин такого поведения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42295302" text:continue-numbering="true" text:style-name="диалог">
        <text:list-item>
          <text:p text:style-name="P87"><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2">Он мог смешать с грязью, например, из-за того, что я обула каблуки, и высмеять меня за это, намекая на то, что только девушки легкого поведения так выглядят.</text:p>
      <text:p text:style-name="P12">И через минуту обнять меня и сказать:</text:p>
      <text:list xml:id="list42312525" text:continue-numbering="true" text:style-name="диалог">
        <text:list-item>
          <text:p text:style-name="P87">Котик, ты у меня такая охуенная!</text:p>
        </text:list-item>
      </text:list>
      <text:p text:style-name="P12">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52">* * *</text:p>
      <text:p text:style-name="P12">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2">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2">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2">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2">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2">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2">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2">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42297710" text:continue-numbering="true" text:style-name="диалог">
        <text:list-item>
          <text:p text:style-name="P87">Ого, ты что, предложение делаешь?!</text:p>
        </text:list-item>
      </text:list>
      <text:p text:style-name="P12"><text:soft-page-break/>Милый засмеялся и ответил:</text:p>
      <text:list xml:id="list42301595" text:continue-numbering="true" text:style-name="диалог">
        <text:list-item>
          <text:p text:style-name="P114"><text:span text:style-name="_30__20_Text"><text:span text:style-name="T23">Конечно</text:span></text:span><text:span text:style-name="T23"> нет! Мы тут запутались...</text:span></text:p>
        </text:list-item>
      </text:list>
      <text:p text:style-name="P12">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52">* * *</text:p>
      <text:p text:style-name="P12">Часто его просьбы были провокацией и сопровождались:</text:p>
      <text:list xml:id="list42316313" text:continue-numbering="true" text:style-name="диалог">
        <text:list-item>
          <text:p text:style-name="P87">Слабо? Ты сможешь!</text:p>
        </text:list-item>
      </text:list>
      <text:p text:style-name="P25"><text:span text:style-name="T23">Откажись я, это означало бы, что я открыто призн</text:span><text:span text:style-name="_30__20_Text"><text:span text:style-name="T23">а</text:span></text:span><text:span text:style-name="T23">юсь, что не смогу, хотя смогла бы, но просто не хочу. Ну и конечно — разочарование на его лице.</text:span></text:p>
      <text:p text:style-name="P12">К тому времени, как он прокачал на мне все уже известные приемы, этот было одним из худших его наказаний. Он мог даже ничего не говорить, но его <text:span text:style-name="T1">Лицо</text:span> было слишком красноречивым, чтобы согласиться с тем, что я себе накручиваю.</text:p>
      <text:p text:style-name="P12">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2"><text:soft-page-break/>У каждого человека свое понятие хорошего и плохого, правильного и неправильного. В целом, родители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2">Кстати, родители, хотите покалечить ребенку психику — говорите ему почаще: «Я думал, ты справишься»...</text:p>
      <text:p text:style-name="P12">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8"> </text:span></text:p>
      <text:p text:style-name="P12">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2">Ирония заключается в том, что часто для тебя приемлемы оба варианта. И то «правильное», что тебе навязывают, в лучшем случае тоже — правильное. Но твое — тебе ближе. Ты так привык.</text:p>
      <text:p text:style-name="P12">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ы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5"><text:span text:style-name="T23">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3">ты,</text:span></text:span><text:span text:style-name="T23"> на самом деле, хочешь.</text:span></text:p>
      <text:p text:style-name="P12">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2">Будьте готовы заплатить за такую «доброту» собой. Именно себя вы лишитесь, возможно, раз и навсегда, если не начнете действовать.</text:p>
      <text:p text:style-name="P12">Маленький нюанс, на который прежде всего стоит обратить внимание, состоит в том, что по 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2">* * *</text:p>
      <text:p text:style-name="P12">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42298762" text:continue-numbering="true" text:style-name="диалог">
        <text:list-item>
          <text:p text:style-name="P87"><text:soft-page-break/>Давай сама, котик. Я не хочу/занят/мне ничего нужно/там дождь/голова болит/меня всё устраивает...</text:p>
        </text:list-item>
      </text:list>
      <text:p text:style-name="P12">Или его коронное:</text:p>
      <text:list xml:id="list42298540" text:continue-numbering="true" text:style-name="диалог">
        <text:list-item>
          <text:p text:style-name="P87">Давай, но без меня...</text:p>
        </text:list-item>
      </text:list>
      <text:p text:style-name="P12">Не говоря уже о разных бытовых штуках, и плевать, мужская это работа по дому или женская. Это всегда «сама».</text:p>
      <text:p text:style-name="P12">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42295127" text:continue-numbering="true" text:style-name="диалог">
        <text:list-item>
          <text:p text:style-name="P87">Ты что, сама не доедешь? Я тебе такси вызову...</text:p>
        </text:list-item>
      </text:list>
      <text:p text:style-name="P12">Он был не на работе. Он вызвал мне машину и остался дома играть по сети с друзьями!</text:p>
      <text:p text:style-name="P12">А как дойти до такси?!</text:p>
      <text:p text:style-name="P12">Как выйти из такси?</text:p>
      <text:p text:style-name="P12">Дойти до входа в больницу?!</text:p>
      <text:p text:style-name="P12">Дойти до регистратуры?!</text:p>
      <text:p text:style-name="P12">Найти кабинет врача?!</text:p>
      <text:p text:style-name="P12">Дойти до рентген-кабинета?!</text:p>
      <text:p text:style-name="P12">Обратно к врачу?!</text:p>
      <text:p text:style-name="P12">До такси?!</text:p>
      <text:p text:style-name="P12">До квартиры?!</text:p>
      <text:p text:style-name="P12">Учитывая ступеньки, двери?!..</text:p>
      <text:p text:style-name="P12">Это же нога, а не рука! Но зачем об этом думать?!</text:p>
      <text:list xml:id="list42297826" text:continue-numbering="true" text:style-name="диалог">
        <text:list-item>
          <text:p text:style-name="P87"><text:soft-page-break/>Ты же у меня баба сильная, справишься сама...</text:p>
        </text:list-item>
      </text:list>
      <text:p text:style-name="P12">«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2">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2">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42322583" text:continue-numbering="true" text:style-name="диалог">
        <text:list-item>
          <text:p text:style-name="P87">Зачем ты вообще туда полезла!? Ты этим занималась, значит и виновата ты. Я же ничего не сделал!</text:p>
        </text:list-item>
      </text:list>
      <text:p text:style-name="P12">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5"><text:span text:style-name="T23">Этот прием манипулирования называется </text:span><text:span text:style-name="_30__20_Text"><text:span text:style-name="T23">виктимблейминг</text:span></text:span><text:span text:style-name="T23">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3">это </text:span></text:span><text:span text:style-name="_30__20_Text"><text:span text:style-name="T30">было</text:span></text:span><text:span text:style-name="_30__20_Text"><text:span text:style-name="T23"> моим решением</text:span></text:span><text:span text:style-name="_30__20_Text"><text:span text:style-name="T30">. Э</text:span></text:span><text:span text:style-name="T23">то давало ему право освободить себя от ответственности за меня и заботы обо мне, ведь я получила, как он считал, по заслугам.</text:span></text:p>
      <text:p text:style-name="P12"><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42299308" text:continue-numbering="true" text:style-name="диалог">
        <text:list-item>
          <text:p text:style-name="P87">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2">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2">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2">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2">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2">Потом с новым другом я долго смеялась, рассказывая, как тот уродливый шкаф рухнул мне на ногу!</text:p>
      <text:p text:style-name="P52"><text:soft-page-break/>* * *</text:p>
      <text:p text:style-name="P12">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2">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42308164" text:continue-numbering="true" text:style-name="диалог">
        <text:list-item>
          <text:p text:style-name="P87">Автобусом?! Лучше бы ты мне не говорила!..</text:p>
        </text:list-item>
      </text:list>
      <text:p text:style-name="P12">Я потратила 4 часа на поиски. Я дошла до восьмой страницы <text:span text:style-name="T41">Google'а</text:span>. Я сделала несколько десятков звонков — а он остался недоволен!</text:p>
      <text:p text:style-name="P25"><text:span text:style-name="T23">Из-за высокого роста, его ноги никуда не помещаются. Я не предусмотрела. Я виновата. Теперь он будет мучиться </text:span><text:span text:style-name="_30__20_Text"><text:span text:style-name="T23">из-за меня</text:span></text:span><text:span text:style-name="T23">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2">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2">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2"><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42303147" text:continue-numbering="true" text:style-name="диалог">
        <text:list-item>
          <text:p text:style-name="P87">Спасибо, котик, все было очень вкусно/круто/весело. Ты у меня супер!..</text:p>
        </text:list-item>
      </text:list>
      <text:p text:style-name="P12">В такие редкие моменты я светилась от счастья и все умилялись и твердили, какая мы замечательная пара!</text:p>
      <text:p text:style-name="P12"/>
      <text:p text:style-name="P61">«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6">Ирина Мельниченко, «Мудаки и игра на публику»</text:p>
      <text:p text:style-name="P46"/>
      <text:p text:style-name="P49">* * *</text:p>
      <text:p text:style-name="P12">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2"><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42295265" text:continue-numbering="true" text:style-name="диалог">
        <text:list-item>
          <text:p text:style-name="P87">Почему каждый раз после вечеринок мы с тобой опять ссоримся?! — злился он.</text:p>
        </text:list-item>
      </text:list>
      <text:p text:style-name="P12">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и в присутствии третьих лиц.</text:p>
      <text:p text:style-name="P12">Он играл на публику и с виду казался заботливым, любящим, внимательным. Я была счастлива. По возвращению домой заботу и внимание отбирали, как конфету у ребенка, и я сходила с ума. Дома для него меня не было. Было только:</text:p>
      <text:list xml:id="list42311726" text:continue-numbering="true" text:style-name="диалог">
        <text:list-item>
          <text:p text:style-name="P87">Сама, котик...</text:p>
        </text:list-item>
        <text:list-item>
          <text:p text:style-name="P87">Я интроверт и хочу побыть наедине с собой...</text:p>
        </text:list-item>
      </text:list>
      <text:p text:style-name="P12">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2">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2">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я моя «система» давала сбой или когда настройки слетали.</text:p>
      <text:p text:style-name="P12">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2">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2">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42298868" text:continue-numbering="true" text:style-name="диалог">
        <text:list-item>
          <text:p text:style-name="P87">Да сколько можно меня эксплуатировать!?</text:p>
        </text:list-item>
      </text:list>
      <text:p text:style-name="P12">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2">Было бесполезно что 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77" text:outline-level="2"><text:s/><text:bookmark-start text:name="Glava_9__My_tak_obshchaiemsia"/>Глава 9. <text:line-break/>Мы так общаемся<text:bookmark-end text:name="Glava_9__My_tak_obshchaiemsia"/></text:h>
      <text:p text:style-name="P48">Скажи мне, кто твой друг и я скажу кто ты.</text:p>
      <text:p text:style-name="P54">Еврипид</text:p>
      <text:p text:style-name="P12">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позитив. Но, попадая в то общество, я видела только соперничество и зависть. И неоправданный пафос.</text:p>
      <text:p text:style-name="P12">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2"/>
      <text:p text:style-name="P61">«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1"><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6">Я.А. Волкова, «Деструктивное общение: к определению понятия»</text:p>
      <text:p text:style-name="Цитата_20_-_20_автор"><text:span text:style-name="_31__20_Text"><text:span text:style-name="T23"/></text:span></text:p>
      <text:p text:style-name="P25"><text:span text:style-name="T23">Его </text:span><text:span text:style-name="_30__20_Text"><text:span text:style-name="T23">лучший друг</text:span></text:span><text:span text:style-name="T23">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это нормой в их общении. Когда я впервые услышала, как они общаются, мне было, мягко говоря, неуютно. Находиться в такой компании не доставляло удовольствия.</text:span></text:p>
      <text:p text:style-name="P12">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2">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яс<text:soft-page-break/>ните. Но стоило мне высказать свое мнение, на него накидывались, как волки на дичь.</text:p>
      <text:p text:style-name="P12">Перебивая друг друга и меня, они заваливали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2">Хочу обратить внимание на то, что под видом, якобы, безобидных вопросов, в деструктивном общении проявляется скрытая агрессия.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2">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2">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2">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2"/>
      <text:p text:style-name="P61">«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61">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7"><text:s/></text:span></text:span></text:p>
      <text:p text:style-name="P12">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2">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2">Стоит ли привести пример такого «дружеского» общения? Пожалуй, да!</text:p>
      <text:p text:style-name="P12">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42297681" text:continue-numbering="true" text:style-name="диалог">
        <text:list-item>
          <text:p text:style-name="P87">Тю! Ты серьезно?! Посмотри на себя! Это был вопрос времени! Она слишком хороша для тебя! Хватит нюни распускать!..</text:p>
        </text:list-item>
      </text:list>
      <text:p text:style-name="P52">* * *</text:p>
      <text:p text:style-name="P12">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 понятие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2">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2">Однажды мы компанией праздновали Новый год. Сидим ночью, все уже порядком выпившие, и тут его Странный друг говорит:</text:p>
      <text:list xml:id="list42325808" text:continue-numbering="true" text:style-name="диалог">
        <text:list-item>
          <text:p text:style-name="P114"><text:span text:style-name="T23">Если на земле не останется ни одной </text:span><text:span text:style-name="_30__20_Text"><text:span text:style-name="T23">бабы</text:span></text:span><text:span text:style-name="T23">, </text:span><text:span text:style-name="T28">иметь</text:span><text:span text:style-name="T23"> первым мы будем тебя.</text:span></text:p>
        </text:list-item>
      </text:list>
      <text:p text:style-name="P12">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2">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42304498" text:continue-numbering="true" text:style-name="диалог">
        <text:list-item>
          <text:p text:style-name="P114"><text:span text:style-name="T23">Ну он же у нас самый красивый, вот его и пустим первым по кругу...</text:span><text:span text:style-name="Default_20_Paragraph_20_Font"><text:span text:style-name="T27"> </text:span></text:span></text:p>
        </text:list-item>
      </text:list>
      <text:p text:style-name="P12">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2"/>
      <text:p text:style-name="P61">«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1">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6">Я. А. Волкова, «Деструктивное общение в когнитивно-дискурсивном аспекте»</text:p>
      <text:p text:style-name="P46"/>
      <text:p text:style-name="P12"><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42309626" text:continue-numbering="true" text:style-name="диалог">
        <text:list-item>
          <text:p text:style-name="P87">Неужели тебе нравятся такое общение!?</text:p>
        </text:list-item>
      </text:list>
      <text:p text:style-name="P25">Ответ всегда был один:</text:p>
      <text:list xml:id="list42325160" text:continue-numbering="true" text:style-name="диалог">
        <text:list-item>
          <text:p text:style-name="P87">Ты слишком остро реагируешь. Мы так общаемся...</text:p>
        </text:list-item>
      </text:list>
      <text:p text:style-name="P12">В конечном итоге — да, пустыми оказались они все. Люди, которые теперь друг друга ненавидят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2">Не скажу, что я не приложила к этому руку. Приложила. Мои вопросы после каждой вечеринки были, своего рода «капанием на мозги». Я всегда акцентировала внимание на самом негативном аспекте вечера, и это, по всей видимости, откладывалось у него в голове.</text:p>
      <text:p text:style-name="P12">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2">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2">Когда их общение достигло апогея этих требований, конечно, никто не поступа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 понимала и поддерживала. И даже была рада.</text:p>
      <text:p text:style-name="P12">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office:annotation office:name="__Annotation__15205_1175146742"><dc:creator>Яна </dc:creator><dc:date>2018-02-23T20:21:57.57</dc:date><text:p text:style-name="P142"><text:span text:style-name="T62">запятая</text:span></text:p></office:annotation>нашел кому<office:annotation-end office:name="__Annotation__15205_1175146742"/> пожаловаться.</text:p>
      <text:p text:style-name="P52">* * *</text:p>
      <text:p text:style-name="P12">Вернемся к делу. Основных тем у них было несколько:</text:p>
      <text:list xml:id="list42310976" text:continue-list="list42300967" text:style-name="список_20_перечисление">
        <text:list-item>
          <text:p text:style-name="P88">женские жопы;</text:p>
        </text:list-item>
        <text:list-item>
          <text:p text:style-name="P88">как изменить девушке/жене и сделать так, чтоб об этом никто не узнал;</text:p>
        </text:list-item>
        <text:list-item>
          <text:p text:style-name="P88">печальная история о том, как одна их общая подруга «дала» им всем, кроме одного, чем жестоко задела самолюбие оного;</text:p>
        </text:list-item>
        <text:list-item>
          <text:p text:style-name="P88">размер мужского достоинства;</text:p>
        </text:list-item>
        <text:list-item>
          <text:p text:style-name="P88"><text:soft-page-break/>HOTS<text:note text:id="ftn8" text:note-class="footnote"><text:note-citation text:label="*">*</text:note-citation><text:note-body><text:p text:style-name="Footnote"><text:span text:style-name="T41">HOTS (Heroes of the Storm) – </text:span><text:span text:style-name="T13">компьютерная игра, разработанная </text:span><text:span text:style-name="T41">Blizzard Entertainment.</text:span></text:p></text:note-body></text:note>;</text:p>
        </text:list-item>
        <text:list-item>
          <text:p text:style-name="P88">ну и, конечно — обсуждения отсутствующих за их спиной не в лучшей форме.</text:p>
        </text:list-item>
      </text:list>
      <text:p text:style-name="P12">Не могу не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2"/>
      <text:p text:style-name="P61">«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7"/></text:span></text:p>
      <text:p text:style-name="P12">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2">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2">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2">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2">—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2">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2">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2">Конечно, такие отношения не могут существовать вечно. Но, так как для моего суженного друзья являются лишь <text:soft-page-break/>средствами по достижению собственных целей — инструментами, то он может выбирать, какие инструменты ему могут еще пригодиться, а какие уже нет.</text:p>
      <text:p text:style-name="P12">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2">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2">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office:annotation office:name="__Annotation__15334_1175146742"><dc:creator>Яна </dc:creator><dc:date>2018-02-23T20:29:42.58</dc:date><text:p text:style-name="P142"><text:span text:style-name="T62">запятая</text:span></text:p></office:annotation>забыл сколько<office:annotation-end office:name="__Annotation__15334_1175146742"/> для тебя сделал!»</text:p>
      <text:p text:style-name="P52">* * *</text:p>
      <text:p text:style-name="P25"><text:span text:style-name="T23">Так вот, все это о </text:span><text:span text:style-name="_30__20_Text"><text:span text:style-name="T23">его</text:span></text:span><text:span text:style-name="T23"> окружении, именно о </text:span><text:span text:style-name="_30__20_Text"><text:span text:style-name="T23">его</text:span></text:span><text:span text:style-name="T23"> друзьях. Но есть еще другое окружение — </text:span><text:span text:style-name="T28">наше</text:span><text:span text:style-name="T23">. Это те ребята, которых мы повстречали уже будучи в паре. То есть, </text:span><text:span text:style-name="T28">наши общие</text:span><text:span text:style-name="T23"> друзья. Их он обрабатывал по-другому — немного аккуратней. Если </text:span><text:span text:style-name="_30__20_Text"><text:span text:style-name="T23">своим</text:span></text:span><text:span text:style-name="T23"> друзьям он говорил про меня:</text:span></text:p>
      <text:list xml:id="list42323148" text:continue-list="list42325160" text:style-name="диалог">
        <text:list-item>
          <text:p text:style-name="P87">Она неадекватная...</text:p>
        </text:list-item>
      </text:list>
      <text:p text:style-name="P25"><text:span text:style-name="T23">И дальше по тексту, то </text:span><text:span text:style-name="_30__20_Text"><text:span text:style-name="T23">нашим</text:span></text:span><text:span text:style-name="T23"> друзьям говорилось все в другой форме:</text:span></text:p>
      <text:list xml:id="list42324653" text:continue-numbering="true" text:style-name="диалог">
        <text:list-item>
          <text:p text:style-name="P87">Я ее люблю, <text:span text:style-name="T1">но</text:span>...</text:p>
        </text:list-item>
      </text:list>
      <text:p text:style-name="P12"><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2">Друзья понимающе кивают и поддерживают его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5"><text:span text:style-name="T23">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3">опять</text:span></text:span><text:span text:style-name="T23"> что-то делает не так», то есть — постоянно что-то делает не так.</text:span></text:p>
      <text:p text:style-name="P12">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2">Самое важное в этом всем — это работает! <office:annotation office:name="__Annotation__17350_1175146742"><dc:creator>Яна </dc:creator><dc:date>2018-02-26T10:12:09.58</dc:date><text:p text:style-name="P142"><text:span text:style-name="T62">запятая</text:span></text:p></office:annotation>Вспомните, я<office:annotation-end office:name="__Annotation__17350_1175146742"/> уверена, что у каждого есть знакомый, слова которого влияют на ваше мнение о другом человеке. После его слов у вас даже не возникало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2"><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2">«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2">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2">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52">* * *</text:p>
      <text:p text:style-name="P12">Не могу не вставить пару слов о его семье... Точнее — 4 слова:</text:p>
      <text:list xml:id="list8917575813311449137" text:style-name="List_20_1">
        <text:list-item>
          <text:p text:style-name="P89">Все</text:p>
        </text:list-item>
        <text:list-item>
          <text:p text:style-name="P89">Друг</text:p>
        </text:list-item>
        <text:list-item>
          <text:p text:style-name="P89">Друга</text:p>
        </text:list-item>
        <text:list-item>
          <text:p text:style-name="P89">Ненавидят</text:p>
        </text:list-item>
      </text:list>
      <text:p text:style-name="P12"><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2">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2">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2">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2">Вся ситуация с его родными поменялась прямо пропорционально при последующем общении.</text:p>
      <text:p text:style-name="P12"><text:soft-page-break/>Как я уже сказала, все они ненавидят друг друга, постоянно между собой ругаются, втягивая в свои конфликты младшего сына. Его всё это расстраивало и он, в какой-то момент, просто прекратил с ними общение — не звонил родителям, осуждая их за их категоричность.</text:p>
      <text:p text:style-name="P12">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2">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2">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2">Он заверил меня, что мне это не <office:annotation office:name="__Annotation__17623_1175146742"><dc:creator>Яна </dc:creator><dc:date>2018-02-26T10:20:23.59</dc:date><text:p text:style-name="P142"><text:span text:style-name="T62">запятая</text:span></text:p></office:annotation>навредит и<office:annotation-end office:name="__Annotation__17623_1175146742"/>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2">На меня потоками полились упреки и обвинения — я соврала, чем лишилась доверия этой семьи. Мне было <text:soft-page-break/>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ы брать трубку. Номера его мамы не было в моей записной книжке.</text:p>
      <text:p text:style-name="P12">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2">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2">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42316361" text:continue-list="list42324653" text:style-name="диалог">
        <text:list-item>
          <text:p text:style-name="P87">Да перестань! Они же простые ребята — даже внимание не обратят...</text:p>
        </text:list-item>
      </text:list>
      <text:p text:style-name="P12">Ну ок. И я заплела косу.</text:p>
      <text:p text:style-name="P12">Потом он мне расскажет, за что и как сильно меня ненавидят его родители, ведь я имела <text:span text:style-name="T1">столько наглости</text:span> прийти в «таком виде» на их семейный праздник! Таким образом, помимо моего окружения, он отгородил меня и от своего, <text:soft-page-break/>демонстративно защищая меня от гнева своих родителей в моем же присутствии.</text:p>
      <text:p text:style-name="P12">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2">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бы вашему партнеру о любых негативных факторах, относящихся к нему. Но мой суженый не понимал.</text:p>
      <text:p text:style-name="P12">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2">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2">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42300339" text:continue-numbering="true" text:style-name="диалог">
        <text:list-item>
          <text:p text:style-name="P91">Мам, я сделал свой выбор, и не собираюсь менять это решение. Она нормальная! Ну что ты начинаешь?!</text:p>
        </text:list-item>
      </text:list>
      <text:p text:style-name="P3"><text:soft-page-break/>И обязательно при мне. Я даже боюсь представить, что там были за разговоры, когда я не слышала!</text:p>
      <text:p text:style-name="P3">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3">Цель номер два: продемонстрировать мне же их неприязнь ко мне, чтоб я понимала насколько сильно они меня не любят.</text:p>
      <text:p text:style-name="P3">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77" text:outline-level="2"><text:s/><text:bookmark-start text:name="Glava_10__Eto_nie_ia"/>Глава 10. <text:line-break/>Это не я<text:bookmark-end text:name="Glava_10__Eto_nie_ia"/></text:h>
      <text:p text:style-name="P48">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8">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3"><text:s/></text:span></text:span><text:span text:style-name="T23">Хайек Ф.</text:span></text:p>
      <text:p text:style-name="P3">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просто кинуть вещь на место, потому что всегда в бегах. Но это не тот случай.</text:p>
      <text:p text:style-name="P3">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text:soft-page-break/>размазня. Это такой трюк, знаете — сделать похабно какую-то работу, чтоб больше не просили. Первые признаки инфантильности.</text:p>
      <text:p text:style-name="P3">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3">Второй этап — это тот период, когда я уже стала работать, как и он — нормированный будничный график. Но, <office:annotation office:name="__Annotation__18324_1175146742"><dc:creator>Яна </dc:creator><dc:date>2018-02-26T10:39:28.60</dc:date><text:p text:style-name="P142"><text:span text:style-name="T62">запятая</text:span></text:p></office:annotation>при этом он<office:annotation-end office:name="__Annotation__18324_1175146742"/> сидел и <office:annotation office:name="__Annotation__18397_1175146742"><dc:creator>Яна </dc:creator><dc:date>2018-02-26T10:39:35.60</dc:date><text:p text:style-name="P142"><text:span text:style-name="T62">запятая</text:span></text:p></office:annotation>шпилил, придя<office:annotation-end office:name="__Annotation__18397_1175146742"/> с работы<office:annotation office:name="__Annotation__18398_1175146742"><dc:creator>Яна </dc:creator><dc:date>2018-02-26T10:39:54.61</dc:date><text:p text:style-name="P142"><text:span text:style-name="T62">запятая</text:span></text:p></office:annotation>, в то время как<office:annotation-end office:name="__Annotation__18398_1175146742"/> я, уставшая после рабочего дня, стояла у плиты. Это было нормой.</text:p>
      <text:p text:style-name="P3">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В один из которых, под видом помощи мне, пока я вытирала пыль, мыла посуду и полы он — сломал штатив.</text:p>
      <text:p text:style-name="P3">Это было смешно, но очень раздражало —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3">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дви<text:soft-page-break/>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42316535" text:continue-numbering="true" text:style-name="диалог">
        <text:list-item>
          <text:p text:style-name="P91">Это не я.</text:p>
        </text:list-item>
      </text:list>
      <text:p text:style-name="P3">Мои просьбы по быту сводились, хотя бы к поддержанию чистоты, но и это его «хорошо, котик» было только на словах. Он всегда реагировал так, будто у меня нет никаких оснований озвучивать подобного рода просьбы. Он совершенно не отдавал себе отчет в том, что наводил беспорядок.</text:p>
      <text:p text:style-name="P3">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3">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3">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0">*</text:span><text:span text:style-name="T23">разболелся зуб</text:span><text:span text:style-name="T40">*</text:span><text:span text:style-name="T23">. Он мог </text:span><text:span text:style-name="_30__20_Text"><text:span text:style-name="T23">говорить</text:span></text:span><text:span text:style-name="T23"> сколько угодно, но когда приходило время </text:span><text:span text:style-name="_30__20_Text"><text:span text:style-name="T23">делать</text:span></text:span><text:span text:style-name="T23">, ему всегда что-то «мешало». Но чаще всего было:</text:span></text:p>
      <text:list xml:id="list42319397" text:continue-numbering="true" text:style-name="диалог">
        <text:list-item>
          <text:p text:style-name="P91"><text:soft-page-break/>Обещал? Я этого не помню, а если я не помню, значит этого не было.</text:p>
        </text:list-item>
      </text:list>
      <text:p text:style-name="P3">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его помощь, или мы что-то запланировали, и <text:span text:style-name="T13">мне приходилось его ждать</text:span>.</text:p>
      <text:p text:style-name="P3">Я не помню ни дня, чтоб он пришел домой вовремя, как и обещал. Всегда находились отговорки или он просто мог потерять счет времени.</text:p>
      <text:p text:style-name="P3">Когда дело касалось его работы, я просила его:</text:p>
      <text:p text:style-name="P3">— Не обещай, пока не будешь уверен.</text:p>
      <text:p text:style-name="P3">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уже понять, что его обещания ничего не стоят, и что я всегда буду на втором месте по важности.</text:p>
      <text:p text:style-name="P3">Каждый раз это было что-то «поважнее» данного мне обещания, и он не мог. При этом он никогда не просил прощения за несдержанное слово.</text:p>
      <text:p text:style-name="P3">Я только сейчас понимаю — представьте, каково жить людям, которые не ощущают ответственности и привязанности? Он провоцировал наши конфликты, а боялась, что любая ссора с ним может стать последней. Меня выворачивало на изнанку от всех навязанных мне ощущений.</text:p>
      <text:p text:style-name="P3">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3">Стоит мне ошибиться — это станет поводом для бесконечных разборок, где меня смешают с грязью и растопчут обвинениями. Но его вина всегда лежала на ком-то другом. Стоит мне проявить к нему внимание, которого он так всегда желал — внимания, признания, как он упрекал меня в надоедливости.</text:p>
      <text:p text:style-name="P3">Он никогда не виноват, а если вдруг его вина становится очевидной — это мелочь, которая не стоит внимания. Ему все сходило с рук.</text:p>
      <text:p text:style-name="P52">* * *</text:p>
      <text:p text:style-name="P3">Как-то я поехала в другой город. На похороны. Это был долгий путь и в целом очень тяжелая поездка. Меня не было две недели.</text:p>
      <text:p text:style-name="P3">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3">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42305387" text:continue-numbering="true" text:style-name="диалог">
        <text:list-item>
          <text:p text:style-name="P91">Когда ты уже вернешься? — хныкал он, подкрепляя интонацию жалобным взглядом.</text:p>
        </text:list-item>
      </text:list>
      <text:p text:style-name="P3"><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3">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52">* * *</text:p>
      <text:p text:style-name="P3">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по шампунь на голову. Шампунь пенился и пенился, и у человека в какой-то момент началась истерика от того, что он никак не мог его смыть.</text:p>
      <text:p text:style-name="P3">Я помню, как он начал нервно так кричать, и делать движение, похожее на «биться головой о стену». Все продолжалось несколько минут, пока все просто не начали ржать, пока он не понял, что это просто шутка его друзей.</text:p>
      <text:p text:style-name="P3">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3">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3">Как вы понимаете, биться головой о стену было бесполезно. И, как вы понимаете, шуткой это тоже не <text:s/>было.</text:p>
      <text:p text:style-name="P3">Помимо нежелания наводить порядки, игнорировались даже просьбы его поддерживать. Он клал что угодно — куда угодно, только не на место. Он постоянно ходил в заляпанной пятнами от еды одежде, пачкал, мусорил, разливал, и каждый раз я слышала:</text:p>
      <text:list xml:id="list42293792" text:continue-numbering="true" text:style-name="диалог">
        <text:list-item>
          <text:p text:style-name="P91">Это не я...</text:p>
        </text:list-item>
      </text:list>
      <text:p text:style-name="P3">Этот человек, если плюнет и попадет на себя — не вытрется. Мне приходилось просить его поменять нижнее белье в котором он ходит несколько дней, на что мне могли ответить:</text:p>
      <text:list xml:id="list42322345" text:continue-numbering="true" text:style-name="диалог">
        <text:list-item>
          <text:p text:style-name="P91">Мне не обязательно стирать трусы каждый день!</text:p>
        </text:list-item>
      </text:list>
      <text:p text:style-name="Text_20_body"><text:span text:style-name="T23">Мне приходилось просить его чистить уши, потому, что </text:span><text:span text:style-name="_30__20_Text"><text:span text:style-name="T23">мне было стыдно</text:span></text:span><text:span text:style-name="T23"> даже представить, что это кто-то заметит. Я даже незаметно для него (чтоб не ранить его самолюбие) чистила его наушники, потому что он мог придти в гости, кинуть их куда-то и </text:span><text:span text:style-name="T28">это</text:span><text:span text:style-name="T23"> могли увидеть...</text:span></text:p>
      <text:p text:style-name="P3"><text:soft-page-break/>Я сидела со спиртом и ватной палочкой, подавляя рвотные позывы, и делала все, что могла, чтобы его вид был более или менее опрятным.</text:p>
      <text:p text:style-name="P3">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3">Я, пожалуй, промолчу, сколько раз в месяц он ходил в душ и каков запах прокисшего пота на человеческом теле. На его коже, не склонной к высыпаниям, появлялись гнойники от того, что он редко принимал душ. Душ — был условием нашей интимной близости, что вызывало в нем массу недовольств.</text:p>
      <text:p text:style-name="P3">Он спал, ходил на природу, ходил по дому и на работу в одной и той же одежде, за месяц занашивая до дыр новые вещи, и на предложение:</text:p>
      <text:list xml:id="list42314378" text:continue-numbering="true" text:style-name="диалог">
        <text:list-item>
          <text:p text:style-name="P91">Пойдем купим тебе что-нибудь новое.</text:p>
        </text:list-item>
      </text:list>
      <text:p text:style-name="P3">Он отвечал:</text:p>
      <text:list xml:id="list42305062" text:continue-numbering="true" text:style-name="диалог">
        <text:list-item>
          <text:p text:style-name="P91">У меня все есть, мне ничего не надо.</text:p>
        </text:list-item>
      </text:list>
      <text:p text:style-name="P3">И ходил мятый и грязный, как бомж, а я просто не могла за этим уследить.</text:p>
      <text:p text:style-name="P3">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3">Это было еще одно чувство вины. Но в отличии от всех остальных, навязанных мне, это был стыд. </text:span><text:span text:style-name="_30__20_Text"><text:span text:style-name="T23">Мне было стыдно</text:span></text:span><text:span text:style-name="T23"> от того, что я не </text:span><office:annotation office:name="__Annotation__13005_1216695877"><dc:creator>Яна </dc:creator><dc:date>2018-02-26T11:17:50.62</dc:date><text:p text:style-name="P142"><text:span text:style-name="T62">запятая</text:span></text:p></office:annotation><text:span text:style-name="T23">справляюсь как</text:span><office:annotation-end office:name="__Annotation__13005_1216695877"/><text:span text:style-name="T23"> его девушка, и мой мужчина не выглаженный и не накрахмаленный, как я бы этого хотела.</text:span></text:p>
      <text:p text:style-name="P3">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1">моей проблемой</text:span> — его все устраивало. Он стыда за свой внешний вид не испытывал.</text:p>
      <text:p text:style-name="P49">* * *</text:p>
      <text:p text:style-name="Text_20_body"><text:span text:style-name="T23">А вы знали, что </text:span><text:span text:style-name="_30__20_Text"><text:span text:style-name="T23">неряшливость является одним из симптомов психического отклонения</text:span></text:span><text:span text:style-name="T23">?</text:span></text:p>
      <text:p text:style-name="P3">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3">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42308234" text:continue-numbering="true" text:style-name="диалог">
        <text:list-item>
          <text:p text:style-name="P91">Котик, поставь, пожалуйста кружку в раковину, можешь не мыть...</text:p>
        </text:list-item>
      </text:list>
      <text:p text:style-name="P3"><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3">Вот так все просто. Этот способ манипуляцией чувством вины. Он строил из себя «жертву» после малейшего замечания, озвучивая это простой фразой:</text:p>
      <text:list xml:id="list42303980" text:continue-numbering="true" text:style-name="диалог">
        <text:list-item>
          <text:p text:style-name="P91">Я не буду тебе ничего доказывать.</text:p>
        </text:list-item>
      </text:list>
      <text:p text:style-name="P3">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е. Ни одного. Всегда:</text:p>
      <text:list xml:id="list42295187" text:continue-numbering="true" text:style-name="диалог">
        <text:list-item>
          <text:p text:style-name="P91">Это не я...</text:p>
        </text:list-item>
        <text:list-item>
          <text:p text:style-name="P91">Если я этого не помню, значит этого не было.</text:p>
        </text:list-item>
        <text:list-item>
          <text:p text:style-name="P91">Я имею право хранить молчание.</text:p>
        </text:list-item>
        <text:list-item>
          <text:p text:style-name="P91">Я ничего не обещал.</text:p>
        </text:list-item>
      </text:list>
      <text:p text:style-name="P52">* * *</text:p>
      <text:p text:style-name="P3">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3"><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3">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3">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42321642" text:continue-numbering="true" text:style-name="диалог">
        <text:list-item>
          <text:p text:style-name="P91">Я ничего не помню. А, если я ничего не помню — значит этого не было. — улыбаясь, повторял он.</text:p>
        </text:list-item>
      </text:list>
      <text:p text:style-name="P3">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52">* * *</text:p>
      <text:p text:style-name="Text_20_body"><text:span text:style-name="T23">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3">триггера</text:span></text:span><text:span text:style-name="T23">.</text:span></text:p>
      <text:p text:style-name="P3">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расстояние вытянутой руки. Я уже очень давно отошла от этого инцидента, но факт остается фактом — есть наличие психологической травмы.</text:p>
      <text:p text:style-name="P3">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3">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3">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3">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3">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чего для него не значат. Это было лишь его желанием поднять свое настроение за счет моего страха, осознано или нет — это не имеет значение. Но это было.</text:p>
      <text:p text:style-name="P3">Почему я включила эту историю конкретно в это главу? Потому что несколько раз из-за таких выходок я здорово <text:soft-page-break/>злилась и кричала на него. Но и это не было поводом для него, чтобы осознать важность моих просьб так не делать.</text:p>
      <text:p text:style-name="P3">Он упрекал меня в том, что я кричу на него просто так, ведь <text:span text:style-name="T1">он не виноват</text:span> в том, что когда-то кто-то пытался меня изнасиловать! Он обижался на мою злость, ведь <text:span text:style-name="T1">не он же напугал меня</text:span> тогда! Он просто пошутил, а у меня просто нет чувство юмора...</text:p>
      <text:p text:style-name="P52">* * *</text:p>
      <text:p text:style-name="P3">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3">Я ответила, что мы с ней совершенно разные — она гораздо старше, ее жизнь кардинально отличается от моей. Как я могу рассуждать как она, не имея ее семейного опыта и высокого положения?!</text:p>
      <text:p text:style-name="P3">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3">Я была в шоке от такого спонтанного сообщения. Как говорится: «Ничто не предвещало беды...» Но согласилась! Я сказала, что и сама не вижу смысла друг друга мучить. Спокойно так, без криков и истерик.</text:p>
      <text:p text:style-name="P3"><text:soft-page-break/>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3">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3">Да — здравый смысл в голове был и сказал мне — пора! Эти полные непонимания <office:annotation office:name="__Annotation__14410_1216695877"><dc:creator>Яна </dc:creator><dc:date>2018-02-26T11:35:45.64</dc:date><text:p text:style-name="P142"><text:span text:style-name="T62">запятая</text:span></text:p></office:annotation>конфликты ни<office:annotation-end office:name="__Annotation__14410_1216695877"/> к чему не приведут. Эти вечные ссоры на пустом месте, где я не права, должны рано или поздно закончиться! Я была к этому готова.</text:p>
      <text:p text:style-name="P3">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3"/>
      <text:p text:style-name="P55">«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5">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5">Да, это все описывается простой фразой — «я люблю тебя». Любящий человек способен делать глупо<text:soft-page-break/>сти. Если ты поймешь, что история заканчивается здесь — да будет так.</text:p>
      <text:p text:style-name="P55">В судьбу я не верю, я верю только в свои силы. Если ты считаешь, что сил больше нет — я не вправе тебе ничего навязывать.»</text:p>
      <text:p text:style-name="P55"/>
      <text:p text:style-name="P3">«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3">Давайте я попробую раскрыть вам скрытый смысл этих фраз.</text:p>
      <text:p text:style-name="P4">«У нас все прекрасно»</text:p>
      <text:p text:style-name="P3">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42321151" text:continue-numbering="true" text:style-name="диалог">
        <text:list-item>
          <text:p text:style-name="P91">У тебя нос чешется... Да нет же! Чешется!</text:p>
        </text:list-item>
      </text:list>
      <text:p text:style-name="P3"><text:span text:style-name="T9">Цель</text:span>: С самого начала сбить с толку ложным утверждением, которое совершенно противоречит сложившейся ситуации. Внушение, что все хорошо.</text:p>
      <text:p text:style-name="P4">«У нас отлично получается»</text:p>
      <text:p text:style-name="P6">Что получается? Жить? Строить семью? Делать друг-друга счастливыми? Заботиться друг о друге? Точно нет.</text:p>
      <text:p text:style-name="P6">У нас здорово получается нервировать друг-друга и грандиозно ссорится, собственно из-за чего и появилось желание все это, наконец, закончить.</text:p>
      <text:p text:style-name="P3"><text:soft-page-break/><text:span text:style-name="T9">Цель</text:span>: внушить утверждение, что ошибок не было. Все идет по плану, как и должно быть, пусть даже это и не всем нравится.</text:p>
      <text:p text:style-name="P4">«Нас любят. В нас верят»</text:p>
      <text:p text:style-name="Text_20_body"><text:span text:style-name="T23">На первый взгляд ничего странного. Мы кому-то нравимся — это же хорошо. Но, на самом деле, это — </text:span><text:span text:style-name="_30__20_Text"><text:span text:style-name="T23">триангуляция</text:span></text:span><text:span text:style-name="T23"> — метод, в котором манипуляторы оперируют чужими, а порой даже выдуманными мнениями, приводя их, как аргументы, с которыми не поспоришь.</text:span></text:p>
      <text:p text:style-name="P3">Эта фраза тоже сбивает с толку тем, что нас действительно считают замечательной парой. Но, на самом деле, это видимость того, что мы замечательные. У нас много проблем о которых не знает никто, которые еще тогда не выносились на всеобщий суд.</text:p>
      <text:p text:style-name="P3">Но его устраивало не то, что мы хорошая пара, ведь это не так, а то, что мы <text:span text:style-name="T1">создаем видимость</text:span> хорошей пары.</text:p>
      <text:p text:style-name="P3">В этом утверждении он объединил нас в одно целое. Ты и я — мы пара, и нас — любят. То есть — и я хороший, и ты.</text:p>
      <text:p text:style-name="P3"><text:span text:style-name="T9">Цель</text:span>: утвердиться в позиции — я такой же хороший, как и ты, что отрицает — я плохой, я тебя обидел.</text:p>
      <text:p text:style-name="P4">«Верю в тебя. Ты большая умница и нужно быть слепым, чтоб не заметить это»</text:p>
      <text:p text:style-name="P3">Ох! Это «удар под дых»! Мы же все любим, когда нас хвалят, когда наши большие и маленькие заслуги замечают, не так ли? А манипуляторы этим пользуются, воспринимая наивность, как слабость, но делают это как раз тогда, <text:soft-page-break/>когда все плохо, когда у них заканчиваются инструменты воздействия.</text:p>
      <text:p text:style-name="P3">Он никогда не хвалил меня просто так — всегда тогда, когда ему что-то было нужно.</text:p>
      <text:p text:style-name="Text_20_body"><text:span text:style-name="T23">Этот метод называется </text:span><text:span text:style-name="_30__20_Text"><text:span text:style-name="T23">манипуляцией тщеславием (положительное подкрепление)</text:span></text:span><text:span text:style-name="T23">.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3"><text:span text:style-name="T9">Цель</text:span>: ввести в заблуждение похвалой, что ослабляет жертву в ее позиции сопротивления.</text:p>
      <text:p text:style-name="P4">«Никто не говорил, что будет легко»</text:p>
      <text:p text:style-name="P3">И снова триангуляция, но уже более обобщающая: «Тебе никто не обещал, что все будет гладко. Будет сложно. Смирись с этим. Терпи.»</text:p>
      <text:p text:style-name="P3"><text:span text:style-name="T9">Цель</text:span>: внушить жертве, что сложности, которыми он ее изматывает — нормальны, оперируя тем, что, якобы, все так живут.</text:p>
      <text:p text:style-name="P4">«Я не согласен рушить все из-за какой-то фигни. Это несправедливо»</text:p>
      <text:p text:style-name="P3">Еще пару часов назад он сказал мне собирать вещи, а теперь он <text:span text:style-name="T1">уже несогласен</text:span> с этим...</text:p>
      <text:p text:style-name="P3">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3">В добавок ко всему, это </text:span><text:span text:style-name="_30__20_Text"><text:span text:style-name="T23">манипуляция чувством вины</text:span></text:span><text:span text:style-name="T23"> — он надевает маску «жертвы», обвиняя меня в несправедливости уже моих действий. Он-то от своих уже отрекся...</text:span></text:p>
      <text:p text:style-name="P3"><text:span text:style-name="T9">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4">«Я не верну назад всех гадостей, которые тебе пришлось услышать»</text:p>
      <text:p text:style-name="P3">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3">Но при этом он как бы сожалеет и жалеет жертву за услышанное: «Тебе пришлось».</text:p>
      <text:p text:style-name="P3"><text:span text:style-name="T9">Цель</text:span>: сбить с толку жалостью к жертве, не сожалея о сказанном.</text:p>
      <text:p text:style-name="P4">«Все мои попытки отстраниться, уйти, сбежать это страх и бессилие»</text:p>
      <text:p text:style-name="Text_20_body"><text:span text:style-name="_30__20_Text"><text:span text:style-name="T23">Манипуляция жалостью</text:span></text:span><text:span text:style-name="T23"> — посмотри, как мне страшно!</text:span></text:p>
      <text:p text:style-name="P3"><text:span text:style-name="T9">Цель</text:span>: вызвать жалость, сострадание и понимание, что притупляет желание жертвы дать отпор и стоять на своем.</text:p>
      <text:p text:style-name="P4">«Да, это все описывается простой фразой — "я люблю тебя"»</text:p>
      <text:p text:style-name="P3">Контрольный выстрел в голову — признание в любви. Якобы — ведь это не обращение, если вы заметили.</text:p>
      <text:p text:style-name="P3"><text:soft-page-break/><text:span text:style-name="T4">Фраза </text:span>«я тебя люблю» взята в кавычки, как цитата неизвестного автора и, на самом деле, она ничего не «описывает».</text:p>
      <text:p text:style-name="P3">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3">Любовью нельзя не оправдывать низкие поступки!</text:p>
      <text:p text:style-name="P3"><text:span text:style-name="T9">Цель</text:span>: ввести в заблуждение завуалированным признанием, дабы ослабить попытки жертвы к сопротивлению.</text:p>
      <text:p text:style-name="P4">«Любящий человек способен делать глупости»</text:p>
      <text:p text:style-name="P3">Не он — любящий. Речь идет о каком-то незнакомом человеке, стало быть об авторе той самой <text:span text:style-name="T4">фразы</text:span>. Тот любящий человек влюблен и делает глупости. Эта реплика также может трактоваться как триангуляция.</text:p>
      <text:p text:style-name="P3"><text:span text:style-name="T9">Цель</text:span>: попытка оправдаться за счет общепринятого мнения.</text:p>
      <text:p text:style-name="P4">«Если ты поймешь, что история заканчивается здесь — да будет так»</text:p>
      <text:p text:style-name="P16">Он понял, что нашу историю пора заканчивать, я поддержала, но он передумал и теперь готов смириться с моим решением. «Да будет так» <text:s/>— звучит именно как смирение по отношению к моим жестоким действиям.</text:p>
      <text:p text:style-name="P3"><text:span text:style-name="T9">Цель</text:span><text:span text:style-name="T10">:</text:span> заставить жертву нести ответственность, демонстрируя свое смирение.</text:p>
      <text:p text:style-name="P4">«В судьбу я не верю, я верю только в свои силы»</text:p>
      <text:p text:style-name="P3"><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3"><text:span text:style-name="T9">Цель</text:span>: сбить с толку завуалированным обманчивым утверждением — я прилагаю все усилия, не прилагая эти усилия.</text:p>
      <text:p text:style-name="P4">«Если ты считаешь, что сил больше нет — я не вправе тебе ничего навязывать»</text:p>
      <text:p text:style-name="P3">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3"><text:span text:style-name="T9">Цель</text:span>: либо заставить жертву признать, что она слаба, либо заставить доказать, что это не так.</text:p>
      <text:p text:style-name="P3">Итак, что у нас получается:</text:p>
      <text:p text:style-name="P3"/>
      <text:p text:style-name="P55">«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5">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5"><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5">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5">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5">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5">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5">Я растерян и не знаю, что мне делать. Мне страшно и я обессилен. Ты не можешь быть такой бесчувственной и бросить меня, когда ты мне так нужна!</text:p>
      <text:p text:style-name="P55">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5"><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5">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5">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5"/>
      <text:p text:style-name="P3">Впечатляет, не правда ли? Я не зря включила это письмо именно в эту главу. Ведь все, что там описано можно сказать этими тремя словами: «это не я».</text:p>
      <text:h text:style-name="P77" text:outline-level="2"><text:s/><text:bookmark-start text:name="Glava_11__Trio"/>Глава 11. <text:line-break/>Трио<text:bookmark-end text:name="Glava_11__Trio"/></text:h>
      <text:p text:style-name="P3">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42323891" text:continue-numbering="true" text:style-name="диалог">
        <text:list-item>
          <text:p text:style-name="P91">Лучшая измена та, о которой никто ничего не знает!</text:p>
        </text:list-item>
      </text:list>
      <text:p text:style-name="P3">И обсуждали они это при мне и при своих девушках и женах. Я человек не ревнивый, так что я отшучивалась, мол:</text:p>
      <text:list xml:id="list42302798" text:continue-numbering="true" text:style-name="диалог">
        <text:list-item>
          <text:p text:style-name="P91">Спасибо, что сказали... Буду знать!</text:p>
        </text:list-item>
      </text:list>
      <text:p text:style-name="P3">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42317354" text:continue-numbering="true" text:style-name="диалог">
        <text:list-item>
          <text:p text:style-name="P91">И, будь уверен, я это сделаю...</text:p>
        </text:list-item>
      </text:list>
      <text:p text:style-name="P3">Я думаю, что именно это его останавливало — моя готовность поступить так же. Как-то он спросил у меня, что я сделаю, если узнаю, что он мне изменил.</text:p>
      <text:list xml:id="list42305145" text:continue-numbering="true" text:style-name="диалог">
        <text:list-item>
          <text:p text:style-name="P91"><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3">И я действительно не знала. Теперь знаю, но тогда — нет...</text:p>
      <text:p text:style-name="P3">Бывало, идем по улице, а он такой:</text:p>
      <text:list xml:id="list42312982" text:continue-numbering="true" text:style-name="диалог">
        <text:list-item>
          <text:p text:style-name="P91">Смотри, какая жопа!</text:p>
        </text:list-item>
      </text:list>
      <text:p text:style-name="P3">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3"/>
      <text:p text:style-name="P60">«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60">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6"><text:soft-page-break/>Шейнов В. П., «Скрытое управление человеком»</text:p>
      <text:p text:style-name="Цитата_20_-_20_автор"><text:span text:style-name="Default_20_Paragraph_20_Font"><text:span text:style-name="T27"><text:s/></text:span></text:span></text:p>
      <text:p text:style-name="P3">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3">— Смотри какая спинка... И куртка у него классная, надо и тебе такую купить...</text:p>
      <text:p text:style-name="P3">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3">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я не обделена.</text:p>
      <text:p text:style-name="P53">* * *</text:p>
      <text:p text:style-name="P3">Постепенно его намеки и акцентирование внимания на удовлетворении его больного либидо переросли в новую тему — «трио».</text:p>
      <text:p text:style-name="P3">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3"><text:soft-page-break/>Конечно, я говорила в шутку, но старалась, чтобы это прозвучало как можно убедительнее. Так смешно вспоминать его удивленное <text:span text:style-name="T1">Лицо</text:span>:</text:p>
      <text:list xml:id="list42293781" text:continue-numbering="true" text:style-name="диалог">
        <text:list-item>
          <text:p text:style-name="P91">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3">Не, ну вы поняли? А я значит представляю! Насчет третьей девочки он говорил, что даже прикасаться к ней не будет. Я, — говорил, — просто на вас посижу посмотрю...</text:p>
      <text:p text:style-name="P3">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3">добиться </text:span>самоутверждения.</text:p>
      <text:p text:style-name="P3">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3">Ага, а теперь вспоминаем то прекрасное фото, пока я на работе...</text:p>
      <text:p text:style-name="P3">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3">Что тут сказать? Любила — безумно. Боготворила — да. Дорожила — да. Ну не ревнивая я!</text:p>
      <text:p text:style-name="P3"><text:soft-page-break/>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3">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3">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3">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3">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0">пользуются,</text:span></text:span><text:span text:style-name="_30__20_Text"><text:span text:style-name="T23"> но при этом не бросают</text:span></text:span><text:span text:style-name="T23">. И факт измены ее идеализированного мучителя уходит на второй план, лишь бы он оставался рядом и не рвал отношения с жертвой.</text:span></text:p>
      <text:p text:style-name="P3">На этой стадии жертва много раз слышала:</text:p>
      <text:list xml:id="list42306126" text:continue-numbering="true" text:style-name="диалог">
        <text:list-item>
          <text:p text:style-name="P91"><text:soft-page-break/>Да кому ты нужна, кроме меня?! — и понимала, что и правда, ведь в ней столько недостатков! Она ведь постоянно в чем-то виновата...</text:p>
        </text:list-item>
        <text:list-item>
          <text:p text:style-name="P91">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1">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3">Список можно продолжать.</text:p>
      <text:p text:style-name="P3">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3">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3">В процессе </text:span><text:span text:style-name="_30__20_Text"><text:span text:style-name="T23">отмены</text:span></text:span><text:span text:style-name="T23">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привлекательной и манипулятор знает, что она уже никуда не денется.</text:span></text:p>
      <text:p text:style-name="P3"><text:soft-page-break/>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3">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 нужная, и готова сделать все, лишь бы ее не бросили.</text:p>
      <text:p text:style-name="P49">* * *</text:p>
      <text:p text:style-name="P3">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делала вид, что вообще в раю!</text:p>
      <text:p text:style-name="P3">Мужики, не закидывайте камнями! Я больше не буду! Я просто пыталась поднять его в край заниженную самооценку.</text:p>
      <text:p text:style-name="P3">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3">Тут надо чувствовать, что нужно другому, совмещать со своими желаниями... В общем делать так, чтоб обоим было хорошо. Но когда, скажем, «парадом» руководил он, все <text:soft-page-break/>было достаточно — туда-сюда — предсказуемо. И заканчивалось тем, что он сразу же садился за комп. Животное...</text:p>
      <text:p text:style-name="P3">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3">А когда у меня уже не было сил, я передавала эстафету ему, и все заканчивалось. Не скоро, но это был всегда один ритм — туда-сюда, ничего интересного. Обычно даже слишком долго. Даже дольше, чем хотелось бы...</text:p>
      <text:p text:style-name="P3">Не знаю, кто ему сказал, что чем дольше, тем лучше, но я бы на его месте делала упор на технику.</text:p>
      <text:p text:style-name="P3">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3">Итак, постепенно, все чаще и чаще он начал говорить, что:</text:p>
      <text:list xml:id="list42321664" text:continue-numbering="true" text:style-name="диалог">
        <text:list-item>
          <text:p text:style-name="P91">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3">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3"><text:soft-page-break/>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77" text:outline-level="2"><text:s/><text:bookmark-start text:name="Glava_12__Nie_noi"/>Глава 12. <text:line-break/>Не ной<text:bookmark-end text:name="Glava_12__Nie_noi"/></text:h>
      <text:p text:style-name="P3">Если со всеми остальными недостатками я могла смириться, то с одним я мириться не хотела. По быту — да. Я задавала себе вопросы:</text:p>
      <text:list xml:id="list42317841" text:continue-numbering="true" text:style-name="диалог">
        <text:list-item>
          <text:p text:style-name="P91">Я могу с этим жить? — Да.</text:p>
        </text:list-item>
        <text:list-item>
          <text:p text:style-name="P91">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3">Но с одним я мириться не захотела, так и не смогла — с его пофигизмом на мои личные проблемы. Будь то разногласия с родителями или коллегами.</text:p>
      <text:p text:style-name="P3">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работу нашла сразу же.</text:p>
      <text:p text:style-name="P3">Я так расстроилась, рассуждала — что же человека толкает на предательство, да еще и такое подлое?.. На что он мне говорил:</text:p>
      <text:list xml:id="list42303976" text:continue-numbering="true" text:style-name="диалог">
        <text:list-item>
          <text:p text:style-name="P91"><text:soft-page-break/>Не ной.</text:p>
        </text:list-item>
        <text:list-item>
          <text:p text:style-name="P91">Мне неинтересно это слушать.</text:p>
        </text:list-item>
        <text:list-item>
          <text:p text:style-name="P91">Это ты виновата, это ты допустила.</text:p>
        </text:list-item>
        <text:list-item>
          <text:p text:style-name="P91">Разберись с этим сама...</text:p>
        </text:list-item>
      </text:list>
      <text:p text:style-name="P3">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3">Я могла прид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42325492" text:continue-numbering="true" text:style-name="диалог">
        <text:list-item>
          <text:p text:style-name="P91">А я тут при чем?!</text:p>
        </text:list-item>
      </text:list>
      <text:p text:style-name="P3">Или:</text:p>
      <text:list xml:id="list42298129" text:continue-numbering="true" text:style-name="диалог">
        <text:list-item>
          <text:p text:style-name="P91">Почему я должен это выслушивать?!</text:p>
        </text:list-item>
      </text:list>
      <text:p text:style-name="P3">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3">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3"><text:soft-page-break/>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3">Эта моя горечь, и проявлялась она тогда, когда я, например, смотрела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42321455" text:continue-numbering="true" text:style-name="диалог">
        <text:list-item>
          <text:p text:style-name="P91">Я сейчас выключу, если ты не успокоишься! Хватит нюни распускать! Это же просто фильм!</text:p>
        </text:list-item>
      </text:list>
      <text:p text:style-name="P3">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3">Зато о его проблемах я знала все от и до.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3">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text:soft-page-break/>мы обсуждали и «обсасывали» часами, то я, заводя речь о своих траблах, слышала:</text:p>
      <text:list xml:id="list42318562" text:continue-numbering="true" text:style-name="диалог">
        <text:list-item>
          <text:p text:style-name="P91">Хватит ныть! Соберись, тряпка!</text:p>
        </text:list-item>
      </text:list>
      <text:p text:style-name="P3">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52">* * *</text:p>
      <text:p text:style-name="P3">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1">Лицо</text:span>!</text:p>
      <text:p text:style-name="P3">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3">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text:soft-page-break/>талась поддержать, я же вижу, как ему больно и знаю по себе, что в такие моменты нужна поддержка.</text:p>
      <text:p text:style-name="P3">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3">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3">Другими словами, он понимал, что меня нужно утешить, но просто не знал — как. Поэтому он находил пути отступления от этого «ритуала утешения», чаще всего обвинениями меня в сверхчувствительности и иррациональности.</text:p>
      <text:p text:style-name="P3">Я ему рассказывала, что, в принципе-то, ничего делать и не надо, — подойти и обнять, всего-то делов.</text:p>
      <text:list xml:id="list42306134" text:continue-numbering="true" text:style-name="диалог">
        <text:list-item>
          <text:p text:style-name="P111"><text:span text:style-name="T23">Объятия, — говорила я, — это как стена, которая ограждает меня от всех проблем и дарит чувство защищенности, что особенно помогает в </text:span><text:span text:style-name="T23">минуты, когда тяжело. Просто обними и все... Я не жду советов и не прошу тебя что-то решить за меня...</text:span></text:p>
        </text:list-item>
      </text:list>
      <text:p text:style-name="P3"><text:soft-page-break/>И знаете, сколько раз он меня обнял за три года? Один — в последнюю ссору, и еще раз на приеме психологи. Было еще несколько раз на публику, но я эту показуху считать не <text:s/>буду. Все остальное время я была «виновата». Обнимать меня было не за что.</text:p>
      <text:p text:style-name="P3">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3">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3">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3">Что, было?</text:p>
      <text:p text:style-name="P53">* * *</text:p>
      <text:p text:style-name="P3">Однажды мы о чем-то пытались поговорить, но у него «вдруг» разболелась голова. Был вечер, мы только что поужинали и тут он начинает метаться в поисках обезболивающей таблетки.</text:p>
      <text:p text:style-name="Text_20_body"><text:soft-page-break/><text:span text:style-name="T23">Он берет стакан, набирает воды, запивает таблетку и просто </text:span><text:span text:style-name="_30__20_Text"><text:span text:style-name="T23">бросает</text:span></text:span><text:span text:style-name="T23">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3">А сейчас вспоминаем мои походы с рюкзачком на костылях за сосисками, и, заодно, — шкаф и: «Ты что, сама не доедешь?»</text:p>
      <text:p text:style-name="P3">Ну конечно! Это же головная боль! Что может быть хуже?!</text:p>
      <text:p text:style-name="P49">* * *</text:p>
      <text:p text:style-name="P3">О его проблемах в семье я знала все в подробностях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3">Причем часто в этих повествования стороны его поддержки менялись. Даже не знаю, с чем это могло быть связано.</text:p>
      <text:p text:style-name="P3">Он сходил с ума после каждого двухчасового телефонного разговора с родственниками. Он даже бился головой о стену! Мы разговаривали об этом ночи на пролет. Мы искали выходы и решения, чтобы это все прекратить или ослабить... Но стоит мне сказать, что я устала, завтра на работу рано вставать и мне пора спать, я слышала:</text:p>
      <text:list xml:id="list42308681" text:continue-numbering="true" text:style-name="диалог">
        <text:list-item>
          <text:p text:style-name="P91"><text:soft-page-break/>Тебе что совсем наплевать на мои проблемы?! ВОТ ТАК ВСЕГДА! Иди спи. Главное, чтоб тебе было хорошо...</text:p>
        </text:list-item>
      </text:list>
      <text:p text:style-name="P3">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42322617" text:continue-numbering="true" text:style-name="диалог">
        <text:list-item>
          <text:p text:style-name="P91">Хватит ныть! Соберись, тряпка!</text:p>
        </text:list-item>
      </text:list>
      <text:p text:style-name="Text_20_body"><text:span text:style-name="T23">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3">ему это неинтересно</text:span></text:span><text:span text:style-name="T23">, говорил, что </text:span><text:span text:style-name="_30__20_Text"><text:span text:style-name="T23">я выношу ему мозг</text:span></text:span><text:span text:style-name="T23">. Он поучительно наваливал, что мне нужно меняться и быть сильной, и всегда показывал спину, обвиняя меня в нытье.</text:span></text:p>
      <text:p text:style-name="P3">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Но ему можно! Главное — не ныть.</text:p>
      <text:p text:style-name="P3">Даже сейчас мне говорят друзья, когда уже весь это ад закончился:</text:p>
      <text:list xml:id="list42316547" text:continue-numbering="true" text:style-name="диалог">
        <text:list-item>
          <text:p text:style-name="P91">Ты же девочка, ты должна быть слабой... (в понимании женственности).</text:p>
        </text:list-item>
      </text:list>
      <text:p text:style-name="P3">У меня один ответ:</text:p>
      <text:list xml:id="list42302987" text:continue-numbering="true" text:style-name="диалог">
        <text:list-item>
          <text:p text:style-name="P91">Я не могу себе этого позволить!</text:p>
        </text:list-item>
      </text:list>
      <text:p text:style-name="P3">Нет ну правда, как я могу расслабиться? Кто обо мне позаботиться? Кто мне скажет: сиди и ни о чем не пережи<text:soft-page-break/>вай, я все сделаю, тебе ведь плохо — я все решу? Все будет хорошо!</text:p>
      <text:p text:style-name="P3">Если бы я расслабилась в этих отношениях, то, боюсь, от меня вообще ничего не осталось.</text:p>
      <text:p text:style-name="P3">Я личность не 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3">Я не зря повторяю это слово. Что бы у вас не случилось. Уволили с работы? — Сама виновата — допустила такое! Украли какую-то дорогу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p text:style-name="P3">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 кому.</text:p>
      <text:p text:style-name="P3">Мне нравится решать проблемы. Я отчасти люблю проблемы. Я воспринимаю их, как возможности самосовершенствоваться. Это делает нас живыми, что ли...</text:p>
      <text:p text:style-name="P3">Но есть такое понятие, как эмоциональное потрясение. Не поверю, что есть хоть один нормальный человек, который не был в таком состоянии. И это отнюдь не значит, что он слабый. Да, он дал слабину, а близкие люди обычно поддерживают и — придают сил.</text:p>
      <text:p text:style-name="P3"><text:soft-page-break/>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3">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3">Так что пора бы взять себя в руки и перестать ныть!..</text:p>
      <text:h text:style-name="P77" text:outline-level="2"><text:s/><text:bookmark-start text:name="Glava_13__Nieadiekvatnaia"/>Глава 13. <text:line-break/>Неадекватная<text:bookmark-end text:name="Glava_13__Nieadiekvatnaia"/></text:h>
      <text:p text:style-name="P48">Если вдруг вы стали для кого-то плохим, значит много хорошего было сделано для этого человека!</text:p>
      <text:p text:style-name="P54">Фаина Раневская</text:p>
      <text:p text:style-name="P44">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3">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3">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0">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0">Мы сравниваем наши чувства с чувствами других людей, чтобы понимать и иметь «подтверждение» нашей нормальности, ориентируясь на реакции других.</text:span></text:span></text:p>
      <text:p text:style-name="P7">Он проделал очень много работы за всю свою жизнь. И вот одна из них.</text:p>
      <text:p text:style-name="P3">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3">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42294589" text:continue-numbering="true" text:style-name="диалог">
        <text:list-item>
          <text:p text:style-name="P91">Я никогда не говорил это!</text:p>
        </text:list-item>
      </text:list>
      <text:p text:style-name="P3">И вот вы начинаете сомневаться в том, что слышали.</text:p>
      <text:list xml:id="list42294014" text:continue-numbering="true" text:style-name="диалог">
        <text:list-item>
          <text:p text:style-name="P91">Тебе кажется, что ты переживаешь! Ничего ты не переживаешь!</text:p>
        </text:list-item>
      </text:list>
      <text:p text:style-name="P3">И вы сомневаетесь, что ваши переживания реальны.</text:p>
      <text:list xml:id="list42318640" text:continue-numbering="true" text:style-name="диалог">
        <text:list-item>
          <text:p text:style-name="P91">С тобой что-то в последнее время происходит... Нет нет, это не усталость. Может нервный срыв?</text:p>
        </text:list-item>
      </text:list>
      <text:p text:style-name="P3">И вы сомневаетесь в том, что с вами все в порядке.</text:p>
      <text:list xml:id="list42322927" text:continue-numbering="true" text:style-name="диалог">
        <text:list-item>
          <text:p text:style-name="P91">Это была не твоя идея, а моя...</text:p>
        </text:list-item>
      </text:list>
      <text:p text:style-name="P3">И вы сомневаетесь в своей памяти.</text:p>
      <text:p text:style-name="P3">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а, на первый взгляд, безобидная фраза является отменой чувств того человека, которому она произносится.</text:p>
      <text:p text:style-name="P3">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office:annotation office:name="__Annotation__17212_1216695877"><dc:creator>Яна </dc:creator><dc:date>2018-02-26T13:51:09.70</dc:date><text:p text:style-name="P142"><text:span text:style-name="T62">запятая</text:span></text:p></office:annotation>произойти, и<office:annotation-end office:name="__Annotation__17212_1216695877"/> к которым каждый из нас относится по-разному.</text:p>
      <text:p text:style-name="P3">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убеждены, что он прав. Это, своего рода, кодирование.</text:p>
      <text:list xml:id="list42306723" text:continue-numbering="true" text:style-name="диалог">
        <text:list-item>
          <text:p text:style-name="P91">Ну не говорил, так не говорил...</text:p>
        </text:list-item>
      </text:list>
      <text:p text:style-name="P49">* * *</text:p>
      <text:p text:style-name="Text_20_body"><text:span text:style-name="T23">Знаете, я не просто так пишу об этом. Это описание моей жизни на протяжении нескольких лет. </text:span><text:span text:style-name="_30__20_Text"><text:span text:style-name="T23">Психоз порождает психоз.</text:span></text:span><text:span text:style-name="T23">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3">Например, он ясно давал понять, что он имеет право на свободу действий. Он четко расписывал по слогам каждый </text:span><text:span text:style-name="T23">раз, что для него важен его собственный комфорт. И это здорово, Да? Мы </text:span><text:span text:style-name="_30__20_Text"><text:span text:style-name="T23">все</text:span></text:span><text:span text:style-name="T23"> имеем право на свободу действий. Согласны? Ключевое слово — «все»!</text:span></text:p>
      <text:p text:style-name="Text_20_body"><text:span text:style-name="T23">Он так не считал. </text:span><text:span text:style-name="_30__20_Text"><text:span text:style-name="T23">Он</text:span></text:span><text:span text:style-name="T23">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3">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3">Он будет биться головой о стену после тяжелого телефонного разговора, но упрекнет меня в оплакивании моего отца.</text:p>
      <text:p text:style-name="P3">Он прав, и будет утверждать, что я, на самом деле, с ним согласна, просто не хочу это признавать.</text:p>
      <text:list xml:id="list42310885" text:continue-numbering="true" text:style-name="диалог">
        <text:list-item>
          <text:p text:style-name="P91">Ты преувеличиваешь — не болит у тебя ничего!</text:p>
        </text:list-item>
      </text:list>
      <text:p text:style-name="P3">И я в замешательстве.</text:p>
      <text:p text:style-name="P3">Патологическая коммуникация также проявляется в демонстрации агрессора постоянных сомнений в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 достаточно, достижения сомнительные, с памятью не все в порядке...</text:p>
      <text:p text:style-name="P3"><text:soft-page-break/>Такие атрибуты общения, как внушение и попытки переубедить жертву в правильности реальности могут и влияют на восприятие жертвы самой себя. Под воздействием такого внушения начинается болезненный процесс перестройки сознания.</text:p>
      <text:p text:style-name="P3">Этот полный непонимания процесс стартует с сопротивления и отторжения чужих мыслей:</text:p>
      <text:list xml:id="list42316666" text:continue-numbering="true" text:style-name="диалог">
        <text:list-item>
          <text:p text:style-name="P91">Как же так? Я же слышала!</text:p>
        </text:list-item>
      </text:list>
      <text:p text:style-name="P3">И заканчивается принятием навязанных фактов и обвинением себя в невнимательности, в неправильном восприятии, в плохой памяти, в преувеличении. В ненормальности.</text:p>
      <text:list xml:id="list42311262" text:continue-numbering="true" text:style-name="диалог">
        <text:list-item>
          <text:p text:style-name="P91">Ну говорил, так говорил... Я снова все напутала.</text:p>
          <text:p text:style-name="P136"/>
        </text:list-item>
      </text:list>
      <text:p text:style-name="P60">«Для того чтобы сидеть в клетке, не всегда нужны прутья.»</text:p>
      <text:p text:style-name="P46">Рональд Дэвид Лэйнг, «Политика семьи»</text:p>
      <text:p text:style-name="P46"/>
      <text:p text:style-name="P3">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3">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 был длительной стратегией по развитию моей неадекватности с очевидным результатом.</text:p>
      <text:p text:style-name="P3">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3">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3">Я доказывала и доказывала:</text:p>
      <text:list xml:id="list42304442" text:continue-numbering="true" text:style-name="диалог">
        <text:list-item>
          <text:p text:style-name="P91">Но ведь было же!</text:p>
        </text:list-item>
      </text:list>
      <text:p text:style-name="P3">Но мне повторяли и повторяли:</text:p>
      <text:list xml:id="list42306506" text:continue-numbering="true" text:style-name="диалог">
        <text:list-item>
          <text:p text:style-name="P91">Да что ты опять придумываешь?! Тебе что, драмы не хватает?</text:p>
        </text:list-item>
      </text:list>
      <text:p text:style-name="P3">Мне было трудно понять... Да что там, мне было сложно представить, что меня специально вводят в эти заблуждения, сбивают с толку...</text:p>
      <text:p text:style-name="P3">Самым, на мой взгляд, убедительным было не то, <text:span text:style-name="T1">что</text:span> он говорил, а то, <text:span text:style-name="T1">как</text:span> он это говорил. Уверенная подача и его <text:span text:style-name="T1">Лицо</text:span>, на котором читалось: «Это ты сейчас серьезно говоришь?!» — как разряды током.</text:p>
      <text:p text:style-name="P3">В случае моей непреклонности, он обычно использовал контрманевр. Ты уверена? — На тебе разряд! — Ах ты настаиваешь?</text:p>
      <text:list xml:id="list42306724" text:continue-numbering="true" text:style-name="диалог">
        <text:list-item>
          <text:p text:style-name="P91"><text:soft-page-break/>Ты так говоришь, потому, что ты меня не любишь и тебе на меня наплевать!</text:p>
        </text:list-item>
      </text:list>
      <text:p text:style-name="P3">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42318502" text:continue-numbering="true" text:style-name="диалог">
        <text:list-item>
          <text:p text:style-name="P91">Ты неадекватная, я не собираюсь продолжать с тобой разговор!</text:p>
        </text:list-item>
      </text:list>
      <text:p text:style-name="P3">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3">Я пыталась разговаривать. Пыталась добиться от него понимания —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3">Я перепробовала все, но ничего не сработало. Он стоял на своем так убедительно, что в какой-то момент я прогибалась и верила <text:span text:style-name="T1">ему</text:span>, а не собственным глазам/ушам/ощущениям.</text:p>
      <text:p text:style-name="P3">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42298340" text:continue-numbering="true" text:style-name="диалог">
        <text:list-item>
          <text:p text:style-name="P91"><text:soft-page-break/>С тобой невозможно разговаривать. Поговорим, когда ты успокоишься!</text:p>
        </text:list-item>
      </text:list>
      <text:p text:style-name="P3">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3">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3">В процессе такого прессинга, он мог вспомнить о какой-то прошлой ситуации, например:</text:p>
      <text:list xml:id="list42303372" text:continue-numbering="true" text:style-name="диалог">
        <text:list-item>
          <text:p text:style-name="P91">Ты уже так вела себя на прошлой неделе.</text:p>
        </text:list-item>
      </text:list>
      <text:p text:style-name="P3">Я пыталась оправдаться, и говорила, что в той ситуации были те же причины:</text:p>
      <text:list xml:id="list42304223" text:continue-numbering="true" text:style-name="диалог">
        <text:list-item>
          <text:p text:style-name="P91">Потому что тогда, как и сегодня, ты меня перебивал и не давал мне сказать...</text:p>
        </text:list-item>
      </text:list>
      <text:p text:style-name="P3">И тут же получала в ответ «подзатыльник», например:</text:p>
      <text:list xml:id="list42295483" text:continue-numbering="true" text:style-name="диалог">
        <text:list-item>
          <text:p text:style-name="P91">Почему ты постоянно возвращаешься к старым конфликтам!?</text:p>
        </text:list-item>
      </text:list>
      <text:p text:style-name="P3">Что вводило меня в еще большее заблуждение, ведь он же сам вспомнил о той прошлой ситуации!</text:p>
      <text:p text:style-name="P3">Ну и конечно:</text:p>
      <text:list xml:id="list42297240" text:continue-numbering="true" text:style-name="диалог">
        <text:list-item>
          <text:p text:style-name="P91">Поговорим, когда ты успокоишься!</text:p>
        </text:list-item>
      </text:list>
      <text:p text:style-name="P3">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3">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3">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3">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1">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9">* * *</text:p>
      <text:p text:style-name="P3">Но на что стоило обратить тогда свое внимание?</text:p>
      <text:p text:style-name="P3">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3">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3">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3">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 замен, кроме беспрерывного потока упреков.</text:p>
      <text:p text:style-name="P3">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3">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3">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3">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3">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3">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3">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3"><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3">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42314210" text:continue-numbering="true" text:style-name="диалог">
        <text:list-item>
          <text:p text:style-name="P91">Да все считают, что ты неадекватная!</text:p>
        </text:list-item>
      </text:list>
      <text:p text:style-name="P3">Или:</text:p>
      <text:list xml:id="list42300889" text:continue-numbering="true" text:style-name="диалог">
        <text:list-item>
          <text:p text:style-name="P91">Все знают, что ты истеричка!</text:p>
        </text:list-item>
      </text:list>
      <text:p text:style-name="P3">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52">* * *</text:p>
      <text:p text:style-name="Text_20_body"><text:span text:style-name="T23">Вот реальный тому пример. В последнюю нашу поездку в другой город мы всю дорогу ругались, обсуждая </text:span><text:span text:style-name="_30__20_Text"><text:span text:style-name="T23">замявшийся накануне конфликт</text:span></text:span><text:span text:style-name="T23">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3">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3"><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3">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3">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1">выглядеть</text:span> сумасшедшей.</text:p>
      <text:p text:style-name="P3">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3">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42324782" text:continue-numbering="true" text:style-name="диалог">
        <text:list-item>
          <text:p text:style-name="P91">Как ты не понимаешь?!</text:p>
        </text:list-item>
      </text:list>
      <text:p text:style-name="P3">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3"><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3">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3">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3">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3">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3">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издевательствах над ним было мое отсутствие.</text:p>
      <text:p text:style-name="P3">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моего ненормального поведения.</text:p>
      <text:p text:style-name="P3"/>
      <text:p text:style-name="P60">«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60">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3">Ирина Мельниченко, «Мудаки и игра на публику»</text:span><text:span text:style-name="Default_20_Paragraph_20_Font"><text:span text:style-name="T27"> </text:span></text:span></text:p>
      <text:p text:style-name="P49">* * *</text:p>
      <text:p text:style-name="P3">Я полностью потеряла контроль над собой, своими эмоциями, своим восприятием <text:span text:style-name="T1">всего</text:span>. Я совершенно запуталась в своих чувствах, но правильнее будет сказать — меня совершенно запутали.</text:p>
      <text:p text:style-name="P3"><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3">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3">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я открывала рот и говорила.</text:p>
      <text:p text:style-name="P3">Говорила, что мне это все не нравится, ни поведение, ни отношение,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е неуравновешенное состояние неделю/месяц/год назад.</text:p>
      <text:p text:style-name="P3">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3">Как правило, расхождение во мнениях для манипулятора — еще один повод обвинить свою жертву в иррационально<text:soft-page-break/>сти и тупости. Ведь только его мнение самое правильное. Попытки заставить его хотя бы выслушать меня оборачивались провалом. И наказанием.</text:p>
      <text:p text:style-name="P3">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 другому. Но я, доведенная до бешенства, с пеной изо рта что-то доказывала.</text:p>
      <text:p text:style-name="P52">* * *</text:p>
      <text:p text:style-name="P3">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3">Наши общие друзья пригласили нас в гости.</text:p>
      <text:p text:style-name="P3">В этот день было несколько нюансов — ему нужно было съездить по делам на пару часов, и утром заболел мой кот.</text:p>
      <text:p text:style-name="P3">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3">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3">Он не позвонил и не сказал, что освободился, он не позвонил сказать, что он уже у друзей, не позвонил узнать, <text:soft-page-break/>как дела у кота, он просто молча, скосив под дурака, поехал без меня.</text:p>
      <text:list xml:id="list42322554" text:continue-numbering="true" text:style-name="диалог">
        <text:list-item>
          <text:p text:style-name="P91">Я на полчасика. — сказал он мне примерно в 3 часа дня в ответ на мое удивление. А домой пришел в полночь.</text:p>
        </text:list-item>
      </text:list>
      <text:p text:style-name="P3">Потом я узнаю, почему он не взял меня с собой. Но об этом чуть позже.</text:p>
      <text:p text:style-name="P3">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3">И вот брожу я по району — звонит:</text:p>
      <text:list xml:id="list42302960" text:continue-numbering="true" text:style-name="диалог">
        <text:list-item>
          <text:p text:style-name="P91">Я уже дома. А ты где? — по голосу было понятно, что он улыбается.</text:p>
        </text:list-item>
        <text:list-item>
          <text:p text:style-name="P91">Я гуляю.</text:p>
        </text:list-item>
      </text:list>
      <text:p text:style-name="P3">Бросает трубку. Прям просто кладет трубку!</text:p>
      <text:p text:style-name="P3">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3">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3">Как-то он с друзьями пошел в бар выпить пива, что было редкостью. Я помню, что он позвонил, сказать, что вечер хороший, пиво вкусное, сидят болтают. Сам позвонил. Я попросила дать трубку бармену и сказала:</text:p>
      <text:list xml:id="list42303991" text:continue-numbering="true" text:style-name="диалог">
        <text:list-item>
          <text:p text:style-name="P91"><text:soft-page-break/>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3">Но речь о том, что сейчас мы </text:span><text:span text:style-name="_30__20_Text"><text:span text:style-name="T23">договорились</text:span></text:span><text:span text:style-name="T23">!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text:span><text:span text:style-name="T23">янными отсрочками не позволял мне самой запланировать что-то без него.</text:span></text:p>
      <text:p text:style-name="P3">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text:p>
      <text:p text:style-name="P3">Но — я знаю что он сейчас придет, поэтому сижу и жду его. 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42310490" text:continue-numbering="true" text:style-name="диалог">
        <text:list-item>
          <text:p text:style-name="P91">Помнишь, утром коту вкололи лекарство?</text:p>
        </text:list-item>
        <text:list-item>
          <text:p text:style-name="P91">Помню.</text:p>
        </text:list-item>
        <text:list-item>
          <text:p text:style-name="P91">Помнишь, как ты собирался по делам, и мы <text:span text:style-name="T1">договорились, что ты меня наберешь</text:span> и узнаешь, как обстоят дела и, если все хорошо, то я поеду с тобой?</text:p>
        </text:list-item>
        <text:list-item>
          <text:p text:style-name="P91">Помню. Мы договорились, что <text:span text:style-name="T1">ты останешься дома</text:span> с котом, потому, что не можешь его оставить больного одного дома.</text:p>
        </text:list-item>
        <text:list-item>
          <text:p text:style-name="P91"><text:soft-page-break/>Да, но с небольшой поправкой — пока не буду уверена в том, что лекарство подействовало, и ему легче.</text:p>
        </text:list-item>
        <text:list-item>
          <text:p text:style-name="P91">Я тебя неправильно понял...</text:p>
        </text:list-item>
        <text:list-item>
          <text:p text:style-name="P91">А что конкретно ты не так понял? Тебе нужно было просто набрать меня, когда освободишься и узнать, пойду я с тобой или нет?</text:p>
        </text:list-item>
        <text:list-item>
          <text:p text:style-name="P91">Я подумал, что если коту плохо, то ты никуда не пойдешь.</text:p>
        </text:list-item>
        <text:list-item>
          <text:p text:style-name="P91">Но мы договорились, что если ему станет лучше, то я пойду. Было?</text:p>
        </text:list-item>
        <text:list-item>
          <text:p text:style-name="P91">Было.</text:p>
        </text:list-item>
        <text:list-item>
          <text:p text:style-name="P91">Так почему ты не позвонил?</text:p>
        </text:list-item>
        <text:list-item>
          <text:p text:style-name="P91">Я тебя не так понял...</text:p>
          <text:p text:style-name="P91"/>
        </text:list-item>
      </text:list>
      <text:p text:style-name="P60">«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60">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6">С. А. Зелинский, «Психотехнологии гипнотического манипулирования сознанием»</text:p>
      <text:p text:style-name="P46"/>
      <text:p text:style-name="P3"><text:soft-page-break/>И эта техника прекрасно прослеживается здесь:</text:p>
      <text:list xml:id="list42310850" text:continue-numbering="true" text:style-name="диалог">
        <text:list-item>
          <text:p text:style-name="P111"><text:span text:style-name="T30">Помнишь, </text:span><text:span text:style-name="T28">мы договорились, что ты меня наберешь</text:span><text:span text:style-name="T30"> и узнаешь, как обстоят дела и, </text:span><text:span text:style-name="_30__20_Text"><text:span text:style-name="T30">если все хорошо, то я поеду</text:span></text:span><text:span text:style-name="T30"> с тобой? — говорю я.</text:span></text:p>
        </text:list-item>
        <text:list-item>
          <text:p text:style-name="P111"><text:span text:style-name="T23">Помню. </text:span><text:span text:style-name="T28">Мы договорились, что ты </text:span><text:span text:style-name="_30__20_Text"><text:span text:style-name="T23">останешься дома</text:span></text:span><text:span text:style-name="T23"> с котом, потому, что не можешь его оставить больного одного дома. — отвечают мне.</text:span></text:p>
        </text:list-item>
      </text:list>
      <text:p text:style-name="P3">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3">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3">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ебе сварил, а ты будешь сидеть дома и искать свою вину, а потом я прощу тебя, когда ты придешь просить прощение, за то, что попыталась меня нагнуть».</text:p>
      <text:p text:style-name="P3">И после каждого его ответа, он так смотрел на меня с недоумением, мол: «Ты уже все? На взводе? Нет? Ну я подожду...» И новый разряд абсурда. При этом никаких внятных аргументов и объяснений с его стороны, пока я практически рисую цепочку событий, где очевидно — он не прав.</text:p>
      <text:p text:style-name="P3"><text:soft-page-break/>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text:p>
      <text:p text:style-name="P3">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3">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3">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3">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3">Он стоял и смотрел на все это, и на его лице была улыбка — сработало! Я была в гневе! Лепетала без остановки, что так не поступают, что это все бред и уже откровенное хамство, а не простое неуважение.</text:p>
      <text:p text:style-name="P3"><text:soft-page-break/>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3">Он снимал и повторял:</text:p>
      <text:list xml:id="list42317337" text:continue-numbering="true" text:style-name="диалог">
        <text:list-item>
          <text:p text:style-name="P91">О, какая молодец! И после этого ты будешь говорить, что ты нормальная? Давай-давай, продолжай!</text:p>
        </text:list-item>
      </text:list>
      <text:p text:style-name="P3">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3">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3">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о причинах такого моего поведения.</text:p>
      <text:p text:style-name="P3">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ли? Как я уже говорила, на публике он собирал аплодисменты, ведь был идеальным парнем, заботливым и внимательным.</text:p>
      <text:p text:style-name="P3"><text:soft-page-break/>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3">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отрезвев,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3">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3">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77" text:outline-level="2"><text:s/><text:bookmark-start text:name="Glava_14__Vozhak"/>Глава 14. <text:line-break/>Вожак<text:bookmark-end text:name="Glava_14__Vozhak"/></text:h>
      <text:p text:style-name="P48">Для неверных нет любви,</text:p>
      <text:p text:style-name="P48">для порочных нет радости.</text:p>
      <text:p text:style-name="P54">Мария Корелли, «Скорбь Сатаны»</text:p>
      <text:p text:style-name="P3">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3">К слову, Странный друг был боссом и мой парень был ему нужен.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3">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42319584" text:continue-numbering="true" text:style-name="диалог">
        <text:list-item>
          <text:p text:style-name="P91"><text:soft-page-break/>Так легче переносить такой напряженный график, — говорил он мне.</text:p>
        </text:list-item>
      </text:list>
      <text:p text:style-name="P3">Дома его постоянно не было, и я снова за ним заскучала.</text:p>
      <text:list xml:id="list42294750" text:continue-numbering="true" text:style-name="диалог">
        <text:list-item>
          <text:p text:style-name="P91">Выдели хоть выходные для меня! — просила я.</text:p>
        </text:list-item>
        <text:list-item>
          <text:p text:style-name="P91">Хотя бы день!</text:p>
        </text:list-item>
        <text:list-item>
          <text:p text:style-name="P91">Хотя бы вечер!..</text:p>
        </text:list-item>
      </text:list>
      <text:p text:style-name="P3">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3">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что «надо поработать, чтоб потом отдыхать».</text:p>
      <text:p text:style-name="P3">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3">Вместо моего парня домой возвращалось его тело. Всегда в состоянии опьянения, всегда злое и уставшее.</text:p>
      <text:p text:style-name="P3">— Тебе нужно отдохнуть! — твердила я уже через неделю такого графика.</text:p>
      <text:p text:style-name="P3">Но мне ясно давали понять, что у меня нет права голоса. Я должна была сидеть и молчать. И, как всегда — ждать. <text:soft-page-break/>Несомненно он попал под влияние своего Странного друга. Тот умел убеждать, как и мой благоверный меня — давя на слабые места.</text:p>
      <text:p text:style-name="P3">Потом я узнаю, что тот уговаривал моего парня меня бросить. Он капал ему на мозги, и я знаю, какая у него была цель — избавиться от помехи, которая отвлекает ценного раба от работы.</text:p>
      <text:p text:style-name="P3">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3">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3">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3">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3">Так как я всех там знала, то была, скажем так, в числе приглашенных. Каково же было мое удивление, узнать, что мне лучше посидеть дома, когда мы уже подходили к так называемому офису!</text:p>
      <text:p text:style-name="P3"><text:soft-page-break/>Меня вернули домой, аргументируя это тем, что из-за моей взаимной ненависти к его СЕО-другу вечер может получиться напряженным. Я могу поспорить, что это было решением «босса».</text:p>
      <text:p text:style-name="P3">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42298851" text:continue-numbering="true" text:style-name="диалог">
        <text:list-item>
          <text:p text:style-name="P91">Я съем кусочек пиццы и домой. — сказал он мне в 9 вечера.</text:p>
        </text:list-item>
      </text:list>
      <text:p text:style-name="P3">А домой вернулся под утро.</text:p>
      <text:p text:style-name="P3">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3">Во всех случаях, где была третья сторона — он выбирал третью сторону, отодвигая меня на второй план и мне это в край надоело!</text:p>
      <text:p text:style-name="P3">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3">Подождать чего? Он столько пил и курил, круглыми сутками был у компа, что у него в постели <text:span text:style-name="T1">уже</text:span> ничего не получалось! Чего ждать? Пока он не сопьется и не загнется от недосыпа? Мне нужен здоровый мужик, а эта их деятельность не стоила таких усилий!</text:p>
      <text:p text:style-name="P52"><text:soft-page-break/>* * *</text:p>
      <text:p text:style-name="P3">На работу я поехала от сестры. Здесь нужно обратить внимание на последовательность событий, которые будут происходить дальше. Это важно.</text:p>
      <text:p text:style-name="P3"><text:span text:style-name="T1">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3"><text:span text:style-name="T1">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3">Он взял листок бумаги и спросил меня, сколько у меня пунктов. Я ответила — семь. Он что-то написал, и отложил в сторону. Еще один ловкий ход.</text:p>
      <text:p text:style-name="P3">Открыв мою писанину, он мгновенно разозлился:</text:p>
      <text:list xml:id="list42298388" text:continue-numbering="true" text:style-name="диалог">
        <text:list-item>
          <text:p text:style-name="P91">Все не так! Я ожидал совсем другого! Ты все неправильно сделала!</text:p>
        </text:list-item>
        <text:list-item>
          <text:p text:style-name="P91">А что конкретно тебя не устраивает — манера письма?</text:p>
        </text:list-item>
        <text:list-item>
          <text:p text:style-name="P91">Здесь просто — все не так!!!</text:p>
        </text:list-item>
      </text:list>
      <text:p text:style-name="Text_20_body"><text:span text:style-name="T23">Да. Вместо того, чтобы обратить внимание на то, </text:span><text:span text:style-name="_30__20_Text"><text:span text:style-name="T23">что</text:span></text:span><text:span text:style-name="T23"> написано — он же сам предложил, он обра</text:span><text:span text:style-name="T23">тил внимание на то, </text:span><text:span text:style-name="_30__20_Text"><text:span text:style-name="T23">как</text:span></text:span><text:span text:style-name="T23"> написано. Он в очередной раз соскользнул с темы, не вникнув в суть. И, вместо того, чтоб думать, как вести </text:span><text:soft-page-break/><text:span text:style-name="T23">дальнейший диалог, я сидела, смотрела на его недовольное лицо и пыталась понять, а как же надо было написать?</text:span></text:p>
      <text:p text:style-name="P3">Потом он преподнес мне свой список. Точно не помню формулировку, но смысл был такой:</text:p>
      <text:list xml:id="list42321723" text:continue-list="list8917575813311449137" text:style-name="List_20_1">
        <text:list-item text:start-value="1">
          <text:p text:style-name="P92">У меня</text:p>
        </text:list-item>
        <text:list-item>
          <text:p text:style-name="P92">Идеальная</text:p>
        </text:list-item>
        <text:list-item>
          <text:p text:style-name="P92">Девушка</text:p>
        </text:list-item>
        <text:list-item>
          <text:p text:style-name="P92">Которую</text:p>
        </text:list-item>
        <text:list-item>
          <text:p text:style-name="P92">Я очень</text:p>
        </text:list-item>
        <text:list-item>
          <text:p text:style-name="P92">Сильно</text:p>
        </text:list-item>
        <text:list-item>
          <text:p text:style-name="P92">Люблю</text:p>
        </text:list-item>
      </text:list>
      <text:p text:style-name="P3">Понимаете, да? Этим он выставил меня той самой «вечно всем недовольной стервой». Типа мне все не так, а он всем доволен, значит проблемы во мне.</text:p>
      <text:p text:style-name="P3">Через несколько минут он уничтожил мою психику ко всем чертям.</text:p>
      <text:p text:style-name="P3">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3">Читал он бегло, демонстрируя свое недовольство. В этом списке, где речь шла о непонимании, что было очевидным, и я подробно это описала и, как мы и договаривались, предложила решение этой проблемы.</text:p>
      <text:p text:style-name="P3">В самом начале моего повествования были такие слова:</text:p>
      <text:p text:style-name="P3"/>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7"><text:s/></text:span></text:span></text:p>
      <text:p text:style-name="P3">Именно к этим словам он и прицепился. Именно на них обсуждение закончилось.</text:p>
      <text:p text:style-name="P3">Тут очень важный момент. Что бы понять всю суть этого конфликта, нужно представить себе все, что я сейчас опишу.</text:p>
      <text:p text:style-name="P3">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3">Нужно отметить, что </text:span><text:span text:style-name="_30__20_Text"><text:span text:style-name="T23">я его таким никогда не видела</text:span></text:span><text:span text:style-name="T23">. У него были «шальные» глаза и он просто агрессивно накинулся на меня с вопросами, но не дал ответить ни на один из них.</text:span></text:p>
      <text:p text:style-name="P3">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3">Я не успевала за ним. За ходом мысли. Я не успевала реагировать на этот поток агрессии, что меня и сбило с толку — я не понимала, что ее вызвало.</text:p>
      <text:p text:style-name="P3">«Ты вожак» — разве это обидно? Но он озвучивал мои слова с кричащей обидой, перекривлял меня, упрекал в такой наглой несправедливости! Он был оскорблен и унижен, в то время, как я превозносила его этими словами до высот, которых он не заслуживает.</text:p>
      <text:p text:style-name="P3"><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7">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3"/>
      <text:p text:style-name="P60">«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60">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60">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6"><text:soft-page-break/>С. А. Зелинский, «Методы, приемы и способы манипуляций. (Современные психотехнологии манипулирования)»</text:p>
      <text:p text:style-name="P46"/>
      <text:p text:style-name="P3">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3">Он повышал голос, что было непривычным для меня, ведь всегда было наоборот — он сидел спокойно и доводил меня до «точки кипения», а я в бешенстве. Но в этот раз мы, не сговариваясь, поменялись ролями.</text:p>
      <text:p text:style-name="P3">На удивление самой себе, я была спокойна. Даже слишком. Но, как оказалось — это был еще один тактический ход.</text:p>
      <text:p text:style-name="P3"/>
      <text:p text:style-name="P60">«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60">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6"><text:soft-page-break/>С. А. Зелинский, «Методы, приемы и способы манипуляций. (Современные психотехнологии манипулирования)»</text:p>
      <text:p text:style-name="P46"/>
      <text:p text:style-name="P3">Когда я спокойным тоном попросила его расслабиться и не перебивать меня, мол, мы ведь разговариваем.</text:p>
      <text:list xml:id="list42324817" text:continue-list="list42298388" text:style-name="диалог">
        <text:list-item>
          <text:p text:style-name="P91">Я не собираюсь с тобой ссориться, — сказала я. — Мы же хотим помириться!</text:p>
        </text:list-item>
      </text:list>
      <text:p text:style-name="P3">Он просто вышел из комнаты...</text:p>
      <text:p text:style-name="P3">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3">Когда он начал перебивать меня и повышать голос — я была абсолютно спокойна. Он не знал, что ему делать. Он стал наперебой забрасывать меня вопросами, но я продолжала сохранять спокойствие.</text:p>
      <text:p text:style-name="P3">Сценарий поменялся и, казалось, он был к этому не готов. Но это был очередной тактический ход. Его действия я смогла себе объяснить совсем недавно. Буквально перед тем, как решилась начать писать эту книгу.</text:p>
      <text:p text:style-name="P3">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3">Это были самые странные и страшные минуты наших отношений.</text:p>
      <text:p text:style-name="P3"><text:soft-page-break/>Видя его состояние, я попросила его остаться дома и никуда не ходить. Но он начал выталкивать меня из коридора, что меня порядком напугало, но я не отходила от двери. Акцентирую ваше внимание, что это все произошло очень быстро.</text:p>
      <text:p text:style-name="P3">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3">Он побежал к окну.</text:p>
      <text:p text:style-name="P3">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3">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3">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3">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42318446" text:continue-numbering="true" text:style-name="диалог">
        <text:list-item>
          <text:p text:style-name="P91">Помогите! Кто-нибудь! Помогите!</text:p>
        </text:list-item>
      </text:list>
      <text:p text:style-name="P3">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42301250" text:continue-numbering="true" text:style-name="диалог">
        <text:list-item>
          <text:p text:style-name="P91">Помогите! Кто-нибудь! Я не знаю, что мне делать! Он сейчас упадет! Я не удержу...</text:p>
        </text:list-item>
      </text:list>
      <text:p text:style-name="P3">А она стояла и я видела по ее лицу — ей страшно.</text:p>
      <text:p text:style-name="P3">Я его отпустила только когда поняла, что он стоит ногами на полу. Я вся дрожала и с того момента я смутно помню, что происходило дальше. Одни обрывки. Я практически упала на пол, задыхалась и дрожала. Он <text:span text:style-name="T1">переступил через меня</text:span>, каким-то образом открыл входную дверь и ушел.</text:p>
      <text:p text:style-name="P3">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3">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3">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3">Я билась в душевных конвульсиях от его действий. Тогда он уничтожил меня, растоптал мою психику своим уходом и <text:soft-page-break/>тем, что спрятался за спины защитников-друзей. Но и это еще не все.</text:p>
      <text:p text:style-name="P3">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3">Я не подумала:</text:p>
      <text:list xml:id="list42298809" text:continue-numbering="true" text:style-name="диалог">
        <text:list-item>
          <text:p text:style-name="P91"><text:s/>Что же мне делать? Хм... Я знаю! Мне нужно содрать татуировку, чтоб он не напоминала мне о нем!</text:p>
        </text:list-item>
      </text:list>
      <text:p text:style-name="P3">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3">Пустота. Абсолютное опустошение. Я резала свою руку, пытаясь заглушить душевную боль — физической, наверное... Я склоняюсь к тому, что именно такая была у меня цель — не чувствовать ту уничтожающую боль, которая разъедала меня изнутри.</text:p>
      <text:p text:style-name="P3">Потом он вернулся. Не один — он привел своих друзей посмотреть на все это шоу. Я была еще «жива», и меня нужно было «добить».</text:p>
      <text:p text:style-name="P3">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42318126" text:continue-numbering="true" text:style-name="диалог">
        <text:list-item>
          <text:p text:style-name="P91"><text:soft-page-break/>Что ты с ним сделала? — спрашивали они. — Он сказал, что ты взбесилась, что ты кричала, что он хотел уйти, а ты не пускала...</text:p>
        </text:list-item>
      </text:list>
      <text:p text:style-name="P3">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9">* * *</text:p>
      <text:p text:style-name="P3">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3">Но была одна маленькая несостыковка — что Жена Странного друга делала ночью под нашими окнами? Я тогда даже не задумалась, как она вообще ночью зимой оказалась под нашими окнами? Но уже позже, когда включу свои мозги, то все пойму.</text:p>
      <text:p text:style-name="P3">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3">Итак, ему нужны были доказательства своих жалоб и он все спланировал. Он, впервые </text:span><text:span text:style-name="_30__20_Text"><text:span text:style-name="T23">сам</text:span></text:span><text:span text:style-name="T23"> </text:span><text:span text:style-name="_30__20_Text"><text:span text:style-name="T23">позвонил</text:span></text:span><text:span text:style-name="T23"> мне и </text:span><text:span text:style-name="_30__20_Text"><text:span text:style-name="T23">сам предложил</text:span></text:span><text:span text:style-name="T23"> поговорить о наших проблемах, хотя </text:span><text:span text:style-name="_30__20_Text"><text:span text:style-name="T23">всегда</text:span></text:span><text:span text:style-name="T23"> отлынивал от любых выяснений отношений.</text:span></text:p>
      <text:p text:style-name="P3">Это был <text:span text:style-name="T1">первый раз</text:span>, когда он проявил инициативу и решил расставить все точки над «i»! Да, он заморочился и выстроил целый план по моему «устранению».</text:p>
      <text:p text:style-name="P3">Весь разговор занял не больше 2-3-х минут, а ведь Жена <text:span text:style-name="T1">уже</text:span> ждала под окнами! Как я потом узнала, еще до начала разговора он отправил ей сигнал <text:span text:style-name="T41">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3">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3">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3">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3">Много ума не надо, чтобы <text:span text:style-name="T1">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агрессором.</text:p>
      <text:p text:style-name="P3">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3">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3">Это как с тем кофе, что я вылила под ноги. На записи видно, что я не в себе, но причины такого поведения никто не зафиксировал...</text:p>
      <text:p text:style-name="P3">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3">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3">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3">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3">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3">Я — агрессор. Он жертва.</text:p>
      <text:p text:style-name="P3">Я кричу — он страдает.</text:p>
      <text:p text:style-name="P3">Он любит, а я издеваюсь.</text:p>
      <text:p text:style-name="P3">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в демонстрацию волнения и переживаний за меня. Да, я почти уверена, что вернуться было его идеей.</text:p>
      <text:p text:style-name="P3">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3">Они заслужили увидеть это зрелище. Они ведь выслушали столько его жалоб! Сколько было сказано обвинений в мой адрес!</text:p>
      <text:p text:style-name="P3">Блюдо готово — уважаемые гости, прошу к столу!</text:p>
      <text:p text:style-name="Text_20_body"><text:soft-page-break/><text:span text:style-name="T23">Он привел свидетелей для подтверждения всех своих жалоб и застал меня — в </text:span><text:span text:style-name="_30__20_Text"><text:span text:style-name="T23">Совершенно Неадекватном Состоянии</text:span></text:span><text:span text:style-name="T23">. С порезанной рукой, тяжело дыша, я бросала телефоны об стену, я кидалась на него рыдая и крича, с кулаками «За что? За что ты так со мной? Что я тебе такого сделала?».</text:span></text:p>
      <text:p text:style-name="P3">Он прятался за их спинами от меня, как от зверя, насилию которого он больше не может противостоять... и его защищали. Все, как он и запланировал.</text:p>
      <text:p text:style-name="P52">* * *</text:p>
      <text:p text:style-name="P3">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3">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3">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3"><text:soft-page-break/>Он не разрешал анализировать его действия. Он <text:s/>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3">Уроборос, который поедает свой хвост. Это — бесконечный цикл, который невозможно было остановить. По крайней мере, мне это было не под силу.</text:p>
      <text:p text:style-name="P3">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office:annotation office:name="__Annotation__20002_1216695877"><dc:creator>Яна </dc:creator><dc:date>2018-02-26T15:41:24.79</dc:date><text:p text:style-name="P142"><text:span text:style-name="T62">запятая</text:span></text:p></office:annotation>нет и<office:annotation-end office:name="__Annotation__20002_1216695877"/> это прекрасно!</text:p>
      <text:p text:style-name="P3">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77" text:outline-level="2"><text:s/><text:bookmark-start text:name="Glava_15__Ad"/>Глава 15. <text:line-break/>Ад<text:bookmark-end text:name="Glava_15__Ad"/></text:h>
      <text:p text:style-name="P48">И, улыбаясь, мне ломали крылья,</text:p>
      <text:p text:style-name="P48">Мой хрип порой похожим был на вой,</text:p>
      <text:p text:style-name="P48">И я немел от боли и бессилья</text:p>
      <text:p text:style-name="P48">И лишь шептал: «Спасибо, что живой».</text:p>
      <text:p text:style-name="P54">А. Высоцкий</text:p>
      <text:p text:style-name="P3">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ую меня окунули.</text:p>
      <text:p text:style-name="P3">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3">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3">Начала брать уроки гитары. Я завела дневник и старалась описать все мысли, что были в моей голове. Вот первая запись:</text:p>
      <text:p text:style-name="P3"/>
      <text:p text:style-name="P55">«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5"/>
      <text:p text:style-name="P3">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3">«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3">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3">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3">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рывы при попытке съесть хоть что-то.</text:p>
      <text:p text:style-name="P3">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3">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3">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3"><text:soft-page-break/>Так, как я вела всегда активный образ жизни, когда жир «ушел», моя фигура была похожа на комплекцию взрослеющего жилистого мальчика.</text:p>
      <text:p text:style-name="P52">* * *</text:p>
      <text:p text:style-name="P3">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3">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42297651" text:continue-numbering="true" text:style-name="диалог">
        <text:list-item>
          <text:p text:style-name="P91">Забери меня, рак, я больше не хочу жить...</text:p>
        </text:list-item>
      </text:list>
      <text:p text:style-name="P3">Было адски больно, будто меня сжигали заживо.</text:p>
      <text:p text:style-name="P3">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3">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3">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7">Бан</text:span> <text:span text:style-name="T1">(от англ. ban)</text:span> — лишение или ограничение каких-либо прав пользователя, например, отправление сообщений.</text:p></text:note-body></text:note> и на их девайсах.</text:p>
      <text:p text:style-name="P3">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3">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3">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аль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3">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3">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7">Мессенджер</text:span> <text:span text:style-name="T1">(от </text:span><text:span text:style-name="T14">ст.</text:span><text:span text:style-name="T42">-фр</text:span><text:span text:style-name="T14">анц</text:span><text:span text:style-name="T42">.</text:span><text:span text:style-name="T1"> </text:span><text:span text:style-name="T42">message — </text:span><text:span text:style-name="T14"><text:s/>в</text:span><text:span text:style-name="T1">ыпускать, посылать)</text:span> —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3">На этом череда моих удивлений не закончилась, ибо открыв чат с ним, я поняла, что сообщение это <text:s/>адресовано не мне, а моему мучителю.</text:p>
      <text:p text:style-name="P3">Мой парень залогинился<text:note text:id="ftn12" text:note-class="footnote"><text:note-citation text:label="**">**</text:note-citation><text:note-body><text:p text:style-name="Footnote"><text:span text:style-name="T7">Залогиниться</text:span> <text:span text:style-name="T1">(</text:span><text:span text:style-name="T14">комп. жарг.</text:span><text:span text:style-name="T1">)</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3">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52">* * *</text:p>
      <text:p text:style-name="P3">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3">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3">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3">Запомните этот момент. Я позже объясню, к чему я веду.</text:p>
      <text:p text:style-name="P3">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42304832" text:continue-numbering="true" text:style-name="диалог">
        <text:list-item>
          <text:p text:style-name="P91">А где тот браслет, который я тебе подарила?</text:p>
        </text:list-item>
      </text:list>
      <text:p text:style-name="P3">Он ответил, что не помнит, и что, скорее всего, потерял его.</text:p>
      <text:p text:style-name="P3">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3">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3">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3"><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3">Я очень захотела посмотреть ему в глаза. Отчетливо помню, что это желание появилось у меня сразу после прочтения той переписки.</text:p>
      <text:p text:style-name="P3">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3">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3">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3">Я была в ее глазах загнанным зверем, и, стало быть, моя любовь была настолько сильной, что со стороны пугала.</text:p>
      <text:p text:style-name="P3">О чем она думала? Думала, что я захочу его порезать так же, как порезала себе руку? Я с поломанными пальцами на ноге держала его всем своим весом, чтоб он, ни в коем слу<text:soft-page-break/>чае не упал, не поранился, не разбился, чтобы придти и поранить? Где логика?!</text:p>
      <text:p text:style-name="P3">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3">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3">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3">Тогда она обыскивала зависимое слабое безвольное ничтожество, которое отчаянно хотело заслужить милость хозяина.</text:p>
      <text:p text:style-name="P3">Тщательно осмотрев меня, она его позвала.</text:p>
      <text:p text:style-name="P52">* * *</text:p>
      <text:p text:style-name="P3">Вспоминаю и улыбаюсь! Вот это мастерство! Сначала он не хотел выходить ко мне. Он боялся меня! Он согласился, но, конечно же, не без условий.</text:p>
      <text:p text:style-name="P3">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3">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3">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3">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3">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3">Это высказанное вслух сомнение. Это всего лишь два коротких простых слова. Но давайте попробуем понять, какой смысл они несут.</text:p>
      <text:p text:style-name="P3"/>
      <text:p text:style-name="P55">«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5">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3">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3">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3">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3">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42320729" text:continue-numbering="true" text:style-name="диалог">
        <text:list-item>
          <text:p text:style-name="P91">Больше я не допущу такой ошибки!</text:p>
        </text:list-item>
      </text:list>
      <text:p text:style-name="P3">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3">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42323738" text:continue-numbering="true" text:style-name="диалог">
        <text:list-item>
          <text:p text:style-name="P91">Он любит! Я спрашивала, и он не сказал «нет»!!!</text:p>
        </text:list-item>
      </text:list>
      <text:p text:style-name="P3">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9">* * *</text:p>
      <text:p text:style-name="P3">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3">Он говорил, что ему тоже без меня тяжело, что он тоже страдает. Он все повторял, что не может меня забыть и что <text:soft-page-break/>любит меня, но «мы делаем друг друга несчастными», а потом обрывал связь, оставляя меня в полном безумии.</text:p>
      <text:p text:style-name="P3">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3">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77"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3">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3">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3"><text:span text:style-name="T1">Случайно</text:span> проболтался?..</text:p>
      <text:p text:style-name="P3">Понимая, сколько времени ему идти, я мигом вызвала такси и поехала к нему.</text:p>
      <text:p text:style-name="P3">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3">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3">показалось</text:span></text:span><text:span text:style-name="T23">.</text:span></text:p>
      <text:p text:style-name="P3">Я ждала его еще примерно <text:span text:style-name="T10">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3">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3">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3">Таксист оказался приятным человеком и очень неравнодушным, несмотря на молодой возраст. Я спросила его, не спешит ли он:</text:p>
      <text:list xml:id="list42312618" text:continue-numbering="true" text:style-name="диалог">
        <text:list-item>
          <text:p text:style-name="P91">Мне нужно с кем-нибудь поговорить...</text:p>
        </text:list-item>
      </text:list>
      <text:p text:style-name="P3">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3"><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3">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3">И вот он мне говорит:</text:p>
      <text:list xml:id="list42311863" text:continue-numbering="true" text:style-name="диалог">
        <text:list-item>
          <text:p text:style-name="P91">А это не он идет?</text:p>
        </text:list-item>
      </text:list>
      <text:p text:style-name="P3">Я обернулась и увидела <text:span text:style-name="T1">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3">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3">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3">Забавно, ведь позже у меня получится свести все эти обстоятельства в одну целую картину. Всему ведь есть объяснение, не так ли?</text:p>
      <text:p text:style-name="P3"><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3">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3">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3">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3">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в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3">Попробую сформулировать мысли, которые тогда орудовали в моей голове:</text:p>
      <text:list xml:id="list42324701" text:continue-numbering="true" text:style-name="диалог">
        <text:list-item>
          <text:p text:style-name="P91"><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3">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3">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3">Прошло меньше года, а я ловлю себя на мысли, что я совсем другая. Не та, какую он бы хотел видеть — безвольная, а та я, которая была <text:span text:style-name="T1">до него</text:span> — сильная, упрямая, самодостаточная. И мне действительно сложно понять, как я могла тогда такое допустить...</text:p>
      <text:p text:style-name="P3">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3">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3"><text:soft-page-break/>Что я могу сказать — я повелась и нет мне оправдания.</text:p>
      <text:p text:style-name="P3">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3">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3">Он безжалостно «добивал» мою психику, втаптывая меня в землю огромным молотом своих издевательств.</text:p>
      <text:p text:style-name="P3">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3">—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3">Он высказал свою уверенность в том, что в этом случае между нами не может ничего <office:annotation office:name="__Annotation__24010_1216695877"><dc:creator>Яна </dc:creator><dc:date>2018-02-28T10:31:07.83</dc:date><text:p text:style-name="P142"><text:span text:style-name="T62">запятая</text:span></text:p></office:annotation>быть и<office:annotation-end office:name="__Annotation__24010_1216695877"/> — попросил уйти. Ба-бах.</text:p>
      <text:p text:style-name="P52"><text:soft-page-break/>* * *</text:p>
      <text:p text:style-name="P3">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3">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3">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3">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3">К слову, я понимала это, но сидеть спокойно не могла, меня трусило изнутри, заставляя качаться. Я не могла остановиться.</text:p>
      <text:p text:style-name="P3">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42316863" text:continue-numbering="true" text:style-name="диалог">
        <text:list-item>
          <text:p text:style-name="P91">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3"><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3">Они пообещали, что я буду спать 6 часов. Я проспала около 3-х и была им безумно за это благодарна. Наконец это был здоровый крепкий сон!</text:p>
      <text:p text:style-name="P3">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3">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3">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3">Эта цифра оказалась приемлемой и для меня и для него.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жет. <text:soft-page-break/>Успокаивающим и мягким голосом он попросил меня вкратце описать проблему и назначил первый сеанс.</text:p>
      <text:p text:style-name="P3">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3">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0">выслушал</text:span> и ни разу не перебил.</text:p>
      <text:p text:style-name="P3">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3">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77" text:outline-level="2"><text:s/><text:bookmark-start text:name="Glava_17__Ia_vsie_ponial"/>Глава 17. <text:line-break/>Я все понял<text:bookmark-end text:name="Glava_17__Ia_vsie_ponial"/></text:h>
      <text:p text:style-name="P3">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3">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3">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3">Я не понимала, что бы это могло значить:</text:p>
      <text:list xml:id="list42306960" text:continue-numbering="true" text:style-name="диалог">
        <text:list-item>
          <text:p text:style-name="P91">Я хочу провести с тобой ночь, но тебе это вряд ли понравится...</text:p>
        </text:list-item>
      </text:list>
      <text:p text:style-name="P3">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3">На сообщение я ответила, что не девочка на побегушках и не прибегу по первому зову.</text:p>
      <text:list xml:id="list42310264" text:continue-numbering="true" text:style-name="диалог">
        <text:list-item>
          <text:p text:style-name="P91"><text:soft-page-break/>Тебе что, потрахаться не с кем? — спросила я его.</text:p>
        </text:list-item>
      </text:list>
      <text:p text:style-name="P42">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3">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3">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3">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3">ждала</text:span></text:span><text:span text:style-name="T23">. Конечно же он опоздал.</text:span></text:p>
      <text:p text:style-name="P3">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3">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1">изображал </text:span><text:span text:style-name="T4">этот любящий взгляд.</text:span></text:p>
      <text:p text:style-name="P41">Завязался разговор. Я отметила про себя, будто разговариваю с незнакомым мне человеком. Но тогда меня это порадовало.</text:p>
      <text:p text:style-name="P20"><text:soft-page-break/>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3">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3">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3">Я остро ощущала, что взяла верх. Я перестала ему звонить и писать. Я полностью пропала и начала строить свою жизнь заново, и он понял, что меня потерял.</text:p>
      <text:p text:style-name="P3">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3">Растерянность. Вот что было на его лице. Я могла им играться первый раз за все время нашего с ним знакомства. 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3"><text:soft-page-break/>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3">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3">Ну ведь правильно же? Смысл именно такой получается?</text:p>
      <text:p text:style-name="P3">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42317225" text:continue-numbering="true" text:style-name="диалог">
        <text:list-item>
          <text:p text:style-name="P91">Ты очень хорошо выглядишь.</text:p>
        </text:list-item>
        <text:list-item>
          <text:p text:style-name="P91">Я очень за тобой соскучился.</text:p>
        </text:list-item>
        <text:list-item>
          <text:p text:style-name="P91">Я рад, что ты согласилась со мной встретиться.</text:p>
        </text:list-item>
      </text:list>
      <text:p text:style-name="P3">Все это свидетельствовало о том, что он тоже рад — и я была рада вдвойне. Он спросил меня, чем я занимаюсь, и я начала перечислять:</text:p>
      <text:list xml:id="list42318100" text:continue-numbering="true" text:style-name="диалог">
        <text:list-item>
          <text:p text:style-name="P111"><text:span text:style-name="T23">По понедельникам, средам и пятницам я хожу на бокс, по субботам работаю в кофейне, по воскресеньем договорилась с другом заниматься </text:span><text:span text:style-name="T23">уроками игры на гитаре, четверги оставила для встреч с друзьями...</text:span></text:p>
        </text:list-item>
        <text:list-item>
          <text:p text:style-name="P91"><text:soft-page-break/>А по вторникам? — спросил он.</text:p>
        </text:list-item>
        <text:list-item>
          <text:p text:style-name="P91">А по вторникам я хожу на сеансы к психологу...</text:p>
        </text:list-item>
      </text:list>
      <text:p text:style-name="P3">Он был удивлен. Я увидела на его лице — радость. Тогда я еще, по наивности своей, объясняла это тем, что он рад за <text:span text:style-name="T4">меня</text:span>, ведь я наконец-то решила избавиться от своего недуга — чрезмерной эмоциональности! Наконец-то набралась ума!..</text:p>
      <text:p text:style-name="P3">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3">Хорошая, симпатичная, не 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3">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3">Крючок, который я вырвала с мясом еще пару недель назад, сейчас заглатывала еще с большим аппетитом, а он в это время еще больше наслаждался предвкушением победы в собственной игре. О, да! Игра еще не закончилась.</text:p>
      <text:h text:style-name="P77" text:outline-level="2"><text:s/><text:bookmark-start text:name="Glava_18__A_zachiem_vam_Ona_"/>Глава 18. <text:line-break/>А зачем вам Она?<text:bookmark-end text:name="Glava_18__A_zachiem_vam_Ona_"/></text:h>
      <text:p text:style-name="P3">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Он <text:span text:style-name="T1">показывал</text:span> мне сожаление, что так все вышло, слушая меня. Но так и не высказал его вслух. Очередная демонстрация.</text:p>
      <text:p text:style-name="P3">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3">Итак, мы идем к психологу. Оба. Добровольно. Этот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3">Накануне встречи я позвонила ему и предупредила, что на следующем сеансе буду не одна и могу, например, вый<text:soft-page-break/>ти выпить кофе пока они раззнакомятся. Доктор со мной согласился, и мы договорились, что около получаса ему должно хватить.</text:p>
      <text:p text:style-name="P3">Я переживала, правда. Любимый демонстрировал мне свое желание все исправить, а я искренне на все это велась. Я была несказанно счастлива!</text:p>
      <text:p text:style-name="P3">Мы пришли к психологу. Теперь я могу только предполагать его (психолога) реакцию. Он на протяжении нескольких сеансов слушал о том, как мне больно, видел мои слезы, слушал мою историю и пытался помочь мне разъяснить мое непонимание происходящего.</text:p>
      <text:p text:style-name="P3">Мои рассказы ведь были лишь об одном — я не понимаю, почему это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3">Слишком много было непонимания. Слишком сильной была моя боль. Но его силами — силами доктора, я начала «поправляться» и постепенно, как говорится — встала на ноги.</text:p>
      <text:p text:style-name="P3">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3">Доктор уже знает, что я снова подсела на крючок, ведь он видит и главного персонажа всей этой истории, который <text:soft-page-break/>смело проходит, достаточно легко себя ведет, не пряча при этом откровенного любопытства, но не более.</text:p>
      <text:p text:style-name="P3">Мы здороваемся с ним, проходим в кабинет, и тут я уже «намылилась» уходить, дабы оставить их наедине, но доктор сказал:</text:p>
      <text:list xml:id="list42311635" text:continue-numbering="true" text:style-name="диалог">
        <text:list-item>
          <text:p text:style-name="P91">Останьтесь, Яна...</text:p>
        </text:list-item>
      </text:list>
      <text:p text:style-name="P3">Я не стала возражать, хоть и растерялась, ведь мы же договорились. Я просто хотела, чтобы все было искренне и честно. Я не хотела, чтобы любимый чувствовал неудобство от моего присутствия, рассказывая при мне о наших проблемах.</text:p>
      <text:p text:style-name="P3">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3">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3">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office:annotation office:name="__Annotation__25239_1216695877"><dc:creator>Яна </dc:creator><dc:date>2018-02-28T10:56:03.86</dc:date><text:p text:style-name="P142"><text:span text:style-name="T62">запятая</text:span></text:p></office:annotation>что когда<office:annotation-end office:name="__Annotation__25239_1216695877"/> я плачу и истеричу, то способна причинить ему физический вред!</text:p>
      <text:p text:style-name="P3">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text:soft-page-break/>ся называть вещи «своими именами» и звучало много обидных слов в мой адрес.</text:p>
      <text:p text:style-name="P3">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3">Ну и, конечно, при этом он нежно и успокаивающе поглаживал мою руку, слегка приобняв, не останавливался в своем повествовании. Ми-ми-ми...</text:p>
      <text:p text:style-name="P3">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3">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3">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3">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настолько больно, когда он ушел, что я, не отдавая отсчет своим действиям, была готова сделать все, чтоб эта боль утихла. Делая ударение на слове «все».</text:p>
      <text:p text:style-name="P3"><text:soft-page-break/>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3">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3">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42305742" text:continue-numbering="true" text:style-name="диалог">
        <text:list-item>
          <text:p text:style-name="P91">А скажите мне, пожалуйста, зачем вам Яна?</text:p>
        </text:list-item>
        <text:list-item>
          <text:p text:style-name="P91">В смысле: «зачем мне Яна»? <text:span text:style-name="T13">Я ее люблю! — его ответ сопровождался задорными смешками.</text:span></text:p>
        </text:list-item>
        <text:list-item>
          <text:p text:style-name="P91">Вот вы говорите, что Яна очень плохая: обижает вас и неправильно себя ведет. Делает вас несчастным... Так зачем она вам?</text:p>
        </text:list-item>
      </text:list>
      <text:p text:style-name="P3">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3">«Я ее люблю!..» — вот что отвлекло меня от их беседы.</text:p>
      <text:p text:style-name="P3">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3"><text:soft-page-break/>Дальше 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3">Это были вполне обоснованные беспристрастные попытки доктора научными методами позволить человеку открыться.</text:p>
      <text:p text:style-name="P3">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3">Было очень много эмоций, и, по видимому, всё, что происходило потом было не настолько важным, чтоб это запомнить.</text:p>
      <text:p text:style-name="P3">И вот мы это сделали. Общими усилиями — его и моими, мы помирились.</text:p>
      <text:p text:style-name="P3">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3">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3"><text:soft-page-break/>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3">Спустя недели три мне позвонил психолог. Я сразу начала извиняться, за то, что мы пропали, говорила, что у нас все хорошо и, вроде как, пока нам это не нужно... Но доктор ответил, что мне уже и не нужно к нему ходить.</text:p>
      <text:list xml:id="list42296752" text:continue-numbering="true" text:style-name="диалог">
        <text:list-item>
          <text:p text:style-name="P91">С вами все в полном порядке, Яна, — сказал он, — но вот Его я бы хотел видеть.</text:p>
        </text:list-item>
      </text:list>
      <text:p text:style-name="P3">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3">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3">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3"><text:soft-page-break/>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3">Он всячески давал мне понять, с кем я имею дело, но врачебная этика запрещает делать это напрямую.</text:p>
      <text:h text:style-name="P77" text:outline-level="2"><text:s/><text:bookmark-start text:name="Glava_19__Ia_podumaiu"/>Глава 19. <text:line-break/>Я подумаю<text:bookmark-end text:name="Glava_19__Ia_podumaiu"/></text:h>
      <text:p text:style-name="P3">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3">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3">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3">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3">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3">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3">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3">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3">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3">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3">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3"><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3">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 то всегда хотелось сказать... Что тут скажешь? Девочки...</text:p>
      <text:p text:style-name="P3">И вот я стою и рыдаю от счастья. Он спрашивает меня, выйду ли я за него. Я говорю: «Я подумаю...», как в своей заветной мечте...</text:p>
      <text:p text:style-name="P3">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3">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3">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3">Конечно, все были на эмоциях и пошли курить. Мы собираемся на террасе, я трепещу от счастья, мы закуриваем и я спрашиваю...</text:p>
      <text:list xml:id="list42301772" text:continue-numbering="true" text:style-name="диалог">
        <text:list-item>
          <text:p text:style-name="P91"><text:soft-page-break/>Котик, а когда ты принял такое решение — на мне жениться?</text:p>
        </text:list-item>
        <text:list-item>
          <text:p text:style-name="P91">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3">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3">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3">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3">Да, он этим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но в тот момент я четко осознала что:</text:p>
      <text:list xml:id="list42314418" text:continue-list="list42321723" text:style-name="List_20_1">
        <text:list-item>
          <text:list>
            <text:list-item>
              <text:p text:style-name="P92">мне это не нравится;</text:p>
            </text:list-item>
            <text:list-item>
              <text:p text:style-name="P92">это ненормально.</text:p>
            </text:list-item>
          </text:list>
        </text:list-item>
      </text:list>
      <text:p text:style-name="P3">Очень помню тот день и ту эмоцию. Могу ее описать так, как будто бы у меня включился инстинкт самосохранения. Да, как только он одел мне на палец кольцо, я осознала, <text:soft-page-break/>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3">Что тут скажешь — к сестре уже так просто не сбежишь. И я стала думать головой, а не слепым любящим сердцем.</text:p>
      <text:p text:style-name="P3">Я невеста. Это непривычно!</text:p>
      <text:list xml:id="list42324239" text:continue-list="list42301772" text:style-name="диалог">
        <text:list-item>
          <text:p text:style-name="P91">Ну и когда же мы поженимся? — спросила я.</text:p>
        </text:list-item>
        <text:list-item>
          <text:p text:style-name="P91">Давай летом. — предложил он.</text:p>
        </text:list-item>
      </text:list>
      <text:p text:style-name="P3">Отличная идея.</text:p>
      <text:p text:style-name="P3">Я не знаю, как мы вообще до лета дожили.</text:p>
      <text:h text:style-name="P77" text:outline-level="2"><text:s/><text:bookmark-start text:name="Glava_20__Mien_shie_niuansov"/>Глава 20. <text:line-break/>Меньше нюансов<text:bookmark-end text:name="Glava_20__Mien_shie_niuansov"/></text:h>
      <text:p text:style-name="P3">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3">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3">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3">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3">Я старомодна, стало быть. Я не влюбчивая. Для меня брак на всю жизнь, — думала я. Понимая, как ей плохо и что ей просто необходимо выговориться, я ничего не гово<text:soft-page-break/>рила, а просто сидела и слушала. До тех пор, пока меня не начали втягивать в этот разговор силой — мой жених.</text:p>
      <text:p text:style-name="P3">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3">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3">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3">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3">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42299587" text:continue-numbering="true" text:style-name="диалог">
        <text:list-item>
          <text:p text:style-name="P91">Так будет меньше нюансов при разводе! — сказал он мне.</text:p>
        </text:list-item>
      </text:list>
      <text:p text:style-name="P3">Я не выдержала и сказала, что если он хочет «подстраховаться», то пусть составляет сам этот договор, но чтоб моего имени там не было:</text:p>
      <text:list xml:id="list42324482" text:continue-numbering="true" text:style-name="диалог">
        <text:list-item>
          <text:p text:style-name="P91"><text:soft-page-break/>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3">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3">Он был взбешен. Я потом горько поплатилась за эту свою «выходку». Завтра меня попытаются снова выгнать из дома.</text:p>
      <text:p text:style-name="P49">* * *</text:p>
      <text:p text:style-name="P37">У меня сохранилась переписка, где на следующий день он идет на попятную — забирает свои слова назад:</text:p>
      <text:list xml:id="list42320672" text:continue-numbering="true" text:style-name="диалог">
        <text:list-item>
          <text:p text:style-name="P91">...Я не хотел никогда никаких бумажек. Вчера это был просто разговор, из которого ты нашифровала!</text:p>
        </text:list-item>
        <text:list-item>
          <text:p text:style-name="P111"><text:span text:style-name="T23">Просто разговор заканчивается на фразе «мне не приятен этот разговор», — отвечаю я, — а </text:span><text:span text:style-name="T23">не длится до трех ночи со словами «да как ты не понимаешь?..» учитывая факт того, что мне рано вставать. Так что ничего я себе не нашифровывала.</text:span></text:p>
        </text:list-item>
        <text:list-item>
          <text:p text:style-name="P91">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91"><text:soft-page-break/>Меня такое отношение мягко говоря не устраивает! Что-то ты часто уходишь от своих <text:s/>слов! С аргументом: «Я ляпнул не подумав»...</text:p>
        </text:list-item>
        <text:list-item>
          <text:p text:style-name="P91">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это плохая причина.</text:p>
        </text:list-item>
        <text:list-item>
          <text:p text:style-name="P111"><text:span text:style-name="T23">Если бы этот разговор был </text:span><text:span text:style-name="_30__20_Text"><text:span text:style-name="T23">до</text:span></text:span><text:span text:style-name="T23"> твоего предложения — сказала бы!</text:span></text:p>
        </text:list-item>
        <text:list-item>
          <text:p text:style-name="P91">Поэтому я не понимаю, почему ты так упорно ее пытаешься пропихнуть, когда причина не в этом!?</text:p>
        </text:list-item>
        <text:list-item>
          <text:p text:style-name="P91">Короче, хватит. Мне надоело. Мне тут работать надо... — попыталась я закончить этот бред.</text:p>
        </text:list-item>
      </text:list>
      <text:p text:style-name="P3">Что мы видим?</text:p>
      <text:p text:style-name="P4">«Я не хотел никогда никаких бумажек.»</text:p>
      <text:p text:style-name="P3">Он пытается убедить меня в том, что я услышала не то, что услышала.</text:p>
      <text:p text:style-name="P4">«Но думать, что я всерьез намерен с тобой договор заключать это плохая причина... Когда причина не в этом.»</text:p>
      <text:p text:style-name="P3">«Всерьез намерен?»... А что, можно быть намеренным не всерьез?</text:p>
      <text:p text:style-name="P3">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text:soft-page-break/>эту «крутую» идею — для него намерения «не всерьез»? Это что ж получается? Что мне еще повезло?!</text:p>
      <text:p text:style-name="P3">В то же время, фраза «Когда причина не в этом» несет в себе смысл, что есть, якобы, какая-то <text:span text:style-name="T1">другая неизвестная причина</text:span>, которая, на самом деле, является <text:span text:style-name="T4">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3">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3">Я ничего не упустила? Ах да — куда я только смотрела?!</text:p>
      <text:p text:style-name="P4">«Вчера это был просто разговор, из которого ты нашифровала.»</text:p>
      <text:p text:style-name="P3">Ну понятно. Ту он пытается внушить мне, что я ненормальная, верю в то, чего, на самом деле, не было... Все стандартно.</text:p>
      <text:p text:style-name="P4">«Думал проснется — может дойдет.»</text:p>
      <text:p text:style-name="P3">Обвинение в тупости: до тебя не доходит, ведь ты тупая.</text:p>
      <text:p text:style-name="P4">«Скажет, чет реально мне пригорело. А нет. Набрала аргументов и говна на лопате на! Главное что ты права.»</text:p>
      <text:p text:style-name="P3">Обвинение в иррациональности, тупости, конфликтности, необоснованности в суждениях. Ну и, конечно, маска «жертвы»: поливаешь меня говном.</text:p>
      <text:p text:style-name="P4">«Главное, что ты права.»</text:p>
      <text:p text:style-name="P3"><text:soft-page-break/>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4">«А чего ты не сказала «нет», мне чисто интересно? Дай угадаю. Ты про бумажки не знала?»</text:p>
      <text:p text:style-name="P3">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4">«Дурацкие разговоры были всегда.»</text:p>
      <text:p text:style-name="P3">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4">«Поэтому я не понимаю, почему ты так упорно ее пытаешься пропихнуть.»</text:p>
      <text:p text:style-name="P3">Попытка убедить меня в том, что я агрессор, не знаю, как его бросить, и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52">* * *</text:p>
      <text:p text:style-name="P3">Его инфантильность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3"><text:soft-page-break/>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3">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3">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3">причины</text:span></text:span><text:span text:style-name="T23"> подобных моих действий его не интересуют.</text:span></text:p>
      <text:p text:style-name="P3">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42299246" text:continue-numbering="true" text:style-name="диалог">
        <text:list-item>
          <text:p text:style-name="P91">Когда вещи заберешь? — пишет он в тот же день.</text:p>
        </text:list-item>
        <text:list-item>
          <text:p text:style-name="P91">Сегодня, — отвечаю я, на что он отвечает:</text:p>
        </text:list-item>
        <text:list-item>
          <text:p text:style-name="P91">Целую в шею...</text:p>
        </text:list-item>
      </text:list>
      <text:p text:style-name="P3">Понимаете, что происходит!? Он выгоняет меня, я с этим соглашаюсь, но он тут же, получив мое согласие, делает «шаг на встречу» и забирает свои слова назад, с <text:soft-page-break/>единственной целью — зацепить меня. Напоминает ту историю: «Нас любят. В нас верят... Ты умница...» не так ли?</text:p>
      <text:p text:style-name="P3">Но в этот раз он ушел не на кухню, спать в своем спальнике. Он ушел к друзьям, и выключил телефон, когда я попыталась заставить его придти домой и расставить все точки над «i».</text:p>
      <text:p text:style-name="P3">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42299667" text:continue-numbering="true" text:style-name="диалог">
        <text:list-item>
          <text:p text:style-name="P91">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3">Мне должно быть стыдно, наверное, за то, что я такая слабачка и не смогла еще на первых порах прекратить эти отношения.</text:p>
      <text:p text:style-name="P3">Еще когда он запретил мне приглашать друзей на мой день рождения.</text:p>
      <text:p text:style-name="P3">За то, что вернулась к нему, когда он переступал через меня две недели после операции.</text:p>
      <text:p text:style-name="P3">Когда он говорил со мной о измене и пытался склонить меня к групповухе.</text:p>
      <text:p text:style-name="P3">Из-за того, что я на протяжении трех лет просила у него прощение за его жестокое обращение со мной...</text:p>
      <text:p text:style-name="P3"><text:soft-page-break/>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3">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крепенько уснула. Он разбудил меня, чтобы покормить. Принес мне окрошку в постель. Так заботливо кормил меня с ложки...</text:p>
      <text:p text:style-name="P3">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3">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77"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60">«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3"><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3">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3"/>
      <text:p text:style-name="P60">«Мы все должны бояться злых людей. Но есть другое зло, которого мы должны бояться еще больше. Это зло — равнодушие хороших людей.»</text:p>
      <text:p text:style-name="P46">Х/Ф «Святые из Бундока»</text:p>
      <text:p text:style-name="P46"/>
      <text:p text:style-name="P3">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3">Абьюзер показыв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3">Он говорит то, что в конкретный момент выгоднее всего сказать, и получает свою награду — признание в нем достойного человека окружающими.</text:p>
      <text:p text:style-name="P3">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3">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3">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3">Проблема его провала в том, что он не заботится о завтрашнем дне. Ему важно быть уважаемым здесь и сейчас.</text:p>
      <text:p text:style-name="P3">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9"><text:soft-page-break/>* * *</text:p>
      <text:p text:style-name="P3">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обыскивала меня, как сумасшедшую...</text:p>
      <text:p text:style-name="P3">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3">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42305597" text:continue-numbering="true" text:style-name="диалог">
        <text:list-item>
          <text:p text:style-name="P91">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3">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3">Когда я ее увидела, то поняла о чем все говорили. Ее состояние и правда было плачевным, при чем в прямом смысле — увидев меня она нут же разрыдалась, всхлипывая <text:soft-page-break/>мне в куртку, когда я ее обняла. Ее здорово потрепало, как и меня еще пару месяцев назад, когда я попросила вызвать себе скорую.</text:p>
      <text:p text:style-name="P3">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3">Ее состояние было очень похожим на мое еще пару месяцев назад, когда я отчаянно пыталась понять, что же происходит. Она также винила во всем себя. Как-то вечером мы разговаривали об этом. Я не выдержала и сказала:</text:p>
      <text:list xml:id="list42311532" text:continue-numbering="true" text:style-name="диалог">
        <text:list-item>
          <text:p text:style-name="P91">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3">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3">В общем, мы разобщались и начали дружить. Как-то мы втроем сидели у нас, как всегда о чем-то общались и она мне говорит, мол:</text:p>
      <text:list xml:id="list42299669" text:continue-numbering="true" text:style-name="диалог">
        <text:list-item>
          <text:p text:style-name="P91">Давай завтра созвонимся и обсудим <text:span text:style-name="T41">&lt;</text:span>уже не помню что<text:span text:style-name="T41">&gt;</text:span>...</text:p>
        </text:list-item>
        <text:list-item>
          <text:p text:style-name="P91"><text:soft-page-break/>Давай, — отвечаю я, — только ты сначала мой номер из черного списка удали — потом и созвонимся...</text:p>
        </text:list-item>
      </text:list>
      <text:p text:style-name="Text_20_body"><text:span text:style-name="T23">И тут я увидела ее </text:span><text:span text:style-name="T28">Л</text:span><text:span text:style-name="_30__20_Text"><text:span text:style-name="T28">ицо</text:span></text:span><text:span text:style-name="T30">...</text:span><text:span text:style-name="T23"> Она совершенно не понимала, о чем я говорю. А мой суженый сидел на полу на подушках, пафосно так курил, и на выдохе так сказал:</text:span></text:p>
      <text:list xml:id="list42299120" text:continue-numbering="true" text:style-name="диалог">
        <text:list-item>
          <text:p text:style-name="P91">Это я тебя заблокировал у нее на телефоне.</text:p>
        </text:list-item>
      </text:list>
      <text:p text:style-name="P3">И тут уже я 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3">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3">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а свидетелем его похождений за время нашего разрыва — два.</text:p>
      <text:p text:style-name="P3">Ему было невыгодно, чтобы мы поддерживали связь, ведь тогда бы я узнала, как, по его словам он «познаёт себя». Но об этом позже.</text:p>
      <text:p text:style-name="P3">Ему и это сошло с рук, ведь он снова, как и всегда, когда был неправ, одевал маску «жертвы». По его словам, он тогда не знал, что со мной делать, ведь я была слишком <text:soft-page-break/>настойчивой. Хотя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text:p>
      <text:p text:style-name="P3">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3">Много. Много вечеров мы провели вместе. Из нас получилась отличная троица. Мы все такие разные но время проводили хорошо. Мне нравилось то время. Казалось, все стабильно.</text:p>
      <text:p text:style-name="P3">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52">* * *</text:p>
      <text:p text:style-name="P3">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3"><text:soft-page-break/>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3">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 убитого медведя, и ждали пока эта ситуация разрешится.</text:p>
      <text:p text:style-name="P3">Но это оказалось очередным увиливанием, ведь, когда он получил свои деньги, то я услышала следующее:</text:p>
      <text:p text:style-name="P3">— «Ведьмак 3»<text:note text:id="ftn13" text:note-class="footnote"><text:note-citation text:label="*">*</text:note-citation><text:note-body><text:p text:style-name="Footnote"><text:span text:style-name="T7">«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3">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3">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3"><text:soft-page-break/>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9">* * *</text:p>
      <text:p text:style-name="P3">Вскоре наши друзья позвали нас на уикенд палатками на море. Были какие-то государственные праздники и у нас получилось около четырех свободных дней...</text:p>
      <text:p text:style-name="P3">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3">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3">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3">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42316686" text:continue-numbering="true" text:style-name="диалог">
        <text:list-item>
          <text:p text:style-name="P91"><text:soft-page-break/>Да, мать, ты такая сильная! Я бы так не смогла...</text:p>
        </text:list-item>
        <text:list-item>
          <text:p text:style-name="P91">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1">Я бы не смогла простить, но ты молодец!</text:p>
        </text:list-item>
        <text:list-item>
          <text:p text:style-name="P91">Что простить?</text:p>
        </text:list-item>
        <text:list-item>
          <text:p text:style-name="P91">Ну, он ведь трахал двух баб...</text:p>
        </text:list-item>
      </text:list>
      <text:p text:style-name="P3">Она продолжала что-то говорить, а я «застряла» на этой фразе. Даже не знаю сколько времени прошло, когда я спросила:</text:p>
      <text:list xml:id="list42313500" text:continue-numbering="true" text:style-name="диалог">
        <text:list-item>
          <text:p text:style-name="P91">Что значит — трахал двух баб?</text:p>
        </text:list-item>
      </text:list>
      <text:p text:style-name="P3">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3">Я посмотрела на нее. Она такая маленькая, потрепанная жизнью, сидела и смотрела на мена испуганно-удивленными глазами... Она не знала.</text:p>
      <text:p text:style-name="P3">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3">Многое прояснилось. Пазлики начали становиться по своим местам. Тогда, на ее кухне, я была уверена, что это <text:soft-page-break/>все пазлы, но я и представить себе не могла, каких размеров получится картина.</text:p>
      <text:list xml:id="list42325111" text:continue-numbering="true" text:style-name="диалог">
        <text:list-item>
          <text:p text:style-name="P91">Рассказывай! Рассказывай все!</text:p>
        </text:list-item>
      </text:list>
      <text:p text:style-name="P3">Тогда я узнала, чем он занимался те два месяца — развлекался. Сайт знакомств и вперед к новым экземплярам, на встречу к самоутверждению, познавать себя...</text:p>
      <text:p text:style-name="P3">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3">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52">* * *</text:p>
      <text:p text:style-name="P3">Ох, в тот вечер я узнала еще кое что от нее. Это был еще один удар для меня. Я поняла, что живу с предателем, с жестоким человеком.</text:p>
      <text:p text:style-name="P3">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3">Его Жена тяжело переживала эту его заведомо-провальную попытку «наладить отношения». Будучи человеком рассудительным, спокойным и умным, она понимала, что <text:soft-page-break/>такие методы <text:s/>«все исправить» делают только хуже. Проблемы надо решать, а не убегать от них.</text:p>
      <text:p text:style-name="P3">Итак, на ее на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3">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3">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42307542" text:continue-numbering="true" text:style-name="диалог">
        <text:list-item>
          <text:p text:style-name="P91">Все в порядке;</text:p>
        </text:list-item>
        <text:list-item>
          <text:p text:style-name="P91">Ты себе накручиваешь;</text:p>
        </text:list-item>
        <text:list-item>
          <text:p text:style-name="P91">Ты придумываешь драму на пустом месте;</text:p>
        </text:list-item>
        <text:list-item>
          <text:p text:style-name="P91">Ты паришься без причины...</text:p>
        </text:list-item>
        <text:list-item>
          <text:p text:style-name="P91">и так далее по тексту выше/ниже — стандартные фразочки.</text:p>
        </text:list-item>
      </text:list>
      <text:p text:style-name="P3">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3">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text:soft-page-break/>пела крах из-за ее неспособности выполнять свои задачи. Жесть.</text:p>
      <text:p text:style-name="P3">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3">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3">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3">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вость в любом ее проявлении — потребую вмешаться или вмешаюсь сама.</text:p>
      <text:p text:style-name="P3">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3">В конце концов, проявив желание помириться со мной, она шла ко мне на встречу — раз; ей было очень плохо и я хотела ей помочь — два; я хотела для себя прояснить причину ее действий — три.</text:p>
      <text:p text:style-name="P3"><text:soft-page-break/>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3">Я ее простила, как оказалось, за то, чего она не делала. Мне жаль.</text:p>
      <text:p text:style-name="P3">Дальше она стала нашим частым гостем. Я проводила с ней прекрасные вечера, в один из которых, даже не помню как, я <text:span text:style-name="T1">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3">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1">она узнала в тот вечер и от меня</text:span>. И сказала она мне это в догонку к информации «он трахал двух баб».</text:p>
      <text:p text:style-name="P3">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3">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text:soft-page-break/>вергла ее в то же состояние, что и она меня сейчас — в полный ступор!</text:p>
      <text:p text:style-name="P3">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52">* * *</text:p>
      <text:p text:style-name="P3">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3">Он понимал, что я не смогу стоять в сторонке и наблюдать, как она сходит с ума. Он понимал, что я потребую рассказать ей все. Он не знал, что мы разобщаемся настолько, что начнем разговаривать на такие деликатные темы, как измены и предательства.</text:p>
      <text:p text:style-name="P3">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3">Мало того, помните ту ночь, когда я ждала его на коврике под входной дверью пока он пешком шел домой? Оказалось, что погулять его попросили. Эти голубки хотели про<text:soft-page-break/>вести время вместе, но приперлась я и нарушила всю идиллию.</text:p>
      <text:p text:style-name="P3">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3">Не 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3">Не могу удержаться и не продублировать его любимую цитату:</text:p>
      <text:p text:style-name="P3"/>
      <text:p text:style-name="P60">«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3">Веду я это к чему. У абьюзеров напрочь отсутствует совесть, чувство собственной вины, чувство сострадания, по<text:soft-page-break/>нятие справедливости. Не надейтесь и не пытайтесь вызвать подобное ощущение в их пустом сердце!</text:p>
      <text:p text:style-name="P3">Максимум, что абьюзер сделает — <text:span text:style-name="T1">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3">Но поверьте мне и моему горькому опыту, вы априори в проигрыше в своих попытках воззвать к его человечности.</text:p>
      <text:p text:style-name="P3">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3">Ее Странный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3">Наши с ней ситуации похожи, и несложно объяснить и это — ее муж и мой несостоявшийся муж был лучшими друзьями. Не исключено, что они все это спланировали и отрабатывали каждый на своей бабе...</text:p>
      <text:p text:style-name="P52">* * *</text:p>
      <text:p text:style-name="P3">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text:soft-page-break/>курю, смотрю тупым взглядом сквозь стену. «Он трахал двух баб»...</text:p>
      <text:list xml:id="list42320156" text:continue-numbering="true" text:style-name="диалог">
        <text:list-item>
          <text:p text:style-name="P91">Что с тобой? — спросил он, когда заметил, что со мной что-то не так.</text:p>
        </text:list-item>
      </text:list>
      <text:p text:style-name="P3">Я сослалась на плохой сон. Мне нужно было обо всем трезво подумать, а перед принятием важных решений не нужно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3">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42318366" text:continue-numbering="true" text:style-name="диалог">
        <text:list-item>
          <text:p text:style-name="P91">И что тебе приснилось? — спросил он.</text:p>
        </text:list-item>
        <text:list-item>
          <text:p text:style-name="P91">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1">В смысле: «обманываю»? Что я тебе изменил?</text:p>
        </text:list-item>
        <text:list-item>
          <text:p text:style-name="P91">Да, — ответила я, — с темноволосой девочкой.</text:p>
        </text:list-item>
        <text:list-item>
          <text:p text:style-name="P91">Прекрати, это всего лишь сон, нам пора собираться. Не накручивай себе.</text:p>
        </text:list-item>
      </text:list>
      <text:p text:style-name="P3">Всю дорогу я ехала, как в воду опущенная. Мне было сложно понять, что со мной происходит. Я была растеряна, <text:soft-page-break/>но полна решимости одновре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3">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3">посмеялся</text:span></text:span><text:span text:style-name="T23">, обнял меня и попытался успокоить, мол — это всего лишь сон.</text:span></text:p>
      <text:list xml:id="list42320866" text:continue-numbering="true" text:style-name="диалог">
        <text:list-item>
          <text:p text:style-name="P91">Это тебе в голову солнышко припекло...</text:p>
        </text:list-item>
      </text:list>
      <text:p text:style-name="P3">В этот уикенд он был, как никогда — паинькой.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оими чувствами.</text:p>
      <text:p text:style-name="P3">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3">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3">Море было холодным, но мне понравилось отдыхать палатками. Я решила, что на время, пока я там — отвлекусь и <text:soft-page-break/>отдохну, а по приезду домой решу, что со всем этим делать. Я была уверена, что у меня появится идея, как вывести его на чистую воду.</text:p>
      <text:p text:style-name="P49">* * *</text:p>
      <text:p text:style-name="P3">По возвращении, я снова зашла к Жене Странного друга. К тому времени она покопалась по перепискам, и тогда я уже убедилась в том, что <text:span text:style-name="T13">жених мой</text:span> подбивал<text:span text:style-name="T13">-</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3">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3">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3">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уйти от темы. Записать разговор, как оказалось, вполне действенный способ лишить его этой возможности.</text:p>
      <text:p text:style-name="P3"><text:soft-page-break/>Несколько минут он упрашивал меня выключить диктофон, потом сдался, со словами:</text:p>
      <text:list xml:id="list42317484" text:continue-numbering="true" text:style-name="диалог">
        <text:list-item>
          <text:p text:style-name="P91">Хрен с тобой — записывай... Ты вокруг меня плетешь какую-то западню...</text:p>
        </text:list-item>
      </text:list>
      <text:p text:style-name="P3">Вот так. Разговор еще не начался, а меня уже обвиняют. Маска «жертвы» уже красуется на его «благородном» лице.</text:p>
      <text:p text:style-name="P3">Приготовьтесь к тотальному абсурду, ведь я даже не знаю, получится ли у меня описать весь тот бред, который извергали его лживые уста.</text:p>
      <text:p text:style-name="P3">Разговор начался с моего вопроса:</text:p>
      <text:list xml:id="list42312386" text:continue-numbering="true" text:style-name="диалог">
        <text:list-item>
          <text:p text:style-name="P91">Есть ли что-то, что я должна знать, как твоя девушка, как твоя будущая жена? То, что может в будущем причинить мне боль?</text:p>
        </text:list-item>
      </text:list>
      <text:p text:style-name="P3">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3">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3">Вот несколько его реплик:</text:p>
      <text:list xml:id="list42300192" text:continue-numbering="true" text:style-name="диалог">
        <text:list-item>
          <text:p text:style-name="P111"><text:span text:style-name="T23">Я очень часто задумывался о том, что мне одиноко и мне хотелось бы с кем-нибудь переспать, </text:span><text:span text:style-name="T28">но эти попытки не увенчались успехом</text:span><text:span text:style-name="T23">. Назовем это так...</text:span></text:p>
        </text:list-item>
      </text:list>
      <text:p text:style-name="P3">«Назовем это так...» Как?</text:p>
      <text:p text:style-name="P3"><text:soft-page-break/>Попытки? А они все-таки были?</text:p>
      <text:p text:style-name="P3">Не увенчались успехом? С чьей стороны?</text:p>
      <text:p text:style-name="P3">На что мне ответили:</text:p>
      <text:list xml:id="list42294867" text:continue-numbering="true" text:style-name="диалог">
        <text:list-item>
          <text:p text:style-name="P111"><text:span text:style-name="T23">Ну, тут не бывает почти. Либо было, либо не было, и под </text:span><text:span text:style-name="_30__20_Text"><text:span text:style-name="T23">было</text:span></text:span><text:span text:style-name="T23">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3">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42301761" text:continue-numbering="true" text:style-name="диалог">
        <text:list-item>
          <text:p text:style-name="P91">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3">«Говорят...». И снова триангуляция. По его мнению, я должна была смириться с этим общепринятым фактом, и заткнуться. Вот эта его реплика даже сейчас для меня не понятна. Я хочу напомнить, что это цитата из записи с диктофона.</text:p>
      <text:p text:style-name="P3">В этой реплике он применяет сразу три приема.</text:p>
      <text:p text:style-name="P3"><text:soft-page-break/><text:span text:style-name="T7">Признание</text:span> — хотел потрахаться. Что звучит довольно честно, да?</text:p>
      <text:p text:style-name="P3">Цель: обезоружить.</text:p>
      <text:p text:style-name="P3"><text:span text:style-name="T7">Попытка оправдаться</text:span> — мужская полигамность.</text:p>
      <text:p text:style-name="P3">Цель: <text:s/>избавиться от чувства вины.</text:p>
      <text:p text:style-name="P3"><text:span text:style-name="T7">Попытка навесить ярлык</text:span>, скрытый упрек — ревность.</text:p>
      <text:p text:style-name="P3">Цель: заставить жертву оправдываться, чтоб успешно соскочить с темы.</text:p>
      <text:p text:style-name="P3">Сказал правду, прикрыл ее общественным мнением и тут же упрекнул меня, внушая мне, что я просто ревную.</text:p>
      <text:p text:style-name="P3">Мимо — я не ревнивая.</text:p>
      <text:p text:style-name="P52">* * *</text:p>
      <text:p text:style-name="P3">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42303124" text:continue-numbering="true" text:style-name="диалог">
        <text:list-item>
          <text:p text:style-name="P91">Мне было стыдно от мысли о том, что эта информация может докатиться до нее... — сказал он.</text:p>
        </text:list-item>
      </text:list>
      <text:p text:style-name="P3">А ведь это лишь пятая минута разговора! Да, это всё цитаты записи. Без преувеличений и неточностей — все как есть.</text:p>
      <text:p text:style-name="P3"><text:soft-page-break/>И что мы видим? Третий человек. «Добровольный помощник» в его манипуляциях, который даже не подозревает об этом, как и том, что его используют.</text:p>
      <text:p text:style-name="P3">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3">Этими словами «мне было стыдно...» он показал, что превозносит ее, и это нормально, ведь она хороший человек и достойна уважения. Но есть одно «но» — этим он дал мне понять, что не просто хорошо к ней относится, а </text:span><text:span text:style-name="_30__20_Text"><text:span text:style-name="T23">относится к ней лучше, чем ко мне</text:span></text:span><text:span text:style-name="T23">. Он продемонстрировал мне контраст его чувств ко мне и его чувств к ней — </text:span><text:span text:style-name="T28">более</text:span><text:span text:style-name="T23"> глубокое уважение.</text:span></text:p>
      <text:p text:style-name="P3">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1">важнее</text:span> положение его подруги в этой ситуации. Не важно, как и мое, а важнее, чем мое!</text:p>
      <text:p text:style-name="P3">Я нашла диалог с его другом, к которому он обратился за советом по ухаживанию за ней:</text:p>
      <text:list xml:id="list42297663" text:continue-numbering="true" text:style-name="диалог">
        <text:list-item>
          <text:p text:style-name="P91">Я тонко намекну, так сказать. И либо намек будет услышан, либо нет. — пишет он.</text:p>
        </text:list-item>
        <text:list-item>
          <text:p text:style-name="P91">А ты рассматривал вариант, что тебя просто попробуют, а потом скажут, что это было так — просто для души отдохнуть?</text:p>
        </text:list-item>
        <text:list-item>
          <text:p text:style-name="P111"><text:span text:style-name="T23">Это невозможный вариант. Я склонен считать, что мы хорошо друг друга понимаем. И такой расклад (</text:span><text:span text:style-name="T28">дружеский </text:span><text:soft-page-break/><text:span text:style-name="T28">секс — </text:span><text:span text:style-name="_30__20_Text"><text:span text:style-name="T28">примеч. авт.</text:span></text:span><text:span text:style-name="T23">)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3">Давайте разберем его текст.</text:p>
      <text:p text:style-name="P4">«Я тонко намекну, так сказать. И либо намек будет услышан, либо нет.»</text:p>
      <text:p text:style-name="P3">Даже не знаю, что добавить, ведь итак видно, что он даже не собирается напрягаться... Он намекнет, и — либо да, либо нет. В любом случае он «умывает руки». Я даже не удивлюсь, если это намек — что-то вроде «Останешься?» или «Если я приеду, то буду приставать»...</text:p>
      <text:p text:style-name="P3">При этом ему даже не важно получить ответ. Ему важно, чтоб его намек «был услышан». Ну тут все ясно...</text:p>
      <text:p text:style-name="P4">«Я склонен считать, что мы хорошо друг друга понимаем.»</text:p>
      <text:p text:style-name="P3">Не «считаю», не «надеюсь», а «склонен считать». Человек «склонен считать»,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4">«И такой расклад — это просто абсурд.»</text:p>
      <text:p text:style-name="P3">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4"><text:soft-page-break/>«Тут либо дружить, либо больше. А дружеский секс — это явно не та идея, которая тут уместна. Фу. Даже думать о такой не хочу.»</text:p>
      <text:p text:style-name="Text_20_body"><text:span text:style-name="T23">Кто-то, читая эти строки, понимает чего он хочет, на самом деле? «Я хочу быть с ней» например, или «Я хочу </text:span><text:span text:style-name="T23">большего с ней», или «Просто дружба с ней меня не устраивает»?.. Здесь ни слова о его желаниях. </text:span><text:span text:style-name="_30__20_Text"><text:span text:style-name="T23">Либо — либо</text:span></text:span><text:span text:style-name="T23">, или никак.</text:span></text:p>
      <text:p text:style-name="P3">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3">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3">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 пустую.</text:p>
      <text:p text:style-name="P3">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3">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text:soft-page-break/>ва. Она может даже защищать его и оправдывать, давать советы, как поступить, зная о ситуации только со его слов!</text:p>
      <text:p text:style-name="P3">Помимо меня, я знаю еще двоих девушек, которые подверглись его влиянию: Бывшая до меня и Университетская подруга. Мы все подходим под это описание...</text:p>
      <text:p text:style-name="P49">* * *</text:p>
      <text:p text:style-name="P3">Стоит отметить, что я когда-то была на месте каждой из них.</text:p>
      <text:p text:style-name="P3">Говоря о девушке Бывшей до меня, <text:span text:style-name="T13">я упоминала, что о</text:span>на «неадекватная истеричка, которой только обнимашки и нужны». Помните?</text:p>
      <text:p text:style-name="P3">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3">Это стандартное поведение. Так зачатую и происходит. Окружающим он делает акценты на то, что поведение его неадекватной пары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3">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text:soft-page-break/>делает — по углам не тискается, открыто не флиртует, а даже наоборот, всячески выпячевает:</text:p>
      <text:list xml:id="list42304145" text:continue-list="list42310976" text:style-name="список_20_перечисление">
        <text:list-item>
          <text:p text:style-name="P93">на людях — привязанность к жертве. Окружающие умиляются такой замечательной паре!</text:p>
        </text:list-item>
        <text:list-item>
          <text:p text:style-name="P93">наедине — привязанность в третьему человеку. Жертва бесится, что, несомненно, выйдет за рамки отношений, где все — все! — обвинят жертву в ненормальности. Даже она сама! </text:p>
        </text:list-item>
      </text:list>
      <text:p text:style-name="P3">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3">То есть, простыми словами его посыл: «Мне было стыдно от мысли о том, что эта информация может докатиться до нее...»</text:p>
      <text:p text:style-name="P3">Будет звучать так:</text:p>
      <text:p text:style-name="P3"/>
      <text:p text:style-name="P55">«Она меня понимает, а ты нет. Кто ты вообще такая, чтобы втягивать ее в наши разборки?! Ты не должна этого делать!</text:p>
      <text:p text:style-name="P55">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5">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5"><text:soft-page-break/></text:p>
      <text:p text:style-name="P3">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3">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3">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3">А теперь давайте вспомним хронологию:</text:p>
      <text:p text:style-name="P4">Знакомство.</text:p>
      <text:p text:style-name="P3">Он познакомил меня со своей Бывшей девушкой, незадолго, как расстаться с ней (кто-кого бросил я не знаю).</text:p>
      <text:p text:style-name="P3">И меня со своей Университетской Подругой он познакомил, когда у нас все стало очень плохо, а именно за две недели, как выгнать меня из дома.</text:p>
      <text:p text:style-name="P4">Длительность отношений.</text:p>
      <text:p text:style-name="P3">Они встречались около трех лет.</text:p>
      <text:p text:style-name="P3">Мы встречались почти три года.</text:p>
      <text:p text:style-name="P4">Процесс замены.</text:p>
      <text:p text:style-name="P3">В тот день, когда мы впервые поцеловались, оказалось, что его отношения еще не закончены.</text:p>
      <text:p text:style-name="P3"><text:soft-page-break/>Когда мы разошлись, он подбивал клинья к своей подруге, в то время, как мне говорил, что не может меня забыть и все еще любит.</text:p>
      <text:p text:style-name="P4">Возвращение.</text:p>
      <text:p text:style-name="P3">Со своей Бывшей девушкой он сошелся примерно через два месяца после расставания, осуществив неудачную попытку «приставать» ко мне.</text:p>
      <text:p text:style-name="P3">И меня он бросил, а через два месяца, получив отказ своей подруги, вернулся ко мне.</text:p>
      <text:p text:style-name="P4">Длительное общение.</text:p>
      <text:p text:style-name="P3">Я знала его почти 10 лет, перед тем, как у нас завязались отношения.</text:p>
      <text:p text:style-name="P3">И его Подруга знает его с университета, то есть уже более/около 10-ти лет.</text:p>
      <text:p text:style-name="P4">Маска жертвы.</text:p>
      <text:p text:style-name="P3">Я знала его, как хорошего парня, которому попалась «не та» девушка, и жалела его.</text:p>
      <text:p text:style-name="P3">Я не удивлюсь, если его подруга знает меня, как человека, который делал его несчастным. И — жалеет его.</text:p>
      <text:p text:style-name="P4">Обработка.</text:p>
      <text:p text:style-name="P3">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text:span text:style-name="T1">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3"><text:soft-page-break/>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P3">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3">Я не удивлюсь, если они сейчас вместе, и все, что она знает о моих с ним отношениях, это то, что я «неадекватная» и мне «только обнимашки и нужны»...</text:p>
      <text:p text:style-name="P3">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3">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3"><text:soft-page-break/>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И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52">* * *</text:p>
      <text:p text:style-name="P3">Вернемся к нашему с ним разговору «Есть ли что-то, что я должна знать...».</text:p>
      <text:p text:style-name="P3">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3">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3">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42307366" text:continue-list="list42297663" text:style-name="диалог">
        <text:list-item>
          <text:p text:style-name="P111"><text:soft-page-break/><text:span text:style-name="T23">Не имеет никакого значения, кто принял решение (</text:span><text:span text:style-name="T28">разойтись — </text:span><text:span text:style-name="_30__20_Text"><text:span text:style-name="T28">прим. авт.</text:span></text:span><text:span text:style-name="T23">)... — сказал он, искренне считая этот аргумент </text:span><text:span text:style-name="T40">достойны</text:span><text:span text:style-name="T37">м</text:span><text:span text:style-name="T40">.</text:span></text:p>
        </text:list-item>
      </text:list>
      <text:p text:style-name="P3">Но я уже все понимала.</text:p>
      <text:p text:style-name="P3">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42300046" text:continue-numbering="true" text:style-name="диалог">
        <text:list-item>
          <text:p text:style-name="P91">Давай мы договоримся, что мы не будем спорить о том, чья боль сильнее... — ответил он.</text:p>
        </text:list-item>
      </text:list>
      <text:p text:style-name="P3">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3">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 Идем дальше:</text:p>
      <text:p text:style-name="P3">—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3"><text:soft-page-break/>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3">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3">И вот, спустя долгое время я переслушала эту запись... Да. Ложь пугает, а правда восхищает — одновременно. Все по-другому. Я слышу то, что он <text:span text:style-name="T1">сказал</text:span>, а не то, что он <text:span text:style-name="T1">хотел, чтобы я услышала</text:span>. Это те же слова, но, уже зная о его методах, эти слова несут для меня уже совершенно иной смысл.</text:p>
      <text:p text:style-name="P3">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3">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рано или поздно развеются, оставив лишь уверенность. Это лишь вопрос времени. Нужно только вспомнить, кто ты.</text:p>
      <text:p text:style-name="P3">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text:soft-page-break/>была еще более виноватой и еще более неправой, еще хуже и тупее?.. Я не согласна с этим мириться!</text:p>
      <text:p text:style-name="P3">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4">«Смысл в отсутствии авторитета...»</text:p>
      <text:p text:style-name="P3">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23">В таких моментах он </text:span><text:span text:style-name="T26">«задумывался об идее отсутствия авторитета в области его отношения ко мне»</text:span><text:span text:style-name="T23">,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3">сама</text:span></text:span><text:span text:style-name="T23">.</text:span></text:p>
      <text:p text:style-name="P3">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4">«Мое отношение к тебе является частью моего отношения к миру...»</text:p>
      <text:p text:style-name="P3">Тут поспорить не с чем. Все, кто его окружают — лишь декорации, как и я. Инструменты для достижения его целей.</text:p>
      <text:p text:style-name="P3">На одних можно скинуть вину и ответственность за последствия своих деструктивных действий.</text:p>
      <text:p text:style-name="P3"><text:soft-page-break/>За счет других можно получить желаемое, грамотно манипулируя ими, чем и ограничивались его действия.</text:p>
      <text:p text:style-name="P3">За счет третьих можно самоутверждаться, унижая их, ставя себя выше их, приписывая себе их заслуги, которые по праву принадлежат не ему.</text:p>
      <text:p text:style-name="P3">Кому-то можно пожаловаться, за чьим-то мнением можно спрятаться...</text:p>
      <text:p text:style-name="P3">У всех в его жизни была своя <text:span text:style-name="T1">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4">«Какая-то ответственность, забота, но не в абсолюте, а в той степени, в которой я это делаю...»</text:p>
      <text:p text:style-name="P3">«Какая-то» — прекрасное описание его деструктивных действий!</text:p>
      <text:p text:style-name="P3">«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3"><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4">«Я абсолютно безоружен в разговоре с тобой»</text:p>
      <text:p text:style-name="P3">Обезоружен — оружие — война. Да, эти отношения изначально были боевыми действиями, где он, бедняга, сра<text:soft-page-break/>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3">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4">«Я не имею никаких инструментов, которые способны были бы повлиять на тебя...»</text:p>
      <text:p text:style-name="P3">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52">* * *</text:p>
      <text:p text:style-name="P3">Идем дальше.</text:p>
      <text:list xml:id="list42317027" text:continue-numbering="true" text:style-name="диалог">
        <text:list-item>
          <text:p text:style-name="P91">Моя позиция очень проста — я ничего такого не делал. — сказал он в ходе разговора, продолжая отвечать на мои «одинаковые вопросы».</text:p>
        </text:list-item>
      </text:list>
      <text:p text:style-name="P3">Смотрим внимательно. «Да, я потрахаться хотел», но «Я ничего такого делал»,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3"><text:soft-page-break/>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42324084" text:continue-numbering="true" text:style-name="диалог">
        <text:list-item>
          <text:p text:style-name="P91">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ая его реплика.</text:p>
        </text:list-item>
      </text:list>
      <text:p text:style-name="P3">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3">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как бы в общем-то, не вместе...»</text:p>
      <text:p text:style-name="P3">Представьте себе его разочарование!</text:p>
      <text:p text:style-name="P3">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text:soft-page-break/>чтобы я себя свободной не считала. Не найдя подходящую партию на замену, он возвращается ко мне.</text:p>
      <text:p text:style-name="P3">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42311057" text:continue-numbering="true" text:style-name="диалог">
        <text:list-item>
          <text:p text:style-name="P111"><text:span text:style-name="T23">Я тебе могу так сказать, в свою очередь, что я, как бы, в очередной раз убеждаюсь в том, что </text:span><text:span text:style-name="_30__20_Text"><text:span text:style-name="T26">быть честным очень легко</text:span></text:span><text:span text:style-name="T23">!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моей доброты и честности, видимо, не хватает... — сказал он.</text:span></text:p>
        </text:list-item>
      </text:list>
      <text:p text:style-name="P3">О! Это моя любимая реплика!!! «»Быть честным очень легко»!..</text:p>
      <text:p text:style-name="P3">Самое страшное, что манипуляторы не всегда врут осознанно. Часто они верят в то, что говорят правду. Они совершенно уверены в том, что поступают нормально. Они говорят о своих чувствах, которые не испытывают, и испытать которые им не дано, но очень хочется...</text:p>
      <text:p text:style-name="P3">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3">Мы видим, что он верит в то, что честен. Он говорит об этом спокойно, ровно, размеренно и без угрызений совести: «</text:span><text:span text:style-name="T28">Б</text:span><text:span text:style-name="_30__20_Text"><text:span text:style-name="T23">ыть честным очень легко</text:span></text:span><text:span text:style-name="T28">!</text:span><text:span text:style-name="T23">». В то время, как я уже достаточно знаю, чтобы понимать — он лжет.</text:span></text:p>
      <text:p text:style-name="P52"><text:soft-page-break/>* * *</text:p>
      <text:list xml:id="list42319998" text:continue-numbering="true" text:style-name="диалог">
        <text:list-item>
          <text:p text:style-name="P91">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1">Я счастлива, когда все открыто, все прозрачно, но ты начинаешь защищаться, хотя на тебя никто не нападает...</text:p>
        </text:list-item>
        <text:list-item>
          <text:p text:style-name="P91"><text:span text:style-name="T1">Меня оскорбляют твои мысли</text:span>, о том, что даже после того, как я сделал тебе предложение... — он замялся, но продолжил. — И тем не менее нахожусь по подозрением.</text:p>
        </text:list-item>
      </text:list>
      <text:p text:style-name="P3">Вот такой интересный диалог.</text:p>
      <text:p text:style-name="P3">Как на <text:span text:style-name="T1">это</text:span> можно отреагировать? Мало того, что это не относится к делу, он, как и всегда — оскорблен. Чем? Смотрим внимательнее, я перефразирую:</text:p>
      <text:p text:style-name="P3"/>
      <text:p text:style-name="P55">«Меня оскорбляют твои мысли, о том, что даже после того, как я сделал тебе предложение... ты все равно не унимаешься и пытаешься призвать меня к ответственности за последствия моих действий.</text:p>
      <text:p text:style-name="P55">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5"/>
      <text:p text:style-name="P3">Едем дальше.</text:p>
      <text:list xml:id="list42318815" text:continue-numbering="true" text:style-name="диалог">
        <text:list-item>
          <text:p text:style-name="P91"><text:soft-page-break/>Мои действия абсолютно ясны. Я честен перед законом. — сказал он.</text:p>
        </text:list-item>
      </text:list>
      <text:p text:style-name="P3">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1">не карается законом</text:span><text:span text:style-name="T4">, равно как и</text:span> зависть и ложь...</text:p>
      <text:p text:style-name="Text_20_body"><text:span text:style-name="T23">Понимаете? Он считает, что </text:span><text:span text:style-name="_30__20_Text"><text:span text:style-name="T23">это</text:span></text:span><text:span text:style-name="T23"> дает ему право лгать, изменять, и совершать подобные амораль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3">Дальше он намекает на то, что я завела этот разговор, потому что нашла другого:</text:p>
      <text:list xml:id="list42325121" text:continue-numbering="true" text:style-name="диалог">
        <text:list-item>
          <text:p text:style-name="P111"><text:span text:style-name="T23">В моем, как бы, мире человек застрахован от этого (</text:span><text:span text:style-name="T28">от подобных разговоров и вопросов — </text:span><text:span text:style-name="_30__20_Text"><text:span text:style-name="T28">примеч. авт.</text:span></text:span><text:span text:style-name="T23">) осознанием своей преданности. И тогда меня посещают мысли о том, что существует какой-то гипотетический человек, который, возможно, способен сделать тебя счастливее, </text:span><text:span text:style-name="T28">лучше чем я</text:span><text:span text:style-name="T23">, и, возможно, ты его даже уже нашла...</text:span></text:p>
        </text:list-item>
      </text:list>
      <text:p text:style-name="P3">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3">Попробую расшифровать эту реплику:</text:p>
      <text:p text:style-name="P3"/>
      <text:p text:style-name="P55"><text:soft-page-break/>«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и выставить виноватым...»</text:p>
      <text:p text:style-name="P55"/>
      <text:p text:style-name="P3">Дальше можно цепляться к оправданиям, высмеивать их, и все — разговор плавно превращается в спор, где торжественное завершение — спина. Но не тут-то было. Диктофон...</text:p>
      <text:p text:style-name="P3">Потом было несколько «я не намерен ничего придумывать» и «я не собираюсь себя оправдывать»...</text:p>
      <text:p text:style-name="P3">Разговор был длинным, но всю суть я передала. На вопрос он ответил ложью, обвинял и упрекал меня в том, что я завела эту тему, оправдывался, давил на жалость...</text:p>
      <text:p text:style-name="P3">В завершение вставлю еще один его спич. Без объяснений:</text:p>
      <text:list xml:id="list42304705" text:continue-numbering="true" text:style-name="диалог">
        <text:list-item>
          <text:p text:style-name="P91">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3">И в качестве нашего диалога:</text:p>
      <text:list xml:id="list42300996" text:continue-numbering="true" text:style-name="диалог">
        <text:list-item>
          <text:p text:style-name="P91">Ты понимаешь, что существует определенная ответственность, которая, извини, ложится на твои плечи?! — спрашивает он.</text:p>
        </text:list-item>
        <text:list-item>
          <text:p text:style-name="P91">Какого рода ответственность? — спрашиваю я.</text:p>
        </text:list-item>
        <text:list-item>
          <text:p text:style-name="P91">Доверие.</text:p>
        </text:list-item>
      </text:list>
      <text:p text:style-name="P3"><text:soft-page-break/>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3">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52">* * *</text:p>
      <text:p text:style-name="P3">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3">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3">Я уже легла спать, когда он стал бить двери, швырять какие-то предметы, явно обращая мое внимание на свое недовольство.</text:p>
      <text:p text:style-name="Text_20_body"><text:span text:style-name="T23">Сначала я подумала, что просто он что-то уронил, но когда поняла, что это просто нездоровые психи, вышла к нему и </text:span><text:span text:style-name="_30__20_Text"><text:span text:style-name="T23">снова включила диктофон</text:span></text:span><text:span text:style-name="T23">!</text:span></text:p>
      <text:p text:style-name="P3">Он потерял самообладание в то время, как я была непоколебима. На этой записи он скажет:</text:p>
      <text:list xml:id="list42305764" text:continue-numbering="true" text:style-name="диалог">
        <text:list-item>
          <text:p text:style-name="P91"><text:soft-page-break/>Все охуенно! Главное, что хорошо тебе! Вот это самое главное! — он почти плакал.</text:p>
        </text:list-item>
      </text:list>
      <text:p text:style-name="P3">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3">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мне хорошо», но интонация говорит об 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42308033" text:continue-numbering="true" text:style-name="диалог">
        <text:list-item>
          <text:p text:style-name="P91">Я не могу с этим спокойно, смириться. — причитал он.</text:p>
        </text:list-item>
        <text:list-item>
          <text:p text:style-name="P91">Я, выпил валерьянки, чтобы не нервничать, закрылся на балконе... Нет! Надо придти и начать меня терроризировать заново, задавая мне вопросы, как будто у меня есть ответы!!!</text:p>
        </text:list-item>
      </text:list>
      <text:p text:style-name="P3">Вы понимаете? Нет? Попробую перефразировать:</text:p>
      <text:p text:style-name="P3"/>
      <text:p text:style-name="P55">«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5">Но вместо того, чтобы утешить меня и извиниться, ты пришла, чтобы сделать мне замечание. Ты поставила меня в тупик своими вопросами, ведь мне нечего <text:soft-page-break/>тебе ответить кроме правды, но правду тебе знать не нужно.</text:p>
      <text:p text:style-name="P55">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5"/>
      <text:p text:style-name="P3">Вот еще несколько его реплик:</text:p>
      <text:list xml:id="list42308206" text:continue-numbering="true" text:style-name="диалог">
        <text:list-item>
          <text:p text:style-name="P91">Я теперь не могу спать из-за этого! Ты хочешь, чтоб я тебе начал какие-то претензии высказывать?! У меня нет никаких претензий!!!</text:p>
        </text:list-item>
      </text:list>
      <text:p text:style-name="P3">Он в печали. По идее, он уже задумался, как бы выставить меня виноватой. Но какая досада — у него «нет претензий». Диктофон все записал и у него связаны руки. Я держу себя в руках — у него связаны руки.</text:p>
      <text:list xml:id="list42296903" text:continue-numbering="true" text:style-name="диалог">
        <text:list-item>
          <text:p text:style-name="P91">Мне нечего тебе сейчас ответить! Меня это бесит! То, что я живу в мире, где мне задают такие вопросы!</text:p>
        </text:list-item>
      </text:list>
      <text:p text:style-name="P3">Беда-печаль. Какой жестокий мир! Моя попытка прояснить для себя ситуацию — жестокость по отношению к нему. И он несчастен.</text:p>
      <text:list xml:id="list42316311" text:continue-numbering="true" text:style-name="диалог">
        <text:list-item>
          <text:p text:style-name="P111"><text:span text:style-name="T23">Ну, раз ты такой счастливый человек, который знает, как себя успокоить в таких ситуациях (</text:span><text:span text:style-name="T28">его реакция на то, что я легла спать — </text:span><text:span text:style-name="_30__20_Text"><text:span text:style-name="T28">примеч. </text:span></text:span><text:span text:style-name="_30__20_Text"><text:span text:style-name="T28">авт.</text:span></text:span><text:span text:style-name="T23">) — я несчастный, и я не знаю, как мне себя успокоить в таких ситуациях. </text:span><text:span text:style-name="_30__20_Text"><text:span text:style-name="T23">И уж точно не лицезрением тебя, спокойно спящей и получившей все свои ответы на свои вопросы</text:span></text:span><text:span text:style-name="T23">!!!</text:span></text:p>
        </text:list-item>
      </text:list>
      <text:p text:style-name="Text_20_body"><text:soft-page-break/><text:span text:style-name="T23">У него горе, ведь мне хорошо. «</text:span><text:span text:style-name="_30__20_Text"><text:span text:style-name="T23">И уж точно не лицезрением тебя, спокойно спящей</text:span></text:span><text:span text:style-name="T23">»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3">— Я становлюсь жертвой вот таких вот разговоров. Незаслуженных, как по мне, и заслуженных, как по тебе! И я ничего не могу с этим сделать!!! Уже третий год!!! И это меня бесит!!! Я не знаю, что мне нужно сделать!!!</text:p>
      <text:p text:style-name="P3">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42294737" text:continue-numbering="true" text:style-name="диалог">
        <text:list-item>
          <text:p text:style-name="P91">Ой... не надо из меня клеить обиженного. Я не обижен! Я взбешен! Я в ярости!!!...</text:p>
        </text:list-item>
      </text:list>
      <text:p text:style-name="P3">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77" text:outline-level="2"><text:s/><text:bookmark-start text:name="Glava_22__Gori_v_adu"/>Глава 22. <text:line-break/>Гори в аду<text:bookmark-end text:name="Glava_22__Gori_v_adu"/></text:h>
      <text:p text:style-name="P48">Весна покажет кто где срал.</text:p>
      <text:p text:style-name="P54">Народная поговорка</text:p>
      <text:p text:style-name="P3">Дальше все произошло очень быстро. На следующий день я наткнулась на подтверждение его вранью. Очень случайно. Но, как мы знаем — случайностей не бывает.</text:p>
      <text:p text:style-name="P3">Бессмысленно, как по мне, скрывать ложь. Поверьте моему горькому опыту — дерьмо всегда всплывает. На то оно и дерьмо.</text:p>
      <text:p text:style-name="P3">Как это было.</text:p>
      <text:p text:style-name="P3">Я решила прибраться. Я люблю заниматься уборкой под свою любимую музыку. Можно поорать и так веселее. Но у меня не было колонок.</text:p>
      <text:p text:style-name="P3">Я решила поставить музыку и села за компьютер жениха. Так как наши отношения изначально <text:span text:style-name="T1">строились на доверии</text:span>, пароли никто не ставил. Он знал, что я самодостаточная и мне всегда было легче задать прямой вопрос, нежели что-то вынюхивать, как ищейка. Тем более — рыться <text:soft-page-break/>по перепискам — вообще не мое! К тому же, я его любила и верила.</text:p>
      <text:p text:style-name="P3">Вся моя музыка «лежит» на одном ресурсе. Я зашла на свою страницу через его личную страницу, но не увидела там нужной ссылки.</text:p>
      <text:p text:style-name="P3">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3">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42319255" text:continue-numbering="true" text:style-name="диалог">
        <text:list-item>
          <text:p text:style-name="P91">А ты сегодня в парадном белье?...</text:p>
        </text:list-item>
      </text:list>
      <text:p text:style-name="Text_20_body"><text:span text:style-name="T23">Как бы так выразиться без матов, чтобы в полной мере передать мое... удивление? Я оху... очень оооочень очень </text:span><text:span text:style-name="_30__20_Text"><text:span text:style-name="T30">удивилась</text:span></text:span><text:span text:style-name="T23"> и была прям в шоке! Но их чат не открыла.</text:span></text:p>
      <text:p text:style-name="P3">Моей целью не было найти что-то. Я слишком самодостаточная, чтобы рыться в чужих переписках. А тут такое...</text:p>
      <text:p text:style-name="P3">Я напомню, что разговор, который я записала на диктофон был в среду, а сегодня — четверг. Я набираю любимого:</text:p>
      <text:list xml:id="list42304541" text:continue-numbering="true" text:style-name="диалог">
        <text:list-item>
          <text:p text:style-name="P111"><text:span text:style-name="T23">Привет, слушай, я тут с твоего компа хотела музыку свою поставить и кое-что увидела. А кто такая ТТ (</text:span><text:span text:style-name="T28">инициалы той барышни</text:span><text:span text:style-name="T23">)?</text:span></text:p>
        </text:list-item>
        <text:list-item>
          <text:p text:style-name="P91"><text:soft-page-break/>Ой, да я ее еще с университета знаю, — сказал он и его ответ сопровождался нервными смешками, — а что?</text:p>
        </text:list-item>
        <text:list-item>
          <text:p text:style-name="P91">Она тебе сообщение прислала: «А ты сегодня в парадном белье?» Это как понимать?</text:p>
        </text:list-item>
        <text:list-item>
          <text:p text:style-name="P91">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безнаказанным.</text:p>
        </text:list-item>
      </text:list>
      <text:p text:style-name="P3">Команда «газы» дана. Я открываю их чат и читаю...</text:p>
      <text:p text:style-name="P3">В этой переписке он называл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3">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3">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3">Это единственный человек в моей жизни, под которым я прогнулась.</text:p>
      <text:p text:style-name="P3">Это единственный человек в моей жизни, которому я призналась в любви.</text:p>
      <text:p text:style-name="P3"><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3">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42308349" text:continue-numbering="true" text:style-name="диалог">
        <text:list-item>
          <text:p text:style-name="P91">Что ты придумываешь?! Ты что шуток не понимаешь?</text:p>
        </text:list-item>
        <text:list-item>
          <text:p text:style-name="P91">У тебя есть пару минут, чтобы поменять все пароли... — я просто устала. Мне надоело церемониться.</text:p>
        </text:list-item>
      </text:list>
      <text:p text:style-name="P3"><text:span text:style-name="T13">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3">Я знала, что это конец, но мне нужно было больше доказательств. Зачем? — спросите вы. Да затем, чтобы у него больше не было шансов вешать мне лапшу на уши! 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3">Чтобы избавиться от всех иллюзий и надежд, которыми я с его подачи пичкала себя ежесекундно. Чтоб понимать — <text:span text:style-name="T1">я это не придумала</text:span>, это не догадки и ничего я себе не накручиваю!</text:p>
      <text:p text:style-name="P3">Первый раз за все время у меня появился реальный шанс во всем разобраться, а главное — убедиться наконец, <text:soft-page-break/>что я — нормальная. Мне нужно было немного. Просто еще хоть что-то, чтоб я знала, что это не единичный случай.</text:p>
      <text:p text:style-name="P3">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скинул ему ее фотографию со словами «Смотри, какая!»</text:p>
      <text:p text:style-name="P3">Надо же. Совпадение или интуиция? Я же ее никогда не видела, но описала комплекцию и даже прическу!</text:p>
      <text:p text:style-name="P3">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7">Скриншот</text:span> <text:span text:style-name="T1">(от англ. </text:span><text:span text:style-name="T42">Screenshot</text:span><text:span text:style-name="T1">)</text:span><text:span text:style-name="T4">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Да, я не пустила его домой, и Жена Друга любезно приютила его у себя, пока все не утрясется. Он же Друг ей!...</text:p>
      <text:p text:style-name="P3">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3">Ох, боюсь я, эта книга станет началом новых разборок. Но мне все равно. </text:span><text:span text:style-name="_30__20_Text"><text:span text:style-name="T23">Я готова ответить за все сказанное здесь!</text:span></text:span></text:p>
      <text:p text:style-name="P3">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52"><text:soft-page-break/>* * *</text:p>
      <text:p text:style-name="P3">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3">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3">Я попросила его не приходить, и дать мне время подумать, но он пришел. Пришел забрать палатку — жалкая попытка вызвать жалость: «мол мне некуда идти, буду жить кемпингом». И это при том, что у нас полгорода знакомых и друзей!</text:p>
      <text:p text:style-name="P3">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text:p>
      <text:p text:style-name="P3">На следующий день моя сестра расскажет мне, о чем они говорили. Он рассказывал им... Вы, наверное думаете, как он меня любит? — Нет. Как он сожалеет? — Нет.</text:p>
      <text:p text:style-name="P3">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oft-page-break/><text:span text:style-name="T23">Если еще зимой, когда я жила у сестры, она считала, что это я испортила наши отношения своей </text:span><text:span text:style-name="_30__20_Text"><text:span text:style-name="T23">эмоциональностью</text:span></text:span><text:span text:style-name="T23">,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3">Ночевал он у Жены Странного друга. Он спал, пока я скидывала ей скрины чата с ее мужем, свидетельствующие о его предательстве и об измене мужа.</text:p>
      <text:p text:style-name="P3">Мало того, по той переписке было понятно — мой благоверный не просто знал об измене, но и толкал друга на эту измену!</text:p>
      <text:p text:style-name="P3">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text:p>
      <text:p text:style-name="P3">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text:p>
      <text:p text:style-name="P3">Он не был обязан ей помогать, но мог бы. Дело выбора.</text:p>
      <text:p text:style-name="P52">* * *</text:p>
      <text:p text:style-name="P3">На следующий день мне написала ТэТэ на личный номер:</text:p>
      <text:p text:style-name="P3"/>
      <text:p text:style-name="P55"><text:soft-page-break/>«Он в панике по поводу происходящего. И я чувствую себя, отчасти, виноватой. Не знаю что именно ты там прочла, но это несерьезно...</text:p>
      <text:p text:style-name="P55">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5">Ему ведь не все равно... Не возьмусь говорить о высоких чувствах, но то, что не все-равно, это точно.»</text:p>
      <text:p text:style-name="P55"/>
      <text:list xml:id="list42320694" text:continue-numbering="true" text:style-name="диалог">
        <text:list-item>
          <text:p text:style-name="P91">Ты мужу переписку показывала? — спросила я.</text:p>
        </text:list-item>
        <text:list-item>
          <text:p text:style-name="P91">Нет. — отвечает ТТ. — <text:span text:style-name="T4">Я</text:span><text:span text:style-name="T1"> подчищаю переписку</text:span><text:span text:style-name="T4">, если там нет ничего важного...</text:span></text:p>
        </text:list-item>
      </text:list>
      <text:p text:style-name="P3">Эх. Что тут скажешь? А много чего. Разберем ее тираду:</text:p>
      <text:p text:style-name="P4">«Он в панике по поводу происходящего.»</text:p>
      <text:p text:style-name="P6">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4">«И я чувствую себя, отчасти, виноватой.»</text:p>
      <text:p text:style-name="P3">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1">вещами</text:span>»!.. чувствует себя виноватой.</text:p>
      <text:p text:style-name="P3">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text:soft-page-break/>перед мужем и попросит прощение у него?.. Что было бы правильно, на самом деле!</text:p>
      <text:p text:style-name="P4">«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3">«Тоже»? Мы не знакомы. Она меня не знает, но называет мою реакцию на его похождения — местью?.. Что тут скажешь? Они нашли друг друга.</text:p>
      <text:p text:style-name="P3">На словах «причиняя боль любимому человеку»... она попыталась сделать виноватой меня, а это метод манипулятора (кстати, у этого метода даже название есть. Читайте ниже).</text:p>
      <text:p text:style-name="P3">И дальше она пытается напугать меня — «собственные горечь и сожаление» — вот чего я, по ее мнению, добилась.</text:p>
      <text:p text:style-name="P3">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4">«Ему ведь не все равно... Не возьмусь говорить о высоких чувствах, но то, что не все-равно, это точно.»</text:p>
      <text:p text:style-name="P3">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3">Но и тут кое-что было для меня непонятным — откуда у нее мой номер?!</text:p>
      <text:p text:style-name="P3"><text:soft-page-break/>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3">Что бы что?!</text:p>
      <text:p text:style-name="P3">После этого «выпада» я попросила его о двух вещах — чтоб мне больше не писали его шал... девочки, и чтобы он на выходных вывез свои вещи. Под ноль.</text:p>
      <text:p text:style-name="P3">Я устала, но для меня было наградой наконец-то со всем разобраться. Я очень рада, что все это произошло <text:span text:style-name="T1">до того</text:span>, как я вышла за него замуж, и, слава высшим силам, не родила ему ребенка, о котором совсем недавно он со мной разговаривал.</text:p>
      <text:p text:style-name="P52">* * *</text:p>
      <text:p text:style-name="P3">Последними его словами, сказанными мне лично, глядя мне в глаза были:</text:p>
      <text:p text:style-name="P3">— Пошла в пизду!</text:p>
      <text:p text:style-name="P3">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3">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 это стало известно от <text:soft-page-break/>него, а значит он с ней общался. И я уже не верю, что этот лишенный всех человеческих чувств индивид не приложил к этому руку.</text:p>
      <text:p text:style-name="P3">В этом разговоре он мне сказал несколько вот таких предложений:</text:p>
      <text:list xml:id="list42323840" text:continue-numbering="true" text:style-name="диалог">
        <text:list-item>
          <text:p text:style-name="P91">А я, блять, рад, что ты страдаешь от этой конченой квартиры...</text:p>
        </text:list-item>
        <text:list-item>
          <text:p text:style-name="P91">Да ты просто самое низкое, блять, существо!</text:p>
        </text:list-item>
        <text:list-item>
          <text:p text:style-name="P91">Через месяц, когда ты съебешь к ебеням, блять, на хуй из моей жизни из этого дома, из квартиры куда угодно, блять, хоть в ад провались...</text:p>
        </text:list-item>
        <text:list-item>
          <text:p text:style-name="P91">Провались в ад, блять, к дьяволу самому и целуй его в задницу...</text:p>
        </text:list-item>
        <text:list-item>
          <text:p text:style-name="P91">Уебуй на хуй из моей жизни!</text:p>
        </text:list-item>
      </text:list>
      <text:p text:style-name="P3">И моя любимая:</text:p>
      <text:list xml:id="list42301839" text:continue-numbering="true" text:style-name="диалог">
        <text:list-item>
          <text:p text:style-name="P91">Видимо, Каминская, ты его заслуживаешь — <text:span text:style-name="_30__20_Text"><text:span text:style-name="T7">вот такого вот уродца, как я</text:span></text:span>!</text:p>
        </text:list-item>
      </text:list>
      <text:p text:style-name="P3">О, да, я записала и этот разговор. Эта запись, как и все остальные, для меня является неопровержимым доказательством его деструктивности.</text:p>
      <text:p text:style-name="P3">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52"><text:soft-page-break/>* * *</text:p>
      <text:p text:style-name="P3">На следующее утро он прислал сообщение. В отличии от предыдущего посыла, содержание в нем было следующее:</text:p>
      <text:p text:style-name="P3"/>
      <text:p text:style-name="P55">«Прости что нагрубил и наговорил гадостей. Я уже сам не ведаю что творю. Но не провоцируй меня, пожалуйста.</text:p>
      <text:p text:style-name="P55">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5">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5">Я понимаю, что тебе больно. Я недостаточно внимателен. Рассеян и позволяю то, чего не должен. Но твоя реакция настолько ужасна, ты не представляешь, как с тобой трудно справиться.</text:p>
      <text:p text:style-name="P55">Я не обманывал тебя. Ты просто хотела услышать не то, о чем спрашивала.»</text:p>
      <text:p text:style-name="P55"/>
      <text:p text:style-name="P3">Ну что, разбираем?</text:p>
      <text:p text:style-name="P4">«Прости, что нагрубил и наговорил гадостей. Я уже сам не ведаю что творю.»</text:p>
      <text:p text:style-name="P3">Ого! Он просит прощение! Вот это поворот. Хотя...</text:p>
      <text:p text:style-name="P3"><text:soft-page-break/>Он тут же стремится оправдаться, что «перечеркивает» его, так называемое, извинение. Плюс, попытка вызвать жалость. К тому же, следом идет «но»:</text:p>
      <text:p text:style-name="P4">«<text:span text:style-name="T4">Но</text:span> не провоцируй меня, пожалуйста.»</text:p>
      <text:p text:style-name="P3">Что что? Там было «прости»? Где?</text:p>
      <text:p text:style-name="P3">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3">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4">«Прости миллион раз, я столько гадостей наговорил, что ненавижу себя.»</text:p>
      <text:p text:style-name="P3">Выглядит очень искренне, не так ли?</text:p>
      <text:p text:style-name="P3">Он снова просит прощение. Он ненавидит себя. Очевидно, что ему очень плохо. Он перечисляет все катаклизмы, которые происходят с его состоянием. Снова констатирует факты, снова лишь повествует, как ему плохо, но не жаль. Он снова давит на жалость.</text:p>
      <text:p text:style-name="P4">«Я сомневался миллион раз после ссор, но я бы не позволил себе интриг у тебя за спиной.»</text:p>
      <text:p text:style-name="P6">В чем же он сомневался? В том, что сможет сделать меня счастливой? Что сможет дать мне то немногое, что я просила — быть ответственным за свои действия, которые касаются меня, быть рядом, не вытирать ноги о мое мнение...</text:p>
      <text:p text:style-name="P3"><text:soft-page-break/>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3">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3"><text:span text:style-name="T8">Но</text:span>, даже не смотря на эти сомнения, он бы «не позволил себе интриг»! О! Он бы ни-ког-да так не поступил — говорит он в этом сообщении, но ведь позволил же.</text:p>
      <text:p text:style-name="P3">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3">И вот мы окунаемся в омут когнитивного диссонанса: «Я бы не позволил себе того, что позволил!»</text:p>
      <text:p text:style-name="P3">Он не унимается и продолжает манипулировать. Но, на самом деле, это еще одна банальная предсказуемая попытка отрицания своей причастности к последствиям своего деструктивного поведения.</text:p>
      <text:p text:style-name="P4">«И, когда сомнения ушли, я понял, чего хочу и сделал предложение.»</text:p>
      <text:p text:style-name="P3">Сомнения ушли... Куда-то подевались. Встали и вышли в окно его вакуума. И он решил сделать меня его женой.</text:p>
      <text:p text:style-name="P3">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5"><text:soft-page-break/>«Такие, как я со своим благородством не доживают до этапа свадьбы, ибо <text:span text:style-name="T7">такую дуру, как Яна, которая будет согласна топать дальше — хуй найдешь</text:span> ))»</text:p>
      <text:p text:style-name="Text_20_body"><text:span text:style-name="T28">Когда его попытки потрахаться на стороне «</text:span><text:span text:style-name="T1">не увенчались успехом</text:span><text:span text:style-name="T28">», </text:span><text:span text:style-name="T30">и</text:span><text:span text:style-name="T23">менно это он написал нашему общему другу перед тем, как, тогда зимой, вернуть меня.</text:span></text:p>
      <text:p text:style-name="P3">Что тут скажешь? Дура-дурой. Но дура поуменла.</text:p>
      <text:p text:style-name="P4">«Но эта чертова ТТ и переписка... И вот больше ты мне не веришь.»</text:p>
      <text:p text:style-name="P3">Уже «чертова»?.. Чего? Как раз под стать!</text:p>
      <text:p text:style-name="P3">Абьюзеры, как я уже писала, так и относятся к женщинам — как к вещам. Для них человек — это неодушевленный предмет. Он есть, и хорошо. Нет — найду другого.</text:p>
      <text:p text:style-name="P3">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ления собственного патологического желания потешить свое больное либидо.</text:p>
      <text:p text:style-name="Text_20_body"><text:span text:style-name="T23">И вот результаты такого отношения: разочарование жертвы, недоверие, что, несомненно, </text:span><text:span text:style-name="_30__20_Text"><text:span text:style-name="T23">расстраивает его</text:span></text:span><text:span text:style-name="T23">. Он тут же надевает маску «жертвы» и сожалеет, но не о том, что наделал, а о том, что вещь сломалась и больше не выполняет функцию «верить».</text:span></text:p>
      <text:p text:style-name="P4">«Прости. Ты очень хорошо умеешь выводить меня из равновесия.»</text:p>
      <text:p text:style-name="P3"><text:soft-page-break/>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3">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4">«Ты так громко ругалась от этого всего и все эти разговоры о тряпке и о немужике — это невероятно демотивирует.»</text:p>
      <text:p text:style-name="P3">«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3">Или может я его еще и мотивировать должна была?! Тогда и<text:span text:style-name="T13">нтересно, на что же? Может на то, чтоб он признал свою вину и попросил прощение? «Давай, котик! У тебя получится!» Хотя нет, не получится уже.</text:span></text:p>
      <text:p text:style-name="P3">Ох...</text:p>
      <text:p text:style-name="P3">Вместо того, чтобы попросить прощение у меня лично, он попросил ТэТэ сделать это за него. Он спрятался под юбкой этой барышни...</text:p>
      <text:p text:style-name="P3">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1">Но</text:span>...</text:p>
      <text:p text:style-name="P3"><text:soft-page-break/>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4">«Я понимаю, что тебе больно.»</text:p>
      <text:p text:style-name="P6">Конечно, он понимает, что мне больно, ведь он же к этому и стремился. И? И что? И что с того?</text:p>
      <text:p text:style-name="P6">Но не понимает, насколько мне больно!</text:p>
      <text:p text:style-name="P4">«Я недостаточно внимателен. Рассеян и позволяю то, чего не должен.»</text:p>
      <text:p text:style-name="P3">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3">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text:p>
      <text:p text:style-name="P3">Даже звучит забавно: «Я так рассеян и невнимателен, что замутил с замужней барышней!» Ой... Не могу. Анекдот просто.</text:p>
      <text:p text:style-name="P4">«Твоя реакция настолько ужасна, ты не представляешь, как с тобой трудно справиться.»</text:p>
      <text:p text:style-name="P6"><text:soft-page-break/>Не «<text:span text:style-name="T1">мои</text:span> действия ужасны», а «твоя реакция». Снова я во всем винновата... Бла-бла-бла... Тут мне добавить нечего.</text:p>
      <text:p text:style-name="P4">«Я не обманывал тебя.»</text:p>
      <text:p text:style-name="P3">Я даже не знаю, кого он продолжает убеждать в этом — меня или себя?</text:p>
      <text:p text:style-name="P4">«Ты просто хотела услышать не то, о чем спрашивала.»</text:p>
      <text:p text:style-name="P3">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3">Ну и вот что у нас по итогу получается:</text:p>
      <text:p text:style-name="P3"/>
      <text:p text:style-name="P55">«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5">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5">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5"><text:soft-page-break/>Но вот эта чертова ТТ и переписка... И вот ты больше мне не веришь.</text:p>
      <text:p text:style-name="P55">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5">Почему это я тряпка? Я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5">Я понимаю, что тебе больно, но это ничего не меняет. Забудь. Не будь я таким рассеянным, я бы скрыл от тебя всю эту грязь, но из-за моей невнимательности ты узнала, что я позволяю себе то, чего не должен.</text:p>
      <text:p text:style-name="P55">Но я бы никогда не позволил себе того, что позволил!</text:p>
      <text:p text:style-name="P55">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5">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5">Я не обманывал тебя. Я же не обещал тебе, что буду верен! Напротив, я постоянно говорил тебе об изменах, о том, что все мужчины полигамны. Я думал, <text:soft-page-break/>ты готова. Но, наверное, нужно было сначала окольцевать тебя, чтоб тебе было сложнее уйти...</text:p>
      <text:p text:style-name="P55">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5"/>
      <text:p text:style-name="P3">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3">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чтоб лишить меня равновесия. И я снова была сбита с толку, но не в своем отношении к нему, а в <text:span text:style-name="T1">осознании</text:span> всей его жестокости, которая, в прямом смысле слова, опустошила меня.</text:p>
      <text:p text:style-name="P3">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3">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77" text:outline-level="2"><text:s/><text:bookmark-start text:name="Glava_26__Apofieoz_otnoshienii_s_manipul"/>Глава 23. <text:line-break/>Апофеоз отношений с манипулятором<text:bookmark-end text:name="Glava_26__Apofieoz_otnoshienii_s_manipul"/></text:h>
      <text:p text:style-name="P48">Кто хочет жить, кто весел, кто не тля —</text:p>
      <text:p text:style-name="P48">Готовьте ваши руки к рукопашной!</text:p>
      <text:p text:style-name="P54"><text:bookmark-start text:name="Glava_23__Zdorova_"/>А. Высоцкий<text:bookmark-end text:name="Glava_23__Zdorova_"/></text:p>
      <text:p text:style-name="P3">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3">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3">«Почему? За что?» — задавала я себе эти вопросы и боль разъедала мою душу. Мою растерзанную в кровь, покалеченную душу. Я погрузилась в скорую и меня привезли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3"><text:soft-page-break/>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очень тяжело. Я обессилена.</text:p>
      <text:p text:style-name="P3">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знала, что я там, где мне помогут. Осталось найти еще один ответ на вопрос — я нормальная или нет.</text:p>
      <text:p text:style-name="P3">Первые три дня меня кололи снотворным. Будили, чтобы накормить и, под уколом, я снова засыпала. Я уже очень давно не спала так крепко и так много. Это была первая причина моего уставшего состояние — отсутствие здорового сна.</text:p>
      <text:p text:style-name="P3">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понять, а лишь вызывали чувство страха в голове, но расслабляли тело.</text:p>
      <text:p text:style-name="P3">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3">Была девочка, у которой физиология такая, что ее живот слегка выпирает, как у беременной. Но она была не бере<text:soft-page-break/>менна. Мало того, она была девственницей. Но была уверена, что стала единственной в мире женщиной, непорочно зачавшей.</text:p>
      <text:p text:style-name="P3">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3">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3">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3">Я просила, спрашивала, уточняла, но мне давали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pan text:style-name="T23">На восьмой день </text:span><text:span text:style-name="_32__20_Text"><text:span text:style-name="T32">заключения, то есть лечения </text:span></text:span><text:span text:style-name="T23">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но я уже не помню, каких именно.</text:span></text:p>
      <text:p text:style-name="P3">По завершении, она, по всей видимости, показала эти результаты заведующему отделением. Он тут же вызвал <text:soft-page-break/>меня к себе и провел что-то вроде собеседования. Получив все ответы на свои вопросы, он даже немного выругался, сказав, что я занимаю лишнюю койку, а потом показал мне на дверь со словами:</text:p>
      <text:p text:style-name="P3">- Здорова! Иди отсюда...</text:p>
      <text:p text:style-name="P3">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3">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3">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нипулятором. Большинство ходят на приемы к психотерапевтам и принимают лекарства.</text:p>
      <text:p text:style-name="P3">Многие проходят лечение в психиатрических клиниках, ходят к психологу... Люди хотят выздороветь, будучи убежденными в том, что у них проблемы с психикой.</text:p>
      <text:p text:style-name="P3">Многие жертвы, помимо давления и насилия, подвергаются еще одному злокачественному воздействию — абью<text:soft-page-break/>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которых у них нет, но которыми их щедро пытались наградить их деструктивные партнеры.</text:p>
      <text:p text:style-name="P3">Внуше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3">Мои друзья рассказали мне реакцию моего бывшего парня, когда он узнал, что я лежу в лечебнице для душевно больных. Он </text:span><text:span text:style-name="T28">смеялся</text:span><text:span text:style-name="T23"> и сказал, что </text:span><text:span text:style-name="T30">т</text:span><text:span text:style-name="_30__20_Text"><text:span text:style-name="T30">ам мне самое место: «Д</text:span></text:span><text:span text:style-name="T30">авно пора было...»</text:span></text:p>
      <text:p text:style-name="P3">Ему это здорово подняло настроение. Странно, но я не могу вспомнить, чтоб он когда-то так искренне радовался каким-то простым вещам. А нет, помню:</text:p>
      <text:list xml:id="list42294693" text:continue-numbering="true" text:style-name="диалог">
        <text:list-item>
          <text:p text:style-name="P91">Что, ручки из жопы?</text:p>
        </text:list-item>
      </text:list>
      <text:p text:style-name="P3">Или:</text:p>
      <text:list xml:id="list42294771" text:continue-numbering="true" text:style-name="диалог">
        <text:list-item>
          <text:p text:style-name="P91">О, продолжай! Я же говорил, что ты неадекватная... — повторял он, снимая на камеру меня, доведенную до состояние сумасшествия...</text:p>
        </text:list-item>
      </text:list>
      <text:p text:style-name="P52"><text:soft-page-break/>* * *</text:p>
      <text:p text:style-name="P3">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7">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7">Фидбек</text:span> (<text:span text:style-name="T1">сленг.</text:span>) - отклик, отзыв, ответная реакция на какое-либо действие или событие.</text:p></text:note-body></text:note> в сообщении:</text:p>
      <text:p text:style-name="P3"/>
      <text:p text:style-name="P55">«Ахах! И это запостила! Тебя даже дурка не исправит, ты просто безнадежна.</text:p>
      <text:p text:style-name="P55">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5"/>
      <text:p text:style-name="P3">То есть, скриншот на моей стене с его посланием «Ну шо, кобыла...» - это клевета?! Мой не правдивый аргумент?..<text:span text:style-name="T51"> </text:span>Но ведь это не аргумент! Это было его сообщение!..</text:p>
      <text:p text:style-name="P3">Ну и неудачная метафора — школьная драка.</text:p>
      <text:p text:style-name="P3">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3"><text:soft-page-break/>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3">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3">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3">А в 17 лет это умение помогло мне избежать изнасилования — я отчаянно отбивалась, понимая, что кричать не выход и нужно экономить силы.</text:p>
      <text:p text:style-name="P3">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3"/>
      <text:p text:style-name="P55">«Это письмо не начнется со слова «я» или со слова «ты» или даже «мы». И тут не будет ни обращений ни гадостей.</text:p>
      <text:p text:style-name="P55">Очень хочется, чтоб все было хорошо. Всем хочется. Как бы кто ни злился, как бы ни было несправедливо, каждый понимает, что хочет просто быть счастливым.</text:p>
      <text:p text:style-name="P55">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text:soft-page-break/>может закончится, пока кто-то продолжает воевать. Зачем?</text:p>
      <text:p text:style-name="P55">Почему нельзя проститься? Разойтись? Сколько еще нужно крови? Очень хочется чтоб это закончилось.</text:p>
      <text:p text:style-name="P55">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5">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5">P.S.: Прости, что обозвал.</text:p>
      <text:p text:style-name="P55">С прошедшим тебя. Будь счастлива.»</text:p>
      <text:p text:style-name="P55"/>
      <text:p text:style-name="P3">Эээээ, постойте... что?! Что это было?</text:p>
      <text:p text:style-name="P4">«Тут не будет ни обращений ни гадостей.»</text:p>
      <text:p text:style-name="P6">По всей видимости, словарный запас закончился, а повторяться не хочется.</text:p>
      <text:p text:style-name="P4">«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3">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text:soft-page-break/>гие — за счет кого-то, принося боль и получая удовлетворение.</text:p>
      <text:p text:style-name="P3">Его «Ну шо, кобыла...» — очередное доказательство того, что он относится ко второму типу. К тому же, это письмо — еще одна попытка снять с себя ответственность за такое низкое поздравление.</text:p>
      <text:p text:style-name="P3">Совершенный когнитивный диссонанс — «Шо, кобыла...» и «...каждый понимает, что хочет просто быть счастливым.»</text:p>
      <text:p text:style-name="P3">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3">Аж слезы наворачиваются!</text:p>
      <text:p text:style-name="P4">«Можно очень многое сказать об ошибках. Они продолжают допускаться уже за пределами ситуации.»</text:p>
      <text:p text:style-name="P3">О чьих ошибках? Кто их допускает? Что сказать-то?... А не о чем тут разговаривать, на самом деле.</text:p>
      <text:p text:style-name="P3">Один момент — под «ошибкой» он подразумевает что — мой пост? Или свое сообщение? Не понятно...</text:p>
      <text:p text:style-name="P4">«Не знаю, какие слова или какие действия нужны для того, чтоб прекратить наконец эту боль.»</text:p>
      <text:p text:style-name="P3">И я не знаю, какие слова нужны. Я бы ответила, скорее — молчание и бездействие с его стороны, но явно не «шо, кобыла...»</text:p>
      <text:p text:style-name="P3"><text:soft-page-break/>Боль? Ударился, что ли?</text:p>
      <text:p text:style-name="P4">«История не может закончится, пока кто-то продолжает воевать. Зачем?»</text:p>
      <text:p text:style-name="P3">«Воевать»... Кто воюет? Я? Я только отбиваюсь, отказываясь терпеть его оскорбления даже за «пределами ситуации».</text:p>
      <text:p text:style-name="P3">И правда — зачем? Зачем эти оскорбления, которые он мне присылает?! Лично я не понимаю...</text:p>
      <text:p text:style-name="Text_20_body"><text:span text:style-name="T23">Я решила, пусть все это видят. Ведь он же считает свое поведение нормальным. Ну так, зачем прятаться в моей личке</text:span><text:span text:style-name="T23"><text:note text:id="ftn18" text:note-class="footnote"><text:note-citation text:label="*">*</text:note-citation><text:note-body><text:p text:style-name="Footnote"><text:span text:style-name="T7">Личка</text:span> (<text:span text:style-name="T1">сленг.</text:span>) - термин, который означает личные сообщения, используется в форумах, блогах и соц-сетях.</text:p></text:note-body></text:note></text:span><text:span text:style-name="T23"> — айда на </text:span><text:span text:style-name="_32__20_Text"><text:span text:style-name="T31">сцену... то есть на </text:span></text:span><text:span text:style-name="T23">стену</text:span><text:span text:style-name="T23"><text:note text:id="ftn19" text:note-class="footnote"><text:note-citation text:label="**">**</text:note-citation><text:note-body><text:p text:style-name="Footnote"><text:span text:style-name="T7">Стена</text:span> или лента в соц-сетях, где размещается открытая информация для всех пользователей.</text:p></text:note-body></text:note></text:span><text:span text:style-name="T23">!</text:span></text:p>
      <text:p text:style-name="P4">«Почему нельзя проститься? Разойтись? Сколько еще нужно крови? Очень хочется чтоб это закончилось.»</text:p>
      <text:p text:style-name="P3">Почему нельзя? Можно! Просто — не нужно писать гадости...</text:p>
      <text:p text:style-name="P3">Но по-моему, он все еще не может смириться с тем, что его, такого хорошего, выгнали в шею. А эти его оскорбления ни что иное, как жалкие попытки спровоцировать меня на ответную реакцию с целью осудить меня за мои защитные действия.</text:p>
      <text:p text:style-name="P4">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3"><text:soft-page-break/>Кто кому звонит? Мне никто не звонил и я не звонила...</text:p>
      <text:p text:style-name="P3">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3">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4">«Никто не хочет лишать кого-то покоя.»</text:p>
      <text:p text:style-name="P3">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3">Зачем писать мне это? У меня слишком много вопросов...</text:p>
      <text:p text:style-name="P4">«Все хотят идти дальше и жить счастливо. Почему этого просто не сделать?»</text:p>
      <text:p text:style-name="P3">Ну вот и я спрашиваю — почему? Что мешает?! Точка была поставлена, так зачем напоминать о себе?! Зачем было писать эти гадости?</text:p>
      <text:p text:style-name="P4">«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3">Больше месяца прошло! Я уж обрадовалась, что он о моем существовании забыл! Сижу, никого не трогаю — приходит сообщение «Шо, кобыла»...</text:p>
      <text:p text:style-name="P3"><text:soft-page-break/>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4">«Прости, что обозвал.»</text:p>
      <text:p text:style-name="P3">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3">Ведь, зная его, ему не жаль. Он прислал то сообщение, отчетливо осознавая, что он делает, и, спустя пару часов, вдруг понял, что ошибся и решил попросить прощение? Нет.</text:p>
      <text:p text:style-name="P3">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3">На этом я, пожалуй, закончу описывать эти отношения. Я считаю, что уже вполне достаточно, ведь это мой пережитый опыт, подробно описанный в примерах и объяснениях. Добавить мне больше нечего.</text:p>
      <text:p text:style-name="P49"><text:soft-page-break/>* * *</text:p>
      <text:p text:style-name="P3">Что теперь?</text:p>
      <text:p text:style-name="P3">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42311165" text:continue-list="list42304145" text:style-name="список_20_перечисление">
        <text:list-item>
          <text:p text:style-name="P93">вам необходимо осознать, что вами манипулируют (или манипулировали);</text:p>
        </text:list-item>
        <text:list-item>
          <text:p text:style-name="P93">избавиться от иллюзий</text:p>
        </text:list-item>
        <text:list-item>
          <text:p text:style-name="P112"><text:span text:style-name="T23">и зарубить себе на носу, что </text:span><text:span text:style-name="_31__20_Text"><text:span text:style-name="T23">ВЫ НИ В ЧЕМ НЕ ВИНОВАТЫ</text:span></text:span><text:span text:style-name="T23">!</text:span></text:p>
        </text:list-item>
      </text:list>
      <text:p text:style-name="P3">Осознание факта манипуляций даст вам ответ на большинство ваших вопросов, таких, как:</text:p>
      <text:list xml:id="list42305472" text:continue-list="list42294771" text:style-name="диалог">
        <text:list-item>
          <text:p text:style-name="P91">Что происходит?</text:p>
        </text:list-item>
        <text:list-item>
          <text:p text:style-name="P91">Почему он так поступает?</text:p>
        </text:list-item>
      </text:list>
      <text:p text:style-name="P3">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3">Ему от этого хорошо. С этим надо смириться. Это будет видно, если/когда вы озвучите свое желание разорвать с абьюзером отношения.</text:p>
      <text:p text:style-name="P3">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3">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3">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3">Вам будет очень сложно избавиться от чувства вины, которое вам внушали очень долго. Вы должны быть готовы принять факт того, что <text:span text:style-name="T7">вашей вины нет</text:span><text:span text:style-name="T8">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3">Он этого и добивался, но это не есть правда! Это он так придумал и внушил вам.</text:p>
      <text:p text:style-name="P3">Сядьте, успокойтесь и вспомните, каким вы были человеком <text:span text:style-name="T1">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3"><text:soft-page-break/>Это его рук дело! Это он вас такой сделал. Манипулятор, зверь по имени абьюзер. Это было его планом! Это нужно понять, признать и сделать решительный ход.</text:p>
      <text:p text:style-name="P3">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3">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Направьте все свои силы на свою защиту!</text:p>
      <text:p text:style-name="P3">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3">Не верите? Проверьте!</text:p>
      <text:p text:style-name="P3">При этом вас лично, скорее всего, он будет поливать грязью. Так, чтоб никто не слышал. Чтоб наедине. Не говорите с ним! Игнорируйте! Если прям вот надо поговорить — просите друга, маму — кого угодно присутствовать, включите диктофон.</text:p>
      <text:p text:style-name="P3">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сала на диктофон все его оскорбления, чем обличила его в своих глазах.</text:p>
      <text:p text:style-name="P3"><text:soft-page-break/>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3">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3">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3">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text:p>
      <text:p text:style-name="P3">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вы не ожидали такой поддержки и такой помощи, которую он вам окажет.</text:p>
      <text:p text:style-name="P3"><text:soft-page-break/>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3">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3">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3">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3">Это нормально для него и хорошо для вас, ведь это означает, что скоро он от вас отстанет. Но пока это лишь про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3"><text:soft-page-break/>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3">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3">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3">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3">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3">Он наследил достаточно в вашем мире. Вы будете это ощущать на уровне ассоциаций — ваши вещи, какие-то увлечения, музыка, фильмы и даже мысли будут напоминать о нем. Ломайте эти ассоциации. Делайте так, чтобы они у вас ассоциировались уже с чем-то приятным, что не имеет к нему никакого отношения.</text:p>
      <text:p text:style-name="P3"><text:soft-page-break/>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3">Вспоминайте себя! Пересматривайте свои старые фотографии.</text:p>
      <text:p text:style-name="P3">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3">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3">Будьте готовы к тому, что вас не поймут окружающие близкие вам люди! Все будут говорить:</text:p>
      <text:list xml:id="list423216421" text:continue-numbering="true" text:style-name="диалог">
        <text:list-item>
          <text:p text:style-name="P91">Как же ты не заметила это все?! Куда же ты смотрела?! Почему раньше не ушла?!</text:p>
        </text:list-item>
      </text:list>
      <text:p text:style-name="P3">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своими мыслями — на этом этапе одиночество вам только навредит!</text:p>
      <text:p text:style-name="P3"><text:soft-page-break/>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3">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И самое печальное то, что он не сможет это исправить!</text:p>
      <text:p text:style-name="P3">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3">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3">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82" text:outline-level="1"><text:s/>Часть 2. <text:line-break/>Справочник</text:h>
      <text:p text:style-name="Text_20_body">Эта часть книги будет существенно отличаться от предыдущей. Здесь я собрала необходимую информацию о манипуляции и манипуляторах.</text:p>
      <text:p text:style-name="Text_20_body">В отличии от повествовательной первой части, часть «Справочник» <office:annotation office:name="__Annotation__11987_1408579346"><dc:creator>Яна </dc:creator><dc:date>2018-03-12T10:24:18.09</dc:date><text:p text:style-name="P142"><text:span text:style-name="T62">запятая</text:span></text:p></office:annotation>расскажет почему<office:annotation-end office:name="__Annotation__11987_1408579346"/> люди становятся манипуляторами, подробнее опишет их методы манипулирования, а также предоставит рекомендации по противостоянию этим методам.</text:p>
      <text:p text:style-name="Text_20_body">Итак, уважаемые читатели, усаживайтесь поудобнее! Вас ждет увлекательное и познавательное путешествие в загадочный мир психопатов.</text:p>
      <text:h text:style-name="P77" text:outline-level="2"><text:s/><text:bookmark-start text:name="Glava_25__Priznaki__priiemy_i_protivosto"/>Глава 24. <text:line-break/>Признаки<text:bookmark-end text:name="Glava_25__Priznaki__priiemy_i_protivosto"/> манипуляции</text:h>
      <text:p text:style-name="P3">Вы уже наверное заметили, что в этой книге очень много повторений. Не спроста...</text:p>
      <text:p text:style-name="P3">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text:p>
      <text:p text:style-name="P3">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3">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3">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3"><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3">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3">Это его рок. Простить такого легко, если понять, что он всю жизнь будет несчастным.</text:p>
      <text:h text:style-name="P79" text:outline-level="3"><text:bookmark-start text:name="__RefHeading__10904_1269278837"/>Что с ним?<text:bookmark-end text:name="__RefHeading__10904_1269278837"/></text:h>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41">[</text:span>Миллион<text:span text:style-name="T41">]</text:span> шагов как стать успешным карьеристом, <text:span text:style-name="T41">[</text:span>двести тысяч сто<text:span text:style-name="T41">]</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3">модное направление, под названием «Пикап»</text:span><text:span text:style-name="T13"><text:note text:id="ftn20" text:note-class="footnote"><text:note-citation text:label="*">*</text:note-citation><text:note-body><text:p text:style-name="Footnote"><text:span text:style-name="T7">Пикап</text:span> (от англ. <text:span text:style-name="T41">pick up —</text:span><text:span text:style-name="T13"> цеплять, подцепить</text:span>) <text:span text:style-name="T41">— </text:span><text:span text:style-name="T13">деятельность, направленная на знакомство с целью соблазнения.</text:span></text:p></text:note-body></text:note></text:span><text:span text:style-name="T13">.</text:span></text:p>
      <text:p text:style-name="Text_20_body"><text:span text:style-name="T13">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4">поиметь.</text:span></text:p>
      <text:p text:style-name="P29"><text:soft-page-break/>Главная цель пикапа — зацепить девушку. Начиная с банального:</text:p>
      <text:list xml:id="list42296916" text:continue-numbering="true" text:style-name="диалог">
        <text:list-item>
          <text:p text:style-name="P115">Вашей маме зять не нужен?</text:p>
        </text:list-item>
      </text:list>
      <text:p text:style-name="P29">И заканчивая какими-то более экстравагантными:</text:p>
      <text:list xml:id="list423185621" text:continue-numbering="true" text:style-name="диалог">
        <text:list-item>
          <text:p text:style-name="P115">Твой отец случайно не хлеб?</text:p>
        </text:list-item>
        <text:list-item>
          <text:p text:style-name="P115">В каком смысле?</text:p>
        </text:list-item>
        <text:list-item>
          <text:p text:style-name="P115">Ту ты такая крошка...</text:p>
        </text:list-item>
      </text:list>
      <text:p text:style-name="P29">Это будет фраза, которая может зацепить.</text:p>
      <text:p text:style-name="P29">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list xml:id="list42305689" text:continue-numbering="true" text:style-name="диалог">
        <text:list-item>
          <text:p text:style-name="P115">Что-то тут сегодня мало народа...</text:p>
        </text:list-item>
      </text:list>
      <text:p text:style-name="P29">Однако «цепляшки» не обязательно должны вызывать восхищение, но они обязательно должны привлечь ваше внимание.</text:p>
      <text:p text:style-name="P29">Например, вы ждете свою подругу. К вам подходит парень и говорит:</text:p>
      <text:list xml:id="list42324549" text:continue-numbering="true" text:style-name="диалог">
        <text:list-item>
          <text:p text:style-name="P115">Привет.</text:p>
        </text:list-item>
      </text:list>
      <text:p text:style-name="P29">Достаточно спокойно и ненавязчиво, как будто бы обознался. Ответите вы или нет — ему не важно. Он уже задает вопрос:</text:p>
      <text:list xml:id="list42294791" text:continue-numbering="true" text:style-name="диалог">
        <text:list-item>
          <text:p text:style-name="P115">Ты одна тут?</text:p>
        </text:list-item>
      </text:list>
      <text:p text:style-name="P29">И вы говорите, мол:</text:p>
      <text:list xml:id="list42319075" text:continue-numbering="true" text:style-name="диалог">
        <text:list-item>
          <text:p text:style-name="P115"><text:soft-page-break/>Нет, я с подругой. Она сейчас подойдет... — недоумевая, что этот незнакомец от вас хочет.</text:p>
        </text:list-item>
      </text:list>
      <text:p text:style-name="P29">На что он отвечает:</text:p>
      <text:list xml:id="list42312855" text:continue-numbering="true" text:style-name="диалог">
        <text:list-item>
          <text:p text:style-name="P115">Ну ее же сейчас нет. Выйдем на минутку. Поговорить надо...</text:p>
        </text:list-item>
      </text:list>
      <text:p text:style-name="P29">Он будет очень уверенным и быстрым. Вас это может сбить с толку. Говорить и действовать он будет так быстро, что у вас не будет времени сказать «нет» — он уже развернулся и направился к выходу. Обернулся и спросил:</text:p>
      <text:list xml:id="list42303636" text:continue-numbering="true" text:style-name="диалог">
        <text:list-item>
          <text:p text:style-name="P115">Ну? Ты идешь?</text:p>
        </text:list-item>
      </text:list>
      <text:p text:style-name="P29">Это тоже метод, и, как вы поняли, он не обязательно должен восхищать и расслаблять вас. Вы в ступоре, вы в напряжении. Все, что вам остается — следовать его указаниям, а он, в свою очередь, не дает вам время на подумать.</text:p>
      <text:p text:style-name="P29">Вот еще один пример с моего личного опыта. Однажды вечером мне звонит знакомый, поведение которого явно говорит о том, что я ему нравлюсь:</text:p>
      <text:list xml:id="list42308479" text:continue-numbering="true" text:style-name="диалог">
        <text:list-item>
          <text:p text:style-name="P115">Привет! Я тут рядом. Кофе не хочешь? Да? Нет? Давай быстрей? Ну? Так что?..</text:p>
        </text:list-item>
      </text:list>
      <text:p text:style-name="P29">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29">Так, как этот знакомый был еще и моим коллегой, на работе его поведение по отношению ко мне было отнюдь не дружеским, и, что самое неприятное — при всех остальных: приобнимет, мимо не пройдет, ЯноЧка то, ЯноЧка сё... <text:soft-page-break/>И в проект ЯноЧку возьму, я рядом со мной ЯноЧка будет сидеть. Мне с ЯноЧкой приятно работать, ну и все такое.</text:p>
      <text:p text:style-name="P29">Другими словами, он начал вести себя со мной, как со своей девушкой. К слову, это заметили и другие коллеги, и их мнение было моим подтверждением — мне не показалось.</text:p>
      <text:p text:style-name="P29">Сначала я подумала, что действительно ему нравлюсь, но потом стала замечать некоторые нюансы — несостыковки в поведении. Однажды я не выдержала и прямым текстом попросила его вести себя, как положено — мы коллеги, и никаких обнимашек и сюси-пуси не проявлять в мой адрес.</text:p>
      <text:p text:style-name="P29">Его реакция была удивительной, а именно:</text:p>
      <text:list xml:id="list42304907" text:continue-numbering="true" text:style-name="диалог">
        <text:list-item>
          <text:p text:style-name="P115">Яна, блять, что ты от меня хочешь?..</text:p>
        </text:list-item>
      </text:list>
      <text:p text:style-name="P29">Вопрос, как я полагаю, был риторическим, так как то, что его вызвало — было моим ответом. Закончилось все тем, что он... обиделся и прекратил со мной любое общение, даже по рабочим вопросам также демонстративно, как еще пару дней назад заливал ко мне на глазах у всего офиса.</text:p>
      <text:p text:style-name="P29">Стоит ли говорить, что резкий перепад в его отношении ко мне заметили и остальные, и на меня обрушилась масса вопросов — а что же у вас произошло? Чем же, Яночка, ты его так обидела? Ответить мне было нечего, однако остались подозрения, что ранимая мужская душенька просто не смогла тихо-молча принять отказ...</text:p>
      <text:p text:style-name="Text_20_body"><text:span text:style-name="T18">Отказ? Да, собственно и предложений никаких не было... так на что же все-таки обиделся? А я вам скажу — </text:span><text:soft-page-break/><text:span text:style-name="T18">слишком самоуверенный человек не смог принять тот факт, что ему не просто не прыгнули на шею, а еще и попросили вести себе подобающе. На деле он просто метил территорию, ведь именно в тот период стала свободной.</text:span></text:p>
      <text:p text:style-name="P29">Во всех случаях пикапер нарушает ваши личные границы. Да, звучит слишком феминистично, но что же тут поделаешь?! Задайте себе вопрос:</text:p>
      <text:list xml:id="list42307763" text:continue-numbering="true" text:style-name="диалог">
        <text:list-item>
          <text:p text:style-name="P115">Комфортно мне, или нет?</text:p>
        </text:list-item>
      </text:list>
      <text:p text:style-name="P29">Должно быть комфортно.</text:p>
      <text:p text:style-name="P29">Не проверяйте его, если заметили неладное — будьте собой, он сам себя покажет, когда придет время. И уж поверьте, это будет одно из двух — либо его намерения серьезны и он начнет добиваться вас по-мужски, достойно, и сделает вас счастливой, либо же он будет сидеть и ждать, когда вы прибежите к нему в ручки, ведь напрягаться он не намерен.</text:p>
      <text:p text:style-name="P29">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такая плохая, его уже послала.</text:p>
      <text:p text:style-name="P29">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P29">Пикаперы считают, что нам скучно, и, нужно сказать, что это правда, ведь мы любим приключения. Мы устали от <text:soft-page-break/>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29">Самое печальное то, что шутка, которой он приведет вас в восторг — это его конспект по пикапу. Сам-то он понимает, что не обладает таким остроумием, но — спасибо наставнику. Он не тот, кем хочет казаться. Он не есть он. Он хочет быть тем, кем не является. Он понимает, что не нравится женщинам таким, какой есть. Он создает иллюзию — заманивает вас «картинкой». Рядом с таким вы видите, ощущаете и чувствуете то, что <text:span text:style-name="T1">хотите</text:span> чувствовать, а не то, что чувствовали бы с ним, будь он самим собой. Понимаете?</text:p>
      <text:p text:style-name="P29">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Который хочет и требует, но отдать взамен ему нечего.</text:p>
      <text:p text:style-name="P30">Шутки заканчиваются, а тренера рядом нет.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Text_20_body"><text:span text:style-name="T13">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и </text:span><text:span text:style-name="T14">завести от</text:span><text:soft-page-break/><text:span text:style-name="T14">ношения</text:span><text:span text:style-name="T13"> с понравившейся девушкой. Правда, только на Западе. У нас пока еще дела обстоят несколько иначе.</text:span></text:p>
      <text:p text:style-name="P26">Короче говоря, это учение у нас, в странах СНГ, пока еще, к сожалению, не учит нравственной идеологии:</text:p>
      <text:p text:style-name="P72">«— Давай поиграем в волшебника?</text:p>
      <text:list xml:id="list7556729705149320266" text:style-name="L3">
        <text:list-header>
          <text:p text:style-name="P84"><text:s/>— А это как?</text:p>
          <text:p text:style-name="P84"><text:s/>— Я тебя трахну, и ты исчезнешь.»</text:p>
        </text:list-header>
      </text:list>
      <text:p text:style-name="P47">Филипп Богачев, «Секреты уличных знакомств»</text:p>
      <text:p text:style-name="P26"/>
      <text:p text:style-name="P26">Или вот еще один «замечательный» отрывок из той же книги:</text:p>
      <text:p text:style-name="P62">«... У нас заготовлена термоядерная дубинка, чтобы при случае, настучать девушке по голове за плохое поведение...</text:p>
      <text:p text:style-name="P62">Примеры:</text:p>
      <text:p text:style-name="P62">— У тебя очень красивые волосы. Особенно в ушах.</text:p>
      <text:p text:style-name="P62">— У тебя замечательная походка. Особенно когда стоишь.</text:p>
      <text:p text:style-name="P62">— У тебя такая легкая и грациозная походка! Стук копыт почти не слышен.</text:p>
      <text:p text:style-name="Цитата_20__2b__20_автор"><text:span text:style-name="T13">Предупреждение: Этот вид зацепок требует невероятного умения быстро находить ответы на вопросы. Реакция девушки может быть совершенно непредсказуемой — от хорошего стёба</text:span><text:span text:style-name="T13"><text:note text:id="ftn21" text:note-class="footnote"><text:note-citation text:label="*">*</text:note-citation><text:note-body><text:p text:style-name="Footnote">Стёб — шутка над собеседником с элементами сарказма и иронии.</text:p></text:note-body></text:note></text:span><text:span text:style-name="T13"> в ответ над тобой, до</text:span><text:span text:style-name="T21"> совершенно неправильного, по моему мнению, удара левой снизу...</text:span><text:span text:style-name="T13">»</text:span></text:p>
      <text:p text:style-name="P47">Филипп Богачев, «Секреты уличных знакомств»</text:p>
      <text:p text:style-name="P26"><text:soft-page-break/></text:p>
      <text:p text:style-name="P26">«Совершенно неправильным» поведением, как вы понимаете, автор называет вполне логичную реакцию «объекта» на грубости...</text:p>
      <text:p text:style-name="P26">Не могу удержаться и не вставить еще одну цитату того же автора. Это аннотация к книге:</text:p>
      <text:p text:style-name="P62"/>
      <text:p text:style-name="Цитата_20__2b__20_автор"><text:span text:style-name="T13">«Все женщины хотят "это", и любая из них соблазняется за два-три свидания. Впрочем, развив свое мастерство, ты сможешь увозить красоток домой уже через пару часов после знакомства. Узнай, как избежать досадных ошибок на пути к </text:span><text:span text:style-name="T21">телу</text:span><text:span text:style-name="T13"> женщины...»</text:span></text:p>
      <text:p text:style-name="P47">Филипп Богачев, «Пикап. Самоучитель по соблазнению»</text:p>
      <text:p text:style-name="P47"/>
      <text:p text:style-name="P26">К слову, эта книга («Пикап. Самоучитель по соблазнению»), как и книга <text:s/>Росса Джеффриса («Как затащить в постель женщину своей мечты») начинается с письменного отказа от ответственности... Ну да ладно...</text:p>
      <text:p text:style-name="P26">К чему я веду?</text:p>
      <text:p text:style-name="P26">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просто пикапером, который возжелал избавиться от своих комплексов, или который желает пополнить свой список «побед».</text:p>
      <text:p text:style-name="Text_20_body"><text:span text:style-name="T13">Собственно, и того, и другого Пикап учит вести себя с женщинами </text:span><text:span text:style-name="T18">правильно</text:span><text:span text:style-name="T13"> для эффективного </text:span><text:span text:style-name="T14">результата</text:span><text:span text:style-name="T13">, </text:span><text:soft-page-break/><text:span text:style-name="T13">предлагая массу техник и обучая самым разнообразным навыкам.</text:span></text:p>
      <text:p text:style-name="P26">Так вот психопата учить не надо. Он понимает человеческую природу априори, очень тонко и достаточно быстро.</text:p>
      <text:p text:style-name="P26">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6">Помните: расстройство — не болезнь, это отклонение. В самом начале книги я попыталась дать краткое описание этой проблеме. Теперь подошло время рассмотреть ее поближе.</text:p>
      <text:p text:style-name="P26">Предлагаю вашему вниманию список и краткую характеристику расстройств, где имеют место манипулятивные действия.</text:p>
      <text:h text:style-name="P80" text:outline-level="4">Общие диагностические критерии расстройств личности</text:h>
      <text:p text:style-name="P32">Существует несколько видов расстройств личности. Они могут быть сгруппированы в одну из трех групп-кластеров:</text:p>
      <text:list xml:id="list5413721437943732395" text:style-name="List_20_2">
        <text:list-item>
          <text:p text:style-name="P125">Кластер <text:span text:style-name="T41">A</text:span><text:span text:style-name="T8">:</text:span></text:p>
          <text:list>
            <text:list-item>
              <text:p text:style-name="P127">Параноидное;</text:p>
            </text:list-item>
            <text:list-item>
              <text:p text:style-name="P127">Шизоидное;</text:p>
            </text:list-item>
            <text:list-item>
              <text:p text:style-name="P127">Шизотипическое.</text:p>
              <text:p text:style-name="P124"><text:span text:style-name="T8">Для лиц с расстройствами кластера </text:span><text:span text:style-name="T45">A</text:span><text:span text:style-name="T8"> характерны трудности, связанные с взаимодействием с окружающими.</text:span></text:p>
              <text:p text:style-name="P124"><text:span text:style-name="T21">Их эмоциональное состояние описывается</text:span><text:span text:style-name="T8">, как <text:s/>тревожное, недоверчивое, подозрительное, защитное.</text:span></text:p>
            </text:list-item>
          </text:list>
        </text:list-item>
        <text:list-item>
          <text:p text:style-name="P124"><text:span text:style-name="T7">Кластер </text:span><text:span text:style-name="T46">B</text:span><text:span text:style-name="T8">:</text:span></text:p>
          <text:list>
            <text:list-item>
              <text:p text:style-name="P127">Антисоциальное;</text:p>
            </text:list-item>
            <text:list-item>
              <text:p text:style-name="P127">Пограничное;</text:p>
            </text:list-item>
            <text:list-item>
              <text:p text:style-name="P127">Истерическое;</text:p>
            </text:list-item>
            <text:list-item>
              <text:p text:style-name="P127">Нарциссическое.</text:p>
              <text:p text:style-name="P124"><text:span text:style-name="T8">Лица с расстройствами кластера </text:span><text:span text:style-name="T45">B </text:span><text:span text:style-name="T21">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18"><text:soft-page-break/>Их эмоциональное состояние описывается, как драматическое, тревожное, непредсказуемое и нестабильное.</text:p>
            </text:list-item>
          </text:list>
        </text:list-item>
        <text:list-item>
          <text:p text:style-name="P137"><text:span text:style-name="T13">Кластер </text:span><text:span text:style-name="T41">C</text:span><text:span text:style-name="T21">:</text:span></text:p>
          <text:list>
            <text:list-item>
              <text:p text:style-name="P138">Избегающее;</text:p>
            </text:list-item>
            <text:list-item>
              <text:p text:style-name="P138">Зависимое;</text:p>
            </text:list-item>
            <text:list-item>
              <text:p text:style-name="P138">Обсессивно-компульсивное.</text:p>
              <text:p text:style-name="P137"><text:span text:style-name="T21">Лица с расстройствами кластера </text:span><text:span text:style-name="T45">C </text:span><text:span text:style-name="T21">испытывают чувства тревоги и страха, которые их </text:span><text:span text:style-name="T21">подавляют, и с которыми они постоянно борются.</text:span></text:p>
              <text:p text:style-name="P138">Их поведение описывается, как антиобщественное, <text:s/>замкнутое, неуверенное и чрезвычайно чувствительное.</text:p>
              <text:p text:style-name="P138">Расстройства группы С я не буду рассматривать в этой книге, так как в них не прослеживается манипулятивный образ поведения.</text:p>
            </text:list-item>
          </text:list>
        </text:list-item>
      </text:list>
      <text:p text:style-name="Text_20_body"/>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1">Расстройства не диагностируются лицам моложе 18 лет</text:span>, т. к. в подростков<text:span text:style-name="T13">ый</text:span> период характер только формируется, и<text:span text:style-name="T13">,</text:span> как мы знаем, сопровождается различными поведенческими экспериментами.</text:p>
      <text:p text:style-name="Text_20_body"><text:soft-page-break/><text:span text:style-name="T8">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3">Международной классификации болезней (МКБ)</text:span><text:span text:style-name="T8">:</text:span></text:p>
      <text:list xml:id="list42296914" text:continue-list="list42314418" text:style-name="List_20_1">
        <text:list-item text:start-value="1">
          <text:p text:style-name="P140">заметная дисгармония в поведении:</text:p>
          <text:list>
            <text:list-item>
              <text:p text:style-name="P139">аффективность<text:note text:id="ftn22" text:note-class="footnote"><text:note-citation text:label="*">*</text:note-citation><text:note-body><text:p text:style-name="Footnote"><text:span text:style-name="T7">Аффективность</text:span> (<text:span text:style-name="T1">от лат. </text:span><text:span text:style-name="T42">affectus —</text:span><text:span text:style-name="T14">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39">возбудимость;</text:p>
            </text:list-item>
            <text:list-item>
              <text:p text:style-name="P139">расстройство контроля побуждений:</text:p>
              <text:list>
                <text:list-item>
                  <text:p text:style-name="P139">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39">нарастающее напряжение, возникающее перед совершением действия, повышение физической и психической активности;</text:p>
                </text:list-item>
                <text:list-item>
                  <text:p text:style-name="P139">возникновение ощущения радости и облегчения во время совершения действия.</text:p>
                </text:list-item>
              </text:list>
            </text:list-item>
            <text:list-item>
              <text:p text:style-name="P139">нарушение в процессах восприятия и мышления;</text:p>
            </text:list-item>
            <text:list-item>
              <text:p text:style-name="P139">изменение в стиле отношения к окружающим;</text:p>
            </text:list-item>
          </text:list>
        </text:list-item>
        <text:list-item>
          <text:p text:style-name="P139">хроническое проявление аномального поведения, возникшее давно;</text:p>
        </text:list-item>
        <text:list-item>
          <text:p text:style-name="P139">нарушение адаптации к широкому диапазону личностных и социальных ситуаций в связи с аномальным стилем поведения;</text:p>
        </text:list-item>
        <text:list-item>
          <text:p text:style-name="P139"><text:soft-page-break/>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39">обычно, но не всегда — существенное ухудшение профессиональной и социальной продуктивности.</text:p>
        </text:list-item>
        <text:list-item>
          <text:p text:style-name="P139">проявление вышеперечисленных аномалий еще в детстве или в подростковом возрасте, продолжение аномалий в зрелости;</text:p>
        </text:list-item>
      </text:list>
      <text:p text:style-name="Text_20_body"/>
      <text:p text:style-name="Text_20_body">Основываясь выраженности <text:span text:style-name="T13">вышеперечисленных </text:span>личностных нарушений, определяется также и <text:span text:style-name="T7">степень тяжести расстройства</text:span>:</text:p>
      <text:list xml:id="list5216547440522779853" text:style-name="List_20_3">
        <text:list-item>
          <text:p text:style-name="P128">отсутствие расстройства личности и существенных критериев личностного расстройства;</text:p>
        </text:list-item>
        <text:list-item>
          <text:p text:style-name="P128">личностное затруднение:</text:p>
          <text:p text:style-name="P128">наличие подпороговых критериев одного или нескольких расстройств личности;</text:p>
        </text:list-item>
        <text:list-item>
          <text:p text:style-name="P128">простое расстройство личности:</text:p>
          <text:p text:style-name="P128">наличие существенных критериев одного или нескольких расстройств в рамках одного кластера;</text:p>
        </text:list-item>
        <text:list-item>
          <text:p text:style-name="P128">сложное (диффузное) расстройство личности:</text:p>
          <text:p text:style-name="P128">наличие существенных критериев одного или нескольких расстройств личности в рамках нескольких кластеров;</text:p>
        </text:list-item>
        <text:list-item>
          <text:p text:style-name="P128">тяжелое расстройство личности:</text:p>
          <text:p text:style-name="P128"><text:soft-page-break/>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p>
        </text:list-item>
      </text:list>
      <text:p text:style-name="P32"/>
      <text:p text:style-name="P33">Терапия:</text:p>
      <text:p text:style-name="Text_20_body">Стандартная терапия для лиц с личностным расстройством направлена не на изменение структуры личности, а на ее смягчение:</text:p>
      <text:list xml:id="list42299261" text:continue-list="list42311165" text:style-name="список_20_перечисление">
        <text:list-item>
          <text:p text:style-name="P112">компенсация негативных проявлений;</text:p>
        </text:list-item>
        <text:list-item>
          <text:p text:style-name="P112">адаптация к обществу;</text:p>
        </text:list-item>
        <text:list-item>
          <text:p text:style-name="P112">снижение уровня тревожности;</text:p>
        </text:list-item>
        <text:list-item>
          <text:p text:style-name="P112">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0" text:outline-level="4">Параноидное расстройство личности</text:h>
      <text:p text:style-name="P27">Диагностируется при наличии четырех и более критериев, приведенных ниже, а также при проявлении общих критериев расстройств личности:</text:p>
      <text:list xml:id="list42313862" text:continue-numbering="true" text:style-name="список_20_перечисление">
        <text:list-item>
          <text:p text:style-name="P121">чрезмерная чувствительность к неудачам и отказам;</text:p>
        </text:list-item>
        <text:list-item>
          <text:p text:style-name="P121">постоянное недовольство окружающими, неумение прощать оскорбления, причинение ущерба, высокомерное поведение;</text:p>
        </text:list-item>
        <text:list-item>
          <text:p text:style-name="P121">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1">воинственно-щепетильное, не соответствующее фактической ситуации отношение к вопросам, связанным с правами личности;</text:p>
        </text:list-item>
        <text:list-item>
          <text:p text:style-name="P121">возобновляющиеся неоправданные подозрения в неверности сексуального партнера;</text:p>
        </text:list-item>
        <text:list-item>
          <text:p text:style-name="P121">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3">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3">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4">отрицает</text:span><text:span text:style-name="T18"> в своей голове собственные непристойные мысли, а затем </text:span><text:span text:style-name="T14">проецирует</text:span><text:span text:style-name="T18"> их на остальных.</text:span></text:p>
      <text:p text:style-name="P29">То есть, например, обвиняя своего партнера в измене, скорее всего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8">Немаловажной особенностью такого поведения является то, что он </text:span><text:span text:style-name="T13">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6"><text:soft-page-break/>Нормальное поведение: Ты мне изменяла?</text:p>
      <text:p text:style-name="P26">У человека появились сомнения в преданности партнера и он <text:span text:style-name="T1">задает вопрос</text:span>, чтобы эти сомнения развеять или получить им подтверждение, ожидая честный ответ.</text:p>
      <text:p text:style-name="Text_20_body"><text:span text:style-name="T13">Параноидное поведение: </text:span><text:span text:style-name="T14">С кем</text:span><text:span text:style-name="T13"> ты мне изменила?</text:span></text:p>
      <text:p text:style-name="Text_20_body"><text:span text:style-name="T13">Параноик подозревает своего партнера в неверности. Правда это или нет, он </text:span><text:span text:style-name="T14">настаивает</text:span><text:span text:style-name="T13"> на факте измены, пытаясь узнать с кем. В данном случае уверенность в том, что ему изменили не подразумевает его ошибочное суждение.</text:span></text:p>
      <text:p text:style-name="P26">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text:p>
      <text:p text:style-name="P26">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3"><text:span text:style-name="T13">Терапия для параноидальной личности</text:span><text:span text:style-name="T21">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3"><text:span text:style-name="T13">Важно: </text:span><text:span text:style-name="T21">паранойя, параноидный психоз, параноидная шизофрения и шизофрения к данному расстройству</text:span><text:span text:style-name="T13"> </text:span><text:span text:style-name="T21">не от</text:span><text:soft-page-break/><text:span text:style-name="T21">носится! Может выступать предвестником шизофрении и бредовых расстройств.</text:span></text:p>
      <text:h text:style-name="P80" text:outline-level="4">Шизоидное расстройство личности</text:h>
      <text:p text:style-name="P27">Диагностируется при наличии <text:span text:style-name="T4">четырех и более</text:span> критериев, приведенных ниже, а также при проявлении общих критериев расстройств личности:</text:p>
      <text:list xml:id="list42297494" text:continue-numbering="true" text:style-name="список_20_перечисление">
        <text:list-item>
          <text:p text:style-name="P119">сниженная способность или утрата способности получать удовольствие, сопровождающаяся потерей активности в его достижении;</text:p>
        </text:list-item>
        <text:list-item>
          <text:p text:style-name="P119">эмоциональная холодность, ослабление эмоциональных реакций, бесчувствие, безразличие, отрешенность;</text:p>
        </text:list-item>
        <text:list-item>
          <text:p text:style-name="P119">неспособность проявлять как теплые и нежные чувства, так и гнев по отношению к другим людям;</text:p>
        </text:list-item>
        <text:list-item>
          <text:p text:style-name="P119">слабая реакция на похвалу и на критику;</text:p>
        </text:list-item>
        <text:list-item>
          <text:p text:style-name="P119">незначительный интерес к сексуальным контактам;</text:p>
        </text:list-item>
        <text:list-item>
          <text:p text:style-name="P119">повышенная склонность к фантазированию и стремление к углубленному познанию собственных мыслей, чувств, переживаний.</text:p>
        </text:list-item>
        <text:list-item>
          <text:p text:style-name="P119">предпочтение уединенной деятельности;</text:p>
        </text:list-item>
        <text:list-item>
          <text:p text:style-name="P119">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19">заметная нечуткость к основным чувственно-понятийным социальным нормам и условиям. Эмоциональная дисгармония.</text:p>
        </text:list-item>
      </text:list>
      <text:p text:style-name="P27"><text:soft-page-break/>Шизоид выдерживает значительную дистанцию между собой и окружающими, из-за чего вечно жаждет близости.</text:p>
      <text:p text:style-name="P27">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text:s/>больше подвержен внутренним переживаниям и фантазиям, социально замкнут.</text:p>
      <text:p text:style-name="P27">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7">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27">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27">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ние происходящего, не теряя с ним связь. То есть он при<text:soft-page-break/>знает за собой эмоции, но недооценивает их силу и значение.</text:p>
      <text:p text:style-name="Text_20_body"><text:span text:style-name="T21">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1"><text:note text:id="ftn23" text:note-class="footnote"><text:note-citation text:label="*">*</text:note-citation><text:note-body><text:p text:style-name="Footnote"><text:span text:style-name="T7">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1"> с его стороны.</text:span></text:p>
      <text:p text:style-name="P32"><text:span text:style-name="T13">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58"><text:note text:id="ftn24" text:note-class="footnote"><text:note-citation text:label="**">**</text:note-citation><text:note-body><text:p text:style-name="Footnote"><text:span text:style-name="T7">«Дерево и стекло» — </text:span><text:span text:style-name="T8">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3">).</text:span></text:p>
      <text:p text:style-name="P27">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7">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7">Также для шизоида характерна высокая работоспособность в узких сферах деятельности, сочетающихся с (сухим) прагматизмом.</text:p>
      <text:p text:style-name="P27"><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7">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27">Шизоидам свойственно игнорирование социальных норм внешнего вида, неопрятность, нечистоплотность.</text:p>
      <text:p text:style-name="P28">Терапия для шизоидной личности<text:span text:style-name="T8">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7">Шизоид, как правило, плохо вовлекается в терапию из-за отсутствия эмпатических наклонностей, что является причиной низкой мотивации.</text:p>
      <text:p text:style-name="P27">Терапия может занимать достаточно продолжительное время из-за постоянного дистанцирования пациента от доктора.</text:p>
      <text:p text:style-name="P33"><text:span text:style-name="T13">Важно:</text:span><text:span text:style-name="T21">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80" text:outline-level="4">Диссоциальное расстройство личности</text:h>
      <text:p text:style-name="P27"><text:span text:style-name="T7"><text:s/></text:span><text:span text:style-name="T1">(Также антисоциальное рас-во или социопатия)</text:span></text:p>
      <text:p text:style-name="P27">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42298595" text:continue-numbering="true" text:style-name="список_20_перечисление">
        <text:list-item>
          <text:p text:style-name="P119">бессердечность, равнодушие к чувствам окружающих. Отсутствие сожалений;</text:p>
        </text:list-item>
        <text:list-item>
          <text:p text:style-name="P119">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19">неспособность поддерживать взаимоотношения при отсутствии затруднений в их становлении;</text:p>
        </text:list-item>
        <text:list-item>
          <text:p text:style-name="P119">крайне низкая способность выдерживать фрустрацию<text:note text:id="ftn25" text:note-class="footnote"><text:note-citation text:label="*">*</text:note-citation><text:note-body><text:p text:style-name="P76">Фрустация<text:span text:style-name="T8"> (</text:span><text:span text:style-name="T3">от лат. </text:span><text:span text:style-name="T43">f</text:span><text:span text:style-name="T3">rustratio</text:span><text:span text:style-name="T43"> —</text:span><text:span text:style-name="T15"> обман, тщетное ожидание</text:span><text:span text:style-name="T8">) </text:span><text:span text:style-name="T45">— </text:span><text:span text:style-name="T21">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19">неспособность испытывать чувство вины и извлекать пользу из жизненного опыта, особенно наказания;</text:p>
        </text:list-item>
        <text:list-item>
          <text:p text:style-name="P119">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2"><text:soft-page-break/><text:span text:style-name="T21">в</text:span> качестве дополнительного признака может выступать постоянная раздражительность и нетерпеливость.</text:p>
        </text:list-item>
      </text:list>
      <text:p text:style-name="P27">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27">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27">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7">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27">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27">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27">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27">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27">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27">Немаловажным является факт того, что социопаты отлично понимают, что такое социальные нормы, однако игнорируют их осознанно.</text:p>
      <text:p text:style-name="P32">Антисоциальная личность склоне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3"> Также они плохо умеют контролировать собственную импульсивность.</text:span></text:p>
      <text:p text:style-name="P32">Одна из основных проблем социопата в том, что он не отдает отчет своим негативным эмоциям. По сути <text:span text:style-name="T1">он их просто не испытывает</text:span><text:span text:style-name="T4">. Его негативные эмоции в большинстве случаев являются реакцией.</text:span></text:p>
      <text:p text:style-name="P35">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5">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2">Согласно определению Эрика Берна, социопаты делятся на два вида:</text:p>
      <text:list xml:id="list42320081" text:continue-list="list42296914" text:style-name="List_20_1">
        <text:list-item text:start-value="1">
          <text:p text:style-name="P126">Латентный или пассивный социопат.</text:p>
          <text:p text:style-name="P129">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29">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26">Активный социопат.</text:p>
          <text:p text:style-name="P129">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office:annotation office:name="__Annotation__63253_1216695877"><dc:creator>Яна </dc:creator><dc:date>2018-03-06T14:23:01.18</dc:date><text:p text:style-name="P142"><text:span text:style-name="T62">Для него</text:span></text:p></office:annotation>ему<office:annotation-end office:name="__Annotation__63253_1216695877"/> людей, которые в данный момент времени ожидают от него именно такого поведения.</text:p>
          <text:p text:style-name="P129">Вне досягаемости этих людей социопат не может и не считает нужным сдерживаться.</text:p>
        </text:list-item>
      </text:list>
      <text:p text:style-name="P28"/>
      <text:p text:style-name="P28">Терапия для антисоциальной личности<text:span text:style-name="T8">:</text:span></text:p>
      <text:p text:style-name="P27">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27">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3"><text:span text:style-name="T13">Важно:</text:span><text:span text:style-name="T21">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Так как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0"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42293264" text:continue-list="list42298595" text:style-name="список_20_перечисление">
        <text:list-item>
          <text:p text:style-name="P119">ярко выраженная тенденция действовать импульсивно, без учёта последствий, наряду с неустойчивостью настроения;</text:p>
        </text:list-item>
        <text:list-item>
          <text:p text:style-name="P119">минимальная способность планировать;</text:p>
        </text:list-item>
        <text:list-item>
          <text:p text:style-name="P119">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27">Эмоционально-неустойчивое расстройство, это группа, которая включает в себя два подвида расстройств:</text:p>
      <text:list xml:id="list186007673841781918" text:style-name="List_20_4">
        <text:list-item>
          <text:p text:style-name="P122">Эмоциональный или импульсивный тип:</text:p>
          <text:list>
            <text:list-item>
              <text:p text:style-name="P120">склонность к совершению неблагоприятных поступков без учета неблагоприятных последствий;</text:p>
            </text:list-item>
            <text:list-item>
              <text:p text:style-name="P120">высокая активность, сочетающаяся с неумением находить общий язык с окружающими;</text:p>
            </text:list-item>
            <text:list-item>
              <text:p text:style-name="P130"><text:span text:style-name="T21">склонность к сексуальной распущенности</text:span><text:span text:style-name="T45">.</text:span></text:p>
            </text:list-item>
          </text:list>
          <text:p text:style-name="P130"><text:span text:style-name="T21">Сильная эмоциональная возбудимость, проявляющаяся с детского возраста — истерики, озлобленность, </text:span><text:soft-page-break/><text:span text:style-name="T21">выражение протеста на воспитательные меры. Таких детей обычно называют трудными.</text:span></text:p>
          <text:p text:style-name="P120">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0">Способны совершить криминальное действие.</text:p>
          <text:p text:style-name="P120"/>
        </text:list-item>
        <text:list-item>
          <text:p text:style-name="P122">Пограничный тип.</text:p>
          <text:list>
            <text:list-item>
              <text:p text:style-name="P120">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0">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0">повышенная впечатлительность;</text:p>
            </text:list-item>
            <text:list-item>
              <text:p text:style-name="P120">развитое воображение;</text:p>
            </text:list-item>
            <text:list-item>
              <text:p text:style-name="P120">внушаемость.</text:p>
            </text:list-item>
          </text:list>
          <text:p text:style-name="P120">Человек пограничного типа склонен проявлять высокую активность в сферах, которые ему в данный момент наиболее интересны.</text:p>
          <text:p text:style-name="P120">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0"><text:soft-page-break/>Из-за склонности к внушаемости и фантазированию, сферы его интересов постоянно меняются.</text:p>
          <text:p text:style-name="P130"><text:span text:style-name="T21">Человек с данным типом расстройства часто страдает от алкогольной и наркотической зависимости, а также становится преступником. Причи</text:span><text:span text:style-name="T21">ной этому также может стать склонность к внушае</text:span><text:span text:style-name="T21">мости — попав в «плохую» компанию, перенимает ее принципы и поведение.</text:span></text:p>
          <text:p text:style-name="P120">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0"><text:span text:style-name="T21">Склонность к зависимости также может быть серьезной проблемой пограничного типа. Демонстрируя привязанность, такой человек </text:span><text:span text:style-name="T21">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3">Особенность</text:span> людей с эмоционально-неустойчивым расстройством заключается в резки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3">Терапия для лиц с эмоционально-неустойчивым расстройством <text:span text:style-name="T8">может быть очень слож</text:span><text:span text:style-name="T8">ной и продолжительной. Стоит отметить, что многие терапевты предпочитают дистанцироваться от таких пациентов.</text:span></text:p>
      <text:h text:style-name="P80" text:outline-level="4">Истерическое расстройство личности</text:h>
      <text:p text:style-name="P27">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42301691" text:continue-list="list42293264" text:style-name="список_20_перечисление">
        <text:list-item>
          <text:p text:style-name="P119">самодраматизация, театральность, преувеличенное выражение эмоций;</text:p>
        </text:list-item>
        <text:list-item>
          <text:p text:style-name="P119">внушаемость, лёгкая подверженность влиянию окружающих или обстоятельств;</text:p>
        </text:list-item>
        <text:list-item>
          <text:p text:style-name="P119">поверхностность и лабильность эмоциональности (подвижность, неустойчивость, изменчивость психики);</text:p>
        </text:list-item>
        <text:list-item>
          <text:p text:style-name="P119">постоянное стремление к возбуждённости, признанию со стороны окружающих и к деятельности, позволяющей находиться в центре внимания;</text:p>
        </text:list-item>
        <text:list-item>
          <text:p text:style-name="P119">неадекватная обольстительность во внешнем виде и поведении;</text:p>
        </text:list-item>
        <text:list-item>
          <text:p text:style-name="P119">чрезмерная озабоченность физической привлекательностью;</text:p>
        </text:list-item>
        <text:list-item>
          <text:p text:style-name="P119">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27"/>
      <text:p text:style-name="P27"><text:soft-page-break/>Истероид — образец чрезмерной эмоциональности и стремления к получению внимания. Чувствует себя не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42320708" text:continue-numbering="true" text:style-name="список_20_перечисление">
        <text:list-item>
          <text:p text:style-name="P112">«вытеснение» <text:span text:style-name="T21">—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2">«сексуализация» <text:span text:style-name="T21">—</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12">«регресия»<text:span text:style-name="T21">—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19">«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27">Поведение истероида крайне провокационное и характеризуется неадекватной обольстительностью. Последовательно использует свою внешность для привлечения внимания.</text:p>
      <text:p text:style-name="P27">Для истероидов характерна неустойчивость самооценки.</text:p>
      <text:p text:style-name="P27">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27">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27">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27">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для истероиды могут преувеличивать значение отношений с окружающими, чем они есть на самом деле.</text:p>
      <text:p text:style-name="Text_20_body"><text:span text:style-name="T7">Терапия для лиц с истерическим расстройством личности</text:span><text:span text:style-name="T8"> будет иметь разрушительный эффект в случае, если попытка соблазнения терапевта окажется успешной.</text:span></text:p>
      <text:p text:style-name="P32">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2">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2"/>
      <text:h text:style-name="P80" text:outline-level="4">Нарциссическое расстройство личности</text:h>
      <text:p text:style-name="P30">Диагностируется при наличии пяти и более критериев, приведенных ниже, а также при проявлении общих критериев расстройств личности:</text:p>
      <text:list xml:id="list307635763215805870" text:style-name="List_20_5">
        <text:list-item>
          <text:p text:style-name="P116">Значительные нарушения функционирования личности:</text:p>
          <text:list>
            <text:list-item>
              <text:p text:style-name="P116">Нарушения в собственном функционировании</text:p>
              <text:p text:style-name="P131"><text:span text:style-name="T45">(a </text:span><text:span text:style-name="T21">или </text:span><text:span text:style-name="T45">b)</text:span><text:span text:style-name="T44">:</text:span></text:p>
              <text:list>
                <text:list-item>
                  <text:p text:style-name="P116">Идеинтичность.</text:p>
                  <text:p text:style-name="P116">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6">Неадекватная самооценка, которая может быть завышенной или заниженной, которая колеблется между крайностями.</text:p>
                  <text:p text:style-name="P116">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6">Опора на себя.</text:p>
                  <text:p text:style-name="P116">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16">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6">Зачастую не осознает собственных мотивов.</text:p>
                </text:list-item>
              </text:list>
            </text:list-item>
            <text:list-item>
              <text:p text:style-name="P116">Нарушения в межперсональном функционировании</text:p>
              <text:p text:style-name="P123"><text:span text:style-name="T43">(a </text:span><text:span text:style-name="T3">или </text:span><text:span text:style-name="T43">b)</text:span><text:span text:style-name="T44">:</text:span></text:p>
              <text:list>
                <text:list-item>
                  <text:p text:style-name="P116">Отсутствие эмпатии.</text:p>
                  <text:p text:style-name="P116">Нарушенная способность признавать чувства других людей или идентифицировать себя с их чувствами.</text:p>
                  <text:p text:style-name="P116">Чрезмерно настроены на реакции других, но только если эти реакции имеют к нему отношение.</text:p>
                  <text:p text:style-name="P116">Переоценка или недооценка собственного влияния на других.</text:p>
                </text:list-item>
                <text:list-item>
                  <text:p text:style-name="P116">Близость.</text:p>
                  <text:p text:style-name="P116">Считает, что отношения нужны для «обслуживания» его самооценки.</text:p>
                  <text:p text:style-name="P116">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6">Патологические черты личности в следующих областях:</text:p>
          <text:list>
            <text:list-item>
              <text:p text:style-name="P116"><text:soft-page-break/>Антагонизм (соперничество и соревнование), характеризующийся:</text:p>
              <text:list>
                <text:list-item>
                  <text:p text:style-name="P116">Грандиозностью.</text:p>
                  <text:p text:style-name="P116">Явное или скрытое чувство, что ему все должны.</text:p>
                  <text:p text:style-name="P116">Эгоцентризм, уверенность в собственном превосходстве.</text:p>
                  <text:p text:style-name="P116">Снисходительное отношение к другим.</text:p>
                </text:list-item>
                <text:list-item>
                  <text:p text:style-name="P116">Привлечение внимания.</text:p>
                  <text:p text:style-name="P116">Чрезмерные попытки привлечь внимание других и быть в центе внимания.</text:p>
                  <text:p text:style-name="P116">Поиск восхищения.</text:p>
                </text:list-item>
              </text:list>
            </text:list-item>
          </text:list>
        </text:list-item>
        <text:list-item>
          <text:p text:style-name="P116">Вышеперечисленные личностные нарушения стабильны во времени и проявляются в разных жизненных ситуациях.</text:p>
        </text:list-item>
        <text:list-item>
          <text:p text:style-name="P116">Вышеперечисленные личностные нарушения не соответствуют культурной среде.</text:p>
        </text:list-item>
        <text:list-item>
          <text:p text:style-name="P116">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30">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30">В наше время нарциссическим личностям очень тяжело, в связи с информационной средой, которая нас окружает.</text:p>
      <text:p text:style-name="P26"><text:soft-page-break/><text:span text:style-name="T6">В отличии от, например, прошлого века и более ранних периодов, где информационная среда была достаточно ограничена, в наше время стать </text:span><text:span text:style-name="T3">самым</text:span><text:span text:style-name="T6">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6"><text:span text:style-name="T6">Нарциссу важно быть </text:span><text:span text:style-name="T3">самым</text:span><text:span text:style-name="T6">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1"><text:span text:style-name="T8">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8">но с тем, что нарциссические личности глубоко стыдятся о чем-либо попросить.</text:span></text:p>
      <text:p text:style-name="P30">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30">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3"><text:span text:style-name="T17">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7">мневается и в </text:span><text:span text:style-name="T17">собственных достижениях, что указывает на комплексы неполноценности и ущербности.</text:span></text:p>
      <text:p text:style-name="P15">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3"><text:span text:style-name="T17">Нарцисс, в силу своего патологического себялюбия, не станет зарабатывать уважение у </text:span><text:span text:style-name="T56">«недостойных». Признание и уважение он обычно требует.</text:span></text:p>
      <text:p text:style-name="P19">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19">Под давлением нарцисса жертва может начать стыдиться собственных заслуг, продолжая идеализировать своего деструктивного партнера.</text:p>
      <text:p text:style-name="P3">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1">Терапия для лиц с нарциссическим расстройством личности <text:span text:style-name="T8">направлена на увеличение нарциссом степени осознанности и честности по отношению к себе и к природе своего поведения.</text:span></text:p>
      <text:p text:style-name="P31"><text:soft-page-break/><text:span text:style-name="T8">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8">выражать свои потребности может поменять представления пациента о человеческой взаимности.</text:span></text:p>
      <text:p text:style-name="P30">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19">Важно:</text:span><text:span text:style-name="T17"> по данным Национального института здравоохранения США на 2008 год клиническим нарциссизмом страдают 10% американских граждан в возрасте 20-29 лет.</text:span></text:p>
      <text:h text:style-name="P80" text:outline-level="4">Пассивно-агрессивное расстройство личности</text:h>
      <text:p text:style-name="P30">Диагностируется при наличии пяти и более критериев, приведенных ниже, а также при проявлении общих критериев расстройств личности:</text:p>
      <text:list xml:id="list42302094" text:continue-list="list42320708" text:style-name="список_20_перечисление">
        <text:list-item>
          <text:p text:style-name="P117">необоснованная критика или презрение по отношению к собеседнику;</text:p>
        </text:list-item>
        <text:list-item>
          <text:p text:style-name="P117">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17">конфликтность, раздражительность и упрямство при необходимости выполнять нежелательные задачи;</text:p>
        </text:list-item>
        <text:list-item>
          <text:p text:style-name="P117">намеренно плохая или медленная работа при выполнении нежелательных задач;</text:p>
        </text:list-item>
        <text:list-item>
          <text:p text:style-name="P117">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17">избегающее поведение при выполнении обязательств, которое оправдывается забывчивостью;</text:p>
        </text:list-item>
        <text:list-item>
          <text:p text:style-name="P117">препятствование усилиям других за счет невыполнения своей части работы (если речь идет командной работе).</text:p>
        </text:list-item>
      </text:list>
      <text:p text:style-name="P30">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30">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7">Поведение такой личности характеризуется установкой на </text:span><text:span text:style-name="T15">скрытый</text:span><text:span text:style-name="T17"> протест и </text:span><text:span text:style-name="T15">пассивное</text:span><text:span text:style-name="T17"> сопротивление руководству, за которым находится агрессия. Коммуникативное поведение у больных носит враждебно-подчиненный характер.</text:span></text:p>
      <text:p text:style-name="P30">В случае если по каким-то причинам больной теряет мотивацию к сопротивлению, то испытывает выраженное чувство тревоги.</text:p>
      <text:p text:style-name="P30">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30">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30">Негативная реакция окружающих на свои жалобы является для них субъективным подтверждением обоснованности их пессимизма и негатива.</text:p>
      <text:p text:style-name="P30"><text:soft-page-break/>Возможен шантаж суицидом, но он редко сопровождается суицидальными попытками.</text:p>
      <text:p text:style-name="P33"><text:span text:style-name="T18">Терапия для лиц с пассивно-агрессивным расстройством личности </text:span><text:span text:style-name="T17">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30">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30">Уступки требованиям пациента со стороны терапевта антитерапевтичны, а отказ уступать угрожает потерей контакта.</text:p>
      <text:p text:style-name="P30"/>
      <text:p text:style-name="P63"><text:a xlink:type="simple" xlink:href="https://ru.wikipedia.org/wiki/Расстройство_личности" text:style-name="Internet_20_link" text:visited-style-name="Visited_20_Internet_20_Link">Википедия</text:a>, онлайн журнал по психиатрии «<text:a xlink:type="simple" xlink:href="https://odepressii.ru/narusheniya/lichnosti/emotsionalno-neustojchivoe.html#i-5" text:style-name="Internet_20_link" text:visited-style-name="Visited_20_Internet_20_Link">О депрессии</text:a>», официальный сайт ФГБНУ НЦПЗ <text:a xlink:type="simple" xlink:href="http://www.psychiatry.ru/" text:style-name="Internet_20_link" text:visited-style-name="Visited_20_Internet_20_Link">Научный Центр Психического Здоровья</text:a>,</text:p>
      <text:h text:style-name="P79" text:outline-level="3"><text:bookmark-start text:name="Pochiemu_ia_"/>Почему я?<text:bookmark-end text:name="Pochiemu_ia_"/></text:h>
      <text:p text:style-name="P7">Именно этот вопрос вы задавали себе в начале своих роковых отношений! Вы повстречали прекрасного человека, идеального настолько, что не могли в это поверить!</text:p>
      <text:p text:style-name="P3">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3">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7">Нет смысла перечислять все уже перечисленное, чтобы понять — вы не абы кто с улицы, а самодостаточная и интересная личность.</text:p>
      <text:p text:style-name="P3">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22"><text:span text:style-name="T23">Объект его манипулирования должен обладать качествами, которые не стыдно демонстрировать окружающим, которые вызывают их зависть или восхищение. Вы слишком</text:span> <text:soft-page-break/><text:span text:style-name="T23">хороши, тем самым поддерживаете его нарциссический выбор, его образ. Все просто.</text:span></text:p>
      <text:p text:style-name="P3">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3">Вы — достойная его вниманию вещь, вы красуетесь на «витрине» и он хочет вас заполучить. Купить. И покупает своим обманчивым поведением. Вы поверили ему. Соответственно поддались его влиянию. Вы думаете, что попали в хорошие руки, но вас обманули.</text:p>
      <text:p text:style-name="P7">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ния, общества, оценки, и вы в какой-то момент понимаете, что делаете не то, что хотите, а то, что от вас хотят. Самое интересное <text:s/>то, что вы считаете, что вы этого хотите!</text:p>
      <text:p text:style-name="P3"><text:span text:style-name="T4">Абьюзер выбирает в жертвы личность, </text:span><text:span text:style-name="_30__20_Text">которой хотел бы быть сам</text:span><text:span text:style-name="T4">.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делая из вас — такого же, как он</text:span><text:span text:style-name="T4">.</text:span></text:p>
      <text:p text:style-name="P51">* * *</text:p>
      <text:p text:style-name="P3">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text:soft-page-break/>тусу, который совпадает с нашим собственным. Поэтому мы слышали такие фразы как «Муж и жена — одна сатана» и «Скажи мне, кто твой друг, и я скажу, кто ты» и т. д. Остальные расходятся.</text:p>
      <text:p text:style-name="P3">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7">Однако абьюзер объективно не может позиционировать себя в обществе. Поэтому он демонстрирует сходство с объектом, которым заинтересовался, чем и цепляет его внимание.</text:p>
      <text:p text:style-name="P3">Если он сомневается в своей нормальности, он заставит вас сомневаться в собственной. Если у него комплексы по поводу своего внешнего вида, он начнет развивать в вас эти комплексы.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7">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7"><text:soft-page-break/>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3">15 минут. 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7">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 15 минут.</text:p>
      <text:p text:style-name="P49">* * *</text:p>
      <text:p text:style-name="P7">В следующей главе я опишу и представлю рекомендации по противостоянию каждому методу манипулирования. Но какой смысл говорить об этом сейчас, когда дело уже сделано?</text:p>
      <text:p text:style-name="P7">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text:soft-page-break/>рите правде в глаза — вы бы поверили, что такое прекрасное начало отношений приведет вас в этот ад?</text:p>
      <text:p text:style-name="P3">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3">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3">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3">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3">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3"><text:soft-page-break/>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42302165" text:continue-list="list42307763" text:style-name="диалог">
        <text:list-item>
          <text:p text:style-name="P94">Ты просто его не знаешь! — защищала я любимого парня.</text:p>
        </text:list-item>
      </text:list>
      <text:p text:style-name="P52">* * *</text:p>
      <text:p text:style-name="P7">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3">Давайте вспомним ранее описанный диалог, где я задаю своему бывшему парню вопрос:</text:p>
      <text:list xml:id="list42307203" text:continue-numbering="true" text:style-name="диалог">
        <text:list-item>
          <text:p text:style-name="P91">Есть ли что-то, что я должна знать?..</text:p>
        </text:list-item>
      </text:list>
      <text:p text:style-name="P3">Честный человек ответил бы «нет», если он ничего не скрывает, и спросил бы, какая причина таких вопросов. Но давайте вспомним, что ответил мне, тогда еще, мой парень:</text:p>
      <text:list xml:id="list42320378" text:continue-numbering="true" text:style-name="диалог">
        <text:list-item>
          <text:p text:style-name="P91">Ты вокруг меня плетешь какую-то западню...</text:p>
        </text:list-item>
      </text:list>
      <text:p text:style-name="P3">Это не прямой ответ. Это вообще не ответ, что тут же <text:span text:style-name="T1">насторожило</text:span> меня. Но есть одно огромное колючее «Но» — я очень его любила, я очень хотела, чтобы мои подозрения <text:soft-page-break/>оказались неправдой, я очень хотела ему поверить и поверила. И это было моей ошибкой, ведь его ложь была очевидной уже тогда.</text:p>
      <text:p text:style-name="P3">В последствии, задавая вопросы, намекая и уточняя, я получала все новые ответы:</text:p>
      <text:list xml:id="list42309698" text:continue-numbering="true" text:style-name="диалог">
        <text:list-item>
          <text:p text:style-name="P91">Я ничего такого не делал...</text:p>
        </text:list-item>
        <text:list-item>
          <text:p text:style-name="P91">Каждый справляется с болью по разному...</text:p>
        </text:list-item>
        <text:list-item>
          <text:p text:style-name="P91">Я был на четырех свиданиях...</text:p>
        </text:list-item>
        <text:list-item>
          <text:p text:style-name="P91">Да, я трахаться хотел...</text:p>
        </text:list-item>
      </text:list>
      <text:p text:style-name="P7">Чуть больше часа + одинаковые вопросы = море информации — вот такой прекрасный метод узнать правду.</text:p>
      <text:p text:style-name="P7">К слову, сначала он сказал, что был на двух свиданиях, но потом, в ходе разговора запутался, и выдал уже другую цифру — 4.</text:p>
      <text:p text:style-name="P51">* * *</text:p>
      <text:p text:style-name="P7">Как же не попасться в эту ловушку снова?</text:p>
      <text:p text:style-name="P7">Здесь я бы хотела уделить особое внимание одной очень полезной штуке. Эта штука есть у каждого из нас, но мы почти не умеем ею пользоваться.</text:p>
      <text:p text:style-name="P7">Штука эта достаточно противоречивая и сложная, ибо понять механизм ее работы довольно непросто. Еще сложнее научиться этой штукой пользоваться себе во благо, ведь это очень очень очень полезный инструмент!</text:p>
      <text:p text:style-name="P7">Поговорим об интуиции.</text:p>
      <text:p text:style-name="P3"><text:soft-page-break/><text:span text:style-name="T4">Интуиция </text:span><text:span text:style-name="T1">(от позднелат. intueor — пристально смотрю)</text:span><text:span text:style-name="T4">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0">И вот тут сразу возникает вопрос: </text:span><text:span text:style-name="T8">«Что важнее — интуиция или же все-таки логика?»</text:span></text:p>
      <text:p text:style-name="P9">Логика — сознание — рационализм.</text:p>
      <text:p text:style-name="P7">Основываясь на одной логике можно здорово ошибиться. Ведь, общаясь с человеком, мы видим то, что он показывает, например, дружелюбие. И <text:span text:style-name="T1">логически</text:span> мы не видим ни одной причины с его стороны делать нам больно. Понимаете? Мы никогда не узнаем, что на самом деле в голове у другого человека, поэтому наша логика может нас подвести в суждениях.</text:p>
      <text:p text:style-name="P9">Интуиция — подсознание — инстинкт.</text:p>
      <text:p text:style-name="P7">Если логика — это анализ сложившейся ситуации, то 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7">Без логики никуда! Логически мыслить — значит иметь способность к обработке данных об окружающей среде, уметь формулировать умозаключения, суждения и выводы. Но.</text:p>
      <text:p text:style-name="P7">Чрезмерная направленность на рациональность неизбежно влечет за собой невосприимчивость к «зову сердца». Учитывая тот факт, что наша жизнь состоит из цикла «принятие решения — последствие», можно понять, <text:soft-page-break/>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7">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7">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3"><text:span text:style-name="T4">В учениях Платона</text:span><text:span text:style-name="T4"><text:note text:id="ftn26"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1">недискурсивного постижения</text:span>, т. е. без рассуждений. Эпикуреизм<text:note text:id="ftn27"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4"> гласит, что это </text:span><text:span text:style-name="T1">феномен непосредственного познания</text:span><text:span text:style-name="T4">. Плотин</text:span><text:span text:style-name="T4"><text:note text:id="ftn28" text:note-class="footnote"><text:note-citation text:label="***">***</text:note-citation><text:note-body><text:p text:style-name="Footnote"><text:s/>Плотин — античный философ, последователь Платона.</text:p></text:note-body></text:note></text:span><text:span text:style-name="T4"> описал это понятие, как </text:span><text:span text:style-name="T1">мгновенное постижение</text:span><text:span text:style-name="T4"> — озарение.</text:span></text:p>
      <text:list xml:id="list42323671" text:continue-numbering="true" text:style-name="диалог">
        <text:list-item>
          <text:p text:style-name="P94">Я так и знала! — говорим мы часто. Но поздно.</text:p>
        </text:list-item>
      </text:list>
      <text:p text:style-name="P7">И вот интересно — откуда знала? Ответить сложно, но ведь знала же!</text:p>
      <text:p text:style-name="P7">Чутье, проницательность, шестое чувство — называйте как хотите, но могу вам сказать, что там, где логически проанализировать ну вот никак не получается — на помощь приходит интуиция и, необъяснимо для нас самих, направляет нас на путь истины. Главное условие — прислушаться к ней.</text:p>
      <text:p text:style-name="P7"><text:soft-page-break/>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7">Так-то.</text:p>
      <text:p text:style-name="P7">Стало быть, первое и самое главное правило — если кажется, то не кажется! Не пытайтесь оправдывать свои опасения.</text:p>
      <text:p text:style-name="P51">* * *</text:p>
      <text:p text:style-name="P7">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7">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е. Это дает нам некое ощущение безопасности.</text:p>
      <text:p text:style-name="P3">Он вдруг отвел взгляд или слегка поднимает плечи и вжимает шею, как бы защищая свои слабые места, отвеча<text:soft-page-break/>ет «на выдохе», <text:span text:style-name="T1">хотя в непринужденной обстановке так не делает</text:span>...</text:p>
      <text:p text:style-name="P3">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text:p>
      <text:p text:style-name="P7">Понятно, что вы не будете его бить по шее, но мама в детстве так и делала, когда он нашкодит, поэтому он ее прячет.</text:p>
      <text:p text:style-name="P3"><text:span text:style-name="T4">Признаками вранья могут быть все </text:span><text:span text:style-name="T1">неординарные жесты</text:span><text:span text:style-name="T4">, то есть те, которые проявляются вдруг в каких-то щекотливых ситуациях — </text:span><text:span text:style-name="T1">непривычное поведение</text:span><text:span text:style-name="T4">. Получается, </text:span><text:span text:style-name="T4">чтобы понять, какие именно жесты являются нестандартными, нужно понимать привычное поведение тела вашего собеседника.</text:span></text:p>
      <text:p text:style-name="P3">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3">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3">Человек, </text:span><text:span text:style-name="_30__20_Text"><text:span text:style-name="T23">вспоминая</text:span></text:span><text:span text:style-name="T23">,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oft-page-break/><text:span text:style-name="T23">Человек, который </text:span><text:span text:style-name="_30__20_Text"><text:span text:style-name="T30">пытается</text:span></text:span><text:span text:style-name="_30__20_Text"><text:span text:style-name="T23"> придумать</text:span></text:span><text:span text:style-name="T23">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text:span></text:p>
      <text:p text:style-name="P3">Он спрячет от вас взгляд, но будет стараться говорить как можно убедительнее, рассуждая в слух.</text:p>
      <text:p text:style-name="P3">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1">Не слушайте — смотрите</text:span>, ведь он говорит «Нет».</text:p>
      <text:p text:style-name="P7">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7">И вот все это очень сложно. Представьте себе, если человек врёт постоянно, как же понять, что он врет, если это его привычное поведение?</text:p>
      <text:p text:style-name="P3">Вот и получается первый совет по противостоянию лжи и ложности в поведении:</text:p>
      <text:p text:style-name="P7">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7">Мы не можем точно знать, как поведет себя человек в той или иной ситуации. Мы можем лишь предположить, по<text:soft-page-break/>пытаться предугадать, но знать наверняка — нет. Да что уж там, мы и о собственных действиях знать не можем, не говоря о чужих.</text:p>
      <text:p text:style-name="P7">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7">Она подскажет, поверьте, если что-то пойдет не так. Укажет на «осадок» после разговора, прозвенит беззвучным звоночком сигнал тревоги или ёкнет неожиданной несостыковкой...</text:p>
      <text:h text:style-name="P77" text:outline-level="2"><text:span text:style-name="T4"><text:s/></text:span><text:bookmark-start text:name="Glava_25__Priznaki__priiemy_i_protivosto1"/><text:span text:style-name="T4">Глава 25. <text:line-break/>При</text:span><text:bookmark-end text:name="Glava_25__Priznaki__priiemy_i_protivosto1"/><text:span text:style-name="T4">емы и противостояние манипуляции</text:span></text:h>
      <text:p text:style-name="P3">Давайте попробуем разобраться во всем окончательно. Для этого я собрала все основные техники воздействия деструктивного индивидуума и попыталась максимально кратко и понятно описать их и найти пути противостояния.</text:p>
      <text:p text:style-name="P7">Важно понимать, что каждый из описанных здесь методов имеет серьезное влияние и оказывает сильное воздействие на психику жертвы.</text:p>
      <text:p text:style-name="P3">Пока я писала эту главу, я очень сильно нервничала. Мне было сложно размышлять над рекомендациями, как себя вести, если вы вдруг заметили подобного рода отношение к себе со стороны близкого вам человека.</text:p>
      <text:p text:style-name="P7">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P79" text:outline-level="3">Делегирование<text:bookmark-start text:name="Diemonstrativnoie_ighnorirovaniie_sobstv"/> собственных обязательств<text:bookmark-end text:name="Diemonstrativnoie_ighnorirovaniie_sobstv"/></text:h>
      <text:p text:style-name="P3">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text:p>
      <text:p text:style-name="P3">Такой человек может не знать, как включается стиральная машина, где находится половая тряпка или где ящик с инструментами.</text:p>
      <text:p text:style-name="P3">Если вы мужчина, то ваш партнер, например, превозносит до небес ваше умение готовить еду, в то время, как сам абьюзер уходит от этой своей женской обязанности.</text:p>
      <text:p text:style-name="P3">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p>
      <text:p text:style-name="P3"/>
      <text:p text:style-name="P36">Противостояние:</text:p>
      <text:p text:style-name="P3">Пристыдить.</text:p>
      <text:p text:style-name="P3">— Мне пришлось попросить соседа Петю починить кран. Кстати, он сказал, что может тебя научить это делать.</text:p>
      <text:p text:style-name="P3">Это хороший способ заставить вашего партнера, который уходит от своих обязательств «шевелиться». К тому же, этим вы дадите ему понять, что его авторитет пошатнулся, <text:soft-page-break/>что для него окажется очень болезненным осознанием, и он попытается во что бы то ни стало вернуть свою значимость для вас.</text:p>
      <text:h text:style-name="P79" text:outline-level="3"><text:bookmark-start text:name="Gazlaitingh_"/>Газлайтинг<text:bookmark-end text:name="Gazlaitingh_"/></text:h>
      <text:p text:style-name="P3">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list xml:id="list42310797" text:continue-numbering="true" text:style-name="диалог">
        <text:list-item>
          <text:p text:style-name="P91">Тебе показалось.</text:p>
        </text:list-item>
        <text:list-item>
          <text:p text:style-name="P91">Ты себе накручиваешь.</text:p>
        </text:list-item>
        <text:list-item>
          <text:p text:style-name="P91">Ничего у тебя не болит.</text:p>
        </text:list-item>
        <text:list-item>
          <text:p text:style-name="P91">Ты сама придумываешь себе проблемы.</text:p>
        </text:list-item>
      </text:list>
      <text:p text:style-name="P3">Или на примере диалога:</text:p>
      <text:p text:style-name="P3">Жертва: Помнишь, ты мне как-то сказал, что &lt;...&gt;?</text:p>
      <text:p text:style-name="P3">Абьюзер: Не было такого. Я такого не говорил.</text:p>
      <text:p text:style-name="P3">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P3">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text:p>
      <text:p text:style-name="P3"><text:soft-page-break/>Такая форма общения действительно может развить серьезные психологические проблемы у жертвы.</text:p>
      <text:p text:style-name="P3">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P3">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связал себя с преступлением, назвался соучастником или признал себя виновным.</text:p>
      <text:p text:style-name="P3">Такое бывает, если жертву запугивают, держат в напряжении, оказывает давление, внушают.</text:p>
      <text:p text:style-name="P3">2 часа в комнате допросов с профессионалом и годы жизни с деструктивной личностью изо дня в день под одной крышей — сходства мало, но оно есть — постоянное давление на психику.</text:p>
      <text:p text:style-name="P3"/>
      <text:p text:style-name="P36">Противостояние:</text:p>
      <text:p text:style-name="P3">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услышали и увидели — правда. Вам не кажется!</text:p>
      <text:p text:style-name="P3">Не развивайте в себе сомнения в своей правоте. Вместо того, чтобы пытаться перепроверить эти факты у себя в голове, сразу делайте выводы:</text:p>
      <text:list xml:id="list42321436" text:continue-numbering="true" text:style-name="диалог">
        <text:list-item>
          <text:p text:style-name="P91"><text:soft-page-break/>Мне это нравится? — Нет.</text:p>
        </text:list-item>
        <text:list-item>
          <text:p text:style-name="P91">Он сейчас прав? — Нет.</text:p>
        </text:list-item>
        <text:list-item>
          <text:p text:style-name="P91">Я это слышала/видела? — Да.</text:p>
        </text:list-item>
      </text:list>
      <text:p text:style-name="P3">Таким образом вы избавитесь от сомнений в реальности этих фактов.</text:p>
      <text:p text:style-name="P3">Отстаивайте свою точку зрения. Описывайте свои чувства:</text:p>
      <text:list xml:id="list42310822" text:continue-numbering="true" text:style-name="диалог">
        <text:list-item>
          <text:p text:style-name="P91">Как это у меня не болит? Еще как болит!</text:p>
        </text:list-item>
      </text:list>
      <text:p text:style-name="P3">Вам не нравится, что вам так сказали и вас раздражают попытки выставить вас неуравновешенным человеком? Проговаривайте это вслух твердо и уверенно:</text:p>
      <text:list xml:id="list42319321" text:continue-numbering="true" text:style-name="диалог">
        <text:list-item>
          <text:p text:style-name="P91">Ты что, хочешь сказать, что я сумасшедшая?!</text:p>
        </text:list-item>
      </text:list>
      <text:p text:style-name="P49">* * *</text:p>
      <text:p text:style-name="P3">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3">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самоуважение и самооценку.</text:p>
      <text:p text:style-name="P3">Спокойно и уверенно объясните своему деструктивному партнеру, что <text:span text:style-name="T1">вы уверенны</text:span> в своей нормальности, что с вашей памятью все в порядке и вы можете логично рассуждать. Если вас начинают унижать или пытаться заставить <text:soft-page-break/>поверить в обратное, то вам потребуется, как можно скорее закончить разговор и удалиться.</text:p>
      <text:p text:style-name="P3">Интересный момент: специалисты советуют фиксировать эпизоды,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text:p>
      <text:p text:style-name="P3">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text:p>
      <text:p text:style-name="P3">Это очень мне помогло быстро стать на ноги, внимательно изучая все подтексты вербальных и невербальных приемов моего парня по отношению ко мне.</text:p>
      <text:p text:style-name="P3">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P3">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3">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text:soft-page-break/>вам восстановить ваше психологическое здоровье и придадут сил.</text:p>
      <text:h text:style-name="P79" text:outline-level="3"><text:bookmark-start text:name="Viskholdingh_"/>Висхолдинг<text:bookmark-end text:name="Viskholdingh_"/></text:h>
      <text:p text:style-name="P3">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4">.</text:span></text:p>
      <text:p text:style-name="P3">Абьюзер может игнорировать вас, делая вид, будто не слышит.</text:p>
      <text:p text:style-name="P3">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3">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P3">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ется спрыгнуть с темы, перебивая, высмеивая и иронизируя над вашими чувствами или вовсе игнорирует их.</text:p>
      <text:list xml:id="list42324094" text:continue-numbering="true" text:style-name="диалог">
        <text:list-item>
          <text:p text:style-name="P91"><text:soft-page-break/>И это, по твоему, проблема? Ты действительно считаешь, что из-за этого стоит ссориться?</text:p>
        </text:list-item>
      </text:list>
      <text:p text:style-name="P3">И вот вы уже говорите о том, что не хотите ругаться, а просто пытаетесь решить семейный вопрос — он спрыгнул с темы.</text:p>
      <text:list xml:id="list42321870" text:continue-numbering="true" text:style-name="диалог">
        <text:list-item>
          <text:p text:style-name="P91">Я не буду разговаривать об этом. Это полный бред! Ты хоть слышишь себя?</text:p>
        </text:list-item>
      </text:list>
      <text:p text:style-name="P3">И вот вы пытаетесь понять, что же «такого» вы сказали не так — он спрыгнул с темы.</text:p>
      <text:list xml:id="list42294871" text:continue-numbering="true" text:style-name="диалог">
        <text:list-item>
          <text:p text:style-name="P91">В смысле?</text:p>
        </text:list-item>
      </text:list>
      <text:p text:style-name="P3">Он отвечает вопросом на вопрос, чем заставляет вас ответить, чтобы: а) придраться к вашему ответу и спрыгнуть с темы; б) успеть придумать что-то пока вы повторяете свой вопрос, что позволит ему спрыгнуть с темы.</text:p>
      <text:p text:style-name="P3">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P3"/>
      <text:p text:style-name="P3"><text:span text:style-name="T9">Противостояние</text:span>:</text:p>
      <text:p text:style-name="P3">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3">Не душите в себе ощущение ненужности:</text:p>
      <text:list xml:id="list42321600" text:continue-numbering="true" text:style-name="диалог">
        <text:list-item>
          <text:p text:style-name="P91">У меня такое впечатление, что тебе просто неинтересно меня слушать.</text:p>
        </text:list-item>
        <text:list-item>
          <text:p text:style-name="P91"><text:soft-page-break/>Ты каждый раз придумываешь отговорки, чтобы избежать разговоров со мной.</text:p>
        </text:list-item>
        <text:list-item>
          <text:p text:style-name="P91">Я тебя поняла. Позвоню маме/подруге/другу, раз тебе неинтересно. Они-то точно меня выслушают.</text:p>
        </text:list-item>
      </text:list>
      <text:p text:style-name="P3">Таким образом вы покажете ему, что он не незаменим, и, если у вас есть проблемы, то найдутся и люди, которые вам помогут их решить, если ваш партнер не в состоянии это сделать. В этом случае он почувствует свою бесполезность, что может сподвигнуть его на действия, которые вы от него ожидаете.</text:p>
      <text:p text:style-name="P3">Когда он попытается соскочить с темы, скажите:</text:p>
      <text:list xml:id="list42296622" text:continue-numbering="true" text:style-name="диалог">
        <text:list-item>
          <text:p text:style-name="P91">Кстати, тоже интересный момент, но давай мы его обсудим после. Вернемся к сути.</text:p>
        </text:list-item>
      </text:list>
      <text:p text:style-name="P3">Он не сможет вас упрекнуть в равнодушии к его мнению и вы вернете разговор в нужное русло.</text:p>
      <text:p text:style-name="P3">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text:p>
      <text:p text:style-name="P3">Отстаивайте свое право быть услышанным и понятым. Это справедливо. Оперируйте тем, что вы в паре, а значит несете друг за друга ответственность.</text:p>
      <text:h text:style-name="P79" text:outline-level="3">Изоляция жертвы от ее окружения</text:h>
      <text:p text:style-name="P3">Это методы первезного нарцисса. Он всячески заполняет ваше время собой и своим окружением.</text:p>
      <text:p text:style-name="P3">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ется снова отложить.</text:p>
      <text:p text:style-name="P3">Таким образом, вы <text:span text:style-name="T1">пропадаете</text:span> из своей компании, и, уже через какое-то время, его окружение становится вашим.</text:p>
      <text:p text:style-name="P3"><text:bookmark-start text:name="Izoliatsiia_zhiertvy_ot_ieie_okruzhienii"/>Так же, если он видит вашу привязанно<text:bookmark-end text:name="Izoliatsiia_zhiertvy_ot_ieie_okruzhienii"/>сть к вашим друзьям, то потихоньку начинает с ними ссориться или ссорить вас.</text:p>
      <text:list xml:id="list42315746" text:continue-numbering="true" text:style-name="диалог">
        <text:list-item>
          <text:p text:style-name="P91">Твоя Машка как-то странно на меня посмотрела...</text:p>
        </text:list-item>
        <text:list-item>
          <text:p text:style-name="P91">Мне не нравится, что Петя на тебя постоянно смотрит. Я видел, как ты с ним кокетничала...</text:p>
        </text:list-item>
      </text:list>
      <text:p text:style-name="P3">Как вы понимаете, вы постараетесь «спрятать» Машу и Петю от него, дабы не возникало никаких недоразумений и дискомфортных ситуаций. Следовательно — постепенно общение с Машей и Петей прекратиться или станет минимальным.</text:p>
      <text:p text:style-name="P3">Так абьюзер лишает вас поддержки вашего окружения на случай, а это неизбежно, когда она вам может понадо<text:soft-page-break/>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3">Что касается родителей, то вашим родителям он нравится. Мама без ума от его харизмы, а папа нашел себе собеседника на тему «рыбалка». Ваша попытка пожаловаться на партнера будет расценена, как ваша минутная слабость.</text:p>
      <text:p text:style-name="P3">Другими словами, вам никто не поверит, что с таким прекрасным человеком могут быть проблемы.</text:p>
      <text:p text:style-name="P3"><text:span text:style-name="T9">Противостояние</text:span>:</text:p>
      <text:p text:style-name="P3">Не упускайте возможность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3">— Я пригласила на выходные Машу и Петю. Будем играть в покер.</text:p>
      <text:p text:style-name="P3">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P3">Если процесс психологического давления уже действует на вас и вы в этом уверены, не говорите прямым текстом об этом своим родителям — они вам не поверят. Мои мама и сестра, например, поначалу списывали все на мою эмоциональность.</text:p>
      <text:p text:style-name="P3"><text:soft-page-break/>Попробуйте намекнуть родителям о том, что он цветов давно не дарил... И «покапывайте», пока не заручитесь их поддержкой. При первой же встрече это может всплыть в разговоре и на него начнут воздействовать уже ваши родители — не вы. Так он поймет, что вы не один на один с ним.</text:p>
      <text:h text:style-name="P79" text:outline-level="3"><text:bookmark-start text:name="Passivnaia_aghriessiia__ighnorirovaniie_"/>Пассивная агрессия<text:line-break/>(игнорирование, обида, внезапный бойкот)<text:bookmark-end text:name="Passivnaia_aghriessiia__ighnorirovaniie_"/></text:h>
      <text:p text:style-name="P3">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3">Не удивляйтесь тому, что такое поведение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text:p>
      <text:p text:style-name="P3">К тому же, ему не выгодно проявлять такое поведение по отношению к посторонним. Напротив, он будет вести себя с точностью да наоборот — демонстрировать окружающим свою неравнодушность и заинтересованность к ним и к вам. Ключевое слово — демонстрировать. Изображать.</text:p>
      <text:p text:style-name="P3">Цель — самоутвердиться. Это ответ на ваш вопрос: «Почему он вас, близкого ему человека, обижает?» Вы уже в его руках, и теперь он не считает нужным перед вами церемониться.</text:p>
      <text:p text:style-name="P3">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дражение, поэтому он от них уходит. Молча и без объяснений.</text:p>
      <text:p text:style-name="P3"><text:soft-page-break/>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Не буду уточнять, что помимо внушения вам чувства вины, на вас будет направлено такое поведение, как осознанное причинение психологической боли, контроль и шантаж, ведь это итак понятно...</text:p>
      <text:p text:style-name="P3">Вы можете звать его несколько раз, а он сделает вид, будто не слышит вас, хотя находиться в одной комнате с вами.</text:p>
      <text:p text:style-name="P3">Он часто уходит, делая из вас «козла отпущения». Как вы могли так поступить с ним — попытаться достучаться до него?</text:p>
      <text:p text:style-name="P3">Это бойкот. Пассивная агрессия, которая вводит вас в недоумение. Вы ищете свою вину, но не можете ее найти. В вашей голове только одна мысль:</text:p>
      <text:list xml:id="list42309377" text:continue-numbering="true" text:style-name="диалог">
        <text:list-item>
          <text:p text:style-name="P91">Не может же он просто так взять и обидеться?</text:p>
        </text:list-item>
      </text:list>
      <text:p text:style-name="P3">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list xml:id="list42311787" text:continue-numbering="true" text:style-name="диалог">
        <text:list-item>
          <text:p text:style-name="P91">Милый, ну скажи, что не так? Ну прости, если я тебя чем-то обидела!</text:p>
        </text:list-item>
      </text:list>
      <text:p text:style-name="P3">И получаете снисходительное прощение, несмотря на то, что вы «вот такая бездушная сволочь»! Понимаете? Ему нужен контроль, а опуская голову и прося прощение за то, <text:soft-page-break/>чего, на самом деле, вы не делали, о чем вам даже не удосуживаются сообщить — это как раз повиновение.</text:p>
      <text:p text:style-name="P3">В следующую такую ситуацию вам обязательно напомнят:</text:p>
      <text:list xml:id="list42322587" text:continue-numbering="true" text:style-name="диалог">
        <text:list-item>
          <text:p text:style-name="P91">Опять ты за свое. В прошлый раз было тоже самое!</text:p>
        </text:list-item>
      </text:list>
      <text:p text:style-name="P3">И вы снова не понимаете. И снова просите прощение, и обещаете, что такого больше не повторится! А вам говорят:</text:p>
      <text:list xml:id="list42315956" text:continue-numbering="true" text:style-name="диалог">
        <text:list-item>
          <text:p text:style-name="P91">Ты в прошлый раз тоже говорила, что не повторится!</text:p>
        </text:list-item>
      </text:list>
      <text:p text:style-name="P3">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text:p>
      <text:p text:style-name="P3">Поэтому, он и глазом не моргнув, демонстрирует позитивное отношение к вам, но процесс отталкивания при этом является завуалированным и замаскированным какой-нибудь косвенной причиной: при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P3"/>
      <text:p text:style-name="P3"><text:span text:style-name="T9">Противостояние</text:span>:</text:p>
      <text:p text:style-name="P3">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list xml:id="list42297503" text:continue-numbering="true" text:style-name="диалог">
        <text:list-item>
          <text:p text:style-name="P91"><text:soft-page-break/>Что, опять? Ну ок...</text:p>
        </text:list-item>
      </text:list>
      <text:p text:style-name="P3">Я даже пыталась его вывести на чистую воду агрессивно... Много было испробовано, так как я люблю экспериментировать, в поисках решения любых проблем...</text:p>
      <text:p text:style-name="P3">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text:p>
      <text:p text:style-name="P3">Я хладнокровно резко прямо начала его ставить на место, не принимая его поведение. Он пытался молчать или съехать с темы, но я не унималась.</text:p>
      <text:list xml:id="list42301866" text:continue-numbering="true" text:style-name="диалог">
        <text:list-item>
          <text:p text:style-name="P91">Ну? Что опять? Ну, говори! Чем ты не доволен!? Давай — я недоволен тем, что... Продолжай предложение!</text:p>
        </text:list-item>
      </text:list>
      <text:p text:style-name="P3">Он даже сам дал этому моему методу название: «учитель-школьник».</text:p>
      <text:p text:style-name="P3">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P3">Знаете, чем отличалась последняя ссора от всех остальных? Я поймала его за руку. Я осознала, что он мне соврал и — начала разочаровываться!</text:p>
      <text:p text:style-name="P3">Я четко понимала, что он причинил мне боль. Я приняла решение не поддаваться снова на «обиду на обиду», я пошла до конца и он понял, что я не оставлю его в покое без ответа.</text:p>
      <text:p text:style-name="P3"><text:soft-page-break/>Так что вот мой совет, как заставить человека прекратить вас игнорировать: осознайте, что вашей вины нет.</text:p>
      <text:p text:style-name="P3">Четко дайте понять, что не принимаете его обиду:</text:p>
      <text:p text:style-name="P3">— Я ничего такого не сделала и не сказала, чтобы ты обиделся! Объясни свое поведение!</text:p>
      <text:p text:style-name="P3">Идите до конца, как бы сложно это не было, главное, делайте это спокойно, не повышайте тона, чтоб вас нельзя было упрекнуть в истерике:</text:p>
      <text:list xml:id="list423008891" text:continue-numbering="true" text:style-name="диалог">
        <text:list-item>
          <text:p text:style-name="P91">Я жду ответа и не уйду, пока не получу его! Если ты утверждаешь что я неправа/виновата, то будь добр, объясни мне, в чем?</text:p>
        </text:list-item>
      </text:list>
      <text:p text:style-name="P3">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79" text:outline-level="3"><text:bookmark-start text:name="Eghoizm__Ravnodushiie_"/>Эгоизм. Равнодушие<text:bookmark-end text:name="Eghoizm__Ravnodushiie_"/>. Хамство</text:h>
      <text:p text:style-name="P3">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P3"/>
      <text:p text:style-name="P3"><text:span text:style-name="T9">Противостояние</text:span>:</text:p>
      <text:p text:style-name="P3">Не терпите такого поведения. Он ваш партнер, а значит должен быть с вами и в горе и в радости. Говорите об этом, требуйте:</text:p>
      <text:list xml:id="list42313294" text:continue-numbering="true" text:style-name="диалог">
        <text:list-item>
          <text:p text:style-name="P91">Мне нужна твоя помощь/совет/поддержка!</text:p>
        </text:list-item>
        <text:list-item>
          <text:p text:style-name="P91">Я всегда рядом, когда тебе плохо. Почему ты отстраняешься, когда плохо мне? Я считаю это достаточно серьезной причиной для завершения наших отношений. Если я, по-твоему, могу справиться со всем сама, то зачем мне ты?</text:p>
        </text:list-item>
      </text:list>
      <text:p text:style-name="P3">Таким образом вы дадите ему понять, что не видите смысла в отношениях с ним, ведь он не справляется со своей обязанностью — быть опорой и поддержкой для вас, как вы для него. Не исключено, что после таких слов он продемонстрирует свою обиду и задетое самолюбие. Озвучьте и это:</text:p>
      <text:list xml:id="list42323231" text:continue-numbering="true" text:style-name="диалог">
        <text:list-item>
          <text:p text:style-name="P91"><text:soft-page-break/>Ты что, обиделся? На что? На то, что не можешь оказать мне помощь?</text:p>
        </text:list-item>
      </text:list>
      <text:h text:style-name="P79"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3">Как я уже говорила, человеческая психика — это сложная штука. Невозможно дать ей общую характеристику для всех индивидуумов,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3">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3">Как правило, эмоции п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text:p>
      <text:p text:style-name="P3">Это дает мне полное право утверждать, что у любого нашего эмоционального состояния есть причина.</text:p>
      <text:p text:style-name="P3"><text:soft-page-break/>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text:p>
      <text:p text:style-name="P3">Вы делитесь своими переживаниями, в последствии чего чувствуете уязвленность и вину:</text:p>
      <text:list xml:id="list42302095" text:continue-numbering="true" text:style-name="диалог">
        <text:list-item>
          <text:p text:style-name="P91">Да, я помню, что ты уже однажды потеряла контроль над ситуацией... Так что не нужно мне рассказывать, что сейчас ты ни при чем...</text:p>
        </text:list-item>
        <text:list-item>
          <text:p text:style-name="P91">Теперь я понимаю, почему Петя решил с тобой расстаться.</text:p>
        </text:list-item>
      </text:list>
      <text:p text:style-name="P3">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 боль.</text:p>
      <text:p text:style-name="P3">Или если вы, например, отравились рыбой, лежите и болеете, а вам предлагают отведать селедочки под шубой.</text:p>
      <text:p text:style-name="P3">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3">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3"><text:soft-page-break/>Триггеры могут быть и положительными — салют напоминает нам Новый год, а звуки ревущего мотора, проезжающего под окнами — о старом друге, у которого есть байк.</text:p>
      <text:p text:style-name="P3">Рекламная индустрия построена на триггерах с целью повышения продаж...</text:p>
      <text:p text:style-name="P3">Я бы назвала триггер — ассоциативным переживанием воспоминания или представления. Исследователи выяснили, что в большинстве случаев, люди не способны справиться со своими реакциями на триггеры, но все же их можно научиться контролировать.</text:p>
      <text:p text:style-name="P3">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ли «спусковой крючок».</text:p>
      <text:p text:style-name="P3">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text:p>
      <text:p text:style-name="P3">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абьюзер «не бьет» вас. Он, в целом, ничего такого сверх страшного не делает, и, по итогу, упрекнуть или обвинить его вы не можете.</text:p>
      <text:p text:style-name="P3"/>
      <text:p text:style-name="P3"><text:span text:style-name="T9">Противостояние</text:span>:</text:p>
      <text:p text:style-name="P3"><text:soft-page-break/>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42298704" text:continue-numbering="true" text:style-name="диалог">
        <text:list-item>
          <text:p text:style-name="P91">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h text:style-name="P79" text:outline-level="3"><text:bookmark-start text:name="Viktimblieimingh_"/>Виктимблейминг<text:bookmark-end text:name="Viktimblieimingh_"/></text:h>
      <text:p text:style-name="P3">Виктимблейминг (<text:span text:style-name="T1">от англ</text:span>. <text:span text:style-name="T1">victim</text:span> — жертва, <text:span text:style-name="T1">blame</text:span>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P3">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42320340" text:continue-numbering="true" text:style-name="диалог">
        <text:list-item>
          <text:p text:style-name="P91">Это все, потому что я черный? — если ответ «Да», то это виктимблейминг.</text:p>
        </text:list-item>
      </text:list>
      <text:p text:style-name="P3">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3">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P3">Примерами такой манипуляции являются:</text:p>
      <text:list xml:id="list42312749" text:continue-numbering="true" text:style-name="диалог">
        <text:list-item>
          <text:p text:style-name="P91">Ее бы не изнасиловали, если бы она не надела такое короткое платье.</text:p>
        </text:list-item>
        <text:list-item>
          <text:p text:style-name="P91">Тебя не повысили, потому что ты мало старалась, тебе нужно было усерднее работать.</text:p>
        </text:list-item>
        <text:list-item>
          <text:p text:style-name="P91"><text:soft-page-break/>Твой кошелек украли из-за твоей невнимательности...</text:p>
        </text:list-item>
      </text:list>
      <text:p text:style-name="P3">Все эти примеры, и подобные, подводятся итоговым приговором:</text:p>
      <text:list xml:id="list42298086" text:continue-numbering="true" text:style-name="диалог">
        <text:list-item>
          <text:p text:style-name="P91">Сама виновата!</text:p>
        </text:list-item>
      </text:list>
      <text:p text:style-name="P3">Без вины виноватая (С). Жертва становится эдаким «козлом отпущения», и вместо поддержки, выслушивает упреки с нотками злорадства и сарказма.</text:p>
      <text:list xml:id="list42296612" text:continue-numbering="true" text:style-name="диалог">
        <text:list-item>
          <text:p text:style-name="P91">А чего ты хотела?!</text:p>
        </text:list-item>
      </text:list>
      <text:p text:style-name="P3">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3">Также, виктимблейминг проявляется в физическом насилии в семье. Например, мужчина поднял руку на свою женщину, так как она не промолчала или сделала что-то такое, что <text:span text:style-name="T1">вынудило</text:span> его ее побить. В таком случае жертву засыпают обвинениями в провокации физического насилия над ней.</text:p>
      <text:p text:style-name="P3">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3">Вина, страх, непонимание, и полная беспомощность — вот какие чувства овладевают жертвой. Конечно, это еще и <text:soft-page-break/>дело рук «неравнодушных» людей, которые, вместо того, чтобы защитить ее, оправдывают насильника, намекая или говоря прямо о неправильном поведении жертвы, совершенно не понимая, что такое поведение ненормально, какими бы ни были причины!</text:p>
      <text:p text:style-name="P3">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42304543" text:continue-numbering="true" text:style-name="диалог">
        <text:list-item>
          <text:p text:style-name="P91">Прости меня, я сорвался из-за того, что ты сказала/сделала.</text:p>
        </text:list-item>
      </text:list>
      <text:p text:style-name="P3">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3">Жертва прощает насильника, так как ей внушили, что она виновата в том, что произошло.</text:p>
      <text:p text:style-name="P3">Но что происходит с жертвами в момент рукоприкладства?</text:p>
      <text:p text:style-name="P3">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3">Она не понимала — что именно, что не могла поверить, что ее бьют просто так.</text:p>
      <text:p text:style-name="P3">Бытовой стокгольмском синдром. Из-за внушения жертве чувства вины за такие ситуации, она вскоре может и сама <text:soft-page-break/>поверить в то, что виновата и начать оправдывать своего мучителя. Такие эмоциональные и когнитивные искажения нередко становятся результатом оказанного на нее психологического давления.</text:p>
      <text:p text:style-name="P3">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и жертва попадает в больницу. Ее осуждают в том, что она терпела все это и не уходила.</text:p>
      <text:p text:style-name="P3">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3">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3">Если же вам не пришлось вспоминать и вы узнали себя во всех этих примерах — вы стали жертвой виктимблейминга.</text:p>
      <text:p text:style-name="P3"/>
      <text:p text:style-name="P3"><text:span text:style-name="T9">Противостояние</text:span>:</text:p>
      <text:p text:style-name="P3">Первое правило — вы ни в чем не виноваты!</text:p>
      <text:p text:style-name="P3">Ничто не дает человеку право причинять физический или психологический вред другому. Нет таких причин!</text:p>
      <text:p text:style-name="P3"><text:soft-page-break/>Ни короткое платье, ни расстегнутая сумка, ни сказанное в порыве гнева плохое слово, ни разбитая кружка или пересоленный суп не дает человеку право на насилие над вами!</text:p>
      <text:p text:style-name="P3">Об этом нужно говорить. Говорить громко и уверенно. Вслух!</text:p>
      <text:list xml:id="list42324807" text:continue-numbering="true" text:style-name="диалог">
        <text:list-item>
          <text:p text:style-name="P91">Меня побили!</text:p>
        </text:list-item>
        <text:list-item>
          <text:p text:style-name="P91">Меня изнасиловали!</text:p>
        </text:list-item>
      </text:list>
      <text:p text:style-name="P3">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проблемой. Уверена, что у вас найдется человек, который все же поверит вам и окажет поддержку.</text:p>
      <text:p text:style-name="P3">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text:p>
      <text:p text:style-name="P3">Заручитесь чьей-то поддержкой. Правоохранительные органы либо центры защиты, коллеги, друзья — кто угодно, что может защитить вас. Не исключено, что вы станете жертвой виктимблейминга и со стороны тех, у кого просите помощь. Это, кстати, довольно частое явление, но это не должно вам останавливать.</text:p>
      <text:p text:style-name="P3">Ищите помощь в инстанциях, постарайтесь найти человека, который сможет пойти с вами и оказать вам поддержку.</text:p>
      <text:p text:style-name="P3">В случае же с лайтовыми версиями виктимблейминга, когда вас упрекают за что-то, спросите обвиняющего вас, <text:soft-page-break/>действительно ли он так считает и как бы поступил на месте правонарушителя:</text:p>
      <text:list xml:id="list42312192" text:continue-numbering="true" text:style-name="диалог">
        <text:list-item>
          <text:p text:style-name="P91">То есть, если ты пересолила суп, то позволишь своему мужу наказать тебя? Побить?</text:p>
        </text:list-item>
        <text:list-item>
          <text:p text:style-name="P91">Я бы, например, сказала человеку, что у него карман не застегнут. Ведь я нормальный честный человек! А ты бы как поступил?</text:p>
        </text:list-item>
        <text:list-item>
          <text:p text:style-name="P91">Ты хочешь сказать, что, если увидишь на улице девушку в короткой юбке, это даст тебе полное право изнасиловать ее?</text:p>
        </text:list-item>
      </text:list>
      <text:h text:style-name="P79" text:outline-level="3"><text:bookmark-start text:name="Vam_riedko_ustupaiut_ili_nie_ustupaiut_v"/>Вам редко уступают или не уступают вообще<text:bookmark-end text:name="Vam_riedko_ustupaiut_ili_nie_ustupaiut_v"/></text:h>
      <text:p text:style-name="P3">Он не предлагает - он спрашивает. Он не настаивает, а обижается. Он не аргументирует, а обвиняет. И вы соглашаетесь с ним и принимаете его точку зрения.</text:p>
      <text:p text:style-name="P3">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text:p>
      <text:p text:style-name="P3">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чувствуете опустошение и беспомощность в попытках что-либо доказать.</text:p>
      <text:p text:style-name="P3">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text:p>
      <text:p text:style-name="P3">Он Великий Всегдаправ, «эксперт» в этом вопросе, как и во всех остальных, но он сделает вас виноватой, если что-то пойдет не так, аргументируя вашей неспособностью его остановить, ведь вы же знали, что он не прав.</text:p>
      <text:p text:style-name="P3"/>
      <text:p text:style-name="P3"><text:span text:style-name="T9">Противостояние</text:span>:</text:p>
      <text:p text:style-name="P3"><text:soft-page-break/>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3">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годним праздникам на их ценнике эту стоимость зачеркнули и поставили первую цену с пометкой «Скидка 25%».</text:p>
      <text:p text:style-name="P3">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P3">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text:p>
      <text:p text:style-name="P3">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P3">Вот наглядная ситуация. Вы спорите друг с другом и ни вы, ни ваш партнер не готов уступать. Переходите на уступки, на которые вы согласны пойти. «Если ..., то ...» Это довольно неплохая тактика, чтобы показать, что вы готовы уступать, и проверить, готовы ли уступать вам.</text:p>
      <text:p text:style-name="P3"><text:soft-page-break/>Вы готовы пойти на уступки, но ему придется тоже вам что-то дать. Только так он сможет получить то, что желает.</text:p>
      <text:p text:style-name="P3">Если вы видите, что вашей любовью и вашей уступчивостью пользуются, смените манеру поведения в спорах — не отдавайте ничего просто так. Помните о пошаговой стратегии.</text:p>
      <text:p text:style-name="P3">Если ваш партнер что-то потребовал, и вы уступили, то вероятность того, что его требования продолжатся — возрастает. Требуйте взамен. Скажите, что примете сторону своего упрямого партнера, когда у него будет достаточно доказательств или достойных аргументов.</text:p>
      <text:p text:style-name="P3">Требуйте, раз уж это спор, объяснений его аргументации:</text:p>
      <text:list xml:id="list42303478" text:continue-numbering="true" text:style-name="диалог">
        <text:list-item>
          <text:p text:style-name="P91">Ты убежден, что так правильно, но ты никак не аргументируешь это, а только убеждаешь меня в том, что моя позиция неверна. Докажи мне, что ты прав, а я нет. Если ты не считаешь нужным мне что-то доказывать, то я расцениваю это, как отсутствие у тебя корректного мнения.</text:p>
        </text:list-item>
      </text:list>
      <text:p text:style-name="P3">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text:p>
      <text:p text:style-name="P3">Не соглашайтесь с ним без его объяснений. Это вполне справедливо и обосновано.</text:p>
      <text:p text:style-name="P3">Он требует вас стать не его место — требуйте того же. Не прогибайтесь. Вы имеете полное право на свою точку зрения, на свое мнение, на свой выбор. Если вас лишают <text:soft-page-break/>этой возможности, стойте на своем, дабы ваш партнер оказался на вашем месте.</text:p>
      <text:list xml:id="list42322855" text:continue-numbering="true" text:style-name="диалог">
        <text:list-item>
          <text:p text:style-name="P91">Я понимаю твою позицию в данной ситуаци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p>
        </text:list-item>
      </text:list>
      <text:p text:style-name="P3">Но вы должны быть готовы к тому, что он будет отчаянно стараться надавить на вас. Это будет больно.</text:p>
      <text:p text:style-name="P3">Возможно, в какой-то момент вы пожалеете о том, что вовремя не уступили.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P3">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P3">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3">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3"><text:soft-page-break/>Один человек, которого я очень уважаю, как-то сказал мне:</text:p>
      <text:list xml:id="list42314774" text:continue-numbering="true" text:style-name="диалог">
        <text:list-item>
          <text:p text:style-name="P91">В семье должно быть соперничество!</text:p>
        </text:list-item>
      </text:list>
      <text:p text:style-name="P3">Конечно, я возмутилась и уже была готова начать жуткий спор, но он тут же продолжил:</text:p>
      <text:list xml:id="list42312630" text:continue-numbering="true" text:style-name="диалог">
        <text:list-item>
          <text:p text:style-name="P91">Кто кого счастливее сделает!</text:p>
        </text:list-item>
      </text:list>
      <text:p text:style-name="P3">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P3">Пара — речь идет об обоих!</text:p>
      <text:p text:style-name="P3">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ниями и обвинениями. Хотите чтобы уважали ваше мнение — отстаивайте его!</text:p>
      <text:h text:style-name="P79" text:outline-level="3"><text:bookmark-start text:name="Patologhichieskaia_lozh___Vviedieniie_v_"/>Патологическая ложь.<text:line-break/>Введение в болезненное состояние ожидания<text:bookmark-end text:name="Patologhichieskaia_lozh___Vviedieniie_v_"/></text:h>
      <text:p text:style-name="P3">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3">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3">У такого поведения абьюзера есть два побочных эффекта на психику жертвы.</text:p>
      <text:p text:style-name="P3">Во-первых: напряжение от ожид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P3">Как правило, такое поведение абьюзера строится на мелочах. Жертве обещают что-то совсем незначительное и она настраивается на заведомо известный итог и расстраивается, когда что-то идет не по плану. По отдельности, та<text:soft-page-break/>кие мелочи не стоят внимания, но накопившись, они способны вызвать глубокое разочарование.</text:p>
      <text:p text:style-name="P3">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невесомая причина для скандала и не может в полной мере объяснить свое недовольство.</text:p>
      <text:p text:style-name="P3">Она понимает, что выглядит это, как каприз, в чем ее и упрекают, обвиняя в излишней требова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P3">Но посмотрите внимательнее на такое поведение. Это не просто безответственность или неуважение. Это самая настоящая ложь.</text:p>
      <text:p text:style-name="P3">Ложь и патологическая ложь между собой имеют одно важное различие.</text:p>
      <text:p text:style-name="P3">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3">Но патологическая ложь имеет другую особенность — абьюзер верит в то, что говорит. Даже если его разоблачат — он не расколется. Это не просто его правда. Это то, что он считает действительностью.</text:p>
      <text:p text:style-name="P3">В это сложно поверить, не столкнувшись с этим лицом к лицу. Абьюзер не признает свою вину. Для него ее просто <text:soft-page-break/>нет. Его ложь стала патологической, когда он в нее поверил.</text:p>
      <text:p text:style-name="P3">Это происходит из-за того, что он очень хочет, чтобы она стала действительностью. И она становится таковой для него.</text:p>
      <text:p text:style-name="P3">Вспомните, как вы чего-то хотели, например модный телефон в подростковом возрасте, или машину... Вы этого настолько сильно хотели, что эта вещь вам снилась и вы держали ее в своих руках. Было такое?</text:p>
      <text:p text:style-name="P3">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text:p>
      <text:p text:style-name="P3">Или, например, вы в чем-то ошиблись, и очень бы хотели вернуть время вспять, чтобы все исправить...</text:p>
      <text:p text:style-name="P3">Абьюзеры научились в это верить. Он, конечно, не «наколдует» себе мощную тачку, или супер крутой девайс, но «изменить» ход событий в своей голове, просто потому, что ему так хочется — запросто.</text:p>
      <text:p text:style-name="P3">Его правда лишь в его голове. Ни ваши доказательства, ни ваши доводы, ни свидетели не убедят его в обратном. Если он захочет, он перепишет ход событий у себя в голове и поверит в это.</text:p>
      <text:p text:style-name="P3">Я не помню ни разу за три года, чтобы мой милый попросил у меня прощение за что-то, или признал свою вину. Он всегда вел себя так, будто совершенно не понимает, чего я от него хочу.</text:p>
      <text:p text:style-name="P3"><text:soft-page-break/>Так и было — он не понимал. В своей голове уже давно «переписал» данные мне обещания.</text:p>
      <text:p text:style-name="P3">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P3"/>
      <text:p text:style-name="P3"><text:span text:style-name="T9">Противостояние</text:span>:</text:p>
      <text:p text:style-name="P3">Манипулятор, будучи бессердечной личностью, подсознательно или осознанно отодвигает дела, которые для него несущественны.</text:p>
      <text:p text:style-name="P3">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все, что им захочется.</text:p>
      <text:p text:style-name="P3">Не пытайтесь шантажировать его! Любое ваше «Ты у меня еще поплачешь» обернется против вас.</text:p>
      <text:p text:style-name="P3">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3">Есть пара более грамотных тактик, которые могут помочь заставить его выполнить свое обязательство:</text:p>
      <text:p text:style-name="Text_20_body"><text:span text:style-name="_31__20_Text"><text:span text:style-name="T33">1) </text:span></text:span><text:span text:style-name="T23">Пристыдить.</text:span></text:p>
      <text:list xml:id="list42305483" text:continue-numbering="true" text:style-name="диалог">
        <text:list-item>
          <text:p text:style-name="P91"><text:soft-page-break/>Ты можешь и не обещать, если не хочешь выглядеть обманщиком.</text:p>
        </text:list-item>
      </text:list>
      <text:p text:style-name="P3">При этом сказать так, чтобы он понял, как вы относитесь к обманщикам. На эту тактику вы можете получить неожиданный ответ:</text:p>
      <text:list xml:id="list42301863" text:continue-numbering="true" text:style-name="диалог">
        <text:list-item>
          <text:p text:style-name="P91">Если тебя не устраивает — давай расстанемся.</text:p>
        </text:list-item>
      </text:list>
      <text:p text:style-name="P3">И это будет вам на руку. Соглашайтесь! Это его решение, абьюзер его принял. Но чего он этим добьется?</text:p>
      <text:p text:style-name="P3">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3">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42306814" text:continue-numbering="true" text:style-name="диалог">
        <text:list-item>
          <text:p text:style-name="P91">Я пока поживу у друзей/родителей, а вещи соберу на выходных, договорились?</text:p>
        </text:list-item>
      </text:list>
      <text:p text:style-name="Text_20_body"><text:span text:style-name="_31__20_Text"><text:span text:style-name="T33">2)</text:span></text:span><text:span text:style-name="_31__20_Text"><text:span text:style-name="T23"> </text:span></text:span><text:span text:style-name="T23">Отзеркаливание.</text:span></text:p>
      <text:p text:style-name="P3">Пообещайте ему что-то, что ему может очень понравиться, например:</text:p>
      <text:list xml:id="list42307242" text:continue-numbering="true" text:style-name="диалог">
        <text:list-item>
          <text:p text:style-name="P91">Сегодня дома тебя ждет большой сюрприз!</text:p>
        </text:list-item>
      </text:list>
      <text:p text:style-name="P3"><text:soft-page-break/>Но никакого сюрприза не готовьте, а если вам начнут предъявлять претензии или демонстрировать обиду, просто ответьте:</text:p>
      <text:list xml:id="list42316616" text:continue-numbering="true" text:style-name="диалог">
        <text:list-item>
          <text:p text:style-name="P91">Я собиралась, честно, но возникли дела по важнее, поэтому сюрприз переноситься на завтра.</text:p>
        </text:list-item>
      </text:list>
      <text:p text:style-name="P3">И, как вы понимаете, на завтра тоже нужно будет придумать отговорку. На вас могут посыпаться обвинения в том, что вы безответственный человек. На это можно спокойно ответить:</text:p>
      <text:list xml:id="list42300027" text:continue-numbering="true" text:style-name="диалог">
        <text:list-item>
          <text:p text:style-name="P91">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list-item>
      </text:list>
      <text:p text:style-name="P3">И чмокните его в щечку, мол это же ничего!..</text:p>
      <text:p text:style-name="P3">Таким образом вы поставите его на свое место и он, возможно, поймет, как это неприятно, и начнет выполнять свои обязательства.</text:p>
      <text:h text:style-name="P79" text:outline-level="3"><text:bookmark-start text:name="Trianghuliatsiia_"/>Триангуляция<text:bookmark-end text:name="Trianghuliatsiia_"/></text:h>
      <text:p text:style-name="P3">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list xml:id="list42299378" text:continue-numbering="true" text:style-name="диалог">
        <text:list-item>
          <text:p text:style-name="P91">Даже Маша/Петя говорит, что ты не права.</text:p>
        </text:list-item>
      </text:list>
      <text:p text:style-name="P3">Или что-то подобное. Манипулятор даже может не посчитать нужным сказать, кто именно отозвался так о вас:</text:p>
      <text:list xml:id="list42319822" text:continue-numbering="true" text:style-name="диалог">
        <text:list-item>
          <text:p text:style-name="P91">Да какая разница — кто? Главное, что я не один так считаю...</text:p>
        </text:list-item>
      </text:list>
      <text:p text:style-name="P3">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3">Если же он называет вам автора:</text:p>
      <text:list xml:id="list42322726" text:continue-numbering="true" text:style-name="диалог">
        <text:list-item>
          <text:p text:style-name="P91">Маша/Петя вообще не понимает, почему я с тобой до сих пор встречаюсь...</text:p>
        </text:list-item>
      </text:list>
      <text:p text:style-name="P3">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text:p>
      <text:p text:style-name="P3">Так он может устранять людей, которые могут оказать вам поддержку.</text:p>
      <text:p text:style-name="P3"><text:soft-page-break/>Триангуляция заставляет вас чувствовать ревность и неуверенность, при этом вы не можете объяснить себе причину таким ощущениям.</text:p>
      <text:p text:style-name="P3">Само слово «триангуляция» говорит о том, что в ваши отношения пытаются внедрить третьего человека. Триангуляция это концепция отношений трех личностей.</text:p>
      <text:p text:style-name="P3">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идти на уступки, дабы удержать вашу деструктивную половинку.</text:p>
      <text:p text:style-name="P3">Также отношу сюда мнение общества, стереотипы (мужчины полигамны, ты же знаешь!) и предрассудки.</text:p>
      <text:p text:style-name="P3"/>
      <text:p text:style-name="P3"><text:span text:style-name="T9">Противостояние</text:span>:</text:p>
      <text:p text:style-name="P3">Первое и, пожалуй, самое важное, что стоит сделать, это научиться себя уважать.</text:p>
      <text:p text:style-name="P3">Второе, что необходимо сделать, это узнать лично у этого третьего человека, действительно ли он говорил такое и, если да, то почему так сказал.</text:p>
      <text:p text:style-name="P3">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3">Вы должны понять, что манипулятор просто прячется за спины других людей, что и делает вас обезоруженной <text:soft-page-break/>жертвой, ведь вы воюете с ним, а не с тем третьим человеком. Попытайтесь узнать, что он думает по этому поводу:</text:p>
      <text:list xml:id="list42302795" text:continue-numbering="true" text:style-name="диалог">
        <text:list-item>
          <text:p text:style-name="P91">А свое мнение у тебя есть?</text:p>
        </text:list-item>
      </text:list>
      <text:p text:style-name="P3">Если он скажет, что согласен с мнением Маши/Пети, смело уточняйте у него смысл этого, уже его, мнения:</text:p>
      <text:list xml:id="list42294156" text:continue-numbering="true" text:style-name="диалог">
        <text:list-item>
          <text:p text:style-name="P91">То есть, ты хочешь сказать, что не понимаешь, почему мы с тобой встречаемся?</text:p>
        </text:list-item>
      </text:list>
      <text:p text:style-name="P3">Так же можно вывести его на чистую воду — узнать, по какой причине он рассказывает о ваших отношениях другим людям:</text:p>
      <text:list xml:id="list42323754" text:continue-numbering="true" text:style-name="диалог">
        <text:list-item>
          <text:p text:style-name="P91">Ты что, жаловался Маше/Пете на меня?</text:p>
        </text:list-item>
      </text:list>
      <text:p text:style-name="P3">Ну или пристыдить в распускании слухов о вашей паре:</text:p>
      <text:list xml:id="list42320867" text:continue-numbering="true" text:style-name="диалог">
        <text:list-item>
          <text:p text:style-name="P91">Можно не быть сплетником и лицемером, милый, и обсудить эти вопросы со мной, а не с посторонними людьми.</text:p>
        </text:list-item>
      </text:list>
      <text:p text:style-name="P3">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3">Так вы попытаетесь узнать, что у него в голове, и, возможно, даже узнаете.</text:p>
      <text:h text:style-name="P79" text:outline-level="3"><text:bookmark-start text:name="Dabl_baind_"/>Дабл байнд<text:bookmark-end text:name="Dabl_baind_"/></text:h>
      <text:p text:style-name="P3">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3">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3">Другими словами, при воспитании ребенка родители выдвигали сразу два одновременно невыполнимых или противоречивых послания...:</text:p>
      <text:list xml:id="list42321646" text:continue-numbering="true" text:style-name="диалог">
        <text:list-item>
          <text:p text:style-name="P91">Стой там — иди сюда.</text:p>
        </text:list-item>
        <text:list-item>
          <text:p text:style-name="P91">Я приказываю тебе не выполнять моих приказов.</text:p>
        </text:list-item>
      </text:list>
      <text:p text:style-name="P3">...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3">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3"><text:soft-page-break/>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3">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3">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P3">Как же отличить здоровое (нормальное) общение от деструктивного?</text:p>
      <text:p text:style-name="P3">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3">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3">Дабл байнд — это единственный и самый верный ответ на вопрос «Почему терпела и не ушла!?»</text:p>
      <text:p text:style-name="P3"><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3">Противоречия в посыле абьюзера могут быть вербальными, например:</text:p>
      <text:list xml:id="list42297949" text:continue-numbering="true" text:style-name="диалог">
        <text:list-item>
          <text:p text:style-name="P91">Закрой свой рот и ответь мне!</text:p>
        </text:list-item>
      </text:list>
      <text:p text:style-name="P3">Или же невербальными, когда то, <text:span text:style-name="T1">что</text:span> манипулятор говорит, и то, <text:span text:style-name="T1">как</text:span> он это произносит воспринимается на различных коммуникативных уровнях.</text:p>
      <text:p text:style-name="P3">Приведу пример из уже описанного мною разговора, который я записала на диктофон. Мой парень говорит мне:</text:p>
      <text:list xml:id="list42322395" text:continue-numbering="true" text:style-name="диалог">
        <text:list-item>
          <text:p text:style-name="P91">Главное, что хорошо тебе! Вот это самое главное!</text:p>
        </text:list-item>
      </text:list>
      <text:p text:style-name="P3">Его слова говорят об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3">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3">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3">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42311610" text:continue-numbering="true" text:style-name="диалог">
        <text:list-item>
          <text:p text:style-name="P91"><text:soft-page-break/>Ты все придумываешь. Я такого не говорил...</text:p>
        </text:list-item>
      </text:list>
      <text:p text:style-name="P3">Потом висхолдинг:</text:p>
      <text:list xml:id="list42306569" text:continue-numbering="true" text:style-name="диалог">
        <text:list-item>
          <text:p text:style-name="P91">И это, по твоему, проблема? Ты действительно считаешь, что из-за этого стоит ссориться?</text:p>
        </text:list-item>
      </text:list>
      <text:p text:style-name="P3">Потом он шлифует это все триггером:</text:p>
      <text:list xml:id="list42294402" text:continue-numbering="true" text:style-name="диалог">
        <text:list-item>
          <text:p text:style-name="P91">Вчера ты тоже говорила, что не хочешь ругаться, но, тем не менее мы поругались...</text:p>
        </text:list-item>
      </text:list>
      <text:p text:style-name="P3">Конечно, без триангуляции никуда:</text:p>
      <text:list xml:id="list42323286" text:continue-numbering="true" text:style-name="диалог">
        <text:list-item>
          <text:p text:style-name="P91">Да все говорят, что ты просто неурав­новешенная...</text:p>
        </text:list-item>
      </text:list>
      <text:p text:style-name="P3">И в заключение, виктимблейминг:</text:p>
      <text:list xml:id="list42314959" text:continue-numbering="true" text:style-name="диалог">
        <text:list-item>
          <text:p text:style-name="P91">Хватит ныть! Сидела бы молча — ничего бы этого не было!..</text:p>
        </text:list-item>
      </text:list>
      <text:p text:style-name="P52">* * *</text:p>
      <text:p text:style-name="P3">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3">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3">Исследователи данного вопроса полагают, что Стокгольмский синдром не является психологическим парадок<text:soft-page-break/>сом или расстройством психики жертвы, а скорее нормальной реакцией человека на сильно травмирующее психику событие.</text:p>
      <text:p text:style-name="P3">Поэтому жертве не стоит верить обвинениям абьюзера в своей неадекватности и психическим расстройствам, так как Стокгольмский синдром не включен ни в одну международную систему классификации психиатрических заболеваний.</text:p>
      <text:p text:style-name="P49">* * *</text:p>
      <text:p text:style-name="P3">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Text_20_body"><text:span text:style-name="T23">Шизофрения (</text:span><text:span text:style-name="T28">от </text:span><text:span text:style-name="_30__20_Text"><text:span text:style-name="T23">греч. schizo – расщеплять, phren – ум, рассудок</text:span></text:span><text:span text:style-name="T23">) — расщепление сознания. Одна из особенностей данного заболевания — по</text:span><text:span text:style-name="T23">теря способности устанавливать связь между отдельными словами и понятиями, что разрушает связность сознания.</text:span></text:p>
      <text:p text:style-name="P3">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3">Если вы можете сказать, что ваш партнер ведет себя демонстративно по-разному наедине с вами и в присутствии посторонних — это «дабл байнд».</text:p>
      <text:list xml:id="list42315384" text:continue-numbering="true" text:style-name="диалог">
        <text:list-item>
          <text:p text:style-name="P91"><text:soft-page-break/>Мне так нравится ее смех!/ Сколько можно ржать?!</text:p>
        </text:list-item>
      </text:list>
      <text:p text:style-name="P3">Если ваш партнер часто меняет собственную систему ценности, чем и оказывает влияние на ваши отношения — это «дабл байнд».</text:p>
      <text:list xml:id="list42297209" text:continue-numbering="true" text:style-name="диалог">
        <text:list-item>
          <text:p text:style-name="P91">Слушай, а это хорошая идея!/Ты серьезно? Тупее ничего не придумала?</text:p>
        </text:list-item>
      </text:list>
      <text:p text:style-name="P3">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3">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3">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3">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3">То есть жертве запрещается осознавать наличие противоречия и заявлять об этом. Приведу пример из уже опи<text:soft-page-break/>санного мною случая, когда мне «запретили» приглашать друзей на свой день рождения:</text:p>
      <text:list xml:id="list42297335" text:continue-numbering="true" text:style-name="диалог">
        <text:list-item>
          <text:p text:style-name="P91">Если ты пригласишь всех друзей, то это вызовет дискомфорт.</text:p>
        </text:list-item>
      </text:list>
      <text:p text:style-name="P3">Нельзя не согласиться, что подтекстом данного заявления является запрет.</text:p>
      <text:list xml:id="list42300332" text:continue-numbering="true" text:style-name="диалог">
        <text:list-item>
          <text:p text:style-name="P91">Я не хочу, чтобы ты приглашала всех друзей, так как это повлечет за собой дискомфорт...</text:p>
        </text:list-item>
      </text:list>
      <text:p text:style-name="P3">Этот подтекст является скрытой (или пассивной) агрессией, и ее очень сложно отследить, ведь жертва изначально видит только такие намерения:</text:p>
      <text:list xml:id="list42318320" text:continue-numbering="true" text:style-name="диалог">
        <text:list-item>
          <text:p text:style-name="P91">Я хочу, чтобы всем было комфортно.</text:p>
        </text:list-item>
      </text:list>
      <text:p text:style-name="P3">Я тогда и подумать не могла, что, на самом деле, как оказалось, должно быть комфортно только ему и его друзьям на моем празднике.</text:p>
      <text:p text:style-name="P3">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text:p>
      <text:p text:style-name="P3">Также, жертва двойных посланий теряет всякое желание проявлять инициативу — чтобы не быть виноватой, и предпочитает не оправдываться, потому что не верит, что ее могут выслушать. Ну и конечно, серьезно страдает вера в собственную адекватность.</text:p>
      <text:p text:style-name="P3"><text:soft-page-break/>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42317875" text:continue-numbering="true" text:style-name="диалог">
        <text:list-item>
          <text:p text:style-name="P91">Я тебя люблю ни смотря ни на что! (Ты очень плохая. У тебя множество недостатков. По сути тебя не за что любить, но — я тебя все равно люблю!)</text:p>
        </text:list-item>
        <text:list-item>
          <text:p text:style-name="P91">Мы сделаем это когда ты захочешь — завтра!</text:p>
        </text:list-item>
        <text:list-item>
          <text:p text:style-name="P91">Ты можешь рассказать мне. Я пойму! / Как ты могла такое сделать?! Ты в своем уме?</text:p>
        </text:list-item>
        <text:list-item>
          <text:p text:style-name="P91">Тебе не нужна косметика, ты у меня и так красивая! / Ух какая девушка, не то, что моя — замухрышка!</text:p>
        </text:list-item>
        <text:list-item>
          <text:p text:style-name="P91">Ты у меня самая лучшая! Я тебя недостоин! (Ты слишком умная/красивая/талантливая... Тебе надо быть хуже, чтобы я был достойным тебя!)</text:p>
        </text:list-item>
        <text:list-item>
          <text:p text:style-name="P91">Не работает — нахлебница, сидит на моей шее. / Работает — а обо мне кто будет заботиться?! Эгоистка!</text:p>
        </text:list-item>
        <text:list-item>
          <text:p text:style-name="P91">Все женщины корыстные сучки! Им только деньги и нужны! / Как это ты сама за себя заплатишь? Ты хочешь меня унизить?</text:p>
        </text:list-item>
        <text:list-item>
          <text:p text:style-name="P91">Занимаешься спортом — хочешь, чтоб парни на твою накачанную попку смотрели? / Не занимаешься — лентяйка и жопа у тебя жирная!</text:p>
        </text:list-item>
        <text:list-item>
          <text:p text:style-name="P91">Ей только обнимашки и нужны! / Она вообще не обращает на меня внимание!</text:p>
        </text:list-item>
        <text:list-item>
          <text:p text:style-name="P91"><text:soft-page-break/>Мне нравятся умные девушки! / Она что думает, что она самая умная?!</text:p>
        </text:list-item>
        <text:list-item>
          <text:p text:style-name="P91">Мне так нравится твой смех! / Когда ты уже успокоишься? Веди себя нормально!</text:p>
        </text:list-item>
        <text:list-item>
          <text:p text:style-name="P91">Мне для тебя ничего не жалко! / Джинсы тебе новые? А чем тебе старые не нравятся?</text:p>
        </text:list-item>
      </text:list>
      <text:p text:style-name="P16"><text:span text:style-name="T9">Противостояние</text:span>:</text:p>
      <text:p text:style-name="P3">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3">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3">Не ищите только хороший смысл в его словах — это лишь прикрытие его иснтинных намерений. Уйти — это единственный надежный способ избавиться от воздействий дабл байндов. Главное верить в себя! К сожалению, здесь мне нечего больше добавить.</text:p>
      <text:h text:style-name="P79" text:outline-level="3">«Да, но &lt;...&gt;»<text:line-break/>(в доп. к описанию дабл байнда)</text:h>
      <text:p text:style-name="P3">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42295992" text:continue-numbering="true" text:style-name="диалог">
        <text:list-item>
          <text:p text:style-name="P111"><text:bookmark-start text:name="__Da__no__________v_dopolnieniie_k_opisa"/><text:span text:style-name="_30__20_Text"><text:span text:style-name="T23">Да</text:span></text:span><text:span text:style-name="T23">, я виноват, </text:span><text:span text:style-name="_30__20_Text"><text:span text:style-name="T23">но</text:span></text:span><text:span text:style-name="T23"> позавчера ты была больше не </text:span><text:bookmark-end text:name="__Da__no__________v_dopolnieniie_k_opisa"/><text:span text:style-name="T23">права, чем я сейчас.</text:span></text:p>
        </text:list-item>
        <text:list-item>
          <text:p text:style-name="P91">Я полностью с тобой согласен, но ты абсолютно не права...</text:p>
        </text:list-item>
      </text:list>
      <text:p text:style-name="P3">Это вводит жертву в заблуждение и, вместо того, чтобы продолжать разговор, пытается понять, согласны с ней или же нет, или что-либо объяснить манипулятору, натыкаясь на все новые опровержения с его стороны.</text:p>
      <text:p text:style-name="P3"/>
      <text:p text:style-name="P3"><text:span text:style-name="T9">Противостояние</text:span>:</text:p>
      <text:p text:style-name="P3">Дайте ему понять, что вы заметили эту тактику и раскусили его:</text:p>
      <text:list xml:id="list42297842" text:continue-numbering="true" text:style-name="диалог">
        <text:list-item>
          <text:p text:style-name="P91">Мама научила меня не воспринимать все, что сказано до слова «Но». Скажи, пожалуйста, ты со мной согласен или нет?</text:p>
        </text:list-item>
        <text:list-item>
          <text:p text:style-name="P91"><text:soft-page-break/>Милый, я заметила, что ты себе противоречишь. А то что-то я смотрю, у нас диалог не вяжется...</text:p>
        </text:list-item>
      </text:list>
      <text:p text:style-name="P3">Такая ваша ответная тактика на его попытки ввести вас в заблуждение должна остановить его. Напоминайте ему об этом каждый раз, как заметите такой его поход к делу. Тогда ему нечего будет вам ответить.</text:p>
      <text:h text:style-name="P79" text:outline-level="3">Демонстрация<text:line-break/>(в доп. к описанию дабл байнда)</text:h>
      <text:h text:style-name="Heading_20_4" text:outline-level="4">Демонстрация занятости</text:h>
      <text:p text:style-name="P3">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3">Вам нужно осознать что слова без действий и поступков ничего не значат.</text:p>
      <text:p text:style-name="P3">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3">Он редко и мал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3">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text:soft-page-break/>когда вдруг у него появилось свободное время. Время на вас.</text:p>
      <text:p text:style-name="P3">Очень плавно мы подошли к еще одному моменту — свободное время. От чего? От каких дел?</text:p>
      <text:p text:style-name="P3">Работа, друзья, компьютерные игры... Возможно какие-то хобби или само/образование. Заметьте, что в большинство его занятий вы не вписываетесь.</text:p>
      <text:p text:style-name="P3">Что вам с того?</text:p>
      <text:p text:style-name="P3">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3">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3">Несомненно, ему нужны инструменты для их изготовления.</text:p>
      <text:p text:style-name="P3">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3">Для того, чтобы «работа» приносила больше кирпичей, нужно еще два инструмента «обучение» и «отдых».</text:p>
      <text:p text:style-name="P3">На «обучение» обычно тратятся такие ресурсы, как время, и, если речь не идет о самообразовании, то еще и кир<text:soft-page-break/>пичи. Это ничего, ведь потратив один кирпич на «обучение», можно за-«работа»-ть больше кирпичей.</text:p>
      <text:p text:style-name="P3">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3">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3">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если строит лишь Сегодня?</text:p>
      <text:p text:style-name="P3">Попробуйте представить, что вас ждет с этим человеком? А ничего — шиш на палочке.</text:p>
      <text:p text:style-name="P3">И что самое интересное, для изготовления этих его кирпичей ему нужен еще один инструмент — «вы». Там где он тратит время, силы и кирпичи на себя, образуются дыры в ваших отношениях. «Вы» тот самый инструмент, который эти дыры латает.</text:p>
      <text:p text:style-name="P3">Что угодно, быт или дополнительные кирпичи для вашей пары, духовность, уют и стабильность — стремитесь 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3"><text:soft-page-break/>На Будущее вашей пары вы тратите исключительно свои силы, а он лишь создает видимость продуктивности на ваше общее благо.</text:p>
      <text:p text:style-name="P3">Он изображает старания. Занимается только тем, что ему нравится, с теми, кто, на самом деле, стоит для него на первом месте, а вот вам придется изо дня в день ждать своей очереди.</text:p>
      <text:p text:style-name="P3">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3">Да, он может пропадать на работе и вам нечего предъявить ему — он же не шляется где попало! 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3">Вы постоянно оправдываете его.</text:p>
      <text:p text:style-name="P3">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3">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3">Вот это как раз та картина, которую рисует вам ваш партнер. Картина, которая вам визуально нравится, но ко<text:soft-page-break/>торую он заберет с собой и уйдет, оставив вас ни с чем. Забрав ваши силы, время, кирпичи и здоровье.</text:p>
      <text:p text:style-name="P17">Противостояние<text:span text:style-name="T10">:</text:span></text:p>
      <text:p text:style-name="P69">Во-первых, как я уже неоднократно говорила — перестаньте служить. Во-вторых, поставьте наконец себя на первое место, полюбите себя!</text:p>
      <text:p text:style-name="P16">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16">Вылезьте наконец из «домика» под названием зависимость.</text:p>
      <text:p text:style-name="P16">Измените свое поведение в свою пользу — вызовете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стве.</text:p>
      <text:p text:style-name="P16">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Heading_20_4" text:outline-level="4">Демонстрация любви</text:h>
      <text:p text:style-name="P3">Есть еще один вид демонстрации. В прямом смысле этого слова. Он смело относится к дабл байнду, так как тоже сбивает с толку.</text:p>
      <text:p text:style-name="P3"><text:soft-page-break/>Это демонстрация хорошего отношения к вам, наличия чувств к вам, восхищения вами... Только не вам, а окружающим.</text:p>
      <text:p text:style-name="P3">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ним, если до этого не задумывались об этом.</text:p>
      <text:p text:style-name="P3">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3">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3">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3">О, скорее всего, именно это вас и раздражает, но вы еще даже не рассматриваете этот раздражитель, так как не знаете о нем.</text:p>
      <text:p text:style-name="P3">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3"><text:soft-page-break/>Вы ведь все еще тешите себя иллюзиями: «Не может же он просто так, без причины...!», «Показалось!» или «Он не желает мне зла!»</text:p>
      <text:p text:style-name="P3">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3">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3">Теперь, если вдруг вы, как инструмент, потеряете для него ценность — можете не сомневаться, что его поддержат. Его, а не вас, при любых раскладах.</text:p>
      <text:p text:style-name="P17">Противостояние<text:span text:style-name="T10">:</text:span></text:p>
      <text:p text:style-name="P16">Здесь, на мой взгляд, ничего не остается, кроме как <text:s/>акцентировать на этом внимание вашего окружения. Обращайте внимание вслух:</text:p>
      <text:list xml:id="list42310629" text:continue-numbering="true" text:style-name="диалог">
        <text:list-item>
          <text:p text:style-name="P97">Ого, сколько нежности! Всегда бы так!</text:p>
        </text:list-item>
        <text:list-item>
          <text:p text:style-name="P97">Ммм... спасибо, милый! Ты настоящий джентльмен! Если бы еще дома так себя вел, то цены бы тебе не было! На тебе цем!</text:p>
        </text:list-item>
        <text:list-item>
          <text:p text:style-name="P101"><text:span text:style-name="T10">Откуда столько внимания? Или это ты перед друзьями рисуешься?</text:span>!</text:p>
        </text:list-item>
        <text:list-item>
          <text:p text:style-name="P97">Ой, а я уже и забыла, как цветы пахнут!</text:p>
        </text:list-item>
      </text:list>
      <text:p text:style-name="P16"><text:soft-page-break/>Но, внимание!</text:p>
      <text:p text:style-name="P16"><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16">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16">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16">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79" text:outline-level="3"><text:bookmark-start text:name="Podkrieplieniie__Stimuliatsiia_na_dieist"/>Подкрепление.<text:line-break/>Стимуляция на действия<text:bookmark-end text:name="Podkrieplieniie__Stimuliatsiia_na_dieist"/></text:h>
      <text:p text:style-name="P3">Подкрепление — это событие, которое служит для увеличения вероятности реакции. Это, своего рода, стимулятор.</text:p>
      <text:p text:style-name="P3">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3">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3">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0" text:outline-level="4"><text:bookmark-start text:name="Polozhitiel_noie_podkrieplieniie_"/>Положительное подкрепление<text:bookmark-end text:name="Polozhitiel_noie_podkrieplieniie_"/></text:h>
      <text:p text:style-name="P3">Положительное подкрепление (<text:span text:style-name="T1">зеленая кнопка</text:span>) — это позитивное событие, которое стимулирует на действия путем вызова нужной реакции. Речь пойдет о мотивации плюшками.</text:p>
      <text:p text:style-name="P18">«Если мне нравится то, что ты делаешь, тебя ждет награда.»</text:p>
      <text:p text:style-name="P3">У положительного подкрепления есть несколько, так сказать, направлений.</text:p>
      <text:p text:style-name="P3">1. Стимуляция жертвы на действия путем поощрения за выполнение обязанностей манипулятора.</text:p>
      <text:list xml:id="list42294126" text:continue-numbering="true" text:style-name="диалог">
        <text:list-item>
          <text:p text:style-name="P91">Ты у меня такая сильная! Такие тяжелые пакеты из магазина притащила! Люблю сильных женщин. Иди сюда, я тебя поцелую!</text:p>
        </text:list-item>
      </text:list>
      <text:p text:style-name="P3">В этом случае он благодарит за то, что должен был сделать сам, но вам ведь приятно, вас похвалили и вашу усталость, как рукой сняло!</text:p>
      <text:p text:style-name="P3">2. Стимуляция жертвы на действия путем благодарности за то, что жертва выполнила свои обязанности.</text:p>
      <text:list xml:id="list42293309" text:continue-numbering="true" text:style-name="диалог">
        <text:list-item>
          <text:p text:style-name="P91">Вот тебе цветы за то, что ты вчера приготовила такой вкусный ужин!</text:p>
        </text:list-item>
      </text:list>
      <text:p text:style-name="P3">Это, на первый взгляд, тоже приятный комплимент. Нам ведь нравится, когда нам дарят цветы, да? Но посмотрите <text:soft-page-break/>внимательнее — это плата за ваши труды. Как плата за услуги домработницы.</text:p>
      <text:p text:style-name="P3">Он не сделал это просто так, потому что вы хорошая и заботливая, или потому что он вас любит. Он великодушно отплатил вам за ваши труды.</text:p>
      <text:p text:style-name="P3">3. Стимуляция жертвы на действия путем требований ответной реакции на его действия.</text:p>
      <text:list xml:id="list42319179" text:continue-numbering="true" text:style-name="диалог">
        <text:list-item>
          <text:p text:style-name="P91">Я вчера с тобой поделился, теперь ты делись.</text:p>
        </text:list-item>
        <text:list-item>
          <text:p text:style-name="P91">В прошлый раз я уступил, теперь ты уступи.</text:p>
        </text:list-item>
      </text:list>
      <text:p text:style-name="P3">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ть не должен.</text:p>
      <text:p text:style-name="P3">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42308261" text:continue-numbering="true" text:style-name="диалог">
        <text:list-item>
          <text:p text:style-name="P91">Летом едем на море, а зимой — в горы, договорились?</text:p>
        </text:list-item>
      </text:list>
      <text:p text:style-name="P3">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3"><text:soft-page-break/>4. Стимуляция жертвы путем похвалы на самостоятельное выполнение общих обязанностей.</text:p>
      <text:list xml:id="list42303545" text:continue-numbering="true" text:style-name="диалог">
        <text:list-item>
          <text:p text:style-name="P91">Милая, но ты же знаешь, что я не уберу в квартире, как ты! Ты с этим справишься гораздо быстрее, чем я! Ты у меня такая молодец!</text:p>
        </text:list-item>
        <text:list-item>
          <text:p text:style-name="P91">У тебя так здорово получается все планировать, так что я решил дать тебе возможность полностью спланировать эту поездку!</text:p>
        </text:list-item>
        <text:list-item>
          <text:p text:style-name="P91">Никто не сделает это лучше тебя! Не буду мешать!..</text:p>
        </text:list-item>
      </text:list>
      <text:p text:style-name="P3">5. Сглаживание последствий деструктивного (отрицательного) поведения абьюзера.</text:p>
      <text:list xml:id="list42319117" text:continue-numbering="true" text:style-name="диалог">
        <text:list-item>
          <text:p text:style-name="P91">Милая, не обижайся! Я ведь так тебя люблю!</text:p>
        </text:list-item>
        <text:list-item>
          <text:p text:style-name="P91">Я вчера погорячился... Вот тебе цветы!</text:p>
        </text:list-item>
        <text:list-item>
          <text:p text:style-name="P91">Я без тебя не смогу! Ты мне очень нужна! Не бросай меня! Я не знаю, что буду без тебя (такой хорошей) делать!</text:p>
        </text:list-item>
      </text:list>
      <text:p text:style-name="P3">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3">Вспомните, какие подарки вам дарил ваш партнер. С чем они у вас ассоциируются? Если большинство из них связано у вас с негативными воспоминаниями, то вас активно подкупают и задабривают, чтоб вы меньше сопротивлялись.</text:p>
      <text:p text:style-name="P3">То есть, постоянно нажимают на вашу зеленую кнопку!</text:p>
      <text:p text:style-name="P52"><text:soft-page-break/>* * *</text:p>
      <text:p text:style-name="P3">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3">Такие поощрения не есть плюшки.</text:p>
      <text:p text:style-name="P3">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3">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3">Чем же отличается положительное подкрепление от проявления внимания и любви к вам?</text:p>
      <text:p text:style-name="P3">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3">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3">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text:soft-page-break/>лать чего-то (не злиться). Задача положительного подкрепления — повысить вероятность этих ваших действий в будущем.</text:p>
      <text:p text:style-name="P3">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3">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3"><text:span text:style-name="T9">Противостояние</text:span>:</text:p>
      <text:p text:style-name="P3">Помните, действия абьюзера рассчитаны на обеспечение собственного комфорта.</text:p>
      <text:p text:style-name="P3">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3">Если он выполнит вашу просьбу — похвалите его. Это будет вашим положительным подкреплением.</text:p>
      <text:list xml:id="list423225871" text:continue-numbering="true" text:style-name="диалог">
        <text:list-item>
          <text:p text:style-name="P91">Спасибо! Я очень рада! Ты приготовил действительно вкусный ужин!</text:p>
        </text:list-item>
        <text:list-item>
          <text:p text:style-name="P91"><text:soft-page-break/>Спасибо! Это действительно важно для меня! Ты мне очень помог!</text:p>
        </text:list-item>
      </text:list>
      <text:p text:style-name="P3">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h text:style-name="P80" text:outline-level="4"><text:bookmark-start text:name="Nieustoichivoie_ili_chastichnoie_podkrie"/>Неустойчивое или частичное подкрепление<text:bookmark-end text:name="Nieustoichivoie_ili_chastichnoie_podkrie"/></text:h>
      <text:p text:style-name="P3">Неустойчивое или частичное подкрепление (<text:span text:style-name="T1">оранжевая кнопка</text:span>) — это событие, которое погружает жертву в переживания, связанные с сомнениями и страхом не угодить абьюзеру.</text:p>
      <text:p text:style-name="P18">«Я сомневаюсь в том, что ты сделаешь так, как я хочу.»</text:p>
      <text:p text:style-name="P3">Он оценивает ваши действия, значительно занижая свои оценки вам, поощряя вас стараться лучше, упорствовать, угождать.</text:p>
      <text:list xml:id="list42309580" text:continue-numbering="true" text:style-name="диалог">
        <text:list-item>
          <text:p text:style-name="P91">Ты приготовила замечательный ужин! Вот если бы ты еще и десерт приготовила — цены бы тебе не было!</text:p>
        </text:list-item>
        <text:list-item>
          <text:p text:style-name="P91">Сегодня ты приготовила замечательный ужин! Но вчера ужин был вкуснее.</text:p>
        </text:list-item>
      </text:list>
      <text:p text:style-name="P3">Подобные ситуации, если они есть в ваших отношениях, гласят о том, что абьюзер демонстрирует собственную власть над вами. Такая мотивация сосредоточена на том, чтобы остаться «чистеньким», не более не менее.</text:p>
      <text:p text:style-name="P3">Вместо того, чтобы потребовать отдачи, вы чувствуете свою вину в том, что у вас что-то получилось не так хорошо, как могло бы.</text:p>
      <text:p text:style-name="P3">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3"><text:soft-page-break/>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42322143" text:continue-numbering="true" text:style-name="диалог">
        <text:list-item>
          <text:p text:style-name="P91">Ты прямо статусами из соц-сети заговорила!</text:p>
        </text:list-item>
        <text:list-item>
          <text:p text:style-name="P91">Вау, а что это за платье у тебя такое! Может наденешь что-то другое?</text:p>
        </text:list-item>
        <text:list-item>
          <text:p text:style-name="P91">Тебе бы постричься не помешало... Только вчера была у парикмахера?.. Понятно...</text:p>
        </text:list-item>
      </text:list>
      <text:p text:style-name="P3">Или, например, с вами разговаривают, употребляя сложные термины, заводя тему, в которой вы не разбираетесь. Вы чувствуете себя неловко и глупо...</text:p>
      <text:p text:style-name="P3">Это из-за того, что по теореме эквивалентности при элементарных преобразованиях... Ну ты же понимаешь, о чем я, да?</text:p>
      <text:list xml:id="list42319145" text:continue-numbering="true" text:style-name="диалог">
        <text:list-item>
          <text:p text:style-name="P91">Также во многом это проявляется в быту:</text:p>
        </text:list-item>
        <text:list-item>
          <text:p text:style-name="P91">Ты вчера борщ пересолила, поэтому сегодня готовишь тоже ты.</text:p>
        </text:list-item>
        <text:list-item>
          <text:p text:style-name="P91">Я мыл лапы Рексу, поэтому гулять с ним идешь опять ты.</text:p>
        </text:list-item>
      </text:list>
      <text:p text:style-name="P3">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3">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3"><text:soft-page-break/>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3">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3">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3"><text:span text:style-name="T9">Противостояние</text:span>:</text:p>
      <text:p text:style-name="P3">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42308989" text:continue-numbering="true" text:style-name="диалог">
        <text:list-item>
          <text:p text:style-name="P91">Да, эта то самое платье, в котором я была на нашем свидании неделю назад. Ты еще сказал, что я хорошо выгляжу.</text:p>
        </text:list-item>
        <text:list-item>
          <text:p text:style-name="P91">Ты думаешь, что если скажешь мне пару незнакомых мне слов, я тебя любить больше буду?</text:p>
        </text:list-item>
        <text:list-item>
          <text:p text:style-name="P91"><text:soft-page-break/>Если ты хочешь рыбу на ужин, то ты мог бы сам ее приготовить.</text:p>
        </text:list-item>
        <text:list-item>
          <text:p text:style-name="P91">Не нравится — делай сам.</text:p>
        </text:list-item>
        <text:list-item>
          <text:p text:style-name="P91">Это все потому, что ты не помог мне. Легко говорить, когда ты даже не учавствовал.</text:p>
        </text:list-item>
      </text:list>
      <text:p text:style-name="P3">Вполне справедливо.</text:p>
      <text:p text:style-name="P3">Не берите на себя слишком много! Если это вам нужно — то вперед. Только потом не плачьте, что вас наказали или недооценили.</text:p>
      <text:list xml:id="list42322396" text:continue-numbering="true" text:style-name="диалог">
        <text:list-item>
          <text:p text:style-name="P91">Тебе надо, ты и делай! - услышите вы на все предложения.</text:p>
        </text:list-item>
      </text:list>
      <text:p text:style-name="P3">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3">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3">Что касается бытовых вопросов, то тут сложнее, ведь вам придется прекратить проявлять инициативу (она наказуема).</text:p>
      <text:p text:style-name="P3">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text:soft-page-break/>те себя на скукотищу и жизнь не в тех условиях, в каких бы вы хотели жить.</text:p>
      <text:h text:style-name="P80" text:outline-level="4"><text:bookmark-start text:name="Otritsatiel_noie_podkrieplieniie_"/>Отрицательное подкрепление<text:bookmark-end text:name="Otritsatiel_noie_podkrieplieniie_"/></text:h>
      <text:p text:style-name="P3">Отрицательное подкрепление (<text:span text:style-name="T1">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18">«Если ты не сделаешь так, как я хочу, то тебя ждет наказание.»</text:p>
      <text:p text:style-name="P3">Используя отрицательное подкрепление, абьюзер создает угрозу и стимулирует вас на все, что поможет вам избежать этой угрозы.</text:p>
      <text:list xml:id="list42311144" text:continue-numbering="true" text:style-name="диалог">
        <text:list-item>
          <text:p text:style-name="P91">Если ты сейчас пойдешь гулять, то я с тобой не буду разговаривать.</text:p>
        </text:list-item>
        <text:list-item>
          <text:p text:style-name="P91">Если ты купишь это платье, то мы не поедем в отпуск.</text:p>
        </text:list-item>
        <text:list-item>
          <text:p text:style-name="P91">Если ты еще раз так сделаешь — пеняй на себя!</text:p>
        </text:list-item>
        <text:list-item>
          <text:p text:style-name="P91">Если ты выйдешь из квартиры — можешь не возвращаться!</text:p>
        </text:list-item>
      </text:list>
      <text:p text:style-name="P3">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3">Крики, гнев, приказы, рукоприкладство, ограничение вас денежными средствами, равнодушие, бойкот или исте<text:soft-page-break/>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3"><text:span text:style-name="T9">Противостояние</text:span>:</text:p>
      <text:p text:style-name="P3">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3">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3">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3"><text:span text:style-name="T8">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P3"><text:soft-page-break/>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ли, что вы уже расстегиваете свою курточку и снимаете обувь... Стоп.</text:p>
      <text:p text:style-name="P3">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3">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3">— Объясни мне, по какой причине ты запрещаешь мне это делать (пойти гулять)?</text:p>
      <text:p text:style-name="P3">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ции. Его ответ может быть каким угодно, например, он может сказать: «Потому, что ты моя девушка/жена...» Или: «Потому, что я так хочу!»</text:p>
      <text:p text:style-name="P3">Оставайтесь спокойной, не повышайте интонацию. Скажите ровно и может даже с улыбкой:</text:p>
      <text:list xml:id="list42308289" text:continue-numbering="true" text:style-name="диалог">
        <text:list-item>
          <text:p text:style-name="P91">Но ты не можешь мне запретить!</text:p>
        </text:list-item>
      </text:list>
      <text:p text:style-name="P3"><text:soft-page-break/>Вы хозяйка собственной жизни и вам решать, что вам делать. Никто, даже ваши родители, не могут вам запретить поступать так, как вам хочется.</text:p>
      <text:p text:style-name="P3">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3">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3">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3">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42324979" text:continue-numbering="true" text:style-name="диалог">
        <text:list-item>
          <text:p text:style-name="P91">Поговорим, когда я вернусь.</text:p>
        </text:list-item>
      </text:list>
      <text:p text:style-name="P3">Вы не должны и не обязаны именно сейчас обсуждать его требования. У вас дела, вас ждут и вам пора. Все <text:soft-page-break/>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3">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3">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3">Будьте готовы и к тому, что ваши попытки противостоять ему могут вызвать в нем море агрессии, которую он направит на вас мощным потоком.</text:p>
      <text:h text:style-name="P80" text:outline-level="4"><text:bookmark-start text:name="Travmiruiushchii_odnorazovyi_opyt_"/>Травмирующий одноразовый опыт<text:bookmark-end text:name="Travmiruiushchii_odnorazovyi_opyt_"/></text:h>
      <text:p text:style-name="P3">Травмирующий одноразовый опыт (<text:span text:style-name="T1">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18">«Так будет каждый раз, когда ты сделаешь то, чего я не хочу.»</text:p>
      <text:p text:style-name="P3">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3">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3">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3">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3"><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3">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жертвы, значимость ее чувств, мнения, право на реакцию и волю проявлять чувства.</text:p>
      <text:p text:style-name="P3"><text:span text:style-name="T9">Противостояние</text:span>:</text:p>
      <text:p text:style-name="P3">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3">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79" text:outline-level="3"><text:bookmark-start text:name="Postoiannyie_zhaloby_"/>Постоянные жалобы<text:bookmark-end text:name="Postoiannyie_zhaloby_"/></text:h>
      <text:p text:style-name="P3">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3">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3">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дечным человеком, которому плевать на чужие проблемы.</text:p>
      <text:p text:style-name="P3">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3">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3">Пожалуй, я включу сюда еще один момент — жажда внимания. Рассмотрим сразу две формулировки:</text:p>
      <text:list xml:id="list42309923" text:continue-numbering="true" text:style-name="диалог">
        <text:list-item>
          <text:p text:style-name="P91"><text:soft-page-break/>Ты уделяешь мне недостаточно внимания! — упрек.</text:p>
        </text:list-item>
        <text:list-item>
          <text:p text:style-name="P91">Ты должна уделять мне больше внимания! — приказ.</text:p>
        </text:list-item>
      </text:list>
      <text:p text:style-name="P3">В приказном тоне или же в качестве обвинения — это жалоба.</text:p>
      <text:p text:style-name="P3">Вы, в коем-то веке, собрались с подругами — он вам без конца звонит. Вы чем-то заняты, но он вас зовет, а если вы не подходите — обижается...</text:p>
      <text:p text:style-name="P3">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3"><text:span text:style-name="T9">Противостояние</text:span>:</text:p>
      <text:p text:style-name="P3">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3">Этими приемами, зачастую, пользуются сами манипуляторы, люди невосприимчивые к манипуляциям и делают это они — подсознательно.</text:p>
      <text:p text:style-name="P3">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text:p>
      <text:p text:style-name="P3">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text:soft-page-break/>Зато вы будете уверены, что ситуация под вашим контролем.</text:p>
      <text:p text:style-name="P3">Вам понадобится чуток равнодушия и подход с юмором:</text:p>
      <text:list xml:id="list42317691" text:continue-numbering="true" text:style-name="диалог">
        <text:list-item>
          <text:p text:style-name="P91">Болит голова? Выпей таблетку. Вон там лежит...</text:p>
        </text:list-item>
        <text:list-item>
          <text:p text:style-name="P91">Что? Опять злодей-Володя тебе палки в колеса ставит? Вот паразит! Ужинать будешь?</text:p>
        </text:list-item>
        <text:list-item>
          <text:p text:style-name="P91">А? Что? Прости, я не слушала тебя сейчас — задумалась о своем... Повтори, пожалуйста... А нет, стой, я забыла, мне тут позвонить срочно надо!..</text:p>
        </text:list-item>
        <text:list-item>
          <text:p text:style-name="P91">Милый, не могу подойти! Тебе надо — ты и подходи.</text:p>
        </text:list-item>
      </text:list>
      <text:p text:style-name="P3">В любом случае это не супер-сложные дела, чтоб вы летели к нему по первому зову.</text:p>
      <text:p text:style-name="P3">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h text:style-name="P79" text:outline-level="3"><text:bookmark-start text:name="Nieriashlivost__"/>О<text:bookmark-end text:name="Nieriashlivost__"/>тношение к чистоте</text:h>
      <text:p text:style-name="P3">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3">Патологическая</text:span><text:span text:style-name="T41"> </text:span><text:span text:style-name="T13">н</text:span>еряшливость.</text:h>
      <text:p text:style-name="P3">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3">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при этом отрицает свою причастность к беспорядку и совершенно не видит в этом проблему.</text:p>
      <text:p text:style-name="P3">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3"><text:span text:style-name="T9">Противостояние</text:span>:</text:p>
      <text:p text:style-name="P3"><text:soft-page-break/>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3">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3">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3">Попробуйте осторожно намекать, например, если он закинул одежду в которой был на пикнике в шкаф к чистым вещам:</text:p>
      <text:list xml:id="list42318396" text:continue-numbering="true" text:style-name="диалог">
        <text:list-item>
          <text:p text:style-name="P91">Фу, чем это так пахнет? Дорогой, это что, от тебя? Да ты у меня вонючка!</text:p>
        </text:list-item>
      </text:list>
      <text:p text:style-name="P3">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80" text:outline-level="4">Патологическое стремление к чистоте</text:h>
      <text:p text:style-name="P3">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3">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3">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3">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6">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6">Когда стремление к чистоте становится фобией, идеей фикс, то это обстоятельство способно здорово трепать нер<text:soft-page-break/>вы партнеру. Это уже можно расценивать, как бытовую тиранию.</text:p>
      <text:p text:style-name="P16">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16">В отношениях с маниакальным чистюлей этого недостаточно.</text:p>
      <text:p text:style-name="P16">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16">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6">Также, чрезмерная приверженность к чистоте может свидетельствовать о наличии таких качеств, как:</text:p>
      <text:list xml:id="list442964445860547034" text:style-name="L4">
        <text:list-item>
          <text:p text:style-name="P132"><text:span text:style-name="T35">закомплексованность и неуверенность в себе</text:span><text:span text:style-name="T34">.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5"><text:span text:style-name="T11">сексуальная неудовлетворенность</text:span><text:span text:style-name="T10">, как считал Фрейд, хотя многие современные </text:span><text:span text:style-name="T10">психоаналитики </text:span><text:soft-page-break/><text:span text:style-name="T10">склонны считать, что неудовлетворенность необязательно должна быть сексуальной;</text:span></text:p>
        </text:list-item>
        <text:list-item>
          <text:p text:style-name="P98"><text:span text:style-name="T7">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98"><text:span text:style-name="T7">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98"><text:span text:style-name="T7">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6">Но что же делать вам, если именно от вас требуют идеальной чистоты в доме?</text:p>
      <text:p text:style-name="P17">Противостояние<text:span text:style-name="T10">:</text:span></text:p>
      <text:p text:style-name="P16">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3"><text:span text:style-name="T10">Вы не слуга! </text:span>Это первое и главное, что нужно усвоить!</text:p>
      <text:p text:style-name="P3">Если ваш партнер хочет видеть идеальный порядок — пусть наводит его сам.</text:p>
      <text:p text:style-name="P3"><text:soft-page-break/>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3">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3">Надо — делай сам. Точка. Конец предложения.</text:p>
      <text:p text:style-name="P3">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79" text:outline-level="3"><text:bookmark-start text:name="Nieghliekt_"/>Неглект<text:bookmark-end text:name="Nieghliekt_"/></text:h>
      <text:p text:style-name="P3">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3">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3">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7242710873656961751" text:style-name="L5">
        <text:list-item>
          <text:p text:style-name="P133"><text:span text:style-name="T23">в то время, как вы болеете и вам остро необходима помощь вашего партнера, он, </text:span><text:span text:style-name="T23">например, едет на рыбалку на выходные, оставляя вас в полной беспомощности;</text:span></text:p>
        </text:list-item>
        <text:list-item>
          <text:p text:style-name="P106">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6">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06"><text:soft-page-break/>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6">абьюзер считает, что у вас лишний вес и заставляет вас голодать: «Хватит жрать!»;</text:p>
        </text:list-item>
        <text:list-item>
          <text:p text:style-name="P106">абьюзер создает условия, в которых заставляет вас мерзнуть: «Холодно? Приседай — быстрее согреешься!»;</text:p>
        </text:list-item>
        <text:list-item>
          <text:p text:style-name="P106">абьюзер мешает вам спать: «На том свете выспишься!»;</text:p>
        </text:list-item>
        <text:list-item>
          <text:p text:style-name="P106">абьюзер не разрешает вам проявлять симптомы болезни «Сколько уже можно кашлять?!» и т. д.</text:p>
        </text:list-item>
      </text:list>
      <text:p text:style-name="P3">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3">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 соответственно — ошибочное.</text:p>
      <text:p text:style-name="P3"><text:span text:style-name="T9">Противостояние</text:span>:</text:p>
      <text:p text:style-name="P3">У вас должна быть сила воли отказаться от его плюшек. Требуйте от него заботу или ищите ее в другом месте.</text:p>
      <text:list xml:id="list42295899" text:continue-list="list42318396" text:style-name="диалог">
        <text:list-item>
          <text:p text:style-name="P91"><text:soft-page-break/>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list-item>
        <text:list-item>
          <text:p text:style-name="P91">Алло, доктор? Подскажите, мне можно в моем состоянии заниматься сексом/есть петрушку/пить спиртное? Нет. Хорошо, спасибо за информацию.</text:p>
        </text:list-item>
        <text:list-item>
          <text:p text:style-name="P91">Ты же знаешь, что я на антибиотиках. Ты не хочешь, чтобы я поправилась?</text:p>
        </text:list-item>
        <text:list-item>
          <text:p text:style-name="P91">Если ты считаешь, что мне не стоит употреблять эти лекарства, тогда предложи мне альтернативу. Или ты хочешь, чтоб мне было плохо?</text:p>
        </text:list-item>
      </text:list>
      <text:p text:style-name="P3">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3">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3">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23">Это не шутка, так как </text:span><text:span text:style-name="_31__20_Text"><text:span text:style-name="T23">неглект может стать причиной смерти жертвы</text:span></text:span><text:span text:style-name="T23">. Если у вас, по каким-то причинам, нет </text:span><text:soft-page-break/><text:span text:style-name="T23">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79" text:outline-level="3"><text:bookmark-start text:name="Popytka_vytorghovat____pravo_nalievo____"/>Попытка выторговать право на «лево».<text:line-break/>Принуждение к трио<text:bookmark-end text:name="Popytka_vytorghovat____pravo_nalievo____"/></text:h>
      <text:p text:style-name="P3">Измены. Измены. Измены. Пожалуй этот раздел для меня самый тяжелый. Как лучше — описать прямо и вкратце, или расписать подробно? Как это сделать?</text:p>
      <text:p text:style-name="P3">Для многих измена — это самый настоящий удар. Удар по самолюбию. Жизнь после измены никогда не станет прежней. С этим человеком.</text:p>
      <text:p text:style-name="P3">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38">Лично я никогда об этом не задумывалась, но как-то разговорилась с девчонками на эту тему и услышала довольно интересное мнение.</text:p>
      <text:list xml:id="list42318819" text:continue-numbering="true" text:style-name="диалог">
        <text:list-item>
          <text:p text:style-name="P91">Я бы простила измену. — сказала мне одна девушка, которая очень себя любит.</text:p>
        </text:list-item>
        <text:list-item>
          <text:p text:style-name="P91">Как же так? — спросила я. — Это же предательство!</text:p>
        </text:list-item>
      </text:list>
      <text:p text:style-name="P3">Но ответ был очень интересным. Она ответила, что сама не представляет, как это всю жизнь — одно и тоже. </text:p>
      <text:p text:style-name="P45">Ее ответ основывался на том, что она прекра­сно понимает природу измены. Да, на практике, женская полигамия существует. Точнее — на словах. Мы ведь все прекрасно <text:soft-page-break/>понимаем, что говорить легко. Но все это может обернуться очень печально.</text:p>
      <text:p text:style-name="P39">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3">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P3">Говорить об изменах — все равно, что водить вилами по воде — бессмысленно. Что тут скажешь, когда дело сделано?..</text:p>
      <text:p text:style-name="P3">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3">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3">Так чем же банальная слабость отличается от деструктива?</text:p>
      <text:p text:style-name="P3">Слабость. Не смог устоять.</text:p>
      <text:p text:style-name="P3"><text:soft-page-break/>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3">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3">К сожалению, в парах такое встречается очень часто.</text:p>
      <text:p text:style-name="P3">В деструктивных отношениях все происходит несколько иначе.</text:p>
      <text:p text:style-name="P3">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3">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3">Женщина — это отражение мужчины. Это факт, с которым, кто еще не 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3">Рядом с недомужчиной — тень красивой, счастливой, ухоженной женщины. Почему? Воздействие на нее, сопровождающееся: «Зачем тебе это надо? Я тебя и такой любить буду.» + «Ты недостаточно какая-то там хорошая» - <text:soft-page-break/>убивает в ней все силы и стремления. Ее душат постоянные упреки и сомнения в ней.</text:p>
      <text:p text:style-name="P3">Так... я обещала не повторяться.</text:p>
      <text:p text:style-name="P3">На «выходе» мы получаем <text:span text:style-name="T1">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3">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довольство вами, чем демонстрирует неуважение к собственному выбору.</text:p>
      <text:p text:style-name="P3">Он выбирает рубашку — ставит на ней пятно. Мозгов не хватает отстирать его и он эту рубашку выбрасывает: «Плохая некачественная рубашка!»</text:p>
      <text:p text:style-name="P3">Он покупает молоко. Забывает про него — оно скисает. Он выливает его: «Отвратительное молоко!»</text:p>
      <text:p text:style-name="P3">Он покупает себе ботинки. Хорошие кожаные качественные ботинки. Занашивает их до дыр и выбрасывает их: «Подделка!»</text:p>
      <text:p text:style-name="P3">Он выбирает женщину. Пользуется ей. Не заботится о ней. Обижает ее, может даже бьет, а потом бросает ее: «Разве это баба?! Вот Машка — вот это баба!»</text:p>
      <text:p text:style-name="P3">И начинается процесс замены.</text:p>
      <text:p text:style-name="P3">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Я <text:soft-page-break/>склоняюсь к тому, что изменял. Слишком он низок в своих поступках, и туп во вранье. Но — за руку пойманным не был.</text:p>
      <text:p text:style-name="P3">Если вы не понимаете, к чему я веду, то совсем скоро поймете.</text:p>
      <text:p text:style-name="P3">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49">* * *</text:p>
      <text:p text:style-name="P3">Начнем с измены.</text:p>
      <text:p text:style-name="P3">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3">Беда печаль.</text:p>
      <text:p text:style-name="P3">Как правило, отношения уже, как говорится, не свежие. Что-то уже пережили вместе за какие-то там годы. Близкие, родственные души, которые понимают друг друга... Ну как: вы понимаете его, ведь он — просит вас понимать его. Все. О вас речи не идет.</text:p>
      <text:p text:style-name="P3">Так вот. Вы такие уже родненькие, что он вдруг считает, что имеет право пойти налево. И начинает давить.</text:p>
      <text:h text:style-name="Heading_20_4" text:outline-level="4"><text:soft-page-break/>Вариант 1. <text:s/>Ничто не предвещало беды</text:h>
      <text:p text:style-name="P6">Вы узнаёте об измене либо случайно, либо «типа» случайно. Обязательно в тот момент, когда у вас все хорошо!</text:p>
      <text:p text:style-name="P6">Для вас это удар. Полное опустошение. Вы не можете в это поверить. Слезы-сопли. Крики и отчаянные попытки заставить его объясниться. Вы в шоке.</text:p>
      <text:p text:style-name="P6">А в шоке от того, что он не видит в этом проблемы.</text:p>
      <text:list xml:id="list42324199" text:continue-numbering="true" text:style-name="диалог">
        <text:list-item>
          <text:p text:style-name="P107">Что здесь такого? Я же тебя люблю! А она для меня ничего не значит!</text:p>
        </text:list-item>
        <text:list-item>
          <text:p text:style-name="P107">Ну перепихнулся, ну и что здесь такого?!...</text:p>
        </text:list-item>
      </text:list>
      <text:p text:style-name="P6">Или, как было в моем случае — бросил самым жестоким образом, погулял и вернулся, мол — жить без тебя не могу.</text:p>
      <text:p text:style-name="P6">Все было хорошо, а потом, как вы помните:</text:p>
      <text:list xml:id="list42313599" text:continue-numbering="true" text:style-name="диалог">
        <text:list-item>
          <text:p text:style-name="P107">Не имеет значения, что произошло в тот момент, когда люди были, как бы, не вместе...</text:p>
        </text:list-item>
        <text:list-item>
          <text:p text:style-name="P107">Да, я трахаться хотел! Мне было плохо!..</text:p>
        </text:list-item>
      </text:list>
      <text:p text:style-name="P6">Не можешь простить — дура. Из-за херни, пардон, отношения рушишь. Уходишь? - Не уходи! Я тебя люблю! И так далее...</text:p>
      <text:p text:style-name="P6">А знаете, что самое интересное? Он будет повторять подобные вещи с совершенно спокойным выражением лица. Типа:</text:p>
      <text:list xml:id="list42316694" text:continue-numbering="true" text:style-name="диалог">
        <text:list-item>
          <text:p text:style-name="P107">Подумаешь, кружку разбил. На счастье...</text:p>
        </text:list-item>
      </text:list>
      <text:p text:style-name="P6"><text:soft-page-break/>Он продемонстрирует вам, что ничего такого не произошло. Ни-че-го! А вы поверите. После долгой, подобного рода, обработке.</text:p>
      <text:p text:style-name="P6">Кодирование. Такой метод означает, что вам много-много раз повторят, что это нормально. Что все мужчины полигамны. Что такое случается сплошь и рядом.</text:p>
      <text:p text:style-name="P6">—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Heading_20_4" text:outline-level="4">Вариант 2. Ну мааам</text:h>
      <text:p text:style-name="P3">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3">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3">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3"><text:soft-page-break/>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3">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3">Здорово придумал, да?</text:p>
      <text:p text:style-name="P3">Неа, не прокатит. То, о чем вы сейчас подумали — не прокатит. Он не разрешит вам сделать что-либо подобное. Даже не пытайтесь!</text:p>
      <text:p text:style-name="P3">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3">Есть конечно и еще один вариант — он вам разрешит. И вот это для вас будет очень плохо.</text:p>
      <text:p text:style-name="P3">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3">В последнем случае его ответ будет означать самый настоящий конец вашим отношениям. Его согласие на вашу <text:soft-page-break/>«измену» будет свидетельствовать о том, что ему на вас наплевать. И поверьте мне, вас это расстроит больше, чем его измена.</text:p>
      <text:p text:style-name="P3">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3">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3">А ведь вы не сможете.</text:p>
      <text:p text:style-name="P3">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3">Хм, кажется я повторяюсь...</text:p>
      <text:p text:style-name="P3">Так вот — это конец.</text:p>
      <text:list xml:id="list42315184" text:continue-numbering="true" text:style-name="диалог">
        <text:list-item>
          <text:p text:style-name="P91">У женщины мужик должен быть один. Только шлюхи трахаются со всеми подряд! — можете услышать вы в ответ.</text:p>
        </text:list-item>
      </text:list>
      <text:p text:style-name="P3">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3"><text:soft-page-break/>Он ясно даст понять, либо же поставит перед фактом — ему это надо, мол, не нравится — на коридор. Дверь там.</text:p>
      <text:p text:style-name="P3">Он считает свое поведение абсолютно нормальным:</text:p>
      <text:list xml:id="list42318454" text:continue-numbering="true" text:style-name="диалог">
        <text:list-item>
          <text:p text:style-name="P91">А чё?!</text:p>
        </text:list-item>
      </text:list>
      <text:p text:style-name="P3">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3">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4" text:outline-level="4">Вариант 3. Я уже взрослый</text:h>
      <text:p text:style-name="P3">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б измене.</text:p>
      <text:p text:style-name="P3">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3">Он созванивается и переписывается с новыми пассиями не шифруясь.</text:p>
      <text:list xml:id="list42295395" text:continue-numbering="true" text:style-name="диалог">
        <text:list-item>
          <text:p text:style-name="P107">Это мои подружки!</text:p>
        </text:list-item>
      </text:list>
      <text:p text:style-name="P3"><text:soft-page-break/>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3">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3">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P3">Тут мне, к сожалению, добавить больше нечего. Или к счастью...</text:p>
      <text:p text:style-name="P3">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Heading_20_4" text:outline-level="4">Секс втроем</text:h>
      <text:p text:style-name="P3">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3"><text:soft-page-break/>Это тот редкий случай, когда он проявит находчивость и захочет засунуть в ваши постельные приключения еще одного человека. Прямо в постель. Положить с вами рядышком и отыметь по очереди.</text:p>
      <text:p text:style-name="P3">Да, дальше речь пойдет о трио в постели.</text:p>
      <text:p text:style-name="P3">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3">Он преподнесет такие идеи, как что-то очень любопытное и интересное.</text:p>
      <text:list xml:id="list42307987" text:continue-numbering="true" text:style-name="диалог">
        <text:list-item>
          <text:p text:style-name="P91">Слууушай, а давай... А?!</text:p>
        </text:list-item>
      </text:list>
      <text:p text:style-name="P3">Он даже может это преподнести, как предложение сделать еще один серьезный шаг, перейти на новый уровень.</text:p>
      <text:list xml:id="list42319382" text:continue-numbering="true" text:style-name="диалог">
        <text:list-item>
          <text:p text:style-name="P91">Я думаю, что мы готовы к этому...</text:p>
        </text:list-item>
      </text:list>
      <text:p text:style-name="P3">Вы встречались. Потом начали жить вместе. Теперь «это». Ваши отношения, хотите вы этого или нет — набирают новые обороты.</text:p>
      <text:p text:style-name="P3">Девочка. Конечно третьей должна быть девочка (того же пола, что и жертва). Мужик ведь в постели должен быть один — он. Мне, например, милый говорил, что, возможно, даже участвовать не будет:</text:p>
      <text:list xml:id="list42319245" text:continue-numbering="true" text:style-name="диалог">
        <text:list-item>
          <text:p text:style-name="P91">Я, — говорит. — просто посижу и посмотрю на вас!</text:p>
        </text:list-item>
      </text:list>
      <text:p text:style-name="P3">Весело, да?</text:p>
      <text:p text:style-name="P3">Я, конечно, отшучивалась, говорила, мол, что, мне тоже интересно попробовать... только с мальчиком. У него такие глаза были! Столько возмущений!..</text:p>
      <text:p text:style-name="P3"><text:soft-page-break/>Конечно, ведь девочка в постели — это ничего. Подумаешь, ведь она такая же как и вы. Чем же это должно возмущать?! Этого он никогда не поймет.</text:p>
      <text:p text:style-name="P3">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3">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49">* * *</text:p>
      <text:p text:style-name="P3">Да, виноваты в любом случае будете вы. При совершенно исключительно любом исходе. Но что же этим своим поведением хочет сказать ваш партнер?</text:p>
      <text:p text:style-name="P3">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3">Этот нарциссизм во всей своей красе будет проявляться в его отношении... к себе, конечно!</text:p>
      <text:p text:style-name="P3">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3">Может быть и так, что вас секс с ним не устраивает. Но — вы любите его, и ваши отношения держатся не на инти<text:soft-page-break/>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лишь попользуется... Как и вами. Как и любой вещью.</text:p>
      <text:p text:style-name="P3">Но цель одна — выбить вас из колеи.</text:p>
      <text:p text:style-name="P3">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3">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3">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3">Возможно даже вы прогнетесь — дабы милому угодить и разрешите ему воплотить в жизнь его заветные сексуальные фантазии. Чего вы этим добьетесь? Вы итак не первая в его жизни, а вторая. А станете третьей. Или уже стали. Нравиться вам ваше место, которое вам так заботливо указали?</text:p>
      <text:p text:style-name="P3">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3"><text:soft-page-break/>Вас активно ломают, прогибают под свои аморальные идеи, садятся вам на голову. И все это прячут за маской нормальности. «Нормальности».</text:p>
      <text:list xml:id="list42311827" text:continue-numbering="true" text:style-name="диалог">
        <text:list-item>
          <text:p text:style-name="P91">Что здесь такого? — слышите вы в ответ на все ваши возмущения.</text:p>
        </text:list-item>
      </text:list>
      <text:p text:style-name="P3">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3">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3">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3">Я призываю вас мне поверить. Если он заговорил, намекнул или даже пошутил на это тему — он вам изменит. Можете даже не сомневаться в этом.</text:p>
      <text:p text:style-name="P3">Знаете, я до последнего надеялась, что со мной не произойдет подобное. Это может быть в фильмах, с соседкой Машей, с подругой Светой... Со мной — нет! Никогда!</text:p>
      <text:p text:style-name="P3">Это была Иллюзия с большой буквы! Это было очевидным фактом с самого первого раза, как я стала свидетелем разговора с его его друзьями:</text:p>
      <text:list xml:id="list42320370" text:continue-numbering="true" text:style-name="диалог">
        <text:list-item>
          <text:p text:style-name="P91"><text:soft-page-break/>Измена — это искусство сделать так, чтоб о ней никто не узнал!</text:p>
        </text:list-item>
      </text:list>
      <text:p text:style-name="P3">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3">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3">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испытывали ревность, то вам, стало быть, тяжко пришлось.</text:p>
      <text:p text:style-name="P3">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3">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и у вас получится! Верьте в это, потому что это правда!</text:p>
      <text:h text:style-name="P79" text:outline-level="3">Нарциссизм</text:h>
      <text:p text:style-name="P3">Отношения с нарциссом, как вы понимаете, ничего хорошего жертве не приносят. Кроме опустошения и дискомфорта, у жертвы развиваются комплексы и падает самооценка.</text:p>
      <text:p text:style-name="P3">Нарцисс, как деструктивная личность, не способен к взаимопоощрению. Если мыслить образами, то нарцисс, например, просит вас покрасить волосы в черный, а потом упрекает за то, что вы не блондинка.</text:p>
      <text:p text:style-name="P3">Нарцисс — это очень жестокий манипулятор. Как я уже говорила, действия манипулятора можно описать в трех действиях: Идеализация — обесценивание — утилизация. Где идеализация — это признание вас и ваших достоинств; обесценивание начинается как только деструктив заметил в вас недостатки, при чем это может быть что угодно — от неправильного прикуса до странного почерка, после чего наступает процесс утилизации жертвы, как предмета, который больше не пригодится.</text:p>
      <text:p text:style-name="P3">Выйти из таких отношений, не заработав ни единого комплекса практически нереально.</text:p>
      <text:p text:style-name="P3">Он может сделать вам приятный комплимент, а уже через минуту смешать вас с грязью из-за какой-то мелочи, которую, возможно, сам же и придумал.</text:p>
      <text:list xml:id="list42300036" text:continue-numbering="true" text:style-name="диалог">
        <text:list-item>
          <text:p text:style-name="P91">Ты выйдешь за меня замуж!? — Если бы не твое поведение, мы бы уже давно поженились...</text:p>
        </text:list-item>
      </text:list>
      <text:p text:style-name="P13"><text:soft-page-break/>Целью такого поведения является, конечно же, признание окружающими собственной значимости. <text:s/>Например, если представить планку на уровне плинтуса, то его достижения находятся на том же уровне. Особенность в том, что он, для того, чтобы самоутвердиться за счет вас, опустит вас <text:span text:style-name="T1">ниже </text:span><text:span text:style-name="T55">плинтуса. Его уровень не изменится, но стоит вам поверить в его замечания, он уже стоит на ступеньку выше своей жертвы.</text:span></text:p>
      <text:p text:style-name="P19">Это был чисто гипотетический пример, <text:span text:style-name="T13">однако</text:span> я хочу отметить, что среди нарциссов встречаются невероятно успешные люди.</text:p>
      <text:p text:style-name="P3"><text:span text:style-name="T9">Противостояние</text:span>:</text:p>
      <text:p text:style-name="P3">Перестаньте служить!</text:p>
      <text:p text:style-name="P3">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3">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3">Вполне вероятно, что его трудолюбие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3"><text:soft-page-break/>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19">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h text:style-name="P79" text:outline-level="3"><text:bookmark-start text:name="Pierspiektitsid_"/>Перспектицид<text:bookmark-end text:name="Pierspiektitsid_"/></text:h>
      <text:p text:style-name="P3">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3">Исследователь Массачусетского университета Лиза Аронсон Фонтес описала перспектицид, как «неспособность знать то, что знаешь».</text:p>
      <text:p text:style-name="P40">Перспектицид очень похож с уже знакомым вам методом манипулирования — газлайтингом (<text:span text:style-name="T1">см. «Газлайтинг»</text:span>), но, по своей сути, это отличающиеся понятия.</text:p>
      <text:p text:style-name="P3">Перспектицид (<text:span text:style-name="T1">с англ.</text:span> <text:span text:style-name="T1">perspective</text:span> — точка зрения; окончание <text:span text:style-name="T1">cide</text:span> — убийство) — воздействие на жертву с целью лишения ее собственных мыслей, идей и целей.</text:p>
      <text:p text:style-name="P3">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3">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3"><text:soft-page-break/>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3"><text:span text:style-name="T9">Противостояние</text:span>:</text:p>
      <text:p text:style-name="P3">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3">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79" text:outline-level="3">Сахарное шоу</text:h>
      <text:p text:style-name="P3">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3"><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list xml:id="list42305278" text:continue-numbering="true" text:style-name="диалог">
        <text:list-item>
          <text:p text:style-name="P91">Меня никто, кроме тебя не понимает!</text:p>
        </text:list-item>
        <text:list-item>
          <text:p text:style-name="P91">Ты лучшее, что со мной случилось в жизни!</text:p>
        </text:list-item>
        <text:list-item>
          <text:p text:style-name="P91">Как я мог так поступать с тобой?! Теперь я все понял!</text:p>
        </text:list-item>
      </text:list>
      <text:p text:style-name="P21">Если ты поймешь, что история заканчивается здесь — да будет так.</text:p>
      <text:p text:style-name="P3">Задумайтесь, почему он сначала делает все, чтоб вы ушли, а потом делает все, чтоб вы вернулись?</text:p>
      <text:p text:style-name="P3">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3"><text:soft-page-break/>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3">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3">Оно вам надо?</text:p>
      <text:p text:style-name="P17">Противостояние<text:span text:style-name="T10">:</text:span></text:p>
      <text:p text:style-name="P16">Не возвращайтесь!</text:p>
      <text:h text:style-name="P79" text:outline-level="3">Манипуляция разрывом<text:bookmark text:name="Zaiavlieniie_o_razryvie_otnoshienii_"/></text:h>
      <text:p text:style-name="P3">У вас все хорошо, или наконец наладилось после последней ссоры, но вдруг вам объявляют, что вас бросают:</text:p>
      <text:list xml:id="list42297980" text:continue-numbering="true" text:style-name="диалог">
        <text:list-item>
          <text:p text:style-name="P91">Так будет лучше для нас.</text:p>
        </text:list-item>
      </text:list>
      <text:p text:style-name="P3">Или:</text:p>
      <text:list xml:id="list42296064" text:continue-numbering="true" text:style-name="диалог">
        <text:list-item>
          <text:p text:style-name="P91">Так больше не может продолжаться, ведь ты...</text:p>
        </text:list-item>
      </text:list>
      <text:p text:style-name="P3">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3">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3">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3">Второй тип, как я, и, стало быть — вы, кто поддается влиянию и становится марионеткой. Есть третий тип людей — манипуляторы.</text:p>
      <text:p text:style-name="P3">Первый тип абьюзеру не интересен. Ему не пристало напрягаться. Он, как я уже писала, любит, чтоб само в <text:soft-page-break/>руки шло. Он слишком себялюбив, чтобы прогибаться под кем-то, кто «сложный» для них. Это не его стезя.</text:p>
      <text:p text:style-name="P3">Со вторым типом все понятно.</text:p>
      <text:p text:style-name="P3">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3">Они тоже становятся настоящими, такими, как мы с вами, жертвами. Психическое влияние — это очень сильное оружие.</text:p>
      <text:p text:style-name="P3">Но такой случай — очень редкое явление.</text:p>
      <text:p text:style-name="P49">* * *</text:p>
      <text:p text:style-name="P3">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3">Вы тешите себя иллюзией, что от осознания этого вам станет гораздо легче, но это не так.</text:p>
      <text:p text:style-name="P3">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3"><text:soft-page-break/>Вам внушали, что нужно быть лучше. И вы снова и снова разрушали себя с его подачи, но — самостоятельно.</text:p>
      <text:p text:style-name="P3">Вот так будет и в его следующих отношениях, к сожалению для его новой жертвы.</text:p>
      <text:p text:style-name="P3">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3">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3">Ключевое слово — демонстрирует.</text:p>
      <text:p text:style-name="P3">Легче вам не стало, не станет и не стало бы. Все, чего вы добьетесь — это изведете себя еще больше.</text:p>
      <text:p text:style-name="P3"><text:span text:style-name="T9">Противостояние</text:span>:</text:p>
      <text:p text:style-name="P3">Хотите, чтоб вам стало лучше?</text:p>
      <text:p text:style-name="P3">Перестаньте следить за его жизнью. Вы уже знаете, кто это. Вы уже знаете, что он из себя представляет. И вы уже должны были понять, что не вы виноваты.</text:p>
      <text:p text:style-name="P3">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3">Вы хороший человек, такой же, как и новая жертва. Он таких и выбирает — хороших.</text:p>
      <text:p text:style-name="P3"><text:soft-page-break/>Разрыв с абьюзером — освобождение для вас. А его новая жертва... Скажите ей спасибо и пожалейте ее, ведь ее ждет то же самое, что и вас.</text:p>
      <text:p text:style-name="P3">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3">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3">Не проявляйте эмоции. Не показывайте ему их. Они — его главный инструмент.</text:p>
      <text:p text:style-name="P3">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3">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3">Это его тактика. И вы должны понимать, что именно так и следует вести себя с манипуляторами впредь. Никаких эмоций.</text:p>
      <text:p text:style-name="P3">А еще лучше — уходите от этих разговоров. Перестаньте идти с ним на контакт. Обрывайте его любые попытки с вами связаться. Поверьте, так будет лучше.</text:p>
      <text:p text:style-name="P64"/>
      <text:h text:style-name="Heading_20_3" text:outline-level="3">Универсальные способы противостояния манипуляции.</text:h>
      <text:p text:style-name="P24">(Перечень автора Сергея Зелинского, известного российского психолога, труды которого я уже цитировала в этой книге, представлен с любезного его разрешения)</text:p>
      <text:p text:style-name="P23">Основываясь на том, что существует несчетное множество способов оказать психологическое давление и такое же множество способов противостоять им, целью для Сергея стала разработка универсальных приемов, каждый из которых помог бы избавиться сразу от нескольких типов манипулятивных влияний.</text:p>
      <text:p text:style-name="P23">Предлагаю вашему вниманию результат его неоценимых трудов!</text:p>
      <text:list xml:id="list42319722" text:continue-list="list42320081" text:style-name="List_20_1">
        <text:list-item text:start-value="1">
          <text:p text:style-name="P134">Недоверие.</text:p>
          <text:p text:style-name="P135">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34">Избегание источников раздражителя.</text:p>
          <text:p text:style-name="P135">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34">Ирония, подход с юмором.</text:p>
          <text:p text:style-name="P135"><text:soft-page-break/>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34">Мнимое непонимание.</text:p>
          <text:p text:style-name="P135">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иваний его неоднозначных выражений, чем оградите себя от напряжения.</text:p>
        </text:list-item>
        <text:list-item>
          <text:p text:style-name="P134">Критичность мышления.</text:p>
          <text:p text:style-name="P135">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34">Возможность выбора.</text:p>
          <text:p text:style-name="P135">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34">Наличие времени на обдумывание.</text:p>
          <text:p text:style-name="P135">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34">Уверенность в себе и больше смелости.</text:p>
          <text:p text:style-name="P135"><text:soft-page-break/>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34">Самодостаточность.</text:p>
          <text:p text:style-name="P89"><text:span text:style-name="T54">C </text:span><text:span text:style-name="T52">чувством </text:span><text:span text:style-name="T53">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востояния предложенной формулой: Не верь. Не бойся. Не проси.</text:span></text:p>
        </text:list-item>
      </text:list>
      <text:h text:style-name="P78" text:outline-level="2">Глава 26. Причины манипуляций</text:h>
      <text:p text:style-name="P3">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3">Для самих психически неполноценных индивидуумов нестабильность, непропорциональность и незрелость чувственно-понятийной системы затрудняет социальную адаптацию.</text:p>
      <text:p text:style-name="P3">Сочувствие, стыд, сожаление, умение осваивать полученный опыт, чувство вины и ответственности — понятия, которые психопаты не проживают, а <text:span text:style-name="T1">изображают</text:span>, в связи отсутствием у них высших моральных чувств — совести.</text:p>
      <text:p text:style-name="P3">К счастью, есть условия, при которых существует возможность коррекции и сглаживания симптомов психопа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3">Как я уже говорила, большой манипулятор вырастает из маленького манипулятора. Говоря о <text:span text:style-name="T1">приобретенном</text:span> расстройстве личности, манипуляция, как правило, родом <text:soft-page-break/>из детства и может быть результатом неправильного воспитания.</text:p>
      <text:p text:style-name="P3">Первое, на что следует смотреть — на семью. Уверена, там будет дисфункция<text:note text:id="ftn29" text:note-class="footnote"><text:note-citation text:label="*">*</text:note-citation><text:note-body><text:p text:style-name="Footnote"><text:span text:style-name="T7">Дисфункция</text:span> (<text:span text:style-name="T1">от лат. — </text:span><text:span text:style-name="T42">dis – </text:span><text:span text:style-name="T14">отрицание, затруднение, </text:span><text:span text:style-name="T42">functio —</text:span><text:span text:style-name="T14">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P3">Золотая середина — основа любого воспитания. Однако воспитание, в котором присутствуют <text:span text:style-name="T1">крайности</text:span>, может оказать травмирующий эффект на развитие личности ребенка. Вот мы и подошли к развязке: <text:span text:style-name="T1">переизбыток</text:span> или <text:span text:style-name="T1">недостаток</text:span> тех или иных аспектов воспитания могут нанести детям <text:span text:style-name="T13">серьезные </text:span>психологические травмы.</text:p>
      <text:p text:style-name="P3">Предлагаю вашему вниманию краткий список возможных причин развития патологии характера:</text:p>
      <text:list xml:id="list42306444" text:continue-list="list42319722" text:style-name="List_20_1">
        <text:list-item text:start-value="1">
          <text:p text:style-name="P109">Контроль</text:p>
          <text:list>
            <text:list-item>
              <text:p text:style-name="P92"><text:span text:style-name="T9">Гиперконтроль</text:span>:</text:p>
              <text:p text:style-name="P92">Воспитание жесткими рамками и установками подразумевает беспрекословное послушание и подчинение без учета потребностей и склонностей ребенка.</text:p>
              <text:p text:style-name="P92">— Ты должен!</text:p>
              <text:p text:style-name="P102">Последствия<text:span text:style-name="T10">:</text:span></text:p>
              <text:p text:style-name="P108"><text:soft-page-break/>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list-item>
            <text:list-item>
              <text:p text:style-name="P103">Полная свобода:</text:p>
              <text:p text:style-name="P92">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p text:style-name="P92">— Делай, что хочешь!</text:p>
              <text:p text:style-name="P102">Последствия:</text:p>
              <text:p text:style-name="P99">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родителей), неповиновение, отсутствие чувства вины, риск впасть в алко/нарко зависимость (не с целью уйти от реальности, а из-за непонимания, насколько опасным может быть такой образ жизни).</text:p>
            </text:list-item>
          </text:list>
        </text:list-item>
        <text:list-item>
          <text:p text:style-name="P100">Наказание</text:p>
          <text:list>
            <text:list-item>
              <text:p text:style-name="P99"><text:span text:style-name="T9">Слишком строгие наказания</text:span>:</text:p>
              <text:p text:style-name="P99"><text:soft-page-break/>Воспитание запугиванием, лишениями, шантажом, криками, унижениями, избиениями. Стиль воспитания - «Око за око».</text:p>
              <text:p text:style-name="P99"><text:span text:style-name="T9">Последствия</text:span>:</text:p>
              <text:p text:style-name="P99">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Жестокость, тирания и рукоприкладство (в целях добиться справедливости).</text:p>
            </text:list-item>
            <text:list-item>
              <text:p text:style-name="P102">Безнаказанность<text:span text:style-name="T10">:</text:span></text:p>
              <text:p text:style-name="P99">Абсолютное отсутствие наказания в воспитании, игнорирование плохого поведения ребенка, поощрение за плохое поведения:</text:p>
              <text:p text:style-name="P99">— На, только не плачь (На, только заткнись)!</text:p>
              <text:p text:style-name="P102">Последствия<text:span text:style-name="T10">:</text:span></text:p>
              <text:p text:style-name="P99">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своим имуществом или здоровьем.</text:p>
            </text:list-item>
          </text:list>
        </text:list-item>
        <text:list-item>
          <text:p text:style-name="P100">Забота</text:p>
          <text:list>
            <text:list-item>
              <text:p text:style-name="P102">Гиперопека<text:span text:style-name="T10">:</text:span></text:p>
              <text:p text:style-name="P99">Воспитание гиперконтролем не агрессивного характера.</text:p>
              <text:p text:style-name="P99"><text:soft-page-break/>— Не трогайте моего мальчика!!!</text:p>
              <text:p text:style-name="P102">Последствия<text:span text:style-name="T10">:</text:span></text:p>
              <text:p text:style-name="P99">Из-за контраста заботливого отношения родителей и окружающих людей — ощущение ненужности, развитие направленной на себя агрессии (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list-item>
            <text:list-item>
              <text:p text:style-name="P102">Отсутствие заботы и защиты<text:span text:style-name="T10">:</text:span></text:p>
              <text:p text:style-name="P99">Игнорирование родителями физического и морального состояния ребенка, обвинение ребенка в случившихся с ним неприятностях.</text:p>
              <text:p text:style-name="P99">— Ты должен уметь за себя постоять! Сам виноват!</text:p>
              <text:p text:style-name="P102">Последствия<text:span text:style-name="T10">:</text:span></text:p>
              <text:p text:style-name="P99">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list-item>
          </text:list>
        </text:list-item>
        <text:list-item>
          <text:p text:style-name="P100">Помощь</text:p>
          <text:list>
            <text:list-item>
              <text:p text:style-name="P102">Отсутствие помощи<text:span text:style-name="T10">:</text:span></text:p>
              <text:p text:style-name="P99">Воспитание недостатком или отсутствием помощи и поддержки со стороны родителей, сопровождающееся упреками в неспособности выполнить порученное дело правильно и страхом разочарования родителей.</text:p>
              <text:p text:style-name="P99"><text:soft-page-break/>— Ты должен сам справиться!</text:p>
              <text:p text:style-name="P102">Последствия<text:span text:style-name="T10">:</text:span></text:p>
              <text:p text:style-name="P102"><text:span text:style-name="T10">Раннее взросление, самостоятельность, независимость и непокорность без должного жизненного опыта, </text:span><text:span text:style-name="T20">отсутствие понятия авторитета родителей, стремление к самоутверждению</text:span><text:span text:style-name="T10">.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list-item>
            <text:list-item>
              <text:p text:style-name="P102">Переизбыток помощи<text:span text:style-name="T10">:</text:span></text:p>
              <text:p text:style-name="P99">Воспитание, где родители берут на себя все обязанности ребенка (уроки, уборка), стараются прожить жизнь ребенка. Родители не позволяют ребенку проявлять инициативу, решать проблемы, отрицают его самостоятельность, чем привязывают к себе. Для таких родителей ребенок и в 40 лет еще маленький.</text:p>
              <text:p text:style-name="P99">— Сынок, ты покакал?</text:p>
              <text:p text:style-name="P102">Последствия<text:span text:style-name="T10">:</text:span></text:p>
              <text:p text:style-name="P102"><text:span text:style-name="T10">Ощущение, что ему не доверяют, не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text:span><text:soft-page-break/><text:span text:style-name="T10">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span></text:p>
            </text:list-item>
          </text:list>
        </text:list-item>
        <text:list-item>
          <text:p text:style-name="P100">Внимание</text:p>
          <text:list>
            <text:list-item>
              <text:p text:style-name="P104"><text:span text:style-name="T8">Нарушение личных границ</text:span><text:span text:style-name="T12">:</text:span></text:p>
              <text:p text:style-name="P99">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перечитывать переписки ребенка в соц-сетях, что исключало его право на личное пространство. А также, не исключено, что родители мешали ему спать, насильно кормили, заставляли обниматься, что воспринималось ребенком, как психологическое 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99">— Ты не должен был так делать!</text:p>
              <text:p text:style-name="P104"><text:span text:style-name="T8">Последствия</text:span><text:span text:style-name="T12">:</text:span></text:p>
              <text:p text:style-name="P104"><text:span text:style-name="T12">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и склонность к интроверсии. <text:s/>Также, поведение родителей могло транслироваться в жизнь ребенка, где уже он сам нарушает личное пространство окружающих, становится наглым </text:span><text:soft-page-break/><text:span text:style-name="T12">и бестактным, требовательным к вниманию и склонным к обвинению в равнодушии тех, кто ему в этом внимании отказывает, заставляя их доказывать обратное.</text:span></text:p>
            </text:list-item>
            <text:list-item>
              <text:p text:style-name="P104"><text:span text:style-name="T8">Равнодушие</text:span><text:span text:style-name="T12">:</text:span></text:p>
              <text:p text:style-name="P99">Равнодушие родителей к чувствам, интересам, склонностям и внутреннему миру ребенка, а также к его переживаниям и проблемам.</text:p>
              <text:p text:style-name="P99">— Мне все-равно, что ты думаешь!</text:p>
              <text:p text:style-name="P104"><text:span text:style-name="T8">Последствия</text:span><text:span text:style-name="T12">:</text:span></text:p>
              <text:p text:style-name="P99">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list-item>
          </text:list>
        </text:list-item>
        <text:list-item>
          <text:p text:style-name="P100">Мотивация</text:p>
          <text:list>
            <text:list-item>
              <text:p text:style-name="P102">Принуждение<text:span text:style-name="T10">:</text:span></text:p>
              <text:p text:style-name="P99">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p text:style-name="P99">— Мама лучше знает!</text:p>
              <text:p text:style-name="P102">Последствия<text:span text:style-name="T10">:</text:span></text:p>
              <text:p text:style-name="P102"><text:span text:style-name="T10">Развитие трудоголизма, однако отсутствие удовлетворения от собственных достижений (</text:span><text:span text:style-name="T22">из-за того, что занимается нелюбимым делом</text:span><text:span text:style-name="T10">). Постоянные </text:span><text:soft-page-break/><text:span text:style-name="T10">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list-item>
            <text:list-item>
              <text:p text:style-name="P102">Демотивация<text:span text:style-name="T10">:</text:span></text:p>
              <text:p text:style-name="P99">Воспитание внушением чувства ущербности, заставляя ребенка доказывать обратное.</text:p>
              <text:p text:style-name="P99">— Кто тебя такого полюбит!/Кому ты нужен?</text:p>
              <text:p text:style-name="P102">Последствия<text:span text:style-name="T10">:</text:span></text:p>
              <text:p text:style-name="P99">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text:p>
            </text:list-item>
          </text:list>
        </text:list-item>
        <text:list-item>
          <text:p text:style-name="P100">Похвала</text:p>
          <text:list>
            <text:list-item>
              <text:p text:style-name="P102">Переизбыток похвалы<text:span text:style-name="T10">:</text:span></text:p>
              <text:p text:style-name="P99">Идеализация ребенка, необоснованное превозношение талантов, достижений и заслуг, игнорируя плохое поведение.</text:p>
              <text:p text:style-name="P99">— Наш ребенок - гений!</text:p>
              <text:p text:style-name="P102">Последствия<text:span text:style-name="T10">:</text:span></text:p>
              <text:p text:style-name="P102"><text:span text:style-name="T10">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text:span><text:soft-page-break/><text:span text:style-name="T10">личение своих или присваивание чужих заслуг, неумение ценить чужие заслуги.</text:span></text:p>
            </text:list-item>
            <text:list-item>
              <text:p text:style-name="P102">Недостаток похвалы<text:span text:style-name="T10">:</text:span></text:p>
              <text:p text:style-name="P99">Отсутствии поощрения и похвалы в воспитании, что сопровождается упреками и сравнениями с окружающими.</text:p>
              <text:p text:style-name="P99">— Почему Петя может, а ты нет? Вот я в твоем возрасте...</text:p>
              <text:p text:style-name="P102">Последствия<text:span text:style-name="T10">:</text:span></text:p>
              <text:p text:style-name="P99">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list-item>
          </text:list>
        </text:list-item>
        <text:list-item>
          <text:p text:style-name="P100">Вежливость</text:p>
          <text:list>
            <text:list-item>
              <text:p text:style-name="P102">Лесть:</text:p>
              <text:p text:style-name="P99">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99">— Милая, ты сегодня такая красивая! Ты не против, если я пойду на рыбалку?</text:p>
              <text:p text:style-name="P102">Последствия<text:span text:style-name="T10">:</text:span></text:p>
              <text:p text:style-name="P99">Вранье, бестактность, наигранная вежливость, делегирование обязанностей, манипуляции тщеславием с целью получить благосклонность окружающих и войти к ним в доверие.</text:p>
            </text:list-item>
            <text:list-item>
              <text:p text:style-name="P102"><text:soft-page-break/>Хамство<text:span text:style-name="T10">:</text:span></text:p>
              <text:p text:style-name="P99">Непристойное поведение родителей в кругу семьи и/или в обществе, нарушение родителями общепринятых норм поведения и внешнего вида, (пассивная) агрессия, оскорбления и неуважение к окружающим.</text:p>
              <text:p text:style-name="P99">— Ты что оглох?!</text:p>
              <text:p text:style-name="P102">Последствия<text:span text:style-name="T10">:</text:span></text:p>
              <text:p text:style-name="P99">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list-item>
          </text:list>
        </text:list-item>
        <text:list-item>
          <text:p text:style-name="P100">Благодарность</text:p>
          <text:list>
            <text:list-item>
              <text:p text:style-name="P104"><text:span text:style-name="T8">Материальная благодарность</text:span><text:span text:style-name="T12">:</text:span></text:p>
              <text:p text:style-name="P99">Воспитание «дай за дай», материальное вознаграждение за выполнение обязанностей, подарки и сюрпризы в качестве платы за труды.</text:p>
              <text:p text:style-name="P99">— Напишешь контрольную на пять — получишь новый телефон!</text:p>
              <text:p text:style-name="P104"><text:span text:style-name="T8">Последствия</text:span><text:span text:style-name="T12">:</text:span></text:p>
              <text:p text:style-name="P99">Неумение ценить любой труд (однако оценивание его размерами благодарности за него), неумение оказывать помощь без вознаграждения, манипуляция окружающих с помощью заманчивой платы за их помощь.</text:p>
            </text:list-item>
            <text:list-item>
              <text:p text:style-name="P104"><text:span text:style-name="T8">Недостаток благодарности</text:span><text:span text:style-name="T12">:</text:span></text:p>
              <text:p text:style-name="P99"><text:soft-page-break/>Воспитание сопровождалось отсутствием благодарности за любые труды, любая помощь воспринималась как должное. Замена благодарности отменой наказания или угрозами получить наказание в случае невыполнения просьб.</text:p>
              <text:p text:style-name="P99">— Я бы и без тебя справилась!</text:p>
              <text:p text:style-name="P104"><text:span text:style-name="T8">Последствия</text:span><text:span text:style-name="T12">:</text:span></text:p>
              <text:p text:style-name="P99">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list-item>
          </text:list>
        </text:list-item>
        <text:list-item>
          <text:p text:style-name="P100">Щедрость</text:p>
          <text:list>
            <text:list-item>
              <text:p text:style-name="P102">Принуждение делиться<text:span text:style-name="T10">:</text:span></text:p>
              <text:p text:style-name="P102"><text:span text:style-name="T10">Родители принуждали ребенка делиться своими вещами/игрушками/едой и упрекали в жадности в случае непослушания, раздаривали его вещи и игрушки другим детям. Жажда родителей сделать так, чтоб ребенок был благоприятно принят социумом. </text:span><text:span text:style-name="T5">Навешивание ярлыка «жадина», если ребенок не делится, угрозы лишить его чего-то из-за его жадности, например, родительского внимания:</text:span></text:p>
              <text:p text:style-name="P95">— Я сегодня с тобой не дружу, потому, что ты жадина!</text:p>
              <text:p text:style-name="P102">Последствия<text:span text:style-name="T10">:</text:span></text:p>
              <text:p text:style-name="P102"><text:soft-page-break/><text:span text:style-name="T10">Из-за чувства дискомфорта в связи с тем, что ребенок был </text:span><text:span text:style-name="T2">должен</text:span><text:span text:style-name="T5">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list-item>
            <text:list-item>
              <text:p text:style-name="P102"><text:span text:style-name="T4">Жадность</text:span><text:span text:style-name="T5">:</text:span></text:p>
              <text:p text:style-name="P95">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95">— Не дам, у тебя своя есть!</text:p>
              <text:p text:style-name="P102"><text:span text:style-name="T4">Последствия</text:span><text:span text:style-name="T5">:</text:span></text:p>
              <text:p text:style-name="P95">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list-item>
          </text:list>
        </text:list-item>
        <text:list-item>
          <text:p text:style-name="P96">Честность</text:p>
          <text:list>
            <text:list-item>
              <text:p text:style-name="P102"><text:span text:style-name="T4">Лживость</text:span><text:span text:style-name="T5">:</text:span></text:p>
              <text:p text:style-name="P95"><text:soft-page-break/>Родители манипулировали ребенком, обещая что-то, но не выполняли своих обещаний. Воспитание враньем.</text:p>
              <text:p text:style-name="P95">— Сегодня не куплю — завтра куплю...</text:p>
              <text:p text:style-name="P102"><text:span text:style-name="T4">Последствия</text:span><text:span text:style-name="T5">:</text:span></text:p>
              <text:p text:style-name="P95">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list-item>
            <text:list-item>
              <text:p text:style-name="P102"><text:span text:style-name="T4">Чрезмерная откровенность</text:span><text:span text:style-name="T5">:</text:span></text:p>
              <text:p text:style-name="P95">Ребенок — поверенный родителей и их лучший друг. С ним советовались по важным вопросам, делились воспоминаниями юношеских похождений, жаловались. Зависимость в семейных взаимоотношениях (родителей от ребенка, мамы от папы), драматизация.</text:p>
              <text:p text:style-name="P95">— Сынок, разводится ли с мамой?</text:p>
              <text:p text:style-name="P102">Последствия<text:span text:style-name="T10">:</text:span></text:p>
              <text:p text:style-name="P99">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на (маленького) человека).</text:p>
            </text:list-item>
            <text:list-item>
              <text:p text:style-name="P102">Скрытность<text:span text:style-name="T10">:</text:span></text:p>
              <text:p text:style-name="P99"><text:soft-page-break/>Сокрытие родителями реальной обстановки ситуации (например, кризис в отношениях, развод), обнадеживание, вранье.</text:p>
              <text:p text:style-name="P95">— Мы с папой просто поговорим! / Врач только посмотрит — больно не будет!</text:p>
              <text:p text:style-name="P102">Последствия<text:span text:style-name="T10">:</text:span></text:p>
              <text:p text:style-name="P99">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противоречивости ощущений и наблюдений.</text:p>
            </text:list-item>
            <text:list-item>
              <text:p text:style-name="P102">Подозрительность<text:span text:style-name="T10">:</text:span></text:p>
              <text:p text:style-name="P99">Воспитание наказанием по (беспричинному) подозрению. Эгоизм и тревожность родителей, постоянная требовательность объяснений.</text:p>
              <text:p text:style-name="P95">— Ты точно ни у кого не списывал?</text:p>
              <text:p text:style-name="P102">Последствия<text:span text:style-name="T10">:</text:span></text:p>
              <text:p text:style-name="P99">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list-item>
          </text:list>
        </text:list-item>
        <text:list-item>
          <text:p text:style-name="P100">Взаимоотношения</text:p>
          <text:list>
            <text:list-item>
              <text:p text:style-name="P102"><text:soft-page-break/>Внутрисемейные<text:span text:style-name="T10">:</text:span></text:p>
              <text:p text:style-name="P99">Соперничество, что подразумевает выбор сторонников, создание коалиции:</text:p>
              <text:p text:style-name="P99">— Мы папе не скажем!..</text:p>
              <text:p text:style-name="P102">Последствия<text:span text:style-name="T10">:</text:span></text:p>
              <text:p text:style-name="P99">Чувство вины (из-за того, что был вынужден становиться на сторону одного из родителей, <text:span text:style-name="T1">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list-item>
            <text:list-item>
              <text:p text:style-name="P102">Внесемейные<text:span text:style-name="T10">:</text:span></text:p>
              <text:p text:style-name="P99">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99">— Ты идешь гулять с Петей? Это тот самый Петя, который тебе подножку поставил в первом классе? Понятно...</text:p>
              <text:p text:style-name="P102">Последствия<text:span text:style-name="T10">:</text:span></text:p>
              <text:p text:style-name="P99"><text:soft-page-break/>Недоверчивость, неумения заводить отношения (дружеские, любовные), постоянные сомнения в преданности окружающих, замкнутость, направленная на себя агрессия (аутоагрессия), мнительность, подавление собственных чувств и переживаний, внутриличностный конфликт, который может проявляться в заболеваниях. Возможен бунт, сопротивление и вранье (в качестве защитной реакции на влияние родителей), пониженная самооценка.</text:p>
            </text:list-item>
          </text:list>
        </text:list-item>
        <text:list-item>
          <text:p text:style-name="P100">Стереотипное мышление</text:p>
          <text:p text:style-name="P102"><text:span text:style-name="T22">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6">неизвестному</text:span><text:span text:style-name="T20">.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list>
            <text:list-item>
              <text:p text:style-name="P102">Сексизм<text:span text:style-name="T10"><text:note text:id="ftn30" text:note-class="footnote"><text:note-citation text:label="*">*</text:note-citation><text:note-body><text:p text:style-name="Footnote"><text:span text:style-name="T7">Сексизм</text:span> <text:span text:style-name="T50">(от лат. sexus — пол)</text:span><text:span text:style-name="T60"> </text:span>— социальная система, которая поддерживает патриархат или угнетение женщин.</text:p></text:note-body></text:note></text:span><text:span text:style-name="T10">:</text:span></text:p>
              <text:p text:style-name="P99">Негативное влияние на мнение ребенка о женщинах:</text:p>
              <text:p text:style-name="P110">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p text:style-name="P110"><text:soft-page-break/>— Все бабы дуры!</text:p>
              <text:p text:style-name="P102"><text:span text:style-name="T13">Последствия для мальчиков</text:span><text:span text:style-name="T22">:</text:span></text:p>
              <text:p text:style-name="P110">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хочется). Стремление к самоутверждению за счет унижения женщин. Враждебный сексизм проявляется к коллегам-женщинам, к любовнице, к матери.</text:p>
              <text:p text:style-name="P102"><text:span text:style-name="T13">Последствия для девочек</text:span><text:span text:style-name="T22">:</text:span></text:p>
              <text:p text:style-name="P110">В голову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list-item>
            <text:list-item>
              <text:p text:style-name="P102"><text:span text:style-name="T13">Обратный (женский) сексизм</text:span><text:span text:style-name="T22"><text:note text:id="ftn31" text:note-class="footnote"><text:note-citation text:label="*">*</text:note-citation><text:note-body><text:p text:style-name="P76">Обратный сексизм<text:span text:style-name="T8">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span text:style-name="T22">:</text:span></text:p>
              <text:p text:style-name="P110">Негативное влияние на мнение ребенка о мужчинах:</text:p>
              <text:list>
                <text:list-item>
                  <text:p text:style-name="P102"><text:soft-page-break/><text:span text:style-name="T13">мальчику</text:span><text:span text:style-name="T22">: ты должен обеспечивать семью, таскать тяжести, брать на себя ответственность, быть сильным, иначе:</text:span></text:p>
                  <text:p text:style-name="P110">— Кому ты нужен?</text:p>
                  <text:p text:style-name="P102"><text:span text:style-name="T13">Последствия</text:span><text:span text:style-name="T22">:</text:span></text:p>
                  <text:p text:style-name="P110">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list-item>
                <text:list-item>
                  <text:p text:style-name="P102"><text:span text:style-name="T13">девочкам</text:span><text:span text:style-name="T22">: мужчина должен дарить дорогие подарки, водить в дорогие рестораны, на руках носить, иначе он не мужчина.</text:span></text:p>
                  <text:p text:style-name="P102"><text:span text:style-name="T13">Последствия</text:span><text:span text:style-name="T22">:</text:span></text:p>
                  <text:p text:style-name="P110">Оценивание мужчин, как объекты,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list-item>
              </text:list>
            </text:list-item>
            <text:list-item>
              <text:p text:style-name="P102"><text:span text:style-name="T13">Восприятие себя</text:span><text:span text:style-name="T22">:</text:span></text:p>
              <text:list>
                <text:list-item>
                  <text:p text:style-name="P110">Воздействие ребенка на восприятие самого себя:</text:p>
                  <text:p text:style-name="P110">— Ты еще маленький!</text:p>
                  <text:p text:style-name="P110">Последствие:</text:p>
                </text:list-item>
              </text:list>
              <text:p text:style-name="P110"/>
              <text:p text:style-name="P110"/>
            </text:list-item>
          </text:list>
        </text:list-item>
      </text:list>
      <text:p text:style-name="Subtitle"><text:soft-page-break/>* * *</text:p>
      <text:p text:style-name="P12">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3">Осознанны эти действия, или нет, сейчас не важно. Это вопрос, на который могут ответить только специалисты данной области, коим я не являюсь. Тема этой главы — <text:span text:style-name="T1">почему</text:span> человек совершает эти действия.</text:p>
      <text:p text:style-name="P3">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 «Я все могу, потому, что у меня есть мама и папа, которые все могут». 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3">Давайте попробуем описать переживания и чувства ребенка. 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3"><text:soft-page-break/>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можно назвать травматическим опытом.</text:p>
      <text:p text:style-name="P3">Так вот, во взрослом возрасте, возможно, эти воспоминания стираются из сознания, как факты из прошлого, которые были на самом деле.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text:s/>Другими словами, то, что не помнит человек — помнит его психика.</text:p>
      <text:p text:style-name="P3">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P3">Давайте разберемся, как устроена наша психика. Наш мозг это огромная секретная база. В этой базе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4">Распределительное помещение «Сознание».</text:p>
      <text:p text:style-name="P3">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 нежелательное, полезное и бесполезное, приятное и неприятной, и т. д.</text:p>
      <text:p text:style-name="P3"><text:soft-page-break/>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4">Склад «Предсознание».</text:p>
      <text:p text:style-name="P3">В предсознании находится та информация, которую мы когда-то запомнили, но в данный момент времени она нам не нужна.</text:p>
      <text:p text:style-name="P3">Например: вы сейчас читаете эту информацию, но, наверняка, не думаете о том, как вас зовут. Угадала?</text:p>
      <text:p text:style-name="P4">Лаборатория «Подсознание».</text:p>
      <text:p text:style-name="P3">В подсознании хранится вся информация о наших рефлекторных способностях — те действия, которые мы совершаем автоматически, то есть неосознанно.</text:p>
      <text:p text:style-name="P3">Также, в подсознании находится вся информация о полученном нами опыте, в том числе и травматический опыт.</text:p>
      <text:p text:style-name="Subtitle">* * *</text:p>
      <text:p text:style-name="Text_20_body">Представьте себе, что на <text:span text:style-name="T8">базу привозят зверька. Он еще маленький, но никто не знает, что это за существо и </text:span><text:span text:style-name="T21">что из него вырастет</text:span><text:span text:style-name="T8">. Ученые пока не в состоянии разобраться, что это за вид и применяют меры предосторожности — отправляют детеныша в лабораторию для исследований.</text:span></text:p>
      <text:p text:style-name="P32">В лаборатории его помещают в клетку. Там он находится под наблюдением, но выйти не может. Он растет и набира<text:soft-page-break/>ется сил. Клетка, в которой он сидит становиться ему мала. Он хочет выйти на свободу, но его удерживают взаперти насильно, пока что — успешно.</text:p>
      <text:p text:style-name="P32">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искусать, что повлекло за собой реакцию — панику.</text:p>
      <text:p text:style-name="P32">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3">Так вот зверек — это тот самый травмирующий опыт. Это что-то очень плохое или неизвестное, что произошло с человеком. То, с чем он не согласен, не хочет или не в состоянии мириться.</text:p>
      <text:p text:style-name="P3">Ученые — это психика, которая понятия не имеет как с этим травмирующим опытом жить и что с ним теперь делать, и вытесняет его в лабораторию, то есть в подсознание, как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3">Однако человеческий организм дает сбой: похожая ситуация, либо же переутомление или хронический недосып могут помешать психике удерживать в подсознании эти нежелательные воспоминания, и <text:span text:style-name="T13">они всплывают на поверхность — попадают на склад наших мыслей, где наводят жуткий беспорядок.</text:span></text:p>
      <text:p text:style-name="P3"><text:soft-page-break/>Сознание, так сказать, «видит» часть этих травмирующих воспоминаний и реагирует на них — страхом, паникой, непониманием, гневом, злостью и т. д.</text:p>
      <text:p text:style-name="P3">Эта реакция и является симптомом.</text:p>
      <text:p text:style-name="P32"><text:span text:style-name="T30">Так вот, в этой главе </text:span><text:span text:style-name="T39">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ыми могут быть его переживания и нагрузка, которую эти переживания оказывают на его детскую психику. Неудивительно, что однажды все его «демоны» могут вылезти наружу.</text:span></text:p>
      <text:h text:style-name="P82" text:outline-level="1">Эпилог</text:h>
      <text:p text:style-name="P16">Ну вот и все. Дело сделано.</text:p>
      <text:p text:style-name="P16">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6">Изначально, именно это стало целью для меня - найти и объяснить себе:</text:p>
      <text:list xml:id="list42314147" text:continue-list="list42296064" text:style-name="диалог">
        <text:list-item>
          <text:p text:style-name="P97">Что это было?</text:p>
        </text:list-item>
        <text:list-item>
          <text:p text:style-name="P97">Почему это произошло со мной?</text:p>
        </text:list-item>
        <text:list-item>
          <text:p text:style-name="P97">За какие такие мои проступки мне причинили столько боли?</text:p>
        </text:list-item>
      </text:list>
      <text:p text:style-name="P16"><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3"><text:span text:style-name="T10">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2">это</text:span><text:span text:style-name="T5"> отношениями.</text:span></text:p>
      <text:p text:style-name="P16">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6">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6">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6">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6"><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6">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50">* * *</text:p>
      <text:p text:style-name="P16">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6">Для них это может стать новым стимулом для оскорблений и высмеивания, а также вызвать множество возмущений и обвинении меня в клевете.</text:p>
      <text:list xml:id="list42308856" text:continue-numbering="true" text:style-name="диалог">
        <text:list-item>
          <text:p text:style-name="P97">Это притянуто за уши;</text:p>
        </text:list-item>
        <text:list-item>
          <text:p text:style-name="P97">Это абсолютная клевета;</text:p>
        </text:list-item>
        <text:list-item>
          <text:p text:style-name="P97">Она все это придумала;</text:p>
        </text:list-item>
        <text:list-item>
          <text:p text:style-name="P97">Это полный бред/абсурд;</text:p>
        </text:list-item>
        <text:list-item>
          <text:p text:style-name="P97">Это не стоит моего внимания;</text:p>
        </text:list-item>
        <text:list-item>
          <text:p text:style-name="P97"><text:soft-page-break/>Это просто смешно;</text:p>
        </text:list-item>
        <text:list-item>
          <text:p text:style-name="P97">Это еще раз доказывает ее неадекватность;</text:p>
        </text:list-item>
      </text:list>
      <text:p text:style-name="P16">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6">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50">* * *</text:p>
      <text:p text:style-name="P16">Напоследок не удержусь и нажелаю!</text:p>
      <text:p text:style-name="P16">Я желаю вам быть сильными и любить себя.</text:p>
      <text:p text:style-name="P16">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6">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6">Я желаю вам понимать, что для вас лучше и точно знать, что же приведет вас к счастью!</text:p>
      <text:p text:style-name="P16">Я желаю вам то, чего вы заслуживаете, без поблажек и привилегий!</text:p>
      <text:p text:style-name="P16"><text:soft-page-break/><text:span text:style-name="T41">PS: </text:span>О нет! Не нужно! Не делайте этого! Не судите и не осуждайте! Не оценивайте! Если вы не можете удержаться, если все же <text:s/>вам есть, что мне ответить — вы услышали меня, поняли. Правда, каждый по-своему. Если вас переполняют эмоции, значит у вас есть свое мнение — свое собственное видение описанных проблем, и это прекрасно!</text:p>
      <text:p text:style-name="P14">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6">Искренне ваша Я. Каминская.</text:p>
      <text:p text:style-name="P66"/>
      <text:p text:style-name="P141">Содержание</text:p>
      <text:p text:style-name="P34"/>
      <text:p text:style-name="P73">Пролог<text:tab/>3</text:p>
      <text:p text:style-name="P74">ЧАСТЬ 1. ФИРМЕННЫЕ ОТНОШЕНИЯ</text:p>
      <text:p text:style-name="P73">Глава 1. Это еще не конец<text:tab/>23</text:p>
      <text:p text:style-name="P73">Глава 2. Таблетка<text:tab/>26</text:p>
      <text:p text:style-name="P73">Глава 3. Останешься?<text:tab/>38</text:p>
      <text:p text:style-name="P73">Глава 4. Зачем платить больше?<text:tab/>42</text:p>
      <text:p text:style-name="P73">Глава 5. Интроверт<text:tab/>47</text:p>
      <text:p text:style-name="P73">Глава 6. Стразики<text:tab/>72</text:p>
      <text:p text:style-name="P73">Глава 7. З — Забота<text:tab/>84</text:p>
      <text:p text:style-name="P73">Глава 8. Сама, котик<text:tab/>101</text:p>
      <text:p text:style-name="P73">Глава 9. Мы так общаемся<text:tab/>116</text:p>
      <text:p text:style-name="P73">Глава 10. Это не я<text:tab/>133</text:p>
      <text:p text:style-name="P73">Глава 11. Трио<text:tab/>154</text:p>
      <text:p text:style-name="P73">Глава 12. Не ной<text:tab/>162</text:p>
      <text:p text:style-name="P73">Глава 13. Неадекватная<text:tab/>171</text:p>
      <text:p text:style-name="P73">Глава 14. Вожак<text:tab/>195</text:p>
      <text:p text:style-name="P73">Глава 15. Ад<text:tab/>213</text:p>
      <text:p text:style-name="P73">Глава 16. Nosce te ipsum<text:tab/>225</text:p>
      <text:p text:style-name="P73">Глава 17. Я все понял<text:tab/>234</text:p>
      <text:p text:style-name="P73">Глава 18. А зачем вам Она?<text:tab/>239</text:p>
      <text:p text:style-name="P73">Глава 19. Я подумаю<text:tab/>246</text:p>
      <text:p text:style-name="P73">Глава 20. Меньше нюансов<text:tab/>251</text:p>
      <text:p text:style-name="P73">Глава 21. Быть честным очень легко!<text:tab/>260</text:p>
      <text:p text:style-name="P73">Глава 22. Гори в аду<text:tab/>303</text:p>
      <text:p text:style-name="P73">Глава 23. Апофеоз отношений с манипулятором<text:tab/>322</text:p>
      <text:p text:style-name="P74">ЧАСТЬ 2. ЧТО-ТО ВРОДЕ СПРАВОЧНИКА</text:p>
      <text:p text:style-name="P73">Глава 24. Причины манипуляции<text:tab/>342</text:p>
      <text:p text:style-name="P73"><text:soft-page-break/>Глава 25. Признаки и последствия манипуляции<text:tab/>362</text:p>
      <text:p text:style-name="P75">Что с ним?<text:tab/>364</text:p>
      <text:p text:style-name="P75">Почему я?<text:tab/>370</text:p>
      <text:p text:style-name="P73">Глава 25. Приемы и противостояние манипуляции<text:tab/>384</text:p>
      <text:p text:style-name="P75">Демонстративное игнорирование собственных</text:p>
      <text:p text:style-name="P75">обязательств<text:tab/>384</text:p>
      <text:p text:style-name="P75">Газлайтинг<text:tab/>386</text:p>
      <text:p text:style-name="P75">Висхолдинг<text:tab/>390</text:p>
      <text:p text:style-name="P75">«Да, но &lt;...&gt;» (в доп. к описанию висхолдинга)<text:tab/>393</text:p>
      <text:p text:style-name="P75">Изоляция жертвы от ее окружения<text:tab/>395</text:p>
      <text:p text:style-name="P75">Пассивная агрессия<text:line-break/>(игнорирование, обида, внезапный бойкот)<text:tab/>398</text:p>
      <text:p text:style-name="P75">Эгоизм. Равнодушие<text:tab/>403</text:p>
      <text:p text:style-name="P75">Игра на ваших эмоциях или психологические</text:p>
      <text:p text:style-name="P75">триггеры<text:tab/>404</text:p>
      <text:p text:style-name="P75">Виктимблейминг<text:tab/>408</text:p>
      <text:p text:style-name="P75">Вам редко уступают или не уступают вообще<text:tab/>413</text:p>
      <text:p text:style-name="P75">Патологическая ложь.<text:line-break/>Введение в болезненное состояние ожидания<text:tab/>418</text:p>
      <text:p text:style-name="P75">Триангуляция<text:tab/>424</text:p>
      <text:p text:style-name="P75">Дабл байнд<text:tab/>427</text:p>
      <text:p text:style-name="P75">Демонстрация (в доп. к описанию дабл байнда)<text:tab/>436</text:p>
      <text:p text:style-name="P71">Демонстрация занятости<text:tab/>436</text:p>
      <text:p text:style-name="P71">Демонстрация любви<text:tab/>440</text:p>
      <text:p text:style-name="P75">Подкрепление.<text:line-break/>Стимуляция на действия<text:tab/>444</text:p>
      <text:p text:style-name="P71">Положительное подкрепление<text:tab/>445</text:p>
      <text:p text:style-name="P71">Неустойчивое или частичное подкрепление<text:tab/>451</text:p>
      <text:p text:style-name="P71">Отрицательное подкрепление<text:tab/>455</text:p>
      <text:p text:style-name="P71">Травмирующий одноразовый опыт<text:tab/>460</text:p>
      <text:p text:style-name="P75">Постоянные жалобы<text:tab/>462</text:p>
      <text:p text:style-name="P75">Отношение к чистоте<text:tab/>465</text:p>
      <text:p text:style-name="P71">Патологическая неряшливость.<text:tab/>465</text:p>
      <text:p text:style-name="P71"><text:soft-page-break/>Патологическое стремление к чистоте<text:tab/>467</text:p>
      <text:p text:style-name="P75">Неглект<text:tab/>471</text:p>
      <text:p text:style-name="P75">Попытка выторговать право на «лево». Принуждение</text:p>
      <text:p text:style-name="P75">к трио<text:tab/>475</text:p>
      <text:p text:style-name="P71">Вариант 1. <text:s/>Ничто не предвещало беды<text:tab/>479</text:p>
      <text:p text:style-name="P71">Вариант 2. Ну мааам<text:tab/>481</text:p>
      <text:p text:style-name="P71">Вариант 3. Я уже взрослый<text:tab/>484</text:p>
      <text:p text:style-name="P71">Секс втроем<text:tab/>485</text:p>
      <text:p text:style-name="P75">Перспектицид<text:tab/>491</text:p>
      <text:p text:style-name="P75">Сахарное шоу<text:tab/>493</text:p>
      <text:p text:style-name="P75">Манипуляция разрывом<text:tab/>495</text:p>
      <text:p text:style-name="P73">Эпилог<text:tab/>499</text:p>
      <table:table table:name="Таблица1" table:style-name="Таблица1">
        <table:table-column table:style-name="Таблица1.A"/>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
      <text:p text:style-name="P67"><text:soft-page-break/><text:span text:style-name="Default_20_Paragraph_20_Font"><text:span text:style-name="T24"><text:s text:c="115"/>http://www.psychologos.ru/articles/view/pohvala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 Глава 2. Таблетка</text:chapter></text:p>
      </style:header-left>
      <style:footer>
        <text:p text:style-name="Footer"/>
      </style:footer>
      <style:footer-left>
        <text:p text:style-name="Footer"><text:page-number text:select-page="current">26</text:page-number></text:p>
      </style:footer-left>
    </style:master-page>
    <style:master-page style:name="Right_20_Page" style:display-name="Right Page" style:page-layout-name="Mpm5" style:next-style-name="Left_20_Page">
      <style:header>
        <text:p text:style-name="MP1"><text:chapter text:display="name" text:outline-level="4"> Глава 1. Это еще не конец</text:chapter> </text:p>
      </style:header>
      <style:footer>
        <text:p text:style-name="Footer"><text:page-number text:select-page="current">27</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dc:creator>Яна Каминская</dc:creator>
    <meta:creation-date>2018-01-14T15:31:00Z</meta:creation-date>
    <dc:date>2018-04-16T22:11:26.35</dc:date>
    <meta:editing-cycles>1216</meta:editing-cycles>
    <meta:editing-duration>P36DT16H38M33S</meta:editing-duration>
    <meta:document-statistic meta:table-count="1" meta:image-count="0" meta:object-count="0" meta:page-count="583" meta:paragraph-count="4216" meta:word-count="104695" meta:character-count="655962"/>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